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D513E56D.png" manifest:media-type="image/png"/>
  <manifest:file-entry manifest:full-path="Pictures/100000000000000800000008DD0ADA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DejaVu Sans1" svg:font-family="'DejaVu Sans'"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3.505cm"/>
    </style:style>
    <style:style style:name="Tabla1.B" style:family="table-column">
      <style:table-column-properties style:column-width="12.5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B3"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73cm" fo:margin-left="0.206cm" table:align="left" style:writing-mode="lr-tb"/>
    </style:style>
    <style:style style:name="Tabla11.A" style:family="table-column">
      <style:table-column-properties style:column-width="1.503cm"/>
    </style:style>
    <style:style style:name="Tabla11.B" style:family="table-column">
      <style:table-column-properties style:column-width="6.934cm"/>
    </style:style>
    <style:style style:name="Tabla11.C" style:family="table-column">
      <style:table-column-properties style:column-width="4.226cm"/>
    </style:style>
    <style:style style:name="Tabla11.D" style:family="table-column">
      <style:table-column-properties style:column-width="3.41cm"/>
    </style:style>
    <style:style style:name="Tabla11.1" style:family="table-row">
      <style:table-row-properties fo:keep-together="always"/>
    </style:style>
    <style:style style:name="Tabla1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3" style:family="table-cell" style:data-style-name="N37">
      <style:table-cell-properties style:vertical-align="middle" fo:padding-left="0.123cm" fo:padding-right="0.123cm" fo:padding-top="0cm" fo:padding-bottom="0cm" fo:border="0.5pt solid #000000" style:writing-mode="lr-tb"/>
    </style:style>
    <style:style style:name="Tabla1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4"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1.5" style:family="table-row">
      <style:table-row-properties style:min-row-height="0.531cm" fo:keep-together="always"/>
    </style:style>
    <style:style style:name="Tabla11.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5"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16.073cm" fo:margin-left="0.206cm" table:align="left" style:writing-mode="lr-tb"/>
    </style:style>
    <style:style style:name="Tabla12.A" style:family="table-column">
      <style:table-column-properties style:column-width="6.535cm"/>
    </style:style>
    <style:style style:name="Tabla12.B" style:family="table-column">
      <style:table-column-properties style:column-width="9.537cm"/>
    </style:style>
    <style:style style:name="Tabla12.1" style:family="table-row">
      <style:table-row-properties fo:keep-together="auto"/>
    </style:style>
    <style:style style:name="Tabla12.A1" style:family="table-cell">
      <style:table-cell-properties style:vertical-align="top" fo:background-color="#c0c0c0" fo:padding-left="0.018cm" fo:padding-right="0.018cm" fo:padding-top="0cm" fo:padding-bottom="0cm" fo:border="0.5pt solid #000000" style:writing-mode="lr-tb">
        <style:background-image/>
      </style:table-cell-properties>
    </style:style>
    <style:style style:name="Tabla12.A2" style:family="table-cell">
      <style:table-cell-properties style:vertical-align="top" fo:background-color="#c0c0c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la12.3" style:family="table-row">
      <style:table-row-properties style:min-row-height="0.307cm" fo:keep-together="auto"/>
    </style:style>
    <style:style style:name="Tabla12.A3" style:family="table-cell">
      <style:table-cell-properties style:vertical-align="middle" fo:padding-left="0.018cm" fo:padding-right="0.018cm" fo:padding-top="0cm" fo:padding-bottom="0cm" fo:border-left="0.05pt solid #000000" fo:border-right="none" fo:border-top="0.5pt solid #000000" fo:border-bottom="0.05pt solid #000000" style:writing-mode="lr-tb"/>
    </style:style>
    <style:style style:name="Tabla12.B3" style:family="table-cell">
      <style:table-cell-properties style:vertical-align="middle" fo:padding-left="0.018cm" fo:padding-right="0.018cm" fo:padding-top="0cm" fo:padding-bottom="0cm" fo:border-left="0.05pt solid #000000" fo:border-right="0.05pt solid #000000" fo:border-top="0.5pt solid #000000" fo:border-bottom="0.05pt solid #000000" style:writing-mode="lr-tb"/>
    </style:style>
    <style:style style:name="Tabla12.A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4"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5"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5"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6" style:family="table">
      <style:table-properties style:width="16.499cm" table:align="margins" style:writing-mode="lr-tb"/>
    </style:style>
    <style:style style:name="Tabla6.A" style:family="table-column">
      <style:table-column-properties style:column-width="16.499cm" style:rel-column-width="65535*"/>
    </style:style>
    <style:style style:name="Tabla6.A1" style:family="table-cell">
      <style:table-cell-properties fo:background-color="#ffffcc" fo:padding="0.097cm" fo:border="0.05pt solid #000000">
        <style:background-image/>
      </style:table-cell-properties>
    </style:style>
    <style:style style:name="Tabla2" style:family="table">
      <style:table-properties style:width="16.499cm" table:align="left" style:writing-mode="lr-tb"/>
    </style:style>
    <style:style style:name="Tabla2.A" style:family="table-column">
      <style:table-column-properties style:column-width="1.422cm"/>
    </style:style>
    <style:style style:name="Tabla2.B" style:family="table-column">
      <style:table-column-properties style:column-width="3.089cm"/>
    </style:style>
    <style:style style:name="Tabla2.C" style:family="table-column">
      <style:table-column-properties style:column-width="1.593cm"/>
    </style:style>
    <style:style style:name="Tabla2.D" style:family="table-column">
      <style:table-column-properties style:column-width="1.344cm"/>
    </style:style>
    <style:style style:name="Tabla2.E" style:family="table-column">
      <style:table-column-properties style:column-width="2.559cm"/>
    </style:style>
    <style:style style:name="Tabla2.F" style:family="table-column">
      <style:table-column-properties style:column-width="1.843cm"/>
    </style:style>
    <style:style style:name="Tabla2.G" style:family="table-column">
      <style:table-column-properties style:column-width="2.327cm"/>
    </style:style>
    <style:style style:name="Tabla2.H" style:family="table-column">
      <style:table-column-properties style:column-width="2.323cm"/>
    </style:style>
    <style:style style:name="Tabla2.A1" style:family="table-cell">
      <style:table-cell-properties fo:background-color="#000000" fo:padding="0cm" fo:border-left="0.05pt solid #000000" fo:border-right="none" fo:border-top="0.05pt solid #000000" fo:border-bottom="0.05pt solid #000000">
        <style:background-image/>
      </style:table-cell-properties>
    </style:style>
    <style:style style:name="Tabla2.H1" style:family="table-cell">
      <style:table-cell-properties fo:background-color="#000000" fo:padding="0cm" fo:border="0.05pt solid #000000">
        <style:background-image/>
      </style:table-cell-properties>
    </style:style>
    <style:style style:name="Tabla2.A2" style:family="table-cell" style:data-style-name="N0">
      <style:table-cell-properties fo:padding="0cm" fo:border-left="0.05pt solid #000000" fo:border-right="none" fo:border-top="none" fo:border-bottom="0.05pt solid #000000"/>
    </style:style>
    <style:style style:name="Tabla2.B2" style:family="table-cell">
      <style:table-cell-properties fo:padding="0cm" fo:border-left="0.05pt solid #000000" fo:border-right="none" fo:border-top="none" fo:border-bottom="0.05pt solid #000000"/>
    </style:style>
    <style:style style:name="Tabla2.C2" style:family="table-cell">
      <style:table-cell-properties fo:padding="0cm" fo:border-left="0.05pt solid #000000" fo:border-right="none" fo:border-top="none" fo:border-bottom="0.05pt solid #000000"/>
    </style:style>
    <style:style style:name="Tabla2.D2" style:family="table-cell">
      <style:table-cell-properties fo:padding="0cm" fo:border-left="0.05pt solid #000000" fo:border-right="none" fo:border-top="none" fo:border-bottom="0.05pt solid #000000"/>
    </style:style>
    <style:style style:name="Tabla2.E2" style:family="table-cell">
      <style:table-cell-properties fo:padding="0cm" fo:border-left="0.05pt solid #000000" fo:border-right="none" fo:border-top="none" fo:border-bottom="0.05pt solid #000000"/>
    </style:style>
    <style:style style:name="Tabla2.F2" style:family="table-cell">
      <style:table-cell-properties fo:padding="0cm" fo:border-left="0.05pt solid #000000" fo:border-right="none" fo:border-top="none" fo:border-bottom="0.05pt solid #000000"/>
    </style:style>
    <style:style style:name="Tabla2.G2" style:family="table-cell">
      <style:table-cell-properties style:vertical-align="bottom" fo:padding="0cm" fo:border-left="0.05pt solid #000000" fo:border-right="none" fo:border-top="none" fo:border-bottom="0.05pt solid #000000"/>
    </style:style>
    <style:style style:name="Tabla2.H2" style:family="table-cell">
      <style:table-cell-properties style:vertical-align="bottom" fo:padding="0cm" fo:border-left="0.05pt solid #000000" fo:border-right="0.05pt solid #000000" fo:border-top="none" fo:border-bottom="0.05pt solid #000000"/>
    </style:style>
    <style:style style:name="Tabla2.A3" style:family="table-cell" style:data-style-name="N0">
      <style:table-cell-properties fo:padding="0cm" fo:border-left="0.05pt solid #000000" fo:border-right="none" fo:border-top="none" fo:border-bottom="0.05pt solid #000000"/>
    </style:style>
    <style:style style:name="Tabla2.B3" style:family="table-cell">
      <style:table-cell-properties fo:padding="0cm" fo:border-left="0.05pt solid #000000" fo:border-right="none" fo:border-top="none" fo:border-bottom="0.05pt solid #000000"/>
    </style:style>
    <style:style style:name="Tabla2.C3" style:family="table-cell">
      <style:table-cell-properties fo:padding="0cm" fo:border-left="0.05pt solid #000000" fo:border-right="none" fo:border-top="none" fo:border-bottom="0.05pt solid #000000"/>
    </style:style>
    <style:style style:name="Tabla2.D3" style:family="table-cell">
      <style:table-cell-properties fo:padding="0cm" fo:border-left="0.05pt solid #000000" fo:border-right="none" fo:border-top="none" fo:border-bottom="0.05pt solid #000000"/>
    </style:style>
    <style:style style:name="Tabla2.E3" style:family="table-cell">
      <style:table-cell-properties fo:padding="0cm" fo:border-left="0.05pt solid #000000" fo:border-right="none" fo:border-top="none" fo:border-bottom="0.05pt solid #000000"/>
    </style:style>
    <style:style style:name="Tabla2.F3" style:family="table-cell">
      <style:table-cell-properties fo:padding="0cm" fo:border-left="0.05pt solid #000000" fo:border-right="none" fo:border-top="none" fo:border-bottom="0.05pt solid #000000"/>
    </style:style>
    <style:style style:name="Tabla2.A4" style:family="table-cell" style:data-style-name="N0">
      <style:table-cell-properties fo:padding="0cm" fo:border-left="0.05pt solid #000000" fo:border-right="none" fo:border-top="none" fo:border-bottom="0.05pt solid #000000"/>
    </style:style>
    <style:style style:name="Tabla2.B4" style:family="table-cell">
      <style:table-cell-properties fo:padding="0cm" fo:border-left="0.05pt solid #000000" fo:border-right="none" fo:border-top="none" fo:border-bottom="0.05pt solid #000000"/>
    </style:style>
    <style:style style:name="Tabla2.C4" style:family="table-cell">
      <style:table-cell-properties fo:padding="0cm" fo:border-left="0.05pt solid #000000" fo:border-right="none" fo:border-top="none" fo:border-bottom="0.05pt solid #000000"/>
    </style:style>
    <style:style style:name="Tabla2.D4" style:family="table-cell">
      <style:table-cell-properties fo:padding="0cm" fo:border-left="0.05pt solid #000000" fo:border-right="none" fo:border-top="none" fo:border-bottom="0.05pt solid #000000"/>
    </style:style>
    <style:style style:name="Tabla2.E4" style:family="table-cell">
      <style:table-cell-properties fo:padding="0cm" fo:border-left="0.05pt solid #000000" fo:border-right="none" fo:border-top="none" fo:border-bottom="0.05pt solid #000000"/>
    </style:style>
    <style:style style:name="Tabla2.F4" style:family="table-cell">
      <style:table-cell-properties fo:padding="0cm" fo:border-left="0.05pt solid #000000" fo:border-right="none" fo:border-top="none" fo:border-bottom="0.05pt solid #000000"/>
    </style:style>
    <style:style style:name="Tabla2.A5" style:family="table-cell" style:data-style-name="N0">
      <style:table-cell-properties fo:padding="0cm" fo:border-left="0.05pt solid #000000" fo:border-right="none" fo:border-top="none" fo:border-bottom="0.05pt solid #000000"/>
    </style:style>
    <style:style style:name="Tabla2.B5" style:family="table-cell">
      <style:table-cell-properties fo:padding="0cm" fo:border-left="0.05pt solid #000000" fo:border-right="none" fo:border-top="none" fo:border-bottom="0.05pt solid #000000"/>
    </style:style>
    <style:style style:name="Tabla2.C5" style:family="table-cell">
      <style:table-cell-properties fo:padding="0cm" fo:border-left="0.05pt solid #000000" fo:border-right="none" fo:border-top="none" fo:border-bottom="0.05pt solid #000000"/>
    </style:style>
    <style:style style:name="Tabla2.D5" style:family="table-cell">
      <style:table-cell-properties fo:padding="0cm" fo:border-left="0.05pt solid #000000" fo:border-right="none" fo:border-top="none" fo:border-bottom="0.05pt solid #000000"/>
    </style:style>
    <style:style style:name="Tabla2.E5" style:family="table-cell">
      <style:table-cell-properties fo:padding="0cm" fo:border-left="0.05pt solid #000000" fo:border-right="none" fo:border-top="none" fo:border-bottom="0.05pt solid #000000"/>
    </style:style>
    <style:style style:name="Tabla2.F5" style:family="table-cell">
      <style:table-cell-properties fo:padding="0cm" fo:border-left="0.05pt solid #000000" fo:border-right="none" fo:border-top="none" fo:border-bottom="0.05pt solid #000000"/>
    </style:style>
    <style:style style:name="Tabla2.A6" style:family="table-cell" style:data-style-name="N0">
      <style:table-cell-properties fo:padding="0cm" fo:border-left="0.05pt solid #000000" fo:border-right="none" fo:border-top="none" fo:border-bottom="0.05pt solid #000000"/>
    </style:style>
    <style:style style:name="Tabla2.B6" style:family="table-cell">
      <style:table-cell-properties fo:padding="0cm" fo:border-left="0.05pt solid #000000" fo:border-right="none" fo:border-top="none" fo:border-bottom="0.05pt solid #000000"/>
    </style:style>
    <style:style style:name="Tabla2.C6" style:family="table-cell">
      <style:table-cell-properties fo:padding="0cm" fo:border-left="0.05pt solid #000000" fo:border-right="none" fo:border-top="none" fo:border-bottom="0.05pt solid #000000"/>
    </style:style>
    <style:style style:name="Tabla2.D6" style:family="table-cell">
      <style:table-cell-properties fo:padding="0cm" fo:border-left="0.05pt solid #000000" fo:border-right="none" fo:border-top="none" fo:border-bottom="0.05pt solid #000000"/>
    </style:style>
    <style:style style:name="Tabla2.E6" style:family="table-cell">
      <style:table-cell-properties fo:padding="0cm" fo:border-left="0.05pt solid #000000" fo:border-right="none" fo:border-top="none" fo:border-bottom="0.05pt solid #000000"/>
    </style:style>
    <style:style style:name="Tabla2.F6" style:family="table-cell">
      <style:table-cell-properties fo:padding="0cm" fo:border-left="0.05pt solid #000000" fo:border-right="none" fo:border-top="none" fo:border-bottom="0.05pt solid #000000"/>
    </style:style>
    <style:style style:name="Tabla2.A7" style:family="table-cell" style:data-style-name="N0">
      <style:table-cell-properties fo:padding="0cm" fo:border-left="0.05pt solid #000000" fo:border-right="none" fo:border-top="none" fo:border-bottom="0.05pt solid #000000"/>
    </style:style>
    <style:style style:name="Tabla2.B7" style:family="table-cell">
      <style:table-cell-properties fo:padding="0cm" fo:border-left="0.05pt solid #000000" fo:border-right="none" fo:border-top="none" fo:border-bottom="0.05pt solid #000000"/>
    </style:style>
    <style:style style:name="Tabla2.C7" style:family="table-cell">
      <style:table-cell-properties fo:padding="0cm" fo:border-left="0.05pt solid #000000" fo:border-right="none" fo:border-top="none" fo:border-bottom="0.05pt solid #000000"/>
    </style:style>
    <style:style style:name="Tabla2.D7" style:family="table-cell">
      <style:table-cell-properties fo:padding="0cm" fo:border-left="0.05pt solid #000000" fo:border-right="none" fo:border-top="none" fo:border-bottom="0.05pt solid #000000"/>
    </style:style>
    <style:style style:name="Tabla2.E7" style:family="table-cell">
      <style:table-cell-properties fo:padding="0cm" fo:border-left="0.05pt solid #000000" fo:border-right="none" fo:border-top="none" fo:border-bottom="0.05pt solid #000000"/>
    </style:style>
    <style:style style:name="Tabla2.F7" style:family="table-cell">
      <style:table-cell-properties fo:padding="0cm" fo:border-left="0.05pt solid #000000" fo:border-right="none" fo:border-top="none" fo:border-bottom="0.05pt solid #000000"/>
    </style:style>
    <style:style style:name="Tabla2.A8" style:family="table-cell" style:data-style-name="N0">
      <style:table-cell-properties fo:background-color="#ffffcc" fo:padding="0cm" fo:border-left="0.05pt solid #000000" fo:border-right="none" fo:border-top="none" fo:border-bottom="0.05pt solid #000000">
        <style:background-image/>
      </style:table-cell-properties>
    </style:style>
    <style:style style:name="Tabla2.B8" style:family="table-cell">
      <style:table-cell-properties fo:background-color="#ffffcc" fo:padding="0cm" fo:border-left="0.05pt solid #000000" fo:border-right="none" fo:border-top="none" fo:border-bottom="0.05pt solid #000000">
        <style:background-image/>
      </style:table-cell-properties>
    </style:style>
    <style:style style:name="Tabla2.C8" style:family="table-cell">
      <style:table-cell-properties fo:background-color="#ffffcc" fo:padding="0cm" fo:border-left="0.05pt solid #000000" fo:border-right="none" fo:border-top="none" fo:border-bottom="0.05pt solid #000000">
        <style:background-image/>
      </style:table-cell-properties>
    </style:style>
    <style:style style:name="Tabla2.D8" style:family="table-cell">
      <style:table-cell-properties fo:background-color="#ffffcc" fo:padding="0cm" fo:border-left="0.05pt solid #000000" fo:border-right="none" fo:border-top="none" fo:border-bottom="0.05pt solid #000000">
        <style:background-image/>
      </style:table-cell-properties>
    </style:style>
    <style:style style:name="Tabla2.E8" style:family="table-cell">
      <style:table-cell-properties fo:background-color="#ffffcc" fo:padding="0cm" fo:border-left="0.05pt solid #000000" fo:border-right="none" fo:border-top="none" fo:border-bottom="0.05pt solid #000000">
        <style:background-image/>
      </style:table-cell-properties>
    </style:style>
    <style:style style:name="Tabla2.F8" style:family="table-cell">
      <style:table-cell-properties fo:background-color="#ffffcc" fo:padding="0cm" fo:border-left="0.05pt solid #000000" fo:border-right="none" fo:border-top="none" fo:border-bottom="0.05pt solid #000000">
        <style:background-image/>
      </style:table-cell-properties>
    </style:style>
    <style:style style:name="Tabla2.G8" style:family="table-cell">
      <style:table-cell-properties style:vertical-align="bottom" fo:background-color="#ffffcc" fo:padding="0cm" fo:border-left="0.05pt solid #000000" fo:border-right="none" fo:border-top="none" fo:border-bottom="0.05pt solid #000000">
        <style:background-image/>
      </style:table-cell-properties>
    </style:style>
    <style:style style:name="Tabla2.H8" style:family="table-cell">
      <style:table-cell-properties style:vertical-align="bottom" fo:background-color="#ffffcc" fo:padding="0cm" fo:border-left="0.05pt solid #000000" fo:border-right="0.05pt solid #000000" fo:border-top="none" fo:border-bottom="0.05pt solid #000000">
        <style:background-image/>
      </style:table-cell-properties>
    </style:style>
    <style:style style:name="Tabla2.A9" style:family="table-cell" style:data-style-name="N0">
      <style:table-cell-properties fo:padding="0cm" fo:border-left="0.05pt solid #000000" fo:border-right="none" fo:border-top="none" fo:border-bottom="0.05pt solid #000000"/>
    </style:style>
    <style:style style:name="Tabla2.B9" style:family="table-cell">
      <style:table-cell-properties fo:padding="0cm" fo:border-left="0.05pt solid #000000" fo:border-right="none" fo:border-top="none" fo:border-bottom="0.05pt solid #000000"/>
    </style:style>
    <style:style style:name="Tabla2.C9" style:family="table-cell">
      <style:table-cell-properties fo:padding="0cm" fo:border-left="0.05pt solid #000000" fo:border-right="none" fo:border-top="none" fo:border-bottom="0.05pt solid #000000"/>
    </style:style>
    <style:style style:name="Tabla2.D9" style:family="table-cell">
      <style:table-cell-properties fo:padding="0cm" fo:border-left="0.05pt solid #000000" fo:border-right="none" fo:border-top="none" fo:border-bottom="0.05pt solid #000000"/>
    </style:style>
    <style:style style:name="Tabla2.E9" style:family="table-cell">
      <style:table-cell-properties fo:padding="0cm" fo:border-left="0.05pt solid #000000" fo:border-right="none" fo:border-top="none" fo:border-bottom="0.05pt solid #000000"/>
    </style:style>
    <style:style style:name="Tabla2.F9" style:family="table-cell">
      <style:table-cell-properties fo:padding="0cm" fo:border-left="0.05pt solid #000000" fo:border-right="none" fo:border-top="none" fo:border-bottom="0.05pt solid #000000"/>
    </style:style>
    <style:style style:name="Tabla2.A10" style:family="table-cell" style:data-style-name="N0">
      <style:table-cell-properties fo:padding="0cm" fo:border-left="0.05pt solid #000000" fo:border-right="none" fo:border-top="none" fo:border-bottom="0.05pt solid #000000"/>
    </style:style>
    <style:style style:name="Tabla2.B10" style:family="table-cell">
      <style:table-cell-properties fo:padding="0cm" fo:border-left="0.05pt solid #000000" fo:border-right="none" fo:border-top="none" fo:border-bottom="0.05pt solid #000000"/>
    </style:style>
    <style:style style:name="Tabla2.C10" style:family="table-cell">
      <style:table-cell-properties fo:padding="0cm" fo:border-left="0.05pt solid #000000" fo:border-right="none" fo:border-top="none" fo:border-bottom="0.05pt solid #000000"/>
    </style:style>
    <style:style style:name="Tabla2.D10" style:family="table-cell">
      <style:table-cell-properties fo:padding="0cm" fo:border-left="0.05pt solid #000000" fo:border-right="none" fo:border-top="none" fo:border-bottom="0.05pt solid #000000"/>
    </style:style>
    <style:style style:name="Tabla2.E10" style:family="table-cell">
      <style:table-cell-properties fo:padding="0cm" fo:border-left="0.05pt solid #000000" fo:border-right="none" fo:border-top="none" fo:border-bottom="0.05pt solid #000000"/>
    </style:style>
    <style:style style:name="Tabla2.F10" style:family="table-cell">
      <style:table-cell-properties fo:padding="0cm" fo:border-left="0.05pt solid #000000" fo:border-right="none" fo:border-top="none" fo:border-bottom="0.05pt solid #000000"/>
    </style:style>
    <style:style style:name="Tabla2.A11" style:family="table-cell" style:data-style-name="N0">
      <style:table-cell-properties fo:padding="0cm" fo:border-left="0.05pt solid #000000" fo:border-right="none" fo:border-top="none" fo:border-bottom="0.05pt solid #000000"/>
    </style:style>
    <style:style style:name="Tabla2.B11" style:family="table-cell">
      <style:table-cell-properties fo:padding="0cm" fo:border-left="0.05pt solid #000000" fo:border-right="none" fo:border-top="none" fo:border-bottom="0.05pt solid #000000"/>
    </style:style>
    <style:style style:name="Tabla2.C11" style:family="table-cell">
      <style:table-cell-properties fo:padding="0cm" fo:border-left="0.05pt solid #000000" fo:border-right="none" fo:border-top="none" fo:border-bottom="0.05pt solid #000000"/>
    </style:style>
    <style:style style:name="Tabla2.D11" style:family="table-cell">
      <style:table-cell-properties fo:padding="0cm" fo:border-left="0.05pt solid #000000" fo:border-right="none" fo:border-top="none" fo:border-bottom="0.05pt solid #000000"/>
    </style:style>
    <style:style style:name="Tabla2.E11" style:family="table-cell">
      <style:table-cell-properties fo:padding="0cm" fo:border-left="0.05pt solid #000000" fo:border-right="none" fo:border-top="none" fo:border-bottom="0.05pt solid #000000"/>
    </style:style>
    <style:style style:name="Tabla2.F11" style:family="table-cell">
      <style:table-cell-properties fo:padding="0cm" fo:border-left="0.05pt solid #000000" fo:border-right="none" fo:border-top="none" fo:border-bottom="0.05pt solid #000000"/>
    </style:style>
    <style:style style:name="Tabla2.A12" style:family="table-cell" style:data-style-name="N0">
      <style:table-cell-properties fo:padding="0cm" fo:border-left="0.05pt solid #000000" fo:border-right="none" fo:border-top="none" fo:border-bottom="0.05pt solid #000000"/>
    </style:style>
    <style:style style:name="Tabla2.B12" style:family="table-cell">
      <style:table-cell-properties fo:padding="0cm" fo:border-left="0.05pt solid #000000" fo:border-right="none" fo:border-top="none" fo:border-bottom="0.05pt solid #000000"/>
    </style:style>
    <style:style style:name="Tabla2.C12" style:family="table-cell">
      <style:table-cell-properties fo:padding="0cm" fo:border-left="0.05pt solid #000000" fo:border-right="none" fo:border-top="none" fo:border-bottom="0.05pt solid #000000"/>
    </style:style>
    <style:style style:name="Tabla2.D12" style:family="table-cell">
      <style:table-cell-properties fo:padding="0cm" fo:border-left="0.05pt solid #000000" fo:border-right="none" fo:border-top="none" fo:border-bottom="0.05pt solid #000000"/>
    </style:style>
    <style:style style:name="Tabla2.E12" style:family="table-cell">
      <style:table-cell-properties fo:padding="0cm" fo:border-left="0.05pt solid #000000" fo:border-right="none" fo:border-top="none" fo:border-bottom="0.05pt solid #000000"/>
    </style:style>
    <style:style style:name="Tabla2.F12" style:family="table-cell">
      <style:table-cell-properties fo:padding="0cm" fo:border-left="0.05pt solid #000000" fo:border-right="none" fo:border-top="none" fo:border-bottom="0.05pt solid #000000"/>
    </style:style>
    <style:style style:name="Tabla2.A13" style:family="table-cell" style:data-style-name="N0">
      <style:table-cell-properties fo:padding="0cm" fo:border-left="0.05pt solid #000000" fo:border-right="none" fo:border-top="none" fo:border-bottom="0.05pt solid #000000"/>
    </style:style>
    <style:style style:name="Tabla2.B13" style:family="table-cell">
      <style:table-cell-properties fo:padding="0cm" fo:border-left="0.05pt solid #000000" fo:border-right="none" fo:border-top="none" fo:border-bottom="0.05pt solid #000000"/>
    </style:style>
    <style:style style:name="Tabla2.C13" style:family="table-cell">
      <style:table-cell-properties fo:padding="0cm" fo:border-left="0.05pt solid #000000" fo:border-right="none" fo:border-top="none" fo:border-bottom="0.05pt solid #000000"/>
    </style:style>
    <style:style style:name="Tabla2.D13" style:family="table-cell">
      <style:table-cell-properties fo:padding="0cm" fo:border-left="0.05pt solid #000000" fo:border-right="none" fo:border-top="none" fo:border-bottom="0.05pt solid #000000"/>
    </style:style>
    <style:style style:name="Tabla2.E13" style:family="table-cell">
      <style:table-cell-properties fo:padding="0cm" fo:border-left="0.05pt solid #000000" fo:border-right="none" fo:border-top="none" fo:border-bottom="0.05pt solid #000000"/>
    </style:style>
    <style:style style:name="Tabla2.F13" style:family="table-cell">
      <style:table-cell-properties fo:padding="0cm" fo:border-left="0.05pt solid #000000" fo:border-right="none" fo:border-top="none" fo:border-bottom="0.05pt solid #000000"/>
    </style:style>
    <style:style style:name="Tabla2.A14" style:family="table-cell" style:data-style-name="N0">
      <style:table-cell-properties fo:padding="0cm" fo:border-left="0.05pt solid #000000" fo:border-right="none" fo:border-top="none" fo:border-bottom="0.05pt solid #000000"/>
    </style:style>
    <style:style style:name="Tabla2.B14" style:family="table-cell">
      <style:table-cell-properties fo:padding="0cm" fo:border-left="0.05pt solid #000000" fo:border-right="none" fo:border-top="none" fo:border-bottom="0.05pt solid #000000"/>
    </style:style>
    <style:style style:name="Tabla2.C14" style:family="table-cell">
      <style:table-cell-properties fo:padding="0cm" fo:border-left="0.05pt solid #000000" fo:border-right="none" fo:border-top="none" fo:border-bottom="0.05pt solid #000000"/>
    </style:style>
    <style:style style:name="Tabla2.D14" style:family="table-cell">
      <style:table-cell-properties fo:padding="0cm" fo:border-left="0.05pt solid #000000" fo:border-right="none" fo:border-top="none" fo:border-bottom="0.05pt solid #000000"/>
    </style:style>
    <style:style style:name="Tabla2.E14" style:family="table-cell">
      <style:table-cell-properties fo:padding="0cm" fo:border-left="0.05pt solid #000000" fo:border-right="none" fo:border-top="none" fo:border-bottom="0.05pt solid #000000"/>
    </style:style>
    <style:style style:name="Tabla2.F14" style:family="table-cell">
      <style:table-cell-properties fo:padding="0cm" fo:border-left="0.05pt solid #000000" fo:border-right="none" fo:border-top="none" fo:border-bottom="0.05pt solid #000000"/>
    </style:style>
    <style:style style:name="Tabla2.A15" style:family="table-cell" style:data-style-name="N0">
      <style:table-cell-properties fo:padding="0cm" fo:border-left="0.05pt solid #000000" fo:border-right="none" fo:border-top="none" fo:border-bottom="0.05pt solid #000000"/>
    </style:style>
    <style:style style:name="Tabla2.B15" style:family="table-cell">
      <style:table-cell-properties fo:padding="0cm" fo:border-left="0.05pt solid #000000" fo:border-right="none" fo:border-top="none" fo:border-bottom="0.05pt solid #000000"/>
    </style:style>
    <style:style style:name="Tabla2.C15" style:family="table-cell">
      <style:table-cell-properties fo:padding="0cm" fo:border-left="0.05pt solid #000000" fo:border-right="none" fo:border-top="none" fo:border-bottom="0.05pt solid #000000"/>
    </style:style>
    <style:style style:name="Tabla2.D15" style:family="table-cell">
      <style:table-cell-properties fo:padding="0cm" fo:border-left="0.05pt solid #000000" fo:border-right="none" fo:border-top="none" fo:border-bottom="0.05pt solid #000000"/>
    </style:style>
    <style:style style:name="Tabla2.E15" style:family="table-cell">
      <style:table-cell-properties fo:padding="0cm" fo:border-left="0.05pt solid #000000" fo:border-right="none" fo:border-top="none" fo:border-bottom="0.05pt solid #000000"/>
    </style:style>
    <style:style style:name="Tabla2.F15" style:family="table-cell">
      <style:table-cell-properties fo:padding="0cm" fo:border-left="0.05pt solid #000000" fo:border-right="none" fo:border-top="none" fo:border-bottom="0.05pt solid #000000"/>
    </style:style>
    <style:style style:name="Tabla2.A16" style:family="table-cell" style:data-style-name="N0">
      <style:table-cell-properties fo:padding="0cm" fo:border-left="0.05pt solid #000000" fo:border-right="none" fo:border-top="none" fo:border-bottom="0.05pt solid #000000"/>
    </style:style>
    <style:style style:name="Tabla2.B16" style:family="table-cell">
      <style:table-cell-properties fo:padding="0cm" fo:border-left="0.05pt solid #000000" fo:border-right="none" fo:border-top="none" fo:border-bottom="0.05pt solid #000000"/>
    </style:style>
    <style:style style:name="Tabla2.C16" style:family="table-cell">
      <style:table-cell-properties fo:padding="0cm" fo:border-left="0.05pt solid #000000" fo:border-right="none" fo:border-top="none" fo:border-bottom="0.05pt solid #000000"/>
    </style:style>
    <style:style style:name="Tabla2.D16" style:family="table-cell">
      <style:table-cell-properties fo:padding="0cm" fo:border-left="0.05pt solid #000000" fo:border-right="none" fo:border-top="none" fo:border-bottom="0.05pt solid #000000"/>
    </style:style>
    <style:style style:name="Tabla2.E16" style:family="table-cell">
      <style:table-cell-properties fo:padding="0cm" fo:border-left="0.05pt solid #000000" fo:border-right="none" fo:border-top="none" fo:border-bottom="0.05pt solid #000000"/>
    </style:style>
    <style:style style:name="Tabla2.F16" style:family="table-cell">
      <style:table-cell-properties fo:padding="0cm" fo:border-left="0.05pt solid #000000" fo:border-right="none" fo:border-top="none" fo:border-bottom="0.05pt solid #000000"/>
    </style:style>
    <style:style style:name="Tabla2.A17" style:family="table-cell" style:data-style-name="N0">
      <style:table-cell-properties fo:padding="0cm" fo:border-left="0.05pt solid #000000" fo:border-right="none" fo:border-top="none" fo:border-bottom="0.05pt solid #000000"/>
    </style:style>
    <style:style style:name="Tabla2.B17" style:family="table-cell">
      <style:table-cell-properties fo:padding="0cm" fo:border-left="0.05pt solid #000000" fo:border-right="none" fo:border-top="none" fo:border-bottom="0.05pt solid #000000"/>
    </style:style>
    <style:style style:name="Tabla2.C17" style:family="table-cell">
      <style:table-cell-properties fo:padding="0cm" fo:border-left="0.05pt solid #000000" fo:border-right="none" fo:border-top="none" fo:border-bottom="0.05pt solid #000000"/>
    </style:style>
    <style:style style:name="Tabla2.D17" style:family="table-cell">
      <style:table-cell-properties fo:padding="0cm" fo:border-left="0.05pt solid #000000" fo:border-right="none" fo:border-top="none" fo:border-bottom="0.05pt solid #000000"/>
    </style:style>
    <style:style style:name="Tabla2.E17" style:family="table-cell">
      <style:table-cell-properties fo:padding="0cm" fo:border-left="0.05pt solid #000000" fo:border-right="none" fo:border-top="none" fo:border-bottom="0.05pt solid #000000"/>
    </style:style>
    <style:style style:name="Tabla2.F17" style:family="table-cell">
      <style:table-cell-properties fo:padding="0cm" fo:border-left="0.05pt solid #000000" fo:border-right="none" fo:border-top="none" fo:border-bottom="0.05pt solid #000000"/>
    </style:style>
    <style:style style:name="Tabla2.A18" style:family="table-cell" style:data-style-name="N0">
      <style:table-cell-properties fo:padding="0cm" fo:border-left="0.05pt solid #000000" fo:border-right="none" fo:border-top="none" fo:border-bottom="0.05pt solid #000000"/>
    </style:style>
    <style:style style:name="Tabla2.B18" style:family="table-cell">
      <style:table-cell-properties fo:padding="0cm" fo:border-left="0.05pt solid #000000" fo:border-right="none" fo:border-top="none" fo:border-bottom="0.05pt solid #000000"/>
    </style:style>
    <style:style style:name="Tabla2.C18" style:family="table-cell">
      <style:table-cell-properties fo:padding="0cm" fo:border-left="0.05pt solid #000000" fo:border-right="none" fo:border-top="none" fo:border-bottom="0.05pt solid #000000"/>
    </style:style>
    <style:style style:name="Tabla2.D18" style:family="table-cell">
      <style:table-cell-properties fo:padding="0cm" fo:border-left="0.05pt solid #000000" fo:border-right="none" fo:border-top="none" fo:border-bottom="0.05pt solid #000000"/>
    </style:style>
    <style:style style:name="Tabla2.E18" style:family="table-cell">
      <style:table-cell-properties fo:padding="0cm" fo:border-left="0.05pt solid #000000" fo:border-right="none" fo:border-top="none" fo:border-bottom="0.05pt solid #000000"/>
    </style:style>
    <style:style style:name="Tabla2.F18" style:family="table-cell">
      <style:table-cell-properties fo:padding="0cm" fo:border-left="0.05pt solid #000000" fo:border-right="none" fo:border-top="none" fo:border-bottom="0.05pt solid #000000"/>
    </style:style>
    <style:style style:name="Tabla2.A19" style:family="table-cell" style:data-style-name="N0">
      <style:table-cell-properties fo:padding="0cm" fo:border-left="0.05pt solid #000000" fo:border-right="none" fo:border-top="none" fo:border-bottom="0.05pt solid #000000"/>
    </style:style>
    <style:style style:name="Tabla2.B19" style:family="table-cell">
      <style:table-cell-properties fo:padding="0cm" fo:border-left="0.05pt solid #000000" fo:border-right="none" fo:border-top="none" fo:border-bottom="0.05pt solid #000000"/>
    </style:style>
    <style:style style:name="Tabla2.C19" style:family="table-cell">
      <style:table-cell-properties fo:padding="0cm" fo:border-left="0.05pt solid #000000" fo:border-right="none" fo:border-top="none" fo:border-bottom="0.05pt solid #000000"/>
    </style:style>
    <style:style style:name="Tabla2.D19" style:family="table-cell">
      <style:table-cell-properties fo:padding="0cm" fo:border-left="0.05pt solid #000000" fo:border-right="none" fo:border-top="none" fo:border-bottom="0.05pt solid #000000"/>
    </style:style>
    <style:style style:name="Tabla2.E19" style:family="table-cell">
      <style:table-cell-properties fo:padding="0cm" fo:border-left="0.05pt solid #000000" fo:border-right="none" fo:border-top="none" fo:border-bottom="0.05pt solid #000000"/>
    </style:style>
    <style:style style:name="Tabla2.F19" style:family="table-cell">
      <style:table-cell-properties fo:padding="0cm" fo:border-left="0.05pt solid #000000" fo:border-right="none" fo:border-top="none" fo:border-bottom="0.05pt solid #000000"/>
    </style:style>
    <style:style style:name="Tabla2.A20" style:family="table-cell" style:data-style-name="N0">
      <style:table-cell-properties fo:padding="0cm" fo:border-left="0.05pt solid #000000" fo:border-right="none" fo:border-top="none" fo:border-bottom="0.05pt solid #000000"/>
    </style:style>
    <style:style style:name="Tabla2.B20" style:family="table-cell">
      <style:table-cell-properties fo:padding="0cm" fo:border-left="0.05pt solid #000000" fo:border-right="none" fo:border-top="none" fo:border-bottom="0.05pt solid #000000"/>
    </style:style>
    <style:style style:name="Tabla2.C20" style:family="table-cell">
      <style:table-cell-properties fo:padding="0cm" fo:border-left="0.05pt solid #000000" fo:border-right="none" fo:border-top="none" fo:border-bottom="0.05pt solid #000000"/>
    </style:style>
    <style:style style:name="Tabla2.D20" style:family="table-cell">
      <style:table-cell-properties fo:padding="0cm" fo:border-left="0.05pt solid #000000" fo:border-right="none" fo:border-top="none" fo:border-bottom="0.05pt solid #000000"/>
    </style:style>
    <style:style style:name="Tabla2.E20" style:family="table-cell">
      <style:table-cell-properties fo:padding="0cm" fo:border-left="0.05pt solid #000000" fo:border-right="none" fo:border-top="none" fo:border-bottom="0.05pt solid #000000"/>
    </style:style>
    <style:style style:name="Tabla2.F20" style:family="table-cell">
      <style:table-cell-properties fo:padding="0cm" fo:border-left="0.05pt solid #000000" fo:border-right="none" fo:border-top="none" fo:border-bottom="0.05pt solid #000000"/>
    </style:style>
    <style:style style:name="Tabla2.A21" style:family="table-cell" style:data-style-name="N0">
      <style:table-cell-properties fo:padding="0cm" fo:border-left="0.05pt solid #000000" fo:border-right="none" fo:border-top="none" fo:border-bottom="0.05pt solid #000000"/>
    </style:style>
    <style:style style:name="Tabla2.B21" style:family="table-cell">
      <style:table-cell-properties fo:padding="0cm" fo:border-left="0.05pt solid #000000" fo:border-right="none" fo:border-top="none" fo:border-bottom="0.05pt solid #000000"/>
    </style:style>
    <style:style style:name="Tabla2.C21" style:family="table-cell">
      <style:table-cell-properties fo:padding="0cm" fo:border-left="0.05pt solid #000000" fo:border-right="none" fo:border-top="none" fo:border-bottom="0.05pt solid #000000"/>
    </style:style>
    <style:style style:name="Tabla2.D21" style:family="table-cell">
      <style:table-cell-properties fo:padding="0cm" fo:border-left="0.05pt solid #000000" fo:border-right="none" fo:border-top="none" fo:border-bottom="0.05pt solid #000000"/>
    </style:style>
    <style:style style:name="Tabla2.E21" style:family="table-cell">
      <style:table-cell-properties fo:padding="0cm" fo:border-left="0.05pt solid #000000" fo:border-right="none" fo:border-top="none" fo:border-bottom="0.05pt solid #000000"/>
    </style:style>
    <style:style style:name="Tabla2.F21" style:family="table-cell">
      <style:table-cell-properties fo:padding="0cm" fo:border-left="0.05pt solid #000000" fo:border-right="none" fo:border-top="none" fo:border-bottom="0.05pt solid #000000"/>
    </style:style>
    <style:style style:name="Tabla2.A22" style:family="table-cell" style:data-style-name="N0">
      <style:table-cell-properties fo:padding="0cm" fo:border-left="0.05pt solid #000000" fo:border-right="none" fo:border-top="none" fo:border-bottom="0.05pt solid #000000"/>
    </style:style>
    <style:style style:name="Tabla2.B22" style:family="table-cell">
      <style:table-cell-properties fo:padding="0cm" fo:border-left="0.05pt solid #000000" fo:border-right="none" fo:border-top="none" fo:border-bottom="0.05pt solid #000000"/>
    </style:style>
    <style:style style:name="Tabla2.C22" style:family="table-cell">
      <style:table-cell-properties fo:padding="0cm" fo:border-left="0.05pt solid #000000" fo:border-right="none" fo:border-top="none" fo:border-bottom="0.05pt solid #000000"/>
    </style:style>
    <style:style style:name="Tabla2.D22" style:family="table-cell">
      <style:table-cell-properties fo:padding="0cm" fo:border-left="0.05pt solid #000000" fo:border-right="none" fo:border-top="none" fo:border-bottom="0.05pt solid #000000"/>
    </style:style>
    <style:style style:name="Tabla2.E22" style:family="table-cell">
      <style:table-cell-properties fo:padding="0cm" fo:border-left="0.05pt solid #000000" fo:border-right="none" fo:border-top="none" fo:border-bottom="0.05pt solid #000000"/>
    </style:style>
    <style:style style:name="Tabla2.F22" style:family="table-cell">
      <style:table-cell-properties fo:padding="0cm" fo:border-left="0.05pt solid #000000" fo:border-right="none" fo:border-top="none" fo:border-bottom="0.05pt solid #000000"/>
    </style:style>
    <style:style style:name="Tabla2.A23" style:family="table-cell" style:data-style-name="N0">
      <style:table-cell-properties fo:padding="0cm" fo:border-left="0.05pt solid #000000" fo:border-right="none" fo:border-top="none" fo:border-bottom="0.05pt solid #000000"/>
    </style:style>
    <style:style style:name="Tabla2.B23" style:family="table-cell">
      <style:table-cell-properties fo:padding="0cm" fo:border-left="0.05pt solid #000000" fo:border-right="none" fo:border-top="none" fo:border-bottom="0.05pt solid #000000"/>
    </style:style>
    <style:style style:name="Tabla2.C23" style:family="table-cell">
      <style:table-cell-properties fo:padding="0cm" fo:border-left="0.05pt solid #000000" fo:border-right="none" fo:border-top="none" fo:border-bottom="0.05pt solid #000000"/>
    </style:style>
    <style:style style:name="Tabla2.D23" style:family="table-cell">
      <style:table-cell-properties fo:padding="0cm" fo:border-left="0.05pt solid #000000" fo:border-right="none" fo:border-top="none" fo:border-bottom="0.05pt solid #000000"/>
    </style:style>
    <style:style style:name="Tabla2.E23" style:family="table-cell">
      <style:table-cell-properties fo:padding="0cm" fo:border-left="0.05pt solid #000000" fo:border-right="none" fo:border-top="none" fo:border-bottom="0.05pt solid #000000"/>
    </style:style>
    <style:style style:name="Tabla2.F23" style:family="table-cell">
      <style:table-cell-properties fo:padding="0cm" fo:border-left="0.05pt solid #000000" fo:border-right="none" fo:border-top="none" fo:border-bottom="0.05pt solid #000000"/>
    </style:style>
    <style:style style:name="Tabla2.A24" style:family="table-cell" style:data-style-name="N0">
      <style:table-cell-properties fo:padding="0cm" fo:border-left="0.05pt solid #000000" fo:border-right="none" fo:border-top="none" fo:border-bottom="0.05pt solid #000000"/>
    </style:style>
    <style:style style:name="Tabla2.B24" style:family="table-cell">
      <style:table-cell-properties fo:padding="0cm" fo:border-left="0.05pt solid #000000" fo:border-right="none" fo:border-top="none" fo:border-bottom="0.05pt solid #000000"/>
    </style:style>
    <style:style style:name="Tabla2.C24" style:family="table-cell">
      <style:table-cell-properties fo:padding="0cm" fo:border-left="0.05pt solid #000000" fo:border-right="none" fo:border-top="none" fo:border-bottom="0.05pt solid #000000"/>
    </style:style>
    <style:style style:name="Tabla2.D24" style:family="table-cell">
      <style:table-cell-properties fo:padding="0cm" fo:border-left="0.05pt solid #000000" fo:border-right="none" fo:border-top="none" fo:border-bottom="0.05pt solid #000000"/>
    </style:style>
    <style:style style:name="Tabla2.E24" style:family="table-cell">
      <style:table-cell-properties fo:padding="0cm" fo:border-left="0.05pt solid #000000" fo:border-right="none" fo:border-top="none" fo:border-bottom="0.05pt solid #000000"/>
    </style:style>
    <style:style style:name="Tabla2.F24" style:family="table-cell">
      <style:table-cell-properties fo:padding="0cm" fo:border-left="0.05pt solid #000000" fo:border-right="none" fo:border-top="none" fo:border-bottom="0.05pt solid #000000"/>
    </style:style>
    <style:style style:name="Tabla2.A25" style:family="table-cell" style:data-style-name="N0">
      <style:table-cell-properties fo:padding="0cm" fo:border-left="0.05pt solid #000000" fo:border-right="none" fo:border-top="none" fo:border-bottom="0.05pt solid #000000"/>
    </style:style>
    <style:style style:name="Tabla2.B25" style:family="table-cell">
      <style:table-cell-properties fo:padding="0cm" fo:border-left="0.05pt solid #000000" fo:border-right="none" fo:border-top="none" fo:border-bottom="0.05pt solid #000000"/>
    </style:style>
    <style:style style:name="Tabla2.C25" style:family="table-cell">
      <style:table-cell-properties fo:padding="0cm" fo:border-left="0.05pt solid #000000" fo:border-right="none" fo:border-top="none" fo:border-bottom="0.05pt solid #000000"/>
    </style:style>
    <style:style style:name="Tabla2.D25" style:family="table-cell">
      <style:table-cell-properties fo:padding="0cm" fo:border-left="0.05pt solid #000000" fo:border-right="none" fo:border-top="none" fo:border-bottom="0.05pt solid #000000"/>
    </style:style>
    <style:style style:name="Tabla2.E25" style:family="table-cell">
      <style:table-cell-properties fo:padding="0cm" fo:border-left="0.05pt solid #000000" fo:border-right="none" fo:border-top="none" fo:border-bottom="0.05pt solid #000000"/>
    </style:style>
    <style:style style:name="Tabla2.F25" style:family="table-cell">
      <style:table-cell-properties fo:padding="0cm" fo:border-left="0.05pt solid #000000" fo:border-right="none" fo:border-top="none" fo:border-bottom="0.05pt solid #000000"/>
    </style:style>
    <style:style style:name="Tabla2.A26" style:family="table-cell" style:data-style-name="N0">
      <style:table-cell-properties fo:padding="0cm" fo:border-left="0.05pt solid #000000" fo:border-right="none" fo:border-top="none" fo:border-bottom="0.05pt solid #000000"/>
    </style:style>
    <style:style style:name="Tabla2.B26" style:family="table-cell">
      <style:table-cell-properties fo:padding="0cm" fo:border-left="0.05pt solid #000000" fo:border-right="none" fo:border-top="none" fo:border-bottom="0.05pt solid #000000"/>
    </style:style>
    <style:style style:name="Tabla2.C26" style:family="table-cell">
      <style:table-cell-properties fo:padding="0cm" fo:border-left="0.05pt solid #000000" fo:border-right="none" fo:border-top="none" fo:border-bottom="0.05pt solid #000000"/>
    </style:style>
    <style:style style:name="Tabla2.D26" style:family="table-cell">
      <style:table-cell-properties fo:padding="0cm" fo:border-left="0.05pt solid #000000" fo:border-right="none" fo:border-top="none" fo:border-bottom="0.05pt solid #000000"/>
    </style:style>
    <style:style style:name="Tabla2.E26" style:family="table-cell">
      <style:table-cell-properties fo:padding="0cm" fo:border-left="0.05pt solid #000000" fo:border-right="none" fo:border-top="none" fo:border-bottom="0.05pt solid #000000"/>
    </style:style>
    <style:style style:name="Tabla2.F26" style:family="table-cell">
      <style:table-cell-properties fo:padding="0cm" fo:border-left="0.05pt solid #000000" fo:border-right="none" fo:border-top="none" fo:border-bottom="0.05pt solid #000000"/>
    </style:style>
    <style:style style:name="Tabla2.A27" style:family="table-cell" style:data-style-name="N0">
      <style:table-cell-properties fo:padding="0cm" fo:border-left="0.05pt solid #000000" fo:border-right="none" fo:border-top="none" fo:border-bottom="0.05pt solid #000000"/>
    </style:style>
    <style:style style:name="Tabla2.B27" style:family="table-cell">
      <style:table-cell-properties fo:padding="0cm" fo:border-left="0.05pt solid #000000" fo:border-right="none" fo:border-top="none" fo:border-bottom="0.05pt solid #000000"/>
    </style:style>
    <style:style style:name="Tabla2.C27" style:family="table-cell">
      <style:table-cell-properties fo:padding="0cm" fo:border-left="0.05pt solid #000000" fo:border-right="none" fo:border-top="none" fo:border-bottom="0.05pt solid #000000"/>
    </style:style>
    <style:style style:name="Tabla2.D27" style:family="table-cell">
      <style:table-cell-properties fo:padding="0cm" fo:border-left="0.05pt solid #000000" fo:border-right="none" fo:border-top="none" fo:border-bottom="0.05pt solid #000000"/>
    </style:style>
    <style:style style:name="Tabla2.E27" style:family="table-cell">
      <style:table-cell-properties fo:padding="0cm" fo:border-left="0.05pt solid #000000" fo:border-right="none" fo:border-top="none" fo:border-bottom="0.05pt solid #000000"/>
    </style:style>
    <style:style style:name="Tabla2.G27" style:family="table-cell">
      <style:table-cell-properties fo:padding="0cm" fo:border-left="0.05pt solid #000000" fo:border-right="none" fo:border-top="none" fo:border-bottom="0.05pt solid #000000"/>
    </style:style>
    <style:style style:name="Tabla2.H27" style:family="table-cell">
      <style:table-cell-properties fo:padding="0cm" fo:border-left="0.05pt solid #000000" fo:border-right="0.05pt solid #000000" fo:border-top="none" fo:border-bottom="0.05pt solid #000000"/>
    </style:style>
    <style:style style:name="Tabla2.A28" style:family="table-cell" style:data-style-name="N0">
      <style:table-cell-properties fo:padding="0cm" fo:border-left="0.05pt solid #000000" fo:border-right="none" fo:border-top="none" fo:border-bottom="0.05pt solid #000000"/>
    </style:style>
    <style:style style:name="Tabla2.B28" style:family="table-cell">
      <style:table-cell-properties fo:padding="0cm" fo:border-left="0.05pt solid #000000" fo:border-right="none" fo:border-top="none" fo:border-bottom="0.05pt solid #000000"/>
    </style:style>
    <style:style style:name="Tabla2.C28" style:family="table-cell">
      <style:table-cell-properties fo:padding="0cm" fo:border-left="0.05pt solid #000000" fo:border-right="none" fo:border-top="none" fo:border-bottom="0.05pt solid #000000"/>
    </style:style>
    <style:style style:name="Tabla2.D28" style:family="table-cell">
      <style:table-cell-properties fo:padding="0cm" fo:border-left="0.05pt solid #000000" fo:border-right="none" fo:border-top="none" fo:border-bottom="0.05pt solid #000000"/>
    </style:style>
    <style:style style:name="Tabla2.E28" style:family="table-cell">
      <style:table-cell-properties fo:padding="0cm" fo:border-left="0.05pt solid #000000" fo:border-right="none" fo:border-top="none" fo:border-bottom="0.05pt solid #000000"/>
    </style:style>
    <style:style style:name="Tabla2.G28" style:family="table-cell">
      <style:table-cell-properties fo:padding="0cm" fo:border-left="0.05pt solid #000000" fo:border-right="none" fo:border-top="none" fo:border-bottom="0.05pt solid #000000"/>
    </style:style>
    <style:style style:name="Tabla2.H28" style:family="table-cell">
      <style:table-cell-properties fo:padding="0cm" fo:border-left="0.05pt solid #000000" fo:border-right="0.05pt solid #000000" fo:border-top="none" fo:border-bottom="0.05pt solid #000000"/>
    </style:style>
    <style:style style:name="Tabla2.A29" style:family="table-cell" style:data-style-name="N0">
      <style:table-cell-properties fo:background-color="#ffffcc" fo:padding="0cm" fo:border-left="0.05pt solid #000000" fo:border-right="none" fo:border-top="none" fo:border-bottom="0.05pt solid #000000">
        <style:background-image/>
      </style:table-cell-properties>
    </style:style>
    <style:style style:name="Tabla2.B29" style:family="table-cell">
      <style:table-cell-properties fo:background-color="#ffffcc" fo:padding="0cm" fo:border-left="0.05pt solid #000000" fo:border-right="none" fo:border-top="none" fo:border-bottom="0.05pt solid #000000">
        <style:background-image/>
      </style:table-cell-properties>
    </style:style>
    <style:style style:name="Tabla2.C29" style:family="table-cell">
      <style:table-cell-properties fo:background-color="#ffffcc" fo:padding="0cm" fo:border-left="0.05pt solid #000000" fo:border-right="none" fo:border-top="none" fo:border-bottom="0.05pt solid #000000">
        <style:background-image/>
      </style:table-cell-properties>
    </style:style>
    <style:style style:name="Tabla2.D29" style:family="table-cell">
      <style:table-cell-properties fo:background-color="#ffffcc" fo:padding="0cm" fo:border-left="0.05pt solid #000000" fo:border-right="none" fo:border-top="none" fo:border-bottom="0.05pt solid #000000">
        <style:background-image/>
      </style:table-cell-properties>
    </style:style>
    <style:style style:name="Tabla2.E29" style:family="table-cell">
      <style:table-cell-properties fo:background-color="#ffffcc" fo:padding="0cm" fo:border-left="0.05pt solid #000000" fo:border-right="none" fo:border-top="none" fo:border-bottom="0.05pt solid #000000">
        <style:background-image/>
      </style:table-cell-properties>
    </style:style>
    <style:style style:name="Tabla2.G29" style:family="table-cell">
      <style:table-cell-properties fo:background-color="#ffffcc" fo:padding="0cm" fo:border-left="0.05pt solid #000000" fo:border-right="none" fo:border-top="none" fo:border-bottom="0.05pt solid #000000">
        <style:background-image/>
      </style:table-cell-properties>
    </style:style>
    <style:style style:name="Tabla2.H29" style:family="table-cell">
      <style:table-cell-properties fo:background-color="#ffffcc" fo:padding="0cm" fo:border-left="0.05pt solid #000000" fo:border-right="0.05pt solid #000000" fo:border-top="none" fo:border-bottom="0.05pt solid #000000">
        <style:background-image/>
      </style:table-cell-properties>
    </style:style>
    <style:style style:name="Tabla7" style:family="table">
      <style:table-properties style:width="16.487cm" table:align="right" style:writing-mode="lr-tb"/>
    </style:style>
    <style:style style:name="Tabla7.A" style:family="table-column">
      <style:table-column-properties style:column-width="2.494cm"/>
    </style:style>
    <style:style style:name="Tabla7.B" style:family="table-column">
      <style:table-column-properties style:column-width="1.815cm"/>
    </style:style>
    <style:style style:name="Tabla7.C" style:family="table-column">
      <style:table-column-properties style:column-width="10.054cm"/>
    </style:style>
    <style:style style:name="Tabla7.D" style:family="table-column">
      <style:table-column-properties style:column-width="2.124cm"/>
    </style:style>
    <style:style style:name="Tabla7.A1" style:family="table-cell">
      <style:table-cell-properties style:vertical-align="middle" fo:background-color="#000000" fo:padding="0cm" fo:border-left="0.5pt solid #313739" fo:border-right="none" fo:border-top="0.5pt solid #313739" fo:border-bottom="0.5pt solid #313739">
        <style:background-image/>
      </style:table-cell-properties>
    </style:style>
    <style:style style:name="Tabla7.D1" style:family="table-cell">
      <style:table-cell-properties style:vertical-align="middle" fo:background-color="#000000" fo:padding="0cm" fo:border="0.5pt solid #313739">
        <style:background-image/>
      </style:table-cell-properties>
    </style:style>
    <style:style style:name="Tabla7.A2" style:family="table-cell">
      <style:table-cell-properties style:vertical-align="middle" fo:padding="0cm" fo:border-left="0.5pt solid #313739" fo:border-right="none" fo:border-top="none" fo:border-bottom="0.5pt solid #313739"/>
    </style:style>
    <style:style style:name="Tabla7.B2" style:family="table-cell" style:data-style-name="N0">
      <style:table-cell-properties style:vertical-align="middle" fo:padding="0cm" fo:border-left="0.5pt solid #313739" fo:border-right="none" fo:border-top="none" fo:border-bottom="0.5pt solid #313739"/>
    </style:style>
    <style:style style:name="Tabla7.C2" style:family="table-cell">
      <style:table-cell-properties style:vertical-align="middle" fo:padding="0cm" fo:border-left="0.5pt solid #313739" fo:border-right="none" fo:border-top="none" fo:border-bottom="0.5pt solid #313739"/>
    </style:style>
    <style:style style:name="Tabla7.D2" style:family="table-cell" style:data-style-name="N0">
      <style:table-cell-properties style:vertical-align="middle" fo:padding="0cm" fo:border-left="0.5pt solid #313739" fo:border-right="0.5pt solid #313739" fo:border-top="none" fo:border-bottom="0.5pt solid #313739"/>
    </style:style>
    <style:style style:name="Tabla7.A3" style:family="table-cell">
      <style:table-cell-properties style:vertical-align="middle" fo:padding="0cm" fo:border-left="0.5pt solid #313739" fo:border-right="none" fo:border-top="none" fo:border-bottom="0.5pt solid #313739"/>
    </style:style>
    <style:style style:name="Tabla7.B3" style:family="table-cell">
      <style:table-cell-properties style:vertical-align="middle" fo:padding="0cm" fo:border-left="0.5pt solid #313739" fo:border-right="none" fo:border-top="none" fo:border-bottom="0.5pt solid #313739"/>
    </style:style>
    <style:style style:name="Tabla7.C3" style:family="table-cell">
      <style:table-cell-properties style:vertical-align="middle" fo:padding="0cm" fo:border-left="0.5pt solid #313739" fo:border-right="none" fo:border-top="none" fo:border-bottom="0.5pt solid #313739"/>
    </style:style>
    <style:style style:name="Tabla7.D3" style:family="table-cell" style:data-style-name="N0">
      <style:table-cell-properties style:vertical-align="middle" fo:padding="0cm" fo:border-left="0.5pt solid #313739" fo:border-right="0.5pt solid #313739" fo:border-top="none" fo:border-bottom="0.5pt solid #313739"/>
    </style:style>
    <style:style style:name="Tabla7.A4" style:family="table-cell">
      <style:table-cell-properties style:vertical-align="middle" fo:padding="0cm" fo:border-left="0.5pt solid #313739" fo:border-right="none" fo:border-top="none" fo:border-bottom="0.5pt solid #313739"/>
    </style:style>
    <style:style style:name="Tabla7.B4" style:family="table-cell">
      <style:table-cell-properties style:vertical-align="middle" fo:padding="0cm" fo:border-left="0.5pt solid #313739" fo:border-right="none" fo:border-top="none" fo:border-bottom="0.5pt solid #313739"/>
    </style:style>
    <style:style style:name="Tabla7.C4" style:family="table-cell">
      <style:table-cell-properties style:vertical-align="middle" fo:padding="0cm" fo:border-left="0.5pt solid #313739" fo:border-right="none" fo:border-top="none" fo:border-bottom="0.5pt solid #313739"/>
    </style:style>
    <style:style style:name="Tabla7.D4" style:family="table-cell" style:data-style-name="N0">
      <style:table-cell-properties style:vertical-align="middle" fo:padding="0cm" fo:border-left="0.5pt solid #313739" fo:border-right="0.5pt solid #313739" fo:border-top="none" fo:border-bottom="0.5pt solid #313739"/>
    </style:style>
    <style:style style:name="Tabla7.A5" style:family="table-cell">
      <style:table-cell-properties style:vertical-align="middle" fo:padding="0cm" fo:border-left="0.5pt solid #313739" fo:border-right="none" fo:border-top="none" fo:border-bottom="0.5pt solid #313739"/>
    </style:style>
    <style:style style:name="Tabla7.B5" style:family="table-cell">
      <style:table-cell-properties style:vertical-align="middle" fo:padding="0cm" fo:border-left="0.5pt solid #313739" fo:border-right="none" fo:border-top="none" fo:border-bottom="0.5pt solid #313739"/>
    </style:style>
    <style:style style:name="Tabla7.C5" style:family="table-cell">
      <style:table-cell-properties style:vertical-align="middle" fo:padding="0cm" fo:border-left="0.5pt solid #313739" fo:border-right="none" fo:border-top="none" fo:border-bottom="0.5pt solid #313739"/>
    </style:style>
    <style:style style:name="Tabla7.D5" style:family="table-cell" style:data-style-name="N0">
      <style:table-cell-properties style:vertical-align="middle" fo:padding="0cm" fo:border-left="0.5pt solid #313739" fo:border-right="0.5pt solid #313739" fo:border-top="none" fo:border-bottom="0.5pt solid #313739"/>
    </style:style>
    <style:style style:name="Tabla7.A6" style:family="table-cell">
      <style:table-cell-properties style:vertical-align="middle" fo:padding="0cm" fo:border-left="0.5pt solid #313739" fo:border-right="none" fo:border-top="none" fo:border-bottom="0.5pt solid #313739"/>
    </style:style>
    <style:style style:name="Tabla7.B6" style:family="table-cell">
      <style:table-cell-properties style:vertical-align="middle" fo:padding="0cm" fo:border-left="0.5pt solid #313739" fo:border-right="none" fo:border-top="none" fo:border-bottom="0.5pt solid #313739"/>
    </style:style>
    <style:style style:name="Tabla7.C6" style:family="table-cell">
      <style:table-cell-properties style:vertical-align="middle" fo:padding="0cm" fo:border-left="0.5pt solid #313739" fo:border-right="none" fo:border-top="none" fo:border-bottom="0.5pt solid #313739"/>
    </style:style>
    <style:style style:name="Tabla7.D6" style:family="table-cell" style:data-style-name="N0">
      <style:table-cell-properties style:vertical-align="middle" fo:padding="0cm" fo:border-left="0.5pt solid #313739" fo:border-right="0.5pt solid #313739" fo:border-top="none" fo:border-bottom="0.5pt solid #313739"/>
    </style:style>
    <style:style style:name="Tabla7.A7" style:family="table-cell">
      <style:table-cell-properties style:vertical-align="middle" fo:padding="0cm" fo:border-left="0.5pt solid #313739" fo:border-right="none" fo:border-top="none" fo:border-bottom="0.5pt solid #313739"/>
    </style:style>
    <style:style style:name="Tabla7.B7" style:family="table-cell">
      <style:table-cell-properties style:vertical-align="middle" fo:padding="0cm" fo:border-left="0.5pt solid #313739" fo:border-right="none" fo:border-top="none" fo:border-bottom="0.5pt solid #313739"/>
    </style:style>
    <style:style style:name="Tabla7.C7" style:family="table-cell">
      <style:table-cell-properties style:vertical-align="middle" fo:padding="0cm" fo:border-left="0.5pt solid #313739" fo:border-right="none" fo:border-top="none" fo:border-bottom="0.5pt solid #313739"/>
    </style:style>
    <style:style style:name="Tabla7.D7" style:family="table-cell" style:data-style-name="N0">
      <style:table-cell-properties style:vertical-align="middle" fo:padding="0cm" fo:border-left="0.5pt solid #313739" fo:border-right="0.5pt solid #313739" fo:border-top="none" fo:border-bottom="0.5pt solid #313739"/>
    </style:style>
    <style:style style:name="Tabla7.A8" style:family="table-cell">
      <style:table-cell-properties style:vertical-align="middle" fo:padding="0cm" fo:border-left="0.5pt solid #313739" fo:border-right="none" fo:border-top="none" fo:border-bottom="0.5pt solid #313739"/>
    </style:style>
    <style:style style:name="Tabla7.B8" style:family="table-cell">
      <style:table-cell-properties style:vertical-align="middle" fo:padding="0cm" fo:border-left="0.5pt solid #313739" fo:border-right="none" fo:border-top="none" fo:border-bottom="0.5pt solid #313739"/>
    </style:style>
    <style:style style:name="Tabla7.C8" style:family="table-cell">
      <style:table-cell-properties style:vertical-align="middle" fo:padding="0cm" fo:border-left="0.5pt solid #313739" fo:border-right="none" fo:border-top="none" fo:border-bottom="0.5pt solid #313739"/>
    </style:style>
    <style:style style:name="Tabla7.D8" style:family="table-cell" style:data-style-name="N0">
      <style:table-cell-properties style:vertical-align="middle" fo:padding="0cm" fo:border-left="0.5pt solid #313739" fo:border-right="0.5pt solid #313739" fo:border-top="none" fo:border-bottom="0.5pt solid #313739"/>
    </style:style>
    <style:style style:name="Tabla7.A9" style:family="table-cell">
      <style:table-cell-properties style:vertical-align="middle" fo:padding="0cm" fo:border-left="0.5pt solid #313739" fo:border-right="none" fo:border-top="none" fo:border-bottom="0.5pt solid #313739"/>
    </style:style>
    <style:style style:name="Tabla7.B9" style:family="table-cell">
      <style:table-cell-properties style:vertical-align="middle" fo:padding="0cm" fo:border-left="0.5pt solid #313739" fo:border-right="none" fo:border-top="none" fo:border-bottom="0.5pt solid #313739"/>
    </style:style>
    <style:style style:name="Tabla7.C9" style:family="table-cell">
      <style:table-cell-properties style:vertical-align="middle" fo:padding="0cm" fo:border-left="0.5pt solid #313739" fo:border-right="none" fo:border-top="none" fo:border-bottom="0.5pt solid #313739"/>
    </style:style>
    <style:style style:name="Tabla7.D9" style:family="table-cell" style:data-style-name="N0">
      <style:table-cell-properties style:vertical-align="middle" fo:padding="0cm" fo:border-left="0.5pt solid #313739" fo:border-right="0.5pt solid #313739" fo:border-top="none" fo:border-bottom="0.5pt solid #313739"/>
    </style:style>
    <style:style style:name="Tabla7.A10" style:family="table-cell">
      <style:table-cell-properties style:vertical-align="middle" fo:padding="0cm" fo:border-left="0.5pt solid #313739" fo:border-right="none" fo:border-top="none" fo:border-bottom="0.5pt solid #313739"/>
    </style:style>
    <style:style style:name="Tabla7.B10" style:family="table-cell">
      <style:table-cell-properties style:vertical-align="middle" fo:padding="0cm" fo:border-left="0.5pt solid #313739" fo:border-right="none" fo:border-top="none" fo:border-bottom="0.5pt solid #313739"/>
    </style:style>
    <style:style style:name="Tabla7.C10" style:family="table-cell">
      <style:table-cell-properties style:vertical-align="middle" fo:padding="0cm" fo:border-left="0.5pt solid #313739" fo:border-right="none" fo:border-top="none" fo:border-bottom="0.5pt solid #313739"/>
    </style:style>
    <style:style style:name="Tabla7.D10" style:family="table-cell" style:data-style-name="N0">
      <style:table-cell-properties style:vertical-align="middle" fo:padding="0cm" fo:border-left="0.5pt solid #313739" fo:border-right="0.5pt solid #313739" fo:border-top="none" fo:border-bottom="0.5pt solid #313739"/>
    </style:style>
    <style:style style:name="Tabla7.A11" style:family="table-cell">
      <style:table-cell-properties style:vertical-align="middle" fo:padding="0cm" fo:border-left="0.5pt solid #313739" fo:border-right="none" fo:border-top="none" fo:border-bottom="0.5pt solid #313739"/>
    </style:style>
    <style:style style:name="Tabla7.B11" style:family="table-cell">
      <style:table-cell-properties style:vertical-align="middle" fo:padding="0cm" fo:border-left="0.5pt solid #313739" fo:border-right="none" fo:border-top="none" fo:border-bottom="0.5pt solid #313739"/>
    </style:style>
    <style:style style:name="Tabla7.C11" style:family="table-cell">
      <style:table-cell-properties style:vertical-align="middle" fo:padding="0cm" fo:border-left="0.5pt solid #313739" fo:border-right="none" fo:border-top="none" fo:border-bottom="0.5pt solid #313739"/>
    </style:style>
    <style:style style:name="Tabla7.D11" style:family="table-cell" style:data-style-name="N0">
      <style:table-cell-properties style:vertical-align="middle" fo:padding="0cm" fo:border-left="0.5pt solid #313739" fo:border-right="0.5pt solid #313739" fo:border-top="none" fo:border-bottom="0.5pt solid #313739"/>
    </style:style>
    <style:style style:name="Tabla7.A12" style:family="table-cell">
      <style:table-cell-properties style:vertical-align="middle" fo:padding="0cm" fo:border-left="0.5pt solid #313739" fo:border-right="none" fo:border-top="none" fo:border-bottom="0.5pt solid #313739"/>
    </style:style>
    <style:style style:name="Tabla7.B12" style:family="table-cell">
      <style:table-cell-properties style:vertical-align="middle" fo:padding="0cm" fo:border-left="0.5pt solid #313739" fo:border-right="none" fo:border-top="none" fo:border-bottom="0.5pt solid #313739"/>
    </style:style>
    <style:style style:name="Tabla7.C12" style:family="table-cell">
      <style:table-cell-properties style:vertical-align="middle" fo:padding="0cm" fo:border-left="0.5pt solid #313739" fo:border-right="none" fo:border-top="none" fo:border-bottom="0.5pt solid #313739"/>
    </style:style>
    <style:style style:name="Tabla7.D12" style:family="table-cell" style:data-style-name="N0">
      <style:table-cell-properties style:vertical-align="middle" fo:padding="0cm" fo:border-left="0.5pt solid #313739" fo:border-right="0.5pt solid #313739" fo:border-top="none" fo:border-bottom="0.5pt solid #313739"/>
    </style:style>
    <style:style style:name="Tabla7.A13" style:family="table-cell">
      <style:table-cell-properties style:vertical-align="middle" fo:padding="0cm" fo:border-left="0.5pt solid #313739" fo:border-right="none" fo:border-top="none" fo:border-bottom="0.5pt solid #313739"/>
    </style:style>
    <style:style style:name="Tabla7.B13" style:family="table-cell">
      <style:table-cell-properties style:vertical-align="middle" fo:padding="0cm" fo:border-left="0.5pt solid #313739" fo:border-right="none" fo:border-top="none" fo:border-bottom="0.5pt solid #313739"/>
    </style:style>
    <style:style style:name="Tabla7.C13" style:family="table-cell">
      <style:table-cell-properties style:vertical-align="middle" fo:padding="0cm" fo:border-left="0.5pt solid #313739" fo:border-right="none" fo:border-top="none" fo:border-bottom="0.5pt solid #313739"/>
    </style:style>
    <style:style style:name="Tabla7.D13" style:family="table-cell" style:data-style-name="N0">
      <style:table-cell-properties style:vertical-align="middle" fo:padding="0cm" fo:border-left="0.5pt solid #313739" fo:border-right="0.5pt solid #313739" fo:border-top="none" fo:border-bottom="0.5pt solid #313739"/>
    </style:style>
    <style:style style:name="Tabla7.A14" style:family="table-cell">
      <style:table-cell-properties style:vertical-align="middle" fo:padding="0cm" fo:border-left="0.5pt solid #313739" fo:border-right="none" fo:border-top="none" fo:border-bottom="0.5pt solid #313739"/>
    </style:style>
    <style:style style:name="Tabla7.B14" style:family="table-cell" style:data-style-name="N0">
      <style:table-cell-properties style:vertical-align="middle" fo:padding="0cm" fo:border-left="0.5pt solid #313739" fo:border-right="none" fo:border-top="none" fo:border-bottom="0.5pt solid #313739"/>
    </style:style>
    <style:style style:name="Tabla7.C14" style:family="table-cell">
      <style:table-cell-properties style:vertical-align="middle" fo:padding="0cm" fo:border-left="0.5pt solid #313739" fo:border-right="none" fo:border-top="none" fo:border-bottom="0.5pt solid #313739"/>
    </style:style>
    <style:style style:name="Tabla7.D14" style:family="table-cell" style:data-style-name="N0">
      <style:table-cell-properties style:vertical-align="middle" fo:padding="0cm" fo:border-left="0.5pt solid #313739" fo:border-right="0.5pt solid #313739" fo:border-top="none" fo:border-bottom="0.5pt solid #313739"/>
    </style:style>
    <style:style style:name="Tabla7.A15" style:family="table-cell">
      <style:table-cell-properties style:vertical-align="middle" fo:padding="0cm" fo:border-left="0.5pt solid #313739" fo:border-right="none" fo:border-top="none" fo:border-bottom="0.5pt solid #313739"/>
    </style:style>
    <style:style style:name="Tabla7.B15" style:family="table-cell" style:data-style-name="N0">
      <style:table-cell-properties style:vertical-align="middle" fo:padding="0cm" fo:border-left="0.5pt solid #313739" fo:border-right="none" fo:border-top="none" fo:border-bottom="0.5pt solid #313739"/>
    </style:style>
    <style:style style:name="Tabla7.C15" style:family="table-cell">
      <style:table-cell-properties style:vertical-align="middle" fo:padding="0cm" fo:border-left="0.5pt solid #313739" fo:border-right="none" fo:border-top="none" fo:border-bottom="0.5pt solid #313739"/>
    </style:style>
    <style:style style:name="Tabla7.D15" style:family="table-cell" style:data-style-name="N0">
      <style:table-cell-properties style:vertical-align="middle" fo:padding="0cm" fo:border-left="0.5pt solid #313739" fo:border-right="0.5pt solid #313739" fo:border-top="none" fo:border-bottom="0.5pt solid #313739"/>
    </style:style>
    <style:style style:name="Tabla7.A16" style:family="table-cell">
      <style:table-cell-properties style:vertical-align="middle" fo:padding="0cm" fo:border-left="0.5pt solid #313739" fo:border-right="none" fo:border-top="none" fo:border-bottom="0.5pt solid #313739"/>
    </style:style>
    <style:style style:name="Tabla7.B16" style:family="table-cell" style:data-style-name="N0">
      <style:table-cell-properties style:vertical-align="middle" fo:padding="0cm" fo:border-left="0.5pt solid #313739" fo:border-right="none" fo:border-top="none" fo:border-bottom="0.5pt solid #313739"/>
    </style:style>
    <style:style style:name="Tabla7.C16" style:family="table-cell">
      <style:table-cell-properties style:vertical-align="middle" fo:padding="0cm" fo:border-left="0.5pt solid #313739" fo:border-right="none" fo:border-top="none" fo:border-bottom="0.5pt solid #313739"/>
    </style:style>
    <style:style style:name="Tabla7.D16" style:family="table-cell" style:data-style-name="N0">
      <style:table-cell-properties style:vertical-align="middle" fo:padding="0cm" fo:border-left="0.5pt solid #313739" fo:border-right="0.5pt solid #313739" fo:border-top="none" fo:border-bottom="0.5pt solid #313739"/>
    </style:style>
    <style:style style:name="Tabla7.A17" style:family="table-cell">
      <style:table-cell-properties style:vertical-align="middle" fo:padding="0cm" fo:border-left="0.5pt solid #313739" fo:border-right="none" fo:border-top="none" fo:border-bottom="0.5pt solid #313739"/>
    </style:style>
    <style:style style:name="Tabla7.B17" style:family="table-cell" style:data-style-name="N0">
      <style:table-cell-properties style:vertical-align="middle" fo:padding="0cm" fo:border-left="0.5pt solid #313739" fo:border-right="none" fo:border-top="none" fo:border-bottom="0.5pt solid #313739"/>
    </style:style>
    <style:style style:name="Tabla7.C17" style:family="table-cell">
      <style:table-cell-properties style:vertical-align="middle" fo:padding="0cm" fo:border-left="0.5pt solid #313739" fo:border-right="none" fo:border-top="none" fo:border-bottom="0.5pt solid #313739"/>
    </style:style>
    <style:style style:name="Tabla7.D17" style:family="table-cell" style:data-style-name="N0">
      <style:table-cell-properties style:vertical-align="middle" fo:padding="0cm" fo:border-left="0.5pt solid #313739" fo:border-right="0.5pt solid #313739" fo:border-top="none" fo:border-bottom="0.5pt solid #313739"/>
    </style:style>
    <style:style style:name="Tabla7.A18" style:family="table-cell">
      <style:table-cell-properties style:vertical-align="middle" fo:padding="0cm" fo:border-left="0.5pt solid #313739" fo:border-right="none" fo:border-top="none" fo:border-bottom="0.5pt solid #313739"/>
    </style:style>
    <style:style style:name="Tabla7.B18" style:family="table-cell" style:data-style-name="N0">
      <style:table-cell-properties style:vertical-align="middle" fo:padding="0cm" fo:border-left="0.5pt solid #313739" fo:border-right="none" fo:border-top="none" fo:border-bottom="0.5pt solid #313739"/>
    </style:style>
    <style:style style:name="Tabla7.C18" style:family="table-cell">
      <style:table-cell-properties style:vertical-align="middle" fo:padding="0cm" fo:border-left="0.5pt solid #313739" fo:border-right="none" fo:border-top="none" fo:border-bottom="0.5pt solid #313739"/>
    </style:style>
    <style:style style:name="Tabla7.D18" style:family="table-cell" style:data-style-name="N0">
      <style:table-cell-properties style:vertical-align="middle" fo:padding="0cm" fo:border-left="0.5pt solid #313739" fo:border-right="0.5pt solid #313739" fo:border-top="none" fo:border-bottom="0.5pt solid #313739"/>
    </style:style>
    <style:style style:name="Tabla7.A19" style:family="table-cell">
      <style:table-cell-properties style:vertical-align="middle" fo:padding="0cm" fo:border-left="0.5pt solid #313739" fo:border-right="none" fo:border-top="none" fo:border-bottom="0.5pt solid #313739"/>
    </style:style>
    <style:style style:name="Tabla7.B19" style:family="table-cell">
      <style:table-cell-properties style:vertical-align="middle" fo:padding="0cm" fo:border-left="0.5pt solid #313739" fo:border-right="none" fo:border-top="none" fo:border-bottom="0.5pt solid #313739"/>
    </style:style>
    <style:style style:name="Tabla7.C19" style:family="table-cell">
      <style:table-cell-properties style:vertical-align="middle" fo:padding="0cm" fo:border-left="0.5pt solid #313739" fo:border-right="none" fo:border-top="none" fo:border-bottom="0.5pt solid #313739"/>
    </style:style>
    <style:style style:name="Tabla7.D19" style:family="table-cell">
      <style:table-cell-properties style:vertical-align="middle" fo:padding="0cm" fo:border-left="0.5pt solid #313739" fo:border-right="0.5pt solid #313739" fo:border-top="none" fo:border-bottom="0.5pt solid #313739"/>
    </style:style>
    <style:style style:name="Tabla7.A20" style:family="table-cell">
      <style:table-cell-properties style:vertical-align="middle" fo:padding="0cm" fo:border-left="0.5pt solid #313739" fo:border-right="none" fo:border-top="none" fo:border-bottom="0.5pt solid #313739"/>
    </style:style>
    <style:style style:name="Tabla7.B20" style:family="table-cell" style:data-style-name="N0">
      <style:table-cell-properties style:vertical-align="middle" fo:padding="0cm" fo:border-left="0.5pt solid #313739" fo:border-right="none" fo:border-top="none" fo:border-bottom="0.5pt solid #313739"/>
    </style:style>
    <style:style style:name="Tabla7.C20" style:family="table-cell">
      <style:table-cell-properties style:vertical-align="middle" fo:padding="0cm" fo:border-left="0.5pt solid #313739" fo:border-right="none" fo:border-top="none" fo:border-bottom="0.5pt solid #313739"/>
    </style:style>
    <style:style style:name="Tabla7.D20" style:family="table-cell">
      <style:table-cell-properties style:vertical-align="middle" fo:padding="0cm" fo:border-left="0.5pt solid #313739" fo:border-right="0.5pt solid #313739" fo:border-top="none" fo:border-bottom="0.5pt solid #313739"/>
    </style:style>
    <style:style style:name="Tabla7.A21" style:family="table-cell">
      <style:table-cell-properties style:vertical-align="middle" fo:padding="0cm" fo:border-left="0.5pt solid #313739" fo:border-right="none" fo:border-top="none" fo:border-bottom="0.5pt solid #313739"/>
    </style:style>
    <style:style style:name="Tabla7.B21" style:family="table-cell" style:data-style-name="N0">
      <style:table-cell-properties style:vertical-align="middle" fo:padding="0cm" fo:border-left="0.5pt solid #313739" fo:border-right="none" fo:border-top="none" fo:border-bottom="0.5pt solid #313739"/>
    </style:style>
    <style:style style:name="Tabla7.C21" style:family="table-cell">
      <style:table-cell-properties style:vertical-align="middle" fo:padding="0cm" fo:border-left="0.5pt solid #313739" fo:border-right="none" fo:border-top="none" fo:border-bottom="0.5pt solid #313739"/>
    </style:style>
    <style:style style:name="Tabla7.D21" style:family="table-cell">
      <style:table-cell-properties style:vertical-align="middle" fo:padding="0cm" fo:border-left="0.5pt solid #313739" fo:border-right="0.5pt solid #313739" fo:border-top="none" fo:border-bottom="0.5pt solid #313739"/>
    </style:style>
    <style:style style:name="Tabla7.A22" style:family="table-cell">
      <style:table-cell-properties style:vertical-align="middle" fo:padding="0cm" fo:border-left="0.5pt solid #313739" fo:border-right="none" fo:border-top="none" fo:border-bottom="0.5pt solid #313739"/>
    </style:style>
    <style:style style:name="Tabla7.B22" style:family="table-cell" style:data-style-name="N0">
      <style:table-cell-properties style:vertical-align="middle" fo:padding="0cm" fo:border-left="0.5pt solid #313739" fo:border-right="none" fo:border-top="none" fo:border-bottom="0.5pt solid #313739"/>
    </style:style>
    <style:style style:name="Tabla7.C22" style:family="table-cell">
      <style:table-cell-properties style:vertical-align="middle" fo:padding="0cm" fo:border-left="0.5pt solid #313739" fo:border-right="none" fo:border-top="none" fo:border-bottom="0.5pt solid #313739"/>
    </style:style>
    <style:style style:name="Tabla7.D22" style:family="table-cell">
      <style:table-cell-properties style:vertical-align="middle" fo:padding="0cm" fo:border-left="0.5pt solid #313739" fo:border-right="0.5pt solid #313739" fo:border-top="none" fo:border-bottom="0.5pt solid #313739"/>
    </style:style>
    <style:style style:name="Tabla7.A23" style:family="table-cell">
      <style:table-cell-properties style:vertical-align="middle" fo:padding="0cm" fo:border-left="0.5pt solid #313739" fo:border-right="none" fo:border-top="none" fo:border-bottom="0.5pt solid #313739"/>
    </style:style>
    <style:style style:name="Tabla7.B23" style:family="table-cell" style:data-style-name="N0">
      <style:table-cell-properties style:vertical-align="middle" fo:padding="0cm" fo:border-left="0.5pt solid #313739" fo:border-right="none" fo:border-top="none" fo:border-bottom="0.5pt solid #313739"/>
    </style:style>
    <style:style style:name="Tabla7.C23" style:family="table-cell">
      <style:table-cell-properties style:vertical-align="middle" fo:padding="0cm" fo:border-left="0.5pt solid #313739" fo:border-right="none" fo:border-top="none" fo:border-bottom="0.5pt solid #313739"/>
    </style:style>
    <style:style style:name="Tabla7.D23" style:family="table-cell">
      <style:table-cell-properties style:vertical-align="middle" fo:padding="0cm" fo:border-left="0.5pt solid #313739" fo:border-right="0.5pt solid #313739" fo:border-top="none" fo:border-bottom="0.5pt solid #313739"/>
    </style:style>
    <style:style style:name="Tabla7.A24" style:family="table-cell">
      <style:table-cell-properties style:vertical-align="middle" fo:padding="0cm" fo:border-left="0.5pt solid #313739" fo:border-right="none" fo:border-top="none" fo:border-bottom="0.5pt solid #313739"/>
    </style:style>
    <style:style style:name="Tabla7.B24" style:family="table-cell" style:data-style-name="N0">
      <style:table-cell-properties style:vertical-align="middle" fo:padding="0cm" fo:border-left="0.5pt solid #313739" fo:border-right="none" fo:border-top="none" fo:border-bottom="0.5pt solid #313739"/>
    </style:style>
    <style:style style:name="Tabla7.C24" style:family="table-cell">
      <style:table-cell-properties style:vertical-align="middle" fo:padding="0cm" fo:border-left="0.5pt solid #313739" fo:border-right="none" fo:border-top="none" fo:border-bottom="0.5pt solid #313739"/>
    </style:style>
    <style:style style:name="Tabla7.D24" style:family="table-cell">
      <style:table-cell-properties style:vertical-align="middle" fo:padding="0cm" fo:border-left="0.5pt solid #313739" fo:border-right="0.5pt solid #313739" fo:border-top="none" fo:border-bottom="0.5pt solid #313739"/>
    </style:style>
    <style:style style:name="Tabla7.A25" style:family="table-cell">
      <style:table-cell-properties style:vertical-align="middle" fo:padding="0cm" fo:border-left="0.5pt solid #313739" fo:border-right="none" fo:border-top="none" fo:border-bottom="0.5pt solid #313739"/>
    </style:style>
    <style:style style:name="Tabla7.B25" style:family="table-cell" style:data-style-name="N0">
      <style:table-cell-properties style:vertical-align="middle" fo:padding="0cm" fo:border-left="0.5pt solid #313739" fo:border-right="none" fo:border-top="none" fo:border-bottom="0.5pt solid #313739"/>
    </style:style>
    <style:style style:name="Tabla7.C25" style:family="table-cell">
      <style:table-cell-properties style:vertical-align="middle" fo:padding="0cm" fo:border-left="0.5pt solid #313739" fo:border-right="none" fo:border-top="none" fo:border-bottom="0.5pt solid #313739"/>
    </style:style>
    <style:style style:name="Tabla7.D25" style:family="table-cell">
      <style:table-cell-properties style:vertical-align="middle" fo:padding="0cm" fo:border-left="0.5pt solid #313739" fo:border-right="0.5pt solid #313739" fo:border-top="none" fo:border-bottom="0.5pt solid #313739"/>
    </style:style>
    <style:style style:name="Tabla7.A26" style:family="table-cell">
      <style:table-cell-properties style:vertical-align="middle" fo:padding="0cm" fo:border-left="0.5pt solid #313739" fo:border-right="none" fo:border-top="none" fo:border-bottom="0.5pt solid #313739"/>
    </style:style>
    <style:style style:name="Tabla7.B26" style:family="table-cell" style:data-style-name="N0">
      <style:table-cell-properties style:vertical-align="middle" fo:padding="0cm" fo:border-left="0.5pt solid #313739" fo:border-right="none" fo:border-top="none" fo:border-bottom="0.5pt solid #313739"/>
    </style:style>
    <style:style style:name="Tabla7.C26" style:family="table-cell">
      <style:table-cell-properties style:vertical-align="middle" fo:padding="0cm" fo:border-left="0.5pt solid #313739" fo:border-right="none" fo:border-top="none" fo:border-bottom="0.5pt solid #313739"/>
    </style:style>
    <style:style style:name="Tabla7.D26" style:family="table-cell">
      <style:table-cell-properties style:vertical-align="middle" fo:padding="0cm" fo:border-left="0.5pt solid #313739" fo:border-right="0.5pt solid #313739" fo:border-top="none" fo:border-bottom="0.5pt solid #313739"/>
    </style:style>
    <style:style style:name="Tabla7.A27" style:family="table-cell">
      <style:table-cell-properties style:vertical-align="middle" fo:padding="0cm" fo:border-left="0.5pt solid #313739" fo:border-right="none" fo:border-top="none" fo:border-bottom="0.5pt solid #313739"/>
    </style:style>
    <style:style style:name="Tabla7.B27" style:family="table-cell" style:data-style-name="N0">
      <style:table-cell-properties style:vertical-align="middle" fo:padding="0cm" fo:border-left="0.5pt solid #313739" fo:border-right="none" fo:border-top="none" fo:border-bottom="0.5pt solid #313739"/>
    </style:style>
    <style:style style:name="Tabla7.C27" style:family="table-cell">
      <style:table-cell-properties style:vertical-align="middle" fo:padding="0cm" fo:border-left="0.5pt solid #313739" fo:border-right="none" fo:border-top="none" fo:border-bottom="0.5pt solid #313739"/>
    </style:style>
    <style:style style:name="Tabla7.D27" style:family="table-cell">
      <style:table-cell-properties style:vertical-align="middle" fo:padding="0cm" fo:border-left="0.5pt solid #313739" fo:border-right="0.5pt solid #313739" fo:border-top="none" fo:border-bottom="0.5pt solid #313739"/>
    </style:style>
    <style:style style:name="Tabla7.A28" style:family="table-cell">
      <style:table-cell-properties style:vertical-align="middle" fo:padding="0cm" fo:border-left="0.5pt solid #313739" fo:border-right="none" fo:border-top="none" fo:border-bottom="0.5pt solid #313739"/>
    </style:style>
    <style:style style:name="Tabla7.B28" style:family="table-cell" style:data-style-name="N0">
      <style:table-cell-properties style:vertical-align="middle" fo:padding="0cm" fo:border-left="0.5pt solid #313739" fo:border-right="none" fo:border-top="none" fo:border-bottom="0.5pt solid #313739"/>
    </style:style>
    <style:style style:name="Tabla7.C28" style:family="table-cell">
      <style:table-cell-properties style:vertical-align="middle" fo:padding="0cm" fo:border-left="0.5pt solid #313739" fo:border-right="none" fo:border-top="none" fo:border-bottom="0.5pt solid #313739"/>
    </style:style>
    <style:style style:name="Tabla7.D28" style:family="table-cell">
      <style:table-cell-properties style:vertical-align="middle" fo:padding="0cm" fo:border-left="0.5pt solid #313739" fo:border-right="0.5pt solid #313739" fo:border-top="none" fo:border-bottom="0.5pt solid #313739"/>
    </style:style>
    <style:style style:name="Tabla7.A29" style:family="table-cell">
      <style:table-cell-properties style:vertical-align="middle" fo:padding="0cm" fo:border-left="0.5pt solid #313739" fo:border-right="none" fo:border-top="none" fo:border-bottom="0.5pt solid #313739"/>
    </style:style>
    <style:style style:name="Tabla7.B29" style:family="table-cell" style:data-style-name="N0">
      <style:table-cell-properties style:vertical-align="middle" fo:padding="0cm" fo:border-left="0.5pt solid #313739" fo:border-right="none" fo:border-top="none" fo:border-bottom="0.5pt solid #313739"/>
    </style:style>
    <style:style style:name="Tabla7.C29" style:family="table-cell">
      <style:table-cell-properties style:vertical-align="middle" fo:padding="0cm" fo:border-left="0.5pt solid #313739" fo:border-right="none" fo:border-top="none" fo:border-bottom="0.5pt solid #313739"/>
    </style:style>
    <style:style style:name="Tabla7.D29" style:family="table-cell">
      <style:table-cell-properties style:vertical-align="middle" fo:padding="0cm" fo:border-left="0.5pt solid #313739" fo:border-right="0.5pt solid #313739" fo:border-top="none" fo:border-bottom="0.5pt solid #313739"/>
    </style:style>
    <style:style style:name="Tabla7.A30" style:family="table-cell">
      <style:table-cell-properties style:vertical-align="middle" fo:padding="0cm" fo:border-left="0.5pt solid #313739" fo:border-right="none" fo:border-top="none" fo:border-bottom="0.5pt solid #313739"/>
    </style:style>
    <style:style style:name="Tabla7.B30" style:family="table-cell" style:data-style-name="N0">
      <style:table-cell-properties style:vertical-align="middle" fo:padding="0cm" fo:border-left="0.5pt solid #313739" fo:border-right="none" fo:border-top="none" fo:border-bottom="0.5pt solid #313739"/>
    </style:style>
    <style:style style:name="Tabla7.C30" style:family="table-cell">
      <style:table-cell-properties style:vertical-align="middle" fo:padding="0cm" fo:border-left="0.5pt solid #313739" fo:border-right="none" fo:border-top="none" fo:border-bottom="0.5pt solid #313739"/>
    </style:style>
    <style:style style:name="Tabla7.D30" style:family="table-cell">
      <style:table-cell-properties style:vertical-align="middle" fo:padding="0cm" fo:border-left="0.5pt solid #313739" fo:border-right="0.5pt solid #313739" fo:border-top="none" fo:border-bottom="0.5pt solid #313739"/>
    </style:style>
    <style:style style:name="Tabla7.A31" style:family="table-cell">
      <style:table-cell-properties style:vertical-align="middle" fo:padding="0cm" fo:border-left="0.5pt solid #313739" fo:border-right="none" fo:border-top="none" fo:border-bottom="0.5pt solid #313739"/>
    </style:style>
    <style:style style:name="Tabla7.B31" style:family="table-cell" style:data-style-name="N0">
      <style:table-cell-properties style:vertical-align="middle" fo:padding="0cm" fo:border-left="0.5pt solid #313739" fo:border-right="none" fo:border-top="none" fo:border-bottom="0.5pt solid #313739"/>
    </style:style>
    <style:style style:name="Tabla7.C31" style:family="table-cell">
      <style:table-cell-properties style:vertical-align="middle" fo:padding="0cm" fo:border-left="0.5pt solid #313739" fo:border-right="none" fo:border-top="none" fo:border-bottom="0.5pt solid #313739"/>
    </style:style>
    <style:style style:name="Tabla7.D31" style:family="table-cell">
      <style:table-cell-properties style:vertical-align="middle" fo:background-color="transparent" fo:padding="0cm" fo:border-left="0.5pt solid #313739" fo:border-right="0.5pt solid #313739" fo:border-top="none" fo:border-bottom="0.5pt solid #313739">
        <style:background-image/>
      </style:table-cell-properties>
    </style:style>
    <style:style style:name="Tabla4" style:family="table">
      <style:table-properties style:width="16.499cm" table:align="margins" style:writing-mode="lr-tb"/>
    </style:style>
    <style:style style:name="Tabla4.A" style:family="table-column">
      <style:table-column-properties style:column-width="16.499cm" style:rel-column-width="9354*"/>
    </style:style>
    <style:style style:name="Tabla4.A1" style:family="table-cell">
      <style:table-cell-properties fo:background-color="#ffffcc" fo:padding="0.097cm" fo:border="0.05pt solid #000000">
        <style:background-image/>
      </style:table-cell-properties>
    </style:style>
    <style:style style:name="Tabla8" style:family="table">
      <style:table-properties style:width="25.7cm" table:align="left" style:writing-mode="lr-tb"/>
    </style:style>
    <style:style style:name="Tabla8.A" style:family="table-column">
      <style:table-column-properties style:column-width="1.304cm"/>
    </style:style>
    <style:style style:name="Tabla8.B" style:family="table-column">
      <style:table-column-properties style:column-width="11.582cm"/>
    </style:style>
    <style:style style:name="Tabla8.C" style:family="table-column">
      <style:table-column-properties style:column-width="1.307cm"/>
    </style:style>
    <style:style style:name="Tabla8.D" style:family="table-column">
      <style:table-column-properties style:column-width="7.317cm"/>
    </style:style>
    <style:style style:name="Tabla8.E" style:family="table-column">
      <style:table-column-properties style:column-width="0.972cm"/>
    </style:style>
    <style:style style:name="Tabla8.F" style:family="table-column">
      <style:table-column-properties style:column-width="1.051cm"/>
    </style:style>
    <style:style style:name="Tabla8.G" style:family="table-column">
      <style:table-column-properties style:column-width="2.168cm"/>
    </style:style>
    <style:style style:name="Tabla8.A1" style:family="table-cell">
      <style:table-cell-properties style:vertical-align="middle" fo:background-color="#969696" fo:padding="0cm" fo:border-left="0.5pt solid #313739" fo:border-right="none" fo:border-top="0.5pt solid #313739" fo:border-bottom="0.5pt solid #313739">
        <style:background-image/>
      </style:table-cell-properties>
    </style:style>
    <style:style style:name="Tabla8.G1" style:family="table-cell">
      <style:table-cell-properties style:vertical-align="middle" fo:background-color="#969696" fo:padding="0cm" fo:border="0.5pt solid #313739">
        <style:background-image/>
      </style:table-cell-properties>
    </style:style>
    <style:style style:name="Tabla8.A2" style:family="table-cell">
      <style:table-cell-properties style:vertical-align="middle" fo:padding="0cm" fo:border-left="0.5pt solid #313739" fo:border-right="none" fo:border-top="none" fo:border-bottom="0.5pt solid #313739"/>
    </style:style>
    <style:style style:name="Tabla8.B2" style:family="table-cell">
      <style:table-cell-properties style:vertical-align="middle" fo:padding="0cm" fo:border-left="0.5pt solid #313739" fo:border-right="none" fo:border-top="none" fo:border-bottom="0.5pt solid #313739"/>
    </style:style>
    <style:style style:name="Tabla8.C2" style:family="table-cell" style:data-style-name="N0">
      <style:table-cell-properties style:vertical-align="middle" fo:padding="0cm" fo:border-left="0.5pt solid #313739" fo:border-right="none" fo:border-top="none" fo:border-bottom="0.5pt solid #313739"/>
    </style:style>
    <style:style style:name="Tabla8.D2" style:family="table-cell">
      <style:table-cell-properties style:vertical-align="middle" fo:padding="0cm" fo:border-left="0.5pt solid #313739" fo:border-right="none" fo:border-top="none" fo:border-bottom="0.5pt solid #313739"/>
    </style:style>
    <style:style style:name="Tabla8.E2" style:family="table-cell" style:data-style-name="N0">
      <style:table-cell-properties style:vertical-align="middle" fo:padding="0cm" fo:border-left="0.5pt solid #313739" fo:border-right="none" fo:border-top="none" fo:border-bottom="0.5pt solid #313739"/>
    </style:style>
    <style:style style:name="Tabla8.F2" style:family="table-cell" style:data-style-name="N37">
      <style:table-cell-properties style:vertical-align="middle" fo:padding="0cm" fo:border-left="0.5pt solid #313739" fo:border-right="none" fo:border-top="none" fo:border-bottom="0.5pt solid #313739"/>
    </style:style>
    <style:style style:name="Tabla8.G2" style:family="table-cell" style:data-style-name="N37">
      <style:table-cell-properties style:vertical-align="middle" fo:padding="0cm" fo:border-left="0.5pt solid #313739" fo:border-right="0.5pt solid #313739" fo:border-top="none" fo:border-bottom="0.5pt solid #313739"/>
    </style:style>
    <style:style style:name="Tabla8.A3" style:family="table-cell">
      <style:table-cell-properties style:vertical-align="middle" fo:padding="0cm" fo:border-left="0.5pt solid #313739" fo:border-right="none" fo:border-top="none" fo:border-bottom="0.5pt solid #313739"/>
    </style:style>
    <style:style style:name="Tabla8.B3" style:family="table-cell">
      <style:table-cell-properties style:vertical-align="middle" fo:padding="0cm" fo:border-left="0.5pt solid #313739" fo:border-right="none" fo:border-top="none" fo:border-bottom="0.5pt solid #313739"/>
    </style:style>
    <style:style style:name="Tabla8.C3" style:family="table-cell" style:data-style-name="N0">
      <style:table-cell-properties style:vertical-align="middle" fo:padding="0cm" fo:border-left="0.5pt solid #313739" fo:border-right="none" fo:border-top="none" fo:border-bottom="0.5pt solid #313739"/>
    </style:style>
    <style:style style:name="Tabla8.D3" style:family="table-cell">
      <style:table-cell-properties style:vertical-align="middle" fo:padding="0cm" fo:border-left="0.5pt solid #313739" fo:border-right="none" fo:border-top="none" fo:border-bottom="0.5pt solid #313739"/>
    </style:style>
    <style:style style:name="Tabla8.E3" style:family="table-cell" style:data-style-name="N0">
      <style:table-cell-properties style:vertical-align="middle" fo:padding="0cm" fo:border-left="0.5pt solid #313739" fo:border-right="none" fo:border-top="none" fo:border-bottom="0.5pt solid #313739"/>
    </style:style>
    <style:style style:name="Tabla8.F3" style:family="table-cell" style:data-style-name="N37">
      <style:table-cell-properties style:vertical-align="middle" fo:padding="0cm" fo:border-left="0.5pt solid #313739" fo:border-right="none" fo:border-top="none" fo:border-bottom="0.5pt solid #313739"/>
    </style:style>
    <style:style style:name="Tabla8.G3" style:family="table-cell" style:data-style-name="N37">
      <style:table-cell-properties style:vertical-align="middle" fo:padding="0cm" fo:border-left="0.5pt solid #313739" fo:border-right="0.5pt solid #313739" fo:border-top="none" fo:border-bottom="0.5pt solid #313739"/>
    </style:style>
    <style:style style:name="Tabla8.A4" style:family="table-cell">
      <style:table-cell-properties style:vertical-align="middle" fo:padding="0cm" fo:border-left="0.5pt solid #313739" fo:border-right="none" fo:border-top="none" fo:border-bottom="0.5pt solid #313739"/>
    </style:style>
    <style:style style:name="Tabla8.B4" style:family="table-cell">
      <style:table-cell-properties style:vertical-align="middle" fo:padding="0cm" fo:border-left="0.5pt solid #313739" fo:border-right="none" fo:border-top="none" fo:border-bottom="0.5pt solid #313739"/>
    </style:style>
    <style:style style:name="Tabla8.C4" style:family="table-cell" style:data-style-name="N0">
      <style:table-cell-properties style:vertical-align="middle" fo:padding="0cm" fo:border-left="0.5pt solid #313739" fo:border-right="none" fo:border-top="none" fo:border-bottom="0.5pt solid #313739"/>
    </style:style>
    <style:style style:name="Tabla8.D4" style:family="table-cell">
      <style:table-cell-properties style:vertical-align="middle" fo:padding="0cm" fo:border-left="0.5pt solid #313739" fo:border-right="none" fo:border-top="none" fo:border-bottom="0.5pt solid #313739"/>
    </style:style>
    <style:style style:name="Tabla8.E4" style:family="table-cell" style:data-style-name="N0">
      <style:table-cell-properties style:vertical-align="middle" fo:padding="0cm" fo:border-left="0.5pt solid #313739" fo:border-right="none" fo:border-top="none" fo:border-bottom="0.5pt solid #313739"/>
    </style:style>
    <style:style style:name="Tabla8.F4" style:family="table-cell" style:data-style-name="N37">
      <style:table-cell-properties style:vertical-align="middle" fo:padding="0cm" fo:border-left="0.5pt solid #313739" fo:border-right="none" fo:border-top="none" fo:border-bottom="0.5pt solid #313739"/>
    </style:style>
    <style:style style:name="Tabla8.G4" style:family="table-cell" style:data-style-name="N37">
      <style:table-cell-properties style:vertical-align="middle" fo:padding="0cm" fo:border-left="0.5pt solid #313739" fo:border-right="0.5pt solid #313739" fo:border-top="none" fo:border-bottom="0.5pt solid #313739"/>
    </style:style>
    <style:style style:name="Tabla8.A5" style:family="table-cell">
      <style:table-cell-properties style:vertical-align="middle" fo:padding="0cm" fo:border-left="0.5pt solid #313739" fo:border-right="none" fo:border-top="none" fo:border-bottom="0.5pt solid #313739"/>
    </style:style>
    <style:style style:name="Tabla8.B5" style:family="table-cell">
      <style:table-cell-properties style:vertical-align="middle" fo:padding="0cm" fo:border-left="0.5pt solid #313739" fo:border-right="none" fo:border-top="none" fo:border-bottom="0.5pt solid #313739"/>
    </style:style>
    <style:style style:name="Tabla8.C5" style:family="table-cell" style:data-style-name="N0">
      <style:table-cell-properties style:vertical-align="middle" fo:padding="0cm" fo:border-left="0.5pt solid #313739" fo:border-right="none" fo:border-top="none" fo:border-bottom="0.5pt solid #313739"/>
    </style:style>
    <style:style style:name="Tabla8.D5" style:family="table-cell">
      <style:table-cell-properties style:vertical-align="middle" fo:padding="0cm" fo:border-left="0.5pt solid #313739" fo:border-right="none" fo:border-top="none" fo:border-bottom="0.5pt solid #313739"/>
    </style:style>
    <style:style style:name="Tabla8.E5" style:family="table-cell" style:data-style-name="N0">
      <style:table-cell-properties style:vertical-align="middle" fo:padding="0cm" fo:border-left="0.5pt solid #313739" fo:border-right="none" fo:border-top="none" fo:border-bottom="0.5pt solid #313739"/>
    </style:style>
    <style:style style:name="Tabla8.F5" style:family="table-cell" style:data-style-name="N37">
      <style:table-cell-properties style:vertical-align="middle" fo:padding="0cm" fo:border-left="0.5pt solid #313739" fo:border-right="none" fo:border-top="none" fo:border-bottom="0.5pt solid #313739"/>
    </style:style>
    <style:style style:name="Tabla8.G5" style:family="table-cell" style:data-style-name="N37">
      <style:table-cell-properties style:vertical-align="middle" fo:padding="0cm" fo:border-left="0.5pt solid #313739" fo:border-right="0.5pt solid #313739" fo:border-top="none" fo:border-bottom="0.5pt solid #313739"/>
    </style:style>
    <style:style style:name="Tabla8.A6" style:family="table-cell">
      <style:table-cell-properties style:vertical-align="middle" fo:padding="0cm" fo:border-left="0.5pt solid #313739" fo:border-right="none" fo:border-top="none" fo:border-bottom="0.5pt solid #313739"/>
    </style:style>
    <style:style style:name="Tabla8.B6" style:family="table-cell">
      <style:table-cell-properties style:vertical-align="middle" fo:padding="0cm" fo:border-left="0.5pt solid #313739" fo:border-right="none" fo:border-top="none" fo:border-bottom="0.5pt solid #313739"/>
    </style:style>
    <style:style style:name="Tabla8.C6" style:family="table-cell">
      <style:table-cell-properties style:vertical-align="middle" fo:padding="0cm" fo:border-left="0.5pt solid #313739" fo:border-right="none" fo:border-top="none" fo:border-bottom="0.5pt solid #313739"/>
    </style:style>
    <style:style style:name="Tabla8.D6" style:family="table-cell">
      <style:table-cell-properties style:vertical-align="middle" fo:padding="0cm" fo:border-left="0.5pt solid #313739" fo:border-right="none" fo:border-top="none" fo:border-bottom="0.5pt solid #313739"/>
    </style:style>
    <style:style style:name="Tabla8.E6" style:family="table-cell" style:data-style-name="N0">
      <style:table-cell-properties style:vertical-align="middle" fo:padding="0cm" fo:border-left="0.5pt solid #313739" fo:border-right="none" fo:border-top="none" fo:border-bottom="0.5pt solid #313739"/>
    </style:style>
    <style:style style:name="Tabla8.F6" style:family="table-cell" style:data-style-name="N37">
      <style:table-cell-properties style:vertical-align="middle" fo:padding="0cm" fo:border-left="0.5pt solid #313739" fo:border-right="none" fo:border-top="none" fo:border-bottom="0.5pt solid #313739"/>
    </style:style>
    <style:style style:name="Tabla8.G6" style:family="table-cell" style:data-style-name="N37">
      <style:table-cell-properties style:vertical-align="middle" fo:padding="0cm" fo:border-left="0.5pt solid #313739" fo:border-right="0.5pt solid #313739" fo:border-top="none" fo:border-bottom="0.5pt solid #313739"/>
    </style:style>
    <style:style style:name="Tabla8.A7" style:family="table-cell">
      <style:table-cell-properties style:vertical-align="middle" fo:padding="0cm" fo:border-left="0.5pt solid #313739" fo:border-right="none" fo:border-top="none" fo:border-bottom="0.5pt solid #313739"/>
    </style:style>
    <style:style style:name="Tabla8.B7" style:family="table-cell">
      <style:table-cell-properties style:vertical-align="middle" fo:padding="0cm" fo:border-left="0.5pt solid #313739" fo:border-right="none" fo:border-top="none" fo:border-bottom="0.5pt solid #313739"/>
    </style:style>
    <style:style style:name="Tabla8.C7" style:family="table-cell">
      <style:table-cell-properties style:vertical-align="middle" fo:padding="0cm" fo:border-left="0.5pt solid #313739" fo:border-right="none" fo:border-top="none" fo:border-bottom="0.5pt solid #313739"/>
    </style:style>
    <style:style style:name="Tabla8.D7" style:family="table-cell">
      <style:table-cell-properties style:vertical-align="middle" fo:padding="0cm" fo:border-left="0.5pt solid #313739" fo:border-right="none" fo:border-top="none" fo:border-bottom="0.5pt solid #313739"/>
    </style:style>
    <style:style style:name="Tabla8.E7" style:family="table-cell" style:data-style-name="N0">
      <style:table-cell-properties style:vertical-align="middle" fo:padding="0cm" fo:border-left="0.5pt solid #313739" fo:border-right="none" fo:border-top="none" fo:border-bottom="0.5pt solid #313739"/>
    </style:style>
    <style:style style:name="Tabla8.F7" style:family="table-cell" style:data-style-name="N37">
      <style:table-cell-properties style:vertical-align="middle" fo:padding="0cm" fo:border-left="0.5pt solid #313739" fo:border-right="none" fo:border-top="none" fo:border-bottom="0.5pt solid #313739"/>
    </style:style>
    <style:style style:name="Tabla8.G7" style:family="table-cell" style:data-style-name="N37">
      <style:table-cell-properties style:vertical-align="middle" fo:padding="0cm" fo:border-left="0.5pt solid #313739" fo:border-right="0.5pt solid #313739" fo:border-top="none" fo:border-bottom="0.5pt solid #313739"/>
    </style:style>
    <style:style style:name="Tabla8.A8" style:family="table-cell">
      <style:table-cell-properties style:vertical-align="middle" fo:padding="0cm" fo:border-left="0.5pt solid #313739" fo:border-right="none" fo:border-top="none" fo:border-bottom="0.5pt solid #313739"/>
    </style:style>
    <style:style style:name="Tabla8.B8" style:family="table-cell">
      <style:table-cell-properties style:vertical-align="middle" fo:padding="0cm" fo:border-left="0.5pt solid #313739" fo:border-right="none" fo:border-top="none" fo:border-bottom="0.5pt solid #313739"/>
    </style:style>
    <style:style style:name="Tabla8.C8" style:family="table-cell">
      <style:table-cell-properties style:vertical-align="middle" fo:padding="0cm" fo:border-left="0.5pt solid #313739" fo:border-right="none" fo:border-top="none" fo:border-bottom="0.5pt solid #313739"/>
    </style:style>
    <style:style style:name="Tabla8.D8" style:family="table-cell">
      <style:table-cell-properties style:vertical-align="middle" fo:padding="0cm" fo:border-left="0.5pt solid #313739" fo:border-right="none" fo:border-top="none" fo:border-bottom="0.5pt solid #313739"/>
    </style:style>
    <style:style style:name="Tabla8.E8" style:family="table-cell" style:data-style-name="N0">
      <style:table-cell-properties style:vertical-align="middle" fo:padding="0cm" fo:border-left="0.5pt solid #313739" fo:border-right="none" fo:border-top="none" fo:border-bottom="0.5pt solid #313739"/>
    </style:style>
    <style:style style:name="Tabla8.F8" style:family="table-cell" style:data-style-name="N37">
      <style:table-cell-properties style:vertical-align="middle" fo:padding="0cm" fo:border-left="0.5pt solid #313739" fo:border-right="none" fo:border-top="none" fo:border-bottom="0.5pt solid #313739"/>
    </style:style>
    <style:style style:name="Tabla8.G8" style:family="table-cell" style:data-style-name="N37">
      <style:table-cell-properties style:vertical-align="middle" fo:padding="0cm" fo:border-left="0.5pt solid #313739" fo:border-right="0.5pt solid #313739" fo:border-top="none" fo:border-bottom="0.5pt solid #313739"/>
    </style:style>
    <style:style style:name="Tabla8.A9" style:family="table-cell">
      <style:table-cell-properties style:vertical-align="middle" fo:padding="0cm" fo:border-left="0.5pt solid #313739" fo:border-right="none" fo:border-top="none" fo:border-bottom="0.5pt solid #313739"/>
    </style:style>
    <style:style style:name="Tabla8.B9" style:family="table-cell">
      <style:table-cell-properties style:vertical-align="middle" fo:padding="0cm" fo:border-left="0.5pt solid #313739" fo:border-right="none" fo:border-top="none" fo:border-bottom="0.5pt solid #313739"/>
    </style:style>
    <style:style style:name="Tabla8.C9" style:family="table-cell">
      <style:table-cell-properties style:vertical-align="middle" fo:padding="0cm" fo:border-left="0.5pt solid #313739" fo:border-right="none" fo:border-top="none" fo:border-bottom="0.5pt solid #313739"/>
    </style:style>
    <style:style style:name="Tabla8.D9" style:family="table-cell">
      <style:table-cell-properties style:vertical-align="middle" fo:padding="0cm" fo:border-left="0.5pt solid #313739" fo:border-right="none" fo:border-top="none" fo:border-bottom="0.5pt solid #313739"/>
    </style:style>
    <style:style style:name="Tabla8.E9" style:family="table-cell" style:data-style-name="N0">
      <style:table-cell-properties style:vertical-align="middle" fo:padding="0cm" fo:border-left="0.5pt solid #313739" fo:border-right="none" fo:border-top="none" fo:border-bottom="0.5pt solid #313739"/>
    </style:style>
    <style:style style:name="Tabla8.F9" style:family="table-cell" style:data-style-name="N37">
      <style:table-cell-properties style:vertical-align="middle" fo:padding="0cm" fo:border-left="0.5pt solid #313739" fo:border-right="none" fo:border-top="none" fo:border-bottom="0.5pt solid #313739"/>
    </style:style>
    <style:style style:name="Tabla8.G9" style:family="table-cell" style:data-style-name="N37">
      <style:table-cell-properties style:vertical-align="middle" fo:padding="0cm" fo:border-left="0.5pt solid #313739" fo:border-right="0.5pt solid #313739" fo:border-top="none" fo:border-bottom="0.5pt solid #313739"/>
    </style:style>
    <style:style style:name="Tabla8.A10" style:family="table-cell">
      <style:table-cell-properties style:vertical-align="middle" fo:padding="0cm" fo:border-left="0.5pt solid #313739" fo:border-right="none" fo:border-top="none" fo:border-bottom="0.5pt solid #313739"/>
    </style:style>
    <style:style style:name="Tabla8.B10" style:family="table-cell">
      <style:table-cell-properties style:vertical-align="middle" fo:padding="0cm" fo:border-left="0.5pt solid #313739" fo:border-right="none" fo:border-top="none" fo:border-bottom="0.5pt solid #313739"/>
    </style:style>
    <style:style style:name="Tabla8.C10" style:family="table-cell">
      <style:table-cell-properties style:vertical-align="middle" fo:padding="0cm" fo:border-left="0.5pt solid #313739" fo:border-right="none" fo:border-top="none" fo:border-bottom="0.5pt solid #313739"/>
    </style:style>
    <style:style style:name="Tabla8.D10" style:family="table-cell">
      <style:table-cell-properties style:vertical-align="middle" fo:padding="0cm" fo:border-left="0.5pt solid #313739" fo:border-right="none" fo:border-top="none" fo:border-bottom="0.5pt solid #313739"/>
    </style:style>
    <style:style style:name="Tabla8.E10" style:family="table-cell" style:data-style-name="N0">
      <style:table-cell-properties style:vertical-align="middle" fo:padding="0cm" fo:border-left="0.5pt solid #313739" fo:border-right="none" fo:border-top="none" fo:border-bottom="0.5pt solid #313739"/>
    </style:style>
    <style:style style:name="Tabla8.F10" style:family="table-cell" style:data-style-name="N37">
      <style:table-cell-properties style:vertical-align="middle" fo:padding="0cm" fo:border-left="0.5pt solid #313739" fo:border-right="none" fo:border-top="none" fo:border-bottom="0.5pt solid #313739"/>
    </style:style>
    <style:style style:name="Tabla8.G10" style:family="table-cell" style:data-style-name="N37">
      <style:table-cell-properties style:vertical-align="middle" fo:padding="0cm" fo:border-left="0.5pt solid #313739" fo:border-right="0.5pt solid #313739" fo:border-top="none" fo:border-bottom="0.5pt solid #313739"/>
    </style:style>
    <style:style style:name="Tabla8.A11" style:family="table-cell">
      <style:table-cell-properties style:vertical-align="middle" fo:padding="0cm" fo:border-left="0.5pt solid #313739" fo:border-right="none" fo:border-top="none" fo:border-bottom="0.5pt solid #313739"/>
    </style:style>
    <style:style style:name="Tabla8.B11" style:family="table-cell">
      <style:table-cell-properties style:vertical-align="middle" fo:padding="0cm" fo:border-left="0.5pt solid #313739" fo:border-right="none" fo:border-top="none" fo:border-bottom="0.5pt solid #313739"/>
    </style:style>
    <style:style style:name="Tabla8.C11" style:family="table-cell">
      <style:table-cell-properties style:vertical-align="middle" fo:padding="0cm" fo:border-left="0.5pt solid #313739" fo:border-right="none" fo:border-top="none" fo:border-bottom="0.5pt solid #313739"/>
    </style:style>
    <style:style style:name="Tabla8.D11" style:family="table-cell">
      <style:table-cell-properties style:vertical-align="middle" fo:padding="0cm" fo:border-left="0.5pt solid #313739" fo:border-right="none" fo:border-top="none" fo:border-bottom="0.5pt solid #313739"/>
    </style:style>
    <style:style style:name="Tabla8.E11" style:family="table-cell" style:data-style-name="N0">
      <style:table-cell-properties style:vertical-align="middle" fo:padding="0cm" fo:border-left="0.5pt solid #313739" fo:border-right="none" fo:border-top="none" fo:border-bottom="0.5pt solid #313739"/>
    </style:style>
    <style:style style:name="Tabla8.F11" style:family="table-cell" style:data-style-name="N37">
      <style:table-cell-properties style:vertical-align="middle" fo:padding="0cm" fo:border-left="0.5pt solid #313739" fo:border-right="none" fo:border-top="none" fo:border-bottom="0.5pt solid #313739"/>
    </style:style>
    <style:style style:name="Tabla8.G11" style:family="table-cell" style:data-style-name="N37">
      <style:table-cell-properties style:vertical-align="middle" fo:padding="0cm" fo:border-left="0.5pt solid #313739" fo:border-right="0.5pt solid #313739" fo:border-top="none" fo:border-bottom="0.5pt solid #313739"/>
    </style:style>
    <style:style style:name="Tabla8.A12" style:family="table-cell">
      <style:table-cell-properties style:vertical-align="middle" fo:padding="0cm" fo:border-left="0.5pt solid #313739" fo:border-right="none" fo:border-top="none" fo:border-bottom="0.5pt solid #313739"/>
    </style:style>
    <style:style style:name="Tabla8.B12" style:family="table-cell">
      <style:table-cell-properties style:vertical-align="middle" fo:padding="0cm" fo:border-left="0.5pt solid #313739" fo:border-right="none" fo:border-top="none" fo:border-bottom="0.5pt solid #313739"/>
    </style:style>
    <style:style style:name="Tabla8.C12" style:family="table-cell">
      <style:table-cell-properties style:vertical-align="middle" fo:padding="0cm" fo:border-left="0.5pt solid #313739" fo:border-right="none" fo:border-top="none" fo:border-bottom="0.5pt solid #313739"/>
    </style:style>
    <style:style style:name="Tabla8.D12" style:family="table-cell">
      <style:table-cell-properties style:vertical-align="middle" fo:padding="0cm" fo:border-left="0.5pt solid #313739" fo:border-right="none" fo:border-top="none" fo:border-bottom="0.5pt solid #313739"/>
    </style:style>
    <style:style style:name="Tabla8.E12" style:family="table-cell" style:data-style-name="N0">
      <style:table-cell-properties style:vertical-align="middle" fo:padding="0cm" fo:border-left="0.5pt solid #313739" fo:border-right="none" fo:border-top="none" fo:border-bottom="0.5pt solid #313739"/>
    </style:style>
    <style:style style:name="Tabla8.F12" style:family="table-cell" style:data-style-name="N37">
      <style:table-cell-properties style:vertical-align="middle" fo:padding="0cm" fo:border-left="0.5pt solid #313739" fo:border-right="none" fo:border-top="none" fo:border-bottom="0.5pt solid #313739"/>
    </style:style>
    <style:style style:name="Tabla8.G12" style:family="table-cell" style:data-style-name="N37">
      <style:table-cell-properties style:vertical-align="middle" fo:padding="0cm" fo:border-left="0.5pt solid #313739" fo:border-right="0.5pt solid #313739" fo:border-top="none" fo:border-bottom="0.5pt solid #313739"/>
    </style:style>
    <style:style style:name="Tabla8.A13" style:family="table-cell">
      <style:table-cell-properties style:vertical-align="middle" fo:padding="0cm" fo:border-left="0.5pt solid #313739" fo:border-right="none" fo:border-top="none" fo:border-bottom="0.5pt solid #313739"/>
    </style:style>
    <style:style style:name="Tabla8.B13" style:family="table-cell">
      <style:table-cell-properties style:vertical-align="middle" fo:padding="0cm" fo:border-left="0.5pt solid #313739" fo:border-right="none" fo:border-top="none" fo:border-bottom="0.5pt solid #313739"/>
    </style:style>
    <style:style style:name="Tabla8.C13" style:family="table-cell">
      <style:table-cell-properties style:vertical-align="middle" fo:padding="0cm" fo:border-left="0.5pt solid #313739" fo:border-right="none" fo:border-top="none" fo:border-bottom="0.5pt solid #313739"/>
    </style:style>
    <style:style style:name="Tabla8.D13" style:family="table-cell">
      <style:table-cell-properties style:vertical-align="middle" fo:padding="0cm" fo:border-left="0.5pt solid #313739" fo:border-right="none" fo:border-top="none" fo:border-bottom="0.5pt solid #313739"/>
    </style:style>
    <style:style style:name="Tabla8.E13" style:family="table-cell" style:data-style-name="N0">
      <style:table-cell-properties style:vertical-align="middle" fo:padding="0cm" fo:border-left="0.5pt solid #313739" fo:border-right="none" fo:border-top="none" fo:border-bottom="0.5pt solid #313739"/>
    </style:style>
    <style:style style:name="Tabla8.F13" style:family="table-cell" style:data-style-name="N37">
      <style:table-cell-properties style:vertical-align="middle" fo:padding="0cm" fo:border-left="0.5pt solid #313739" fo:border-right="none" fo:border-top="none" fo:border-bottom="0.5pt solid #313739"/>
    </style:style>
    <style:style style:name="Tabla8.G13" style:family="table-cell" style:data-style-name="N37">
      <style:table-cell-properties style:vertical-align="middle" fo:padding="0cm" fo:border-left="0.5pt solid #313739" fo:border-right="0.5pt solid #313739" fo:border-top="none" fo:border-bottom="0.5pt solid #313739"/>
    </style:style>
    <style:style style:name="Tabla8.A14" style:family="table-cell">
      <style:table-cell-properties style:vertical-align="middle" fo:padding="0cm" fo:border-left="0.5pt solid #313739" fo:border-right="none" fo:border-top="none" fo:border-bottom="0.5pt solid #313739"/>
    </style:style>
    <style:style style:name="Tabla8.B14" style:family="table-cell">
      <style:table-cell-properties style:vertical-align="middle" fo:padding="0cm" fo:border-left="0.5pt solid #313739" fo:border-right="none" fo:border-top="none" fo:border-bottom="0.5pt solid #313739"/>
    </style:style>
    <style:style style:name="Tabla8.C14" style:family="table-cell">
      <style:table-cell-properties style:vertical-align="middle" fo:padding="0cm" fo:border-left="0.5pt solid #313739" fo:border-right="none" fo:border-top="none" fo:border-bottom="0.5pt solid #313739"/>
    </style:style>
    <style:style style:name="Tabla8.D14" style:family="table-cell">
      <style:table-cell-properties style:vertical-align="middle" fo:padding="0cm" fo:border-left="0.5pt solid #313739" fo:border-right="none" fo:border-top="none" fo:border-bottom="0.5pt solid #313739"/>
    </style:style>
    <style:style style:name="Tabla8.E14" style:family="table-cell" style:data-style-name="N0">
      <style:table-cell-properties style:vertical-align="middle" fo:padding="0cm" fo:border-left="0.5pt solid #313739" fo:border-right="none" fo:border-top="none" fo:border-bottom="0.5pt solid #313739"/>
    </style:style>
    <style:style style:name="Tabla8.F14" style:family="table-cell" style:data-style-name="N37">
      <style:table-cell-properties style:vertical-align="middle" fo:padding="0cm" fo:border-left="0.5pt solid #313739" fo:border-right="none" fo:border-top="none" fo:border-bottom="0.5pt solid #313739"/>
    </style:style>
    <style:style style:name="Tabla8.G14" style:family="table-cell" style:data-style-name="N37">
      <style:table-cell-properties style:vertical-align="middle" fo:padding="0cm" fo:border-left="0.5pt solid #313739" fo:border-right="0.5pt solid #313739" fo:border-top="none" fo:border-bottom="0.5pt solid #313739"/>
    </style:style>
    <style:style style:name="Tabla8.A15" style:family="table-cell">
      <style:table-cell-properties style:vertical-align="middle" fo:padding="0cm" fo:border-left="0.5pt solid #313739" fo:border-right="none" fo:border-top="none" fo:border-bottom="0.5pt solid #313739"/>
    </style:style>
    <style:style style:name="Tabla8.B15" style:family="table-cell">
      <style:table-cell-properties style:vertical-align="middle" fo:padding="0cm" fo:border-left="0.5pt solid #313739" fo:border-right="none" fo:border-top="none" fo:border-bottom="0.5pt solid #313739"/>
    </style:style>
    <style:style style:name="Tabla8.C15" style:family="table-cell">
      <style:table-cell-properties style:vertical-align="middle" fo:padding="0cm" fo:border-left="0.5pt solid #313739" fo:border-right="none" fo:border-top="none" fo:border-bottom="0.5pt solid #313739"/>
    </style:style>
    <style:style style:name="Tabla8.D15" style:family="table-cell">
      <style:table-cell-properties style:vertical-align="middle" fo:padding="0cm" fo:border-left="0.5pt solid #313739" fo:border-right="none" fo:border-top="none" fo:border-bottom="0.5pt solid #313739"/>
    </style:style>
    <style:style style:name="Tabla8.E15" style:family="table-cell" style:data-style-name="N0">
      <style:table-cell-properties style:vertical-align="middle" fo:padding="0cm" fo:border-left="0.5pt solid #313739" fo:border-right="none" fo:border-top="none" fo:border-bottom="0.5pt solid #313739"/>
    </style:style>
    <style:style style:name="Tabla8.F15" style:family="table-cell" style:data-style-name="N37">
      <style:table-cell-properties style:vertical-align="middle" fo:padding="0cm" fo:border-left="0.5pt solid #313739" fo:border-right="none" fo:border-top="none" fo:border-bottom="0.5pt solid #313739"/>
    </style:style>
    <style:style style:name="Tabla8.G15" style:family="table-cell" style:data-style-name="N37">
      <style:table-cell-properties style:vertical-align="middle" fo:padding="0cm" fo:border-left="0.5pt solid #313739" fo:border-right="0.5pt solid #313739" fo:border-top="none" fo:border-bottom="0.5pt solid #313739"/>
    </style:style>
    <style:style style:name="Tabla8.A16" style:family="table-cell">
      <style:table-cell-properties style:vertical-align="middle" fo:padding="0cm" fo:border-left="0.5pt solid #313739" fo:border-right="none" fo:border-top="none" fo:border-bottom="0.5pt solid #313739"/>
    </style:style>
    <style:style style:name="Tabla8.B16" style:family="table-cell">
      <style:table-cell-properties style:vertical-align="middle" fo:padding="0cm" fo:border-left="0.5pt solid #313739" fo:border-right="none" fo:border-top="none" fo:border-bottom="0.5pt solid #313739"/>
    </style:style>
    <style:style style:name="Tabla8.C16" style:family="table-cell">
      <style:table-cell-properties style:vertical-align="middle" fo:padding="0cm" fo:border-left="0.5pt solid #313739" fo:border-right="none" fo:border-top="none" fo:border-bottom="0.5pt solid #313739"/>
    </style:style>
    <style:style style:name="Tabla8.D16" style:family="table-cell">
      <style:table-cell-properties style:vertical-align="middle" fo:padding="0cm" fo:border-left="0.5pt solid #313739" fo:border-right="none" fo:border-top="none" fo:border-bottom="0.5pt solid #313739"/>
    </style:style>
    <style:style style:name="Tabla8.E16" style:family="table-cell" style:data-style-name="N0">
      <style:table-cell-properties style:vertical-align="middle" fo:padding="0cm" fo:border-left="0.5pt solid #313739" fo:border-right="none" fo:border-top="none" fo:border-bottom="0.5pt solid #313739"/>
    </style:style>
    <style:style style:name="Tabla8.F16" style:family="table-cell" style:data-style-name="N37">
      <style:table-cell-properties style:vertical-align="middle" fo:padding="0cm" fo:border-left="0.5pt solid #313739" fo:border-right="none" fo:border-top="none" fo:border-bottom="0.5pt solid #313739"/>
    </style:style>
    <style:style style:name="Tabla8.G16" style:family="table-cell" style:data-style-name="N37">
      <style:table-cell-properties style:vertical-align="middle" fo:padding="0cm" fo:border-left="0.5pt solid #313739" fo:border-right="0.5pt solid #313739" fo:border-top="none" fo:border-bottom="0.5pt solid #313739"/>
    </style:style>
    <style:style style:name="Tabla8.A17" style:family="table-cell">
      <style:table-cell-properties style:vertical-align="middle" fo:padding="0cm" fo:border-left="0.5pt solid #313739" fo:border-right="none" fo:border-top="none" fo:border-bottom="0.5pt solid #313739"/>
    </style:style>
    <style:style style:name="Tabla8.B17" style:family="table-cell">
      <style:table-cell-properties style:vertical-align="middle" fo:padding="0cm" fo:border-left="0.5pt solid #313739" fo:border-right="none" fo:border-top="none" fo:border-bottom="0.5pt solid #313739"/>
    </style:style>
    <style:style style:name="Tabla8.C17" style:family="table-cell">
      <style:table-cell-properties style:vertical-align="middle" fo:padding="0cm" fo:border-left="0.5pt solid #313739" fo:border-right="none" fo:border-top="none" fo:border-bottom="0.5pt solid #313739"/>
    </style:style>
    <style:style style:name="Tabla8.D17" style:family="table-cell">
      <style:table-cell-properties style:vertical-align="middle" fo:padding="0cm" fo:border-left="0.5pt solid #313739" fo:border-right="none" fo:border-top="none" fo:border-bottom="0.5pt solid #313739"/>
    </style:style>
    <style:style style:name="Tabla8.E17" style:family="table-cell" style:data-style-name="N0">
      <style:table-cell-properties style:vertical-align="middle" fo:padding="0cm" fo:border-left="0.5pt solid #313739" fo:border-right="none" fo:border-top="none" fo:border-bottom="0.5pt solid #313739"/>
    </style:style>
    <style:style style:name="Tabla8.F17" style:family="table-cell" style:data-style-name="N37">
      <style:table-cell-properties style:vertical-align="middle" fo:padding="0cm" fo:border-left="0.5pt solid #313739" fo:border-right="none" fo:border-top="none" fo:border-bottom="0.5pt solid #313739"/>
    </style:style>
    <style:style style:name="Tabla8.G17" style:family="table-cell" style:data-style-name="N37">
      <style:table-cell-properties style:vertical-align="middle" fo:padding="0cm" fo:border-left="0.5pt solid #313739" fo:border-right="0.5pt solid #313739" fo:border-top="none" fo:border-bottom="0.5pt solid #313739"/>
    </style:style>
    <style:style style:name="Tabla8.A18" style:family="table-cell">
      <style:table-cell-properties style:vertical-align="middle" fo:padding="0cm" fo:border-left="0.5pt solid #313739" fo:border-right="none" fo:border-top="none" fo:border-bottom="0.5pt solid #313739"/>
    </style:style>
    <style:style style:name="Tabla8.B18" style:family="table-cell">
      <style:table-cell-properties style:vertical-align="middle" fo:padding="0cm" fo:border-left="0.5pt solid #313739" fo:border-right="none" fo:border-top="none" fo:border-bottom="0.5pt solid #313739"/>
    </style:style>
    <style:style style:name="Tabla8.C18" style:family="table-cell">
      <style:table-cell-properties style:vertical-align="middle" fo:padding="0cm" fo:border-left="0.5pt solid #313739" fo:border-right="none" fo:border-top="none" fo:border-bottom="0.5pt solid #313739"/>
    </style:style>
    <style:style style:name="Tabla8.D18" style:family="table-cell">
      <style:table-cell-properties style:vertical-align="middle" fo:padding="0cm" fo:border-left="0.5pt solid #313739" fo:border-right="none" fo:border-top="none" fo:border-bottom="0.5pt solid #313739"/>
    </style:style>
    <style:style style:name="Tabla8.E18" style:family="table-cell" style:data-style-name="N0">
      <style:table-cell-properties style:vertical-align="middle" fo:padding="0cm" fo:border-left="0.5pt solid #313739" fo:border-right="none" fo:border-top="none" fo:border-bottom="0.5pt solid #313739"/>
    </style:style>
    <style:style style:name="Tabla8.F18" style:family="table-cell" style:data-style-name="N37">
      <style:table-cell-properties style:vertical-align="middle" fo:padding="0cm" fo:border-left="0.5pt solid #313739" fo:border-right="none" fo:border-top="none" fo:border-bottom="0.5pt solid #313739"/>
    </style:style>
    <style:style style:name="Tabla8.G18" style:family="table-cell" style:data-style-name="N37">
      <style:table-cell-properties style:vertical-align="middle" fo:padding="0cm" fo:border-left="0.5pt solid #313739" fo:border-right="0.5pt solid #313739" fo:border-top="none" fo:border-bottom="0.5pt solid #313739"/>
    </style:style>
    <style:style style:name="Tabla8.A19" style:family="table-cell">
      <style:table-cell-properties style:vertical-align="middle" fo:padding="0cm" fo:border-left="0.5pt solid #313739" fo:border-right="none" fo:border-top="none" fo:border-bottom="0.5pt solid #313739"/>
    </style:style>
    <style:style style:name="Tabla8.B19" style:family="table-cell">
      <style:table-cell-properties style:vertical-align="middle" fo:padding="0cm" fo:border-left="0.5pt solid #313739" fo:border-right="none" fo:border-top="none" fo:border-bottom="0.5pt solid #313739"/>
    </style:style>
    <style:style style:name="Tabla8.C19" style:family="table-cell">
      <style:table-cell-properties style:vertical-align="middle" fo:padding="0cm" fo:border-left="0.5pt solid #313739" fo:border-right="none" fo:border-top="none" fo:border-bottom="0.5pt solid #313739"/>
    </style:style>
    <style:style style:name="Tabla8.D19" style:family="table-cell">
      <style:table-cell-properties style:vertical-align="middle" fo:padding="0cm" fo:border-left="0.5pt solid #313739" fo:border-right="none" fo:border-top="none" fo:border-bottom="0.5pt solid #313739"/>
    </style:style>
    <style:style style:name="Tabla8.E19" style:family="table-cell" style:data-style-name="N0">
      <style:table-cell-properties style:vertical-align="middle" fo:padding="0cm" fo:border-left="0.5pt solid #313739" fo:border-right="none" fo:border-top="none" fo:border-bottom="0.5pt solid #313739"/>
    </style:style>
    <style:style style:name="Tabla8.F19" style:family="table-cell" style:data-style-name="N37">
      <style:table-cell-properties style:vertical-align="middle" fo:padding="0cm" fo:border-left="0.5pt solid #313739" fo:border-right="none" fo:border-top="none" fo:border-bottom="0.5pt solid #313739"/>
    </style:style>
    <style:style style:name="Tabla8.G19" style:family="table-cell" style:data-style-name="N37">
      <style:table-cell-properties style:vertical-align="middle" fo:padding="0cm" fo:border-left="0.5pt solid #313739" fo:border-right="0.5pt solid #313739" fo:border-top="none" fo:border-bottom="0.5pt solid #313739"/>
    </style:style>
    <style:style style:name="Tabla8.A20" style:family="table-cell">
      <style:table-cell-properties style:vertical-align="middle" fo:padding="0cm" fo:border-left="0.5pt solid #313739" fo:border-right="none" fo:border-top="none" fo:border-bottom="0.5pt solid #313739"/>
    </style:style>
    <style:style style:name="Tabla8.B20" style:family="table-cell">
      <style:table-cell-properties style:vertical-align="middle" fo:padding="0cm" fo:border-left="0.5pt solid #313739" fo:border-right="none" fo:border-top="none" fo:border-bottom="0.5pt solid #313739"/>
    </style:style>
    <style:style style:name="Tabla8.C20" style:family="table-cell">
      <style:table-cell-properties style:vertical-align="middle" fo:padding="0cm" fo:border-left="0.5pt solid #313739" fo:border-right="none" fo:border-top="none" fo:border-bottom="0.5pt solid #313739"/>
    </style:style>
    <style:style style:name="Tabla8.D20" style:family="table-cell">
      <style:table-cell-properties style:vertical-align="middle" fo:padding="0cm" fo:border-left="0.5pt solid #313739" fo:border-right="none" fo:border-top="none" fo:border-bottom="0.5pt solid #313739"/>
    </style:style>
    <style:style style:name="Tabla8.E20" style:family="table-cell" style:data-style-name="N0">
      <style:table-cell-properties style:vertical-align="middle" fo:padding="0cm" fo:border-left="0.5pt solid #313739" fo:border-right="none" fo:border-top="none" fo:border-bottom="0.5pt solid #313739"/>
    </style:style>
    <style:style style:name="Tabla8.F20" style:family="table-cell" style:data-style-name="N37">
      <style:table-cell-properties style:vertical-align="middle" fo:padding="0cm" fo:border-left="0.5pt solid #313739" fo:border-right="none" fo:border-top="none" fo:border-bottom="0.5pt solid #313739"/>
    </style:style>
    <style:style style:name="Tabla8.G20" style:family="table-cell" style:data-style-name="N37">
      <style:table-cell-properties style:vertical-align="middle" fo:padding="0cm" fo:border-left="0.5pt solid #313739" fo:border-right="0.5pt solid #313739" fo:border-top="none" fo:border-bottom="0.5pt solid #313739"/>
    </style:style>
    <style:style style:name="Tabla8.A21" style:family="table-cell">
      <style:table-cell-properties style:vertical-align="middle" fo:padding="0cm" fo:border-left="0.5pt solid #313739" fo:border-right="none" fo:border-top="none" fo:border-bottom="0.5pt solid #313739"/>
    </style:style>
    <style:style style:name="Tabla8.B21" style:family="table-cell">
      <style:table-cell-properties style:vertical-align="middle" fo:padding="0cm" fo:border-left="0.5pt solid #313739" fo:border-right="none" fo:border-top="none" fo:border-bottom="0.5pt solid #313739"/>
    </style:style>
    <style:style style:name="Tabla8.C21" style:family="table-cell">
      <style:table-cell-properties style:vertical-align="middle" fo:padding="0cm" fo:border-left="0.5pt solid #313739" fo:border-right="none" fo:border-top="none" fo:border-bottom="0.5pt solid #313739"/>
    </style:style>
    <style:style style:name="Tabla8.D21" style:family="table-cell">
      <style:table-cell-properties style:vertical-align="middle" fo:padding="0cm" fo:border-left="0.5pt solid #313739" fo:border-right="none" fo:border-top="none" fo:border-bottom="0.5pt solid #313739"/>
    </style:style>
    <style:style style:name="Tabla8.E21" style:family="table-cell" style:data-style-name="N0">
      <style:table-cell-properties style:vertical-align="middle" fo:padding="0cm" fo:border-left="0.5pt solid #313739" fo:border-right="none" fo:border-top="none" fo:border-bottom="0.5pt solid #313739"/>
    </style:style>
    <style:style style:name="Tabla8.F21" style:family="table-cell" style:data-style-name="N37">
      <style:table-cell-properties style:vertical-align="middle" fo:padding="0cm" fo:border-left="0.5pt solid #313739" fo:border-right="none" fo:border-top="none" fo:border-bottom="0.5pt solid #313739"/>
    </style:style>
    <style:style style:name="Tabla8.G21" style:family="table-cell" style:data-style-name="N37">
      <style:table-cell-properties style:vertical-align="middle" fo:padding="0cm" fo:border-left="0.5pt solid #313739" fo:border-right="0.5pt solid #313739" fo:border-top="none" fo:border-bottom="0.5pt solid #313739"/>
    </style:style>
    <style:style style:name="Tabla8.A22" style:family="table-cell">
      <style:table-cell-properties style:vertical-align="middle" fo:padding="0cm" fo:border-left="0.5pt solid #313739" fo:border-right="none" fo:border-top="none" fo:border-bottom="0.5pt solid #313739"/>
    </style:style>
    <style:style style:name="Tabla8.B22" style:family="table-cell">
      <style:table-cell-properties style:vertical-align="middle" fo:padding="0cm" fo:border-left="0.5pt solid #313739" fo:border-right="none" fo:border-top="none" fo:border-bottom="0.5pt solid #313739"/>
    </style:style>
    <style:style style:name="Tabla8.C22" style:family="table-cell">
      <style:table-cell-properties style:vertical-align="middle" fo:padding="0cm" fo:border-left="0.5pt solid #313739" fo:border-right="none" fo:border-top="none" fo:border-bottom="0.5pt solid #313739"/>
    </style:style>
    <style:style style:name="Tabla8.D22" style:family="table-cell">
      <style:table-cell-properties style:vertical-align="middle" fo:padding="0cm" fo:border-left="0.5pt solid #313739" fo:border-right="none" fo:border-top="none" fo:border-bottom="0.5pt solid #313739"/>
    </style:style>
    <style:style style:name="Tabla8.E22" style:family="table-cell" style:data-style-name="N0">
      <style:table-cell-properties style:vertical-align="middle" fo:padding="0cm" fo:border-left="0.5pt solid #313739" fo:border-right="none" fo:border-top="none" fo:border-bottom="0.5pt solid #313739"/>
    </style:style>
    <style:style style:name="Tabla8.F22" style:family="table-cell" style:data-style-name="N37">
      <style:table-cell-properties style:vertical-align="middle" fo:padding="0cm" fo:border-left="0.5pt solid #313739" fo:border-right="none" fo:border-top="none" fo:border-bottom="0.5pt solid #313739"/>
    </style:style>
    <style:style style:name="Tabla8.G22" style:family="table-cell" style:data-style-name="N37">
      <style:table-cell-properties style:vertical-align="middle" fo:padding="0cm" fo:border-left="0.5pt solid #313739" fo:border-right="0.5pt solid #313739" fo:border-top="none" fo:border-bottom="0.5pt solid #313739"/>
    </style:style>
    <style:style style:name="Tabla8.A23" style:family="table-cell">
      <style:table-cell-properties style:vertical-align="middle" fo:padding="0cm" fo:border-left="0.5pt solid #313739" fo:border-right="none" fo:border-top="none" fo:border-bottom="0.5pt solid #313739"/>
    </style:style>
    <style:style style:name="Tabla8.B23" style:family="table-cell">
      <style:table-cell-properties style:vertical-align="middle" fo:padding="0cm" fo:border-left="0.5pt solid #313739" fo:border-right="none" fo:border-top="none" fo:border-bottom="0.5pt solid #313739"/>
    </style:style>
    <style:style style:name="Tabla8.C23" style:family="table-cell">
      <style:table-cell-properties style:vertical-align="middle" fo:padding="0cm" fo:border-left="0.5pt solid #313739" fo:border-right="none" fo:border-top="none" fo:border-bottom="0.5pt solid #313739"/>
    </style:style>
    <style:style style:name="Tabla8.D23" style:family="table-cell">
      <style:table-cell-properties style:vertical-align="middle" fo:padding="0cm" fo:border-left="0.5pt solid #313739" fo:border-right="none" fo:border-top="none" fo:border-bottom="0.5pt solid #313739"/>
    </style:style>
    <style:style style:name="Tabla8.E23" style:family="table-cell" style:data-style-name="N0">
      <style:table-cell-properties style:vertical-align="middle" fo:padding="0cm" fo:border-left="0.5pt solid #313739" fo:border-right="none" fo:border-top="none" fo:border-bottom="0.5pt solid #313739"/>
    </style:style>
    <style:style style:name="Tabla8.F23" style:family="table-cell" style:data-style-name="N37">
      <style:table-cell-properties style:vertical-align="middle" fo:padding="0cm" fo:border-left="0.5pt solid #313739" fo:border-right="none" fo:border-top="none" fo:border-bottom="0.5pt solid #313739"/>
    </style:style>
    <style:style style:name="Tabla8.G23" style:family="table-cell" style:data-style-name="N37">
      <style:table-cell-properties style:vertical-align="middle" fo:padding="0cm" fo:border-left="0.5pt solid #313739" fo:border-right="0.5pt solid #313739" fo:border-top="none" fo:border-bottom="0.5pt solid #313739"/>
    </style:style>
    <style:style style:name="Tabla8.A24" style:family="table-cell">
      <style:table-cell-properties style:vertical-align="middle" fo:padding="0cm" fo:border-left="0.5pt solid #313739" fo:border-right="none" fo:border-top="none" fo:border-bottom="0.5pt solid #313739"/>
    </style:style>
    <style:style style:name="Tabla8.B24" style:family="table-cell">
      <style:table-cell-properties style:vertical-align="middle" fo:padding="0cm" fo:border-left="0.5pt solid #313739" fo:border-right="none" fo:border-top="none" fo:border-bottom="0.5pt solid #313739"/>
    </style:style>
    <style:style style:name="Tabla8.C24" style:family="table-cell">
      <style:table-cell-properties style:vertical-align="middle" fo:padding="0cm" fo:border-left="0.5pt solid #313739" fo:border-right="none" fo:border-top="none" fo:border-bottom="0.5pt solid #313739"/>
    </style:style>
    <style:style style:name="Tabla8.D24" style:family="table-cell">
      <style:table-cell-properties style:vertical-align="middle" fo:padding="0cm" fo:border-left="0.5pt solid #313739" fo:border-right="none" fo:border-top="none" fo:border-bottom="0.5pt solid #313739"/>
    </style:style>
    <style:style style:name="Tabla8.E24" style:family="table-cell" style:data-style-name="N0">
      <style:table-cell-properties style:vertical-align="middle" fo:padding="0cm" fo:border-left="0.5pt solid #313739" fo:border-right="none" fo:border-top="none" fo:border-bottom="0.5pt solid #313739"/>
    </style:style>
    <style:style style:name="Tabla8.F24" style:family="table-cell" style:data-style-name="N37">
      <style:table-cell-properties style:vertical-align="middle" fo:padding="0cm" fo:border-left="0.5pt solid #313739" fo:border-right="none" fo:border-top="none" fo:border-bottom="0.5pt solid #313739"/>
    </style:style>
    <style:style style:name="Tabla8.G24" style:family="table-cell" style:data-style-name="N37">
      <style:table-cell-properties style:vertical-align="middle" fo:padding="0cm" fo:border-left="0.5pt solid #313739" fo:border-right="0.5pt solid #313739" fo:border-top="none" fo:border-bottom="0.5pt solid #313739"/>
    </style:style>
    <style:style style:name="Tabla8.A25" style:family="table-cell">
      <style:table-cell-properties style:vertical-align="middle" fo:padding="0cm" fo:border-left="0.5pt solid #313739" fo:border-right="none" fo:border-top="none" fo:border-bottom="0.5pt solid #313739"/>
    </style:style>
    <style:style style:name="Tabla8.B25" style:family="table-cell">
      <style:table-cell-properties style:vertical-align="middle" fo:padding="0cm" fo:border-left="0.5pt solid #313739" fo:border-right="none" fo:border-top="none" fo:border-bottom="0.5pt solid #313739"/>
    </style:style>
    <style:style style:name="Tabla8.C25" style:family="table-cell">
      <style:table-cell-properties style:vertical-align="middle" fo:padding="0cm" fo:border-left="0.5pt solid #313739" fo:border-right="none" fo:border-top="none" fo:border-bottom="0.5pt solid #313739"/>
    </style:style>
    <style:style style:name="Tabla8.D25" style:family="table-cell">
      <style:table-cell-properties style:vertical-align="middle" fo:padding="0cm" fo:border-left="0.5pt solid #313739" fo:border-right="none" fo:border-top="none" fo:border-bottom="0.5pt solid #313739"/>
    </style:style>
    <style:style style:name="Tabla8.E25" style:family="table-cell" style:data-style-name="N0">
      <style:table-cell-properties style:vertical-align="middle" fo:padding="0cm" fo:border-left="0.5pt solid #313739" fo:border-right="none" fo:border-top="none" fo:border-bottom="0.5pt solid #313739"/>
    </style:style>
    <style:style style:name="Tabla8.F25" style:family="table-cell" style:data-style-name="N37">
      <style:table-cell-properties style:vertical-align="middle" fo:padding="0cm" fo:border-left="0.5pt solid #313739" fo:border-right="none" fo:border-top="none" fo:border-bottom="0.5pt solid #313739"/>
    </style:style>
    <style:style style:name="Tabla8.G25" style:family="table-cell" style:data-style-name="N37">
      <style:table-cell-properties style:vertical-align="middle" fo:padding="0cm" fo:border-left="0.5pt solid #313739" fo:border-right="0.5pt solid #313739" fo:border-top="none" fo:border-bottom="0.5pt solid #313739"/>
    </style:style>
    <style:style style:name="Tabla8.A26" style:family="table-cell">
      <style:table-cell-properties style:vertical-align="middle" fo:padding="0cm" fo:border-left="0.5pt solid #313739" fo:border-right="none" fo:border-top="none" fo:border-bottom="0.5pt solid #313739"/>
    </style:style>
    <style:style style:name="Tabla8.B26" style:family="table-cell">
      <style:table-cell-properties style:vertical-align="middle" fo:padding="0cm" fo:border-left="0.5pt solid #313739" fo:border-right="none" fo:border-top="none" fo:border-bottom="0.5pt solid #313739"/>
    </style:style>
    <style:style style:name="Tabla8.C26" style:family="table-cell">
      <style:table-cell-properties style:vertical-align="middle" fo:padding="0cm" fo:border-left="0.5pt solid #313739" fo:border-right="none" fo:border-top="none" fo:border-bottom="0.5pt solid #313739"/>
    </style:style>
    <style:style style:name="Tabla8.D26" style:family="table-cell">
      <style:table-cell-properties style:vertical-align="middle" fo:padding="0cm" fo:border-left="0.5pt solid #313739" fo:border-right="none" fo:border-top="none" fo:border-bottom="0.5pt solid #313739"/>
    </style:style>
    <style:style style:name="Tabla8.E26" style:family="table-cell" style:data-style-name="N0">
      <style:table-cell-properties style:vertical-align="middle" fo:padding="0cm" fo:border-left="0.5pt solid #313739" fo:border-right="none" fo:border-top="none" fo:border-bottom="0.5pt solid #313739"/>
    </style:style>
    <style:style style:name="Tabla8.F26" style:family="table-cell" style:data-style-name="N37">
      <style:table-cell-properties style:vertical-align="middle" fo:padding="0cm" fo:border-left="0.5pt solid #313739" fo:border-right="none" fo:border-top="none" fo:border-bottom="0.5pt solid #313739"/>
    </style:style>
    <style:style style:name="Tabla8.G26" style:family="table-cell" style:data-style-name="N37">
      <style:table-cell-properties style:vertical-align="middle" fo:padding="0cm" fo:border-left="0.5pt solid #313739" fo:border-right="0.5pt solid #313739" fo:border-top="none" fo:border-bottom="0.5pt solid #313739"/>
    </style:style>
    <style:style style:name="Tabla8.A27" style:family="table-cell">
      <style:table-cell-properties style:vertical-align="middle" fo:padding="0cm" fo:border-left="0.5pt solid #313739" fo:border-right="none" fo:border-top="none" fo:border-bottom="0.5pt solid #313739"/>
    </style:style>
    <style:style style:name="Tabla8.B27" style:family="table-cell">
      <style:table-cell-properties style:vertical-align="middle" fo:padding="0cm" fo:border-left="0.5pt solid #313739" fo:border-right="none" fo:border-top="none" fo:border-bottom="0.5pt solid #313739"/>
    </style:style>
    <style:style style:name="Tabla8.C27" style:family="table-cell">
      <style:table-cell-properties style:vertical-align="middle" fo:padding="0cm" fo:border-left="0.5pt solid #313739" fo:border-right="none" fo:border-top="none" fo:border-bottom="0.5pt solid #313739"/>
    </style:style>
    <style:style style:name="Tabla8.D27" style:family="table-cell">
      <style:table-cell-properties style:vertical-align="middle" fo:padding="0cm" fo:border-left="0.5pt solid #313739" fo:border-right="none" fo:border-top="none" fo:border-bottom="0.5pt solid #313739"/>
    </style:style>
    <style:style style:name="Tabla8.E27" style:family="table-cell" style:data-style-name="N0">
      <style:table-cell-properties style:vertical-align="middle" fo:padding="0cm" fo:border-left="0.5pt solid #313739" fo:border-right="none" fo:border-top="none" fo:border-bottom="0.5pt solid #313739"/>
    </style:style>
    <style:style style:name="Tabla8.F27" style:family="table-cell" style:data-style-name="N37">
      <style:table-cell-properties style:vertical-align="middle" fo:padding="0cm" fo:border-left="0.5pt solid #313739" fo:border-right="none" fo:border-top="none" fo:border-bottom="0.5pt solid #313739"/>
    </style:style>
    <style:style style:name="Tabla8.G27" style:family="table-cell" style:data-style-name="N37">
      <style:table-cell-properties style:vertical-align="middle" fo:padding="0cm" fo:border-left="0.5pt solid #313739" fo:border-right="0.5pt solid #313739" fo:border-top="none" fo:border-bottom="0.5pt solid #313739"/>
    </style:style>
    <style:style style:name="Tabla8.A28" style:family="table-cell">
      <style:table-cell-properties style:vertical-align="middle" fo:padding="0cm" fo:border-left="0.5pt solid #313739" fo:border-right="none" fo:border-top="none" fo:border-bottom="0.5pt solid #313739"/>
    </style:style>
    <style:style style:name="Tabla8.B28" style:family="table-cell">
      <style:table-cell-properties style:vertical-align="middle" fo:padding="0cm" fo:border-left="0.5pt solid #313739" fo:border-right="none" fo:border-top="none" fo:border-bottom="0.5pt solid #313739"/>
    </style:style>
    <style:style style:name="Tabla8.C28" style:family="table-cell">
      <style:table-cell-properties style:vertical-align="middle" fo:padding="0cm" fo:border-left="0.5pt solid #313739" fo:border-right="none" fo:border-top="none" fo:border-bottom="0.5pt solid #313739"/>
    </style:style>
    <style:style style:name="Tabla8.D28" style:family="table-cell">
      <style:table-cell-properties style:vertical-align="middle" fo:padding="0cm" fo:border-left="0.5pt solid #313739" fo:border-right="none" fo:border-top="none" fo:border-bottom="0.5pt solid #313739"/>
    </style:style>
    <style:style style:name="Tabla8.E28" style:family="table-cell" style:data-style-name="N0">
      <style:table-cell-properties style:vertical-align="middle" fo:padding="0cm" fo:border-left="0.5pt solid #313739" fo:border-right="none" fo:border-top="none" fo:border-bottom="0.5pt solid #313739"/>
    </style:style>
    <style:style style:name="Tabla8.F28" style:family="table-cell" style:data-style-name="N37">
      <style:table-cell-properties style:vertical-align="middle" fo:padding="0cm" fo:border-left="0.5pt solid #313739" fo:border-right="none" fo:border-top="none" fo:border-bottom="0.5pt solid #313739"/>
    </style:style>
    <style:style style:name="Tabla8.G28" style:family="table-cell" style:data-style-name="N37">
      <style:table-cell-properties style:vertical-align="middle" fo:padding="0cm" fo:border-left="0.5pt solid #313739" fo:border-right="0.5pt solid #313739" fo:border-top="none" fo:border-bottom="0.5pt solid #313739"/>
    </style:style>
    <style:style style:name="Tabla8.A29" style:family="table-cell">
      <style:table-cell-properties style:vertical-align="middle" fo:padding="0cm" fo:border-left="0.5pt solid #313739" fo:border-right="none" fo:border-top="none" fo:border-bottom="0.5pt solid #313739"/>
    </style:style>
    <style:style style:name="Tabla8.B29" style:family="table-cell">
      <style:table-cell-properties style:vertical-align="middle" fo:padding="0cm" fo:border-left="0.5pt solid #313739" fo:border-right="none" fo:border-top="none" fo:border-bottom="0.5pt solid #313739"/>
    </style:style>
    <style:style style:name="Tabla8.C29" style:family="table-cell">
      <style:table-cell-properties style:vertical-align="middle" fo:padding="0cm" fo:border-left="0.5pt solid #313739" fo:border-right="none" fo:border-top="none" fo:border-bottom="0.5pt solid #313739"/>
    </style:style>
    <style:style style:name="Tabla8.D29" style:family="table-cell">
      <style:table-cell-properties style:vertical-align="middle" fo:padding="0cm" fo:border-left="0.5pt solid #313739" fo:border-right="none" fo:border-top="none" fo:border-bottom="0.5pt solid #313739"/>
    </style:style>
    <style:style style:name="Tabla8.E29" style:family="table-cell" style:data-style-name="N0">
      <style:table-cell-properties style:vertical-align="middle" fo:padding="0cm" fo:border-left="0.5pt solid #313739" fo:border-right="none" fo:border-top="none" fo:border-bottom="0.5pt solid #313739"/>
    </style:style>
    <style:style style:name="Tabla8.F29" style:family="table-cell" style:data-style-name="N37">
      <style:table-cell-properties style:vertical-align="middle" fo:padding="0cm" fo:border-left="0.5pt solid #313739" fo:border-right="none" fo:border-top="none" fo:border-bottom="0.5pt solid #313739"/>
    </style:style>
    <style:style style:name="Tabla8.G29" style:family="table-cell" style:data-style-name="N37">
      <style:table-cell-properties style:vertical-align="middle" fo:padding="0cm" fo:border-left="0.5pt solid #313739" fo:border-right="0.5pt solid #313739" fo:border-top="none" fo:border-bottom="0.5pt solid #313739"/>
    </style:style>
    <style:style style:name="Tabla8.A30" style:family="table-cell">
      <style:table-cell-properties style:vertical-align="middle" fo:padding="0cm" fo:border-left="0.5pt solid #313739" fo:border-right="none" fo:border-top="none" fo:border-bottom="0.5pt solid #313739"/>
    </style:style>
    <style:style style:name="Tabla8.B30" style:family="table-cell">
      <style:table-cell-properties style:vertical-align="middle" fo:padding="0cm" fo:border-left="0.5pt solid #313739" fo:border-right="none" fo:border-top="none" fo:border-bottom="0.5pt solid #313739"/>
    </style:style>
    <style:style style:name="Tabla8.C30" style:family="table-cell">
      <style:table-cell-properties style:vertical-align="middle" fo:padding="0cm" fo:border-left="0.5pt solid #313739" fo:border-right="none" fo:border-top="none" fo:border-bottom="0.5pt solid #313739"/>
    </style:style>
    <style:style style:name="Tabla8.D30" style:family="table-cell">
      <style:table-cell-properties style:vertical-align="middle" fo:padding="0cm" fo:border-left="0.5pt solid #313739" fo:border-right="none" fo:border-top="none" fo:border-bottom="0.5pt solid #313739"/>
    </style:style>
    <style:style style:name="Tabla8.E30" style:family="table-cell" style:data-style-name="N0">
      <style:table-cell-properties style:vertical-align="middle" fo:padding="0cm" fo:border-left="0.5pt solid #313739" fo:border-right="none" fo:border-top="none" fo:border-bottom="0.5pt solid #313739"/>
    </style:style>
    <style:style style:name="Tabla8.F30" style:family="table-cell" style:data-style-name="N37">
      <style:table-cell-properties style:vertical-align="middle" fo:padding="0cm" fo:border-left="0.5pt solid #313739" fo:border-right="none" fo:border-top="none" fo:border-bottom="0.5pt solid #313739"/>
    </style:style>
    <style:style style:name="Tabla8.G30" style:family="table-cell" style:data-style-name="N37">
      <style:table-cell-properties style:vertical-align="middle" fo:padding="0cm" fo:border-left="0.5pt solid #313739" fo:border-right="0.5pt solid #313739" fo:border-top="none" fo:border-bottom="0.5pt solid #313739"/>
    </style:style>
    <style:style style:name="Tabla8.A31" style:family="table-cell">
      <style:table-cell-properties style:vertical-align="middle" fo:padding="0cm" fo:border-left="0.5pt solid #313739" fo:border-right="none" fo:border-top="none" fo:border-bottom="0.5pt solid #313739"/>
    </style:style>
    <style:style style:name="Tabla8.B31" style:family="table-cell">
      <style:table-cell-properties style:vertical-align="middle" fo:padding="0cm" fo:border-left="0.5pt solid #313739" fo:border-right="none" fo:border-top="none" fo:border-bottom="0.5pt solid #313739"/>
    </style:style>
    <style:style style:name="Tabla8.C31" style:family="table-cell">
      <style:table-cell-properties style:vertical-align="middle" fo:padding="0cm" fo:border-left="0.5pt solid #313739" fo:border-right="none" fo:border-top="none" fo:border-bottom="0.5pt solid #313739"/>
    </style:style>
    <style:style style:name="Tabla8.D31" style:family="table-cell">
      <style:table-cell-properties style:vertical-align="middle" fo:padding="0cm" fo:border-left="0.5pt solid #313739" fo:border-right="none" fo:border-top="none" fo:border-bottom="0.5pt solid #313739"/>
    </style:style>
    <style:style style:name="Tabla8.E31" style:family="table-cell" style:data-style-name="N0">
      <style:table-cell-properties style:vertical-align="middle" fo:padding="0cm" fo:border-left="0.5pt solid #313739" fo:border-right="none" fo:border-top="none" fo:border-bottom="0.5pt solid #313739"/>
    </style:style>
    <style:style style:name="Tabla8.F31" style:family="table-cell" style:data-style-name="N37">
      <style:table-cell-properties style:vertical-align="middle" fo:padding="0cm" fo:border-left="0.5pt solid #313739" fo:border-right="none" fo:border-top="none" fo:border-bottom="0.5pt solid #313739"/>
    </style:style>
    <style:style style:name="Tabla8.G31" style:family="table-cell" style:data-style-name="N37">
      <style:table-cell-properties style:vertical-align="middle" fo:padding="0cm" fo:border-left="0.5pt solid #313739" fo:border-right="0.5pt solid #313739" fo:border-top="none" fo:border-bottom="0.5pt solid #313739"/>
    </style:style>
    <style:style style:name="Tabla8.A32" style:family="table-cell">
      <style:table-cell-properties style:vertical-align="middle" fo:padding="0cm" fo:border-left="0.5pt solid #313739" fo:border-right="none" fo:border-top="none" fo:border-bottom="0.5pt solid #313739"/>
    </style:style>
    <style:style style:name="Tabla8.B32" style:family="table-cell">
      <style:table-cell-properties style:vertical-align="middle" fo:padding="0cm" fo:border-left="0.5pt solid #313739" fo:border-right="none" fo:border-top="none" fo:border-bottom="0.5pt solid #313739"/>
    </style:style>
    <style:style style:name="Tabla8.C32" style:family="table-cell">
      <style:table-cell-properties style:vertical-align="middle" fo:padding="0cm" fo:border-left="0.5pt solid #313739" fo:border-right="none" fo:border-top="none" fo:border-bottom="0.5pt solid #313739"/>
    </style:style>
    <style:style style:name="Tabla8.D32" style:family="table-cell">
      <style:table-cell-properties style:vertical-align="middle" fo:padding="0cm" fo:border-left="0.5pt solid #313739" fo:border-right="none" fo:border-top="none" fo:border-bottom="0.5pt solid #313739"/>
    </style:style>
    <style:style style:name="Tabla8.E32" style:family="table-cell" style:data-style-name="N0">
      <style:table-cell-properties style:vertical-align="middle" fo:padding="0cm" fo:border-left="0.5pt solid #313739" fo:border-right="none" fo:border-top="none" fo:border-bottom="0.5pt solid #313739"/>
    </style:style>
    <style:style style:name="Tabla8.F32" style:family="table-cell" style:data-style-name="N37">
      <style:table-cell-properties style:vertical-align="middle" fo:padding="0cm" fo:border-left="0.5pt solid #313739" fo:border-right="none" fo:border-top="none" fo:border-bottom="0.5pt solid #313739"/>
    </style:style>
    <style:style style:name="Tabla8.G32" style:family="table-cell" style:data-style-name="N37">
      <style:table-cell-properties style:vertical-align="middle" fo:padding="0cm" fo:border-left="0.5pt solid #313739" fo:border-right="0.5pt solid #313739" fo:border-top="none" fo:border-bottom="0.5pt solid #313739"/>
    </style:style>
    <style:style style:name="Tabla8.A33" style:family="table-cell">
      <style:table-cell-properties style:vertical-align="middle" fo:padding="0cm" fo:border-left="0.5pt solid #313739" fo:border-right="none" fo:border-top="none" fo:border-bottom="0.5pt solid #313739"/>
    </style:style>
    <style:style style:name="Tabla8.B33" style:family="table-cell">
      <style:table-cell-properties style:vertical-align="middle" fo:padding="0cm" fo:border-left="0.5pt solid #313739" fo:border-right="none" fo:border-top="none" fo:border-bottom="0.5pt solid #313739"/>
    </style:style>
    <style:style style:name="Tabla8.C33" style:family="table-cell">
      <style:table-cell-properties style:vertical-align="middle" fo:padding="0cm" fo:border-left="0.5pt solid #313739" fo:border-right="none" fo:border-top="none" fo:border-bottom="0.5pt solid #313739"/>
    </style:style>
    <style:style style:name="Tabla8.D33" style:family="table-cell">
      <style:table-cell-properties style:vertical-align="middle" fo:padding="0cm" fo:border-left="0.5pt solid #313739" fo:border-right="none" fo:border-top="none" fo:border-bottom="0.5pt solid #313739"/>
    </style:style>
    <style:style style:name="Tabla8.E33" style:family="table-cell" style:data-style-name="N0">
      <style:table-cell-properties style:vertical-align="middle" fo:padding="0cm" fo:border-left="0.5pt solid #313739" fo:border-right="none" fo:border-top="none" fo:border-bottom="0.5pt solid #313739"/>
    </style:style>
    <style:style style:name="Tabla8.F33" style:family="table-cell" style:data-style-name="N37">
      <style:table-cell-properties style:vertical-align="middle" fo:padding="0cm" fo:border-left="0.5pt solid #313739" fo:border-right="none" fo:border-top="none" fo:border-bottom="0.5pt solid #313739"/>
    </style:style>
    <style:style style:name="Tabla8.G33" style:family="table-cell" style:data-style-name="N37">
      <style:table-cell-properties style:vertical-align="middle" fo:padding="0cm" fo:border-left="0.5pt solid #313739" fo:border-right="0.5pt solid #313739" fo:border-top="none" fo:border-bottom="0.5pt solid #313739"/>
    </style:style>
    <style:style style:name="Tabla8.A34" style:family="table-cell">
      <style:table-cell-properties style:vertical-align="middle" fo:padding="0cm" fo:border-left="0.5pt solid #313739" fo:border-right="none" fo:border-top="none" fo:border-bottom="0.5pt solid #313739"/>
    </style:style>
    <style:style style:name="Tabla8.B34" style:family="table-cell">
      <style:table-cell-properties style:vertical-align="middle" fo:padding="0cm" fo:border-left="0.5pt solid #313739" fo:border-right="none" fo:border-top="none" fo:border-bottom="0.5pt solid #313739"/>
    </style:style>
    <style:style style:name="Tabla8.C34" style:family="table-cell">
      <style:table-cell-properties style:vertical-align="middle" fo:padding="0cm" fo:border-left="0.5pt solid #313739" fo:border-right="none" fo:border-top="none" fo:border-bottom="0.5pt solid #313739"/>
    </style:style>
    <style:style style:name="Tabla8.D34" style:family="table-cell">
      <style:table-cell-properties style:vertical-align="middle" fo:padding="0cm" fo:border-left="0.5pt solid #313739" fo:border-right="none" fo:border-top="none" fo:border-bottom="0.5pt solid #313739"/>
    </style:style>
    <style:style style:name="Tabla8.E34" style:family="table-cell" style:data-style-name="N0">
      <style:table-cell-properties style:vertical-align="middle" fo:padding="0cm" fo:border-left="0.5pt solid #313739" fo:border-right="none" fo:border-top="none" fo:border-bottom="0.5pt solid #313739"/>
    </style:style>
    <style:style style:name="Tabla8.F34" style:family="table-cell" style:data-style-name="N37">
      <style:table-cell-properties style:vertical-align="middle" fo:padding="0cm" fo:border-left="0.5pt solid #313739" fo:border-right="none" fo:border-top="none" fo:border-bottom="0.5pt solid #313739"/>
    </style:style>
    <style:style style:name="Tabla8.G34" style:family="table-cell" style:data-style-name="N37">
      <style:table-cell-properties style:vertical-align="middle" fo:padding="0cm" fo:border-left="0.5pt solid #313739" fo:border-right="0.5pt solid #313739" fo:border-top="none" fo:border-bottom="0.5pt solid #313739"/>
    </style:style>
    <style:style style:name="Tabla8.A35" style:family="table-cell">
      <style:table-cell-properties style:vertical-align="middle" fo:padding="0cm" fo:border-left="0.5pt solid #313739" fo:border-right="none" fo:border-top="none" fo:border-bottom="0.5pt solid #313739"/>
    </style:style>
    <style:style style:name="Tabla8.B35" style:family="table-cell">
      <style:table-cell-properties style:vertical-align="middle" fo:padding="0cm" fo:border-left="0.5pt solid #313739" fo:border-right="none" fo:border-top="none" fo:border-bottom="0.5pt solid #313739"/>
    </style:style>
    <style:style style:name="Tabla8.C35" style:family="table-cell" style:data-style-name="N0">
      <style:table-cell-properties style:vertical-align="middle" fo:padding="0cm" fo:border-left="0.5pt solid #313739" fo:border-right="none" fo:border-top="none" fo:border-bottom="0.5pt solid #313739"/>
    </style:style>
    <style:style style:name="Tabla8.D35" style:family="table-cell">
      <style:table-cell-properties style:vertical-align="middle" fo:padding="0cm" fo:border-left="0.5pt solid #313739" fo:border-right="none" fo:border-top="none" fo:border-bottom="0.5pt solid #313739"/>
    </style:style>
    <style:style style:name="Tabla8.E35" style:family="table-cell" style:data-style-name="N0">
      <style:table-cell-properties style:vertical-align="middle" fo:padding="0cm" fo:border-left="0.5pt solid #313739" fo:border-right="none" fo:border-top="none" fo:border-bottom="0.5pt solid #313739"/>
    </style:style>
    <style:style style:name="Tabla8.F35" style:family="table-cell" style:data-style-name="N37">
      <style:table-cell-properties style:vertical-align="middle" fo:padding="0cm" fo:border-left="0.5pt solid #313739" fo:border-right="none" fo:border-top="none" fo:border-bottom="0.5pt solid #313739"/>
    </style:style>
    <style:style style:name="Tabla8.G35" style:family="table-cell" style:data-style-name="N37">
      <style:table-cell-properties style:vertical-align="middle" fo:padding="0cm" fo:border-left="0.5pt solid #313739" fo:border-right="0.5pt solid #313739" fo:border-top="none" fo:border-bottom="0.5pt solid #313739"/>
    </style:style>
    <style:style style:name="Tabla8.A36" style:family="table-cell">
      <style:table-cell-properties style:vertical-align="middle" fo:padding="0cm" fo:border-left="0.5pt solid #313739" fo:border-right="none" fo:border-top="none" fo:border-bottom="0.5pt solid #313739"/>
    </style:style>
    <style:style style:name="Tabla8.B36" style:family="table-cell">
      <style:table-cell-properties style:vertical-align="middle" fo:padding="0cm" fo:border-left="0.5pt solid #313739" fo:border-right="none" fo:border-top="none" fo:border-bottom="0.5pt solid #313739"/>
    </style:style>
    <style:style style:name="Tabla8.C36" style:family="table-cell">
      <style:table-cell-properties style:vertical-align="middle" fo:padding="0cm" fo:border-left="0.5pt solid #313739" fo:border-right="none" fo:border-top="none" fo:border-bottom="0.5pt solid #313739"/>
    </style:style>
    <style:style style:name="Tabla8.D36" style:family="table-cell">
      <style:table-cell-properties style:vertical-align="middle" fo:padding="0cm" fo:border-left="0.5pt solid #313739" fo:border-right="none" fo:border-top="none" fo:border-bottom="0.5pt solid #313739"/>
    </style:style>
    <style:style style:name="Tabla8.E36" style:family="table-cell" style:data-style-name="N0">
      <style:table-cell-properties style:vertical-align="middle" fo:padding="0cm" fo:border-left="0.5pt solid #313739" fo:border-right="none" fo:border-top="none" fo:border-bottom="0.5pt solid #313739"/>
    </style:style>
    <style:style style:name="Tabla8.F36" style:family="table-cell" style:data-style-name="N37">
      <style:table-cell-properties style:vertical-align="middle" fo:padding="0cm" fo:border-left="0.5pt solid #313739" fo:border-right="none" fo:border-top="none" fo:border-bottom="0.5pt solid #313739"/>
    </style:style>
    <style:style style:name="Tabla8.G36" style:family="table-cell" style:data-style-name="N37">
      <style:table-cell-properties style:vertical-align="middle" fo:padding="0cm" fo:border-left="0.5pt solid #313739" fo:border-right="0.5pt solid #313739" fo:border-top="none" fo:border-bottom="0.5pt solid #313739"/>
    </style:style>
    <style:style style:name="Tabla8.A37" style:family="table-cell">
      <style:table-cell-properties style:vertical-align="middle" fo:padding="0cm" fo:border-left="0.5pt solid #313739" fo:border-right="none" fo:border-top="none" fo:border-bottom="0.5pt solid #313739"/>
    </style:style>
    <style:style style:name="Tabla8.B37" style:family="table-cell">
      <style:table-cell-properties style:vertical-align="middle" fo:padding="0cm" fo:border-left="0.5pt solid #313739" fo:border-right="none" fo:border-top="none" fo:border-bottom="0.5pt solid #313739"/>
    </style:style>
    <style:style style:name="Tabla8.C37" style:family="table-cell">
      <style:table-cell-properties style:vertical-align="middle" fo:padding="0cm" fo:border-left="0.5pt solid #313739" fo:border-right="none" fo:border-top="none" fo:border-bottom="0.5pt solid #313739"/>
    </style:style>
    <style:style style:name="Tabla8.D37" style:family="table-cell">
      <style:table-cell-properties style:vertical-align="middle" fo:padding="0cm" fo:border-left="0.5pt solid #313739" fo:border-right="none" fo:border-top="none" fo:border-bottom="0.5pt solid #313739"/>
    </style:style>
    <style:style style:name="Tabla8.E37" style:family="table-cell" style:data-style-name="N0">
      <style:table-cell-properties style:vertical-align="middle" fo:padding="0cm" fo:border-left="0.5pt solid #313739" fo:border-right="none" fo:border-top="none" fo:border-bottom="0.5pt solid #313739"/>
    </style:style>
    <style:style style:name="Tabla8.F37" style:family="table-cell" style:data-style-name="N37">
      <style:table-cell-properties style:vertical-align="middle" fo:padding="0cm" fo:border-left="0.5pt solid #313739" fo:border-right="none" fo:border-top="none" fo:border-bottom="0.5pt solid #313739"/>
    </style:style>
    <style:style style:name="Tabla8.G37" style:family="table-cell" style:data-style-name="N37">
      <style:table-cell-properties style:vertical-align="middle" fo:padding="0cm" fo:border-left="0.5pt solid #313739" fo:border-right="0.5pt solid #313739" fo:border-top="none" fo:border-bottom="0.5pt solid #313739"/>
    </style:style>
    <style:style style:name="Tabla8.A38" style:family="table-cell">
      <style:table-cell-properties style:vertical-align="middle" fo:padding="0cm" fo:border-left="0.5pt solid #313739" fo:border-right="none" fo:border-top="none" fo:border-bottom="0.5pt solid #313739"/>
    </style:style>
    <style:style style:name="Tabla8.B38" style:family="table-cell">
      <style:table-cell-properties style:vertical-align="middle" fo:padding="0cm" fo:border-left="0.5pt solid #313739" fo:border-right="none" fo:border-top="none" fo:border-bottom="0.5pt solid #313739"/>
    </style:style>
    <style:style style:name="Tabla8.C38" style:family="table-cell">
      <style:table-cell-properties style:vertical-align="middle" fo:padding="0cm" fo:border-left="0.5pt solid #313739" fo:border-right="none" fo:border-top="none" fo:border-bottom="0.5pt solid #313739"/>
    </style:style>
    <style:style style:name="Tabla8.D38" style:family="table-cell">
      <style:table-cell-properties style:vertical-align="middle" fo:padding="0cm" fo:border-left="0.5pt solid #313739" fo:border-right="none" fo:border-top="none" fo:border-bottom="0.5pt solid #313739"/>
    </style:style>
    <style:style style:name="Tabla8.E38" style:family="table-cell" style:data-style-name="N0">
      <style:table-cell-properties style:vertical-align="middle" fo:padding="0cm" fo:border-left="0.5pt solid #313739" fo:border-right="none" fo:border-top="none" fo:border-bottom="0.5pt solid #313739"/>
    </style:style>
    <style:style style:name="Tabla8.F38" style:family="table-cell" style:data-style-name="N37">
      <style:table-cell-properties style:vertical-align="middle" fo:padding="0cm" fo:border-left="0.5pt solid #313739" fo:border-right="none" fo:border-top="none" fo:border-bottom="0.5pt solid #313739"/>
    </style:style>
    <style:style style:name="Tabla8.G38" style:family="table-cell" style:data-style-name="N37">
      <style:table-cell-properties style:vertical-align="middle" fo:padding="0cm" fo:border-left="0.5pt solid #313739" fo:border-right="0.5pt solid #313739" fo:border-top="none" fo:border-bottom="0.5pt solid #313739"/>
    </style:style>
    <style:style style:name="Tabla8.A39" style:family="table-cell">
      <style:table-cell-properties style:vertical-align="middle" fo:padding="0cm" fo:border-left="0.5pt solid #313739" fo:border-right="none" fo:border-top="none" fo:border-bottom="0.5pt solid #313739"/>
    </style:style>
    <style:style style:name="Tabla8.B39" style:family="table-cell">
      <style:table-cell-properties style:vertical-align="middle" fo:padding="0cm" fo:border-left="0.5pt solid #313739" fo:border-right="none" fo:border-top="none" fo:border-bottom="0.5pt solid #313739"/>
    </style:style>
    <style:style style:name="Tabla8.C39" style:family="table-cell">
      <style:table-cell-properties style:vertical-align="middle" fo:padding="0cm" fo:border-left="0.5pt solid #313739" fo:border-right="none" fo:border-top="none" fo:border-bottom="0.5pt solid #313739"/>
    </style:style>
    <style:style style:name="Tabla8.D39" style:family="table-cell">
      <style:table-cell-properties style:vertical-align="middle" fo:padding="0cm" fo:border-left="0.5pt solid #313739" fo:border-right="none" fo:border-top="none" fo:border-bottom="0.5pt solid #313739"/>
    </style:style>
    <style:style style:name="Tabla8.E39" style:family="table-cell" style:data-style-name="N0">
      <style:table-cell-properties style:vertical-align="middle" fo:padding="0cm" fo:border-left="0.5pt solid #313739" fo:border-right="none" fo:border-top="none" fo:border-bottom="0.5pt solid #313739"/>
    </style:style>
    <style:style style:name="Tabla8.F39" style:family="table-cell" style:data-style-name="N37">
      <style:table-cell-properties style:vertical-align="middle" fo:padding="0cm" fo:border-left="0.5pt solid #313739" fo:border-right="none" fo:border-top="none" fo:border-bottom="0.5pt solid #313739"/>
    </style:style>
    <style:style style:name="Tabla8.G39" style:family="table-cell" style:data-style-name="N37">
      <style:table-cell-properties style:vertical-align="middle" fo:padding="0cm" fo:border-left="0.5pt solid #313739" fo:border-right="0.5pt solid #313739" fo:border-top="none" fo:border-bottom="0.5pt solid #313739"/>
    </style:style>
    <style:style style:name="Tabla8.A40" style:family="table-cell">
      <style:table-cell-properties style:vertical-align="middle" fo:padding="0cm" fo:border-left="0.5pt solid #313739" fo:border-right="none" fo:border-top="none" fo:border-bottom="0.5pt solid #313739"/>
    </style:style>
    <style:style style:name="Tabla8.B40" style:family="table-cell">
      <style:table-cell-properties style:vertical-align="middle" fo:padding="0cm" fo:border-left="0.5pt solid #313739" fo:border-right="none" fo:border-top="none" fo:border-bottom="0.5pt solid #313739"/>
    </style:style>
    <style:style style:name="Tabla8.C40" style:family="table-cell" style:data-style-name="N0">
      <style:table-cell-properties style:vertical-align="middle" fo:padding="0cm" fo:border-left="0.5pt solid #313739" fo:border-right="none" fo:border-top="none" fo:border-bottom="0.5pt solid #313739"/>
    </style:style>
    <style:style style:name="Tabla8.D40" style:family="table-cell">
      <style:table-cell-properties style:vertical-align="middle" fo:padding="0cm" fo:border-left="0.5pt solid #313739" fo:border-right="none" fo:border-top="none" fo:border-bottom="0.5pt solid #313739"/>
    </style:style>
    <style:style style:name="Tabla8.E40" style:family="table-cell" style:data-style-name="N0">
      <style:table-cell-properties style:vertical-align="middle" fo:padding="0cm" fo:border-left="0.5pt solid #313739" fo:border-right="none" fo:border-top="none" fo:border-bottom="0.5pt solid #313739"/>
    </style:style>
    <style:style style:name="Tabla8.F40" style:family="table-cell" style:data-style-name="N37">
      <style:table-cell-properties style:vertical-align="middle" fo:padding="0cm" fo:border-left="0.5pt solid #313739" fo:border-right="none" fo:border-top="none" fo:border-bottom="0.5pt solid #313739"/>
    </style:style>
    <style:style style:name="Tabla8.G40" style:family="table-cell" style:data-style-name="N37">
      <style:table-cell-properties style:vertical-align="middle" fo:padding="0cm" fo:border-left="0.5pt solid #313739" fo:border-right="0.5pt solid #313739" fo:border-top="none" fo:border-bottom="0.5pt solid #313739"/>
    </style:style>
    <style:style style:name="Tabla8.A41" style:family="table-cell">
      <style:table-cell-properties style:vertical-align="middle" fo:padding="0cm" fo:border-left="0.5pt solid #313739" fo:border-right="none" fo:border-top="none" fo:border-bottom="0.5pt solid #313739"/>
    </style:style>
    <style:style style:name="Tabla8.B41" style:family="table-cell">
      <style:table-cell-properties style:vertical-align="middle" fo:padding="0cm" fo:border-left="0.5pt solid #313739" fo:border-right="none" fo:border-top="none" fo:border-bottom="0.5pt solid #313739"/>
    </style:style>
    <style:style style:name="Tabla8.C41" style:family="table-cell">
      <style:table-cell-properties style:vertical-align="middle" fo:padding="0cm" fo:border-left="0.5pt solid #313739" fo:border-right="none" fo:border-top="none" fo:border-bottom="0.5pt solid #313739"/>
    </style:style>
    <style:style style:name="Tabla8.D41" style:family="table-cell">
      <style:table-cell-properties style:vertical-align="middle" fo:padding="0cm" fo:border-left="0.5pt solid #313739" fo:border-right="none" fo:border-top="none" fo:border-bottom="0.5pt solid #313739"/>
    </style:style>
    <style:style style:name="Tabla8.E41" style:family="table-cell" style:data-style-name="N0">
      <style:table-cell-properties style:vertical-align="middle" fo:padding="0cm" fo:border-left="0.5pt solid #313739" fo:border-right="none" fo:border-top="none" fo:border-bottom="0.5pt solid #313739"/>
    </style:style>
    <style:style style:name="Tabla8.F41" style:family="table-cell" style:data-style-name="N37">
      <style:table-cell-properties style:vertical-align="middle" fo:padding="0cm" fo:border-left="0.5pt solid #313739" fo:border-right="none" fo:border-top="none" fo:border-bottom="0.5pt solid #313739"/>
    </style:style>
    <style:style style:name="Tabla8.G41" style:family="table-cell" style:data-style-name="N37">
      <style:table-cell-properties style:vertical-align="middle" fo:padding="0cm" fo:border-left="0.5pt solid #313739" fo:border-right="0.5pt solid #313739" fo:border-top="none" fo:border-bottom="0.5pt solid #313739"/>
    </style:style>
    <style:style style:name="Tabla8.A42" style:family="table-cell">
      <style:table-cell-properties style:vertical-align="middle" fo:padding="0cm" fo:border-left="0.5pt solid #313739" fo:border-right="none" fo:border-top="none" fo:border-bottom="0.5pt solid #313739"/>
    </style:style>
    <style:style style:name="Tabla8.B42" style:family="table-cell">
      <style:table-cell-properties style:vertical-align="middle" fo:padding="0cm" fo:border-left="0.5pt solid #313739" fo:border-right="none" fo:border-top="none" fo:border-bottom="0.5pt solid #313739"/>
    </style:style>
    <style:style style:name="Tabla8.C42" style:family="table-cell">
      <style:table-cell-properties style:vertical-align="middle" fo:padding="0cm" fo:border-left="0.5pt solid #313739" fo:border-right="none" fo:border-top="none" fo:border-bottom="0.5pt solid #313739"/>
    </style:style>
    <style:style style:name="Tabla8.D42" style:family="table-cell">
      <style:table-cell-properties style:vertical-align="middle" fo:padding="0cm" fo:border-left="0.5pt solid #313739" fo:border-right="none" fo:border-top="none" fo:border-bottom="0.5pt solid #313739"/>
    </style:style>
    <style:style style:name="Tabla8.E42" style:family="table-cell" style:data-style-name="N0">
      <style:table-cell-properties style:vertical-align="middle" fo:padding="0cm" fo:border-left="0.5pt solid #313739" fo:border-right="none" fo:border-top="none" fo:border-bottom="0.5pt solid #313739"/>
    </style:style>
    <style:style style:name="Tabla8.F42" style:family="table-cell" style:data-style-name="N37">
      <style:table-cell-properties style:vertical-align="middle" fo:padding="0cm" fo:border-left="0.5pt solid #313739" fo:border-right="none" fo:border-top="none" fo:border-bottom="0.5pt solid #313739"/>
    </style:style>
    <style:style style:name="Tabla8.G42" style:family="table-cell" style:data-style-name="N37">
      <style:table-cell-properties style:vertical-align="middle" fo:padding="0cm" fo:border-left="0.5pt solid #313739" fo:border-right="0.5pt solid #313739" fo:border-top="none" fo:border-bottom="0.5pt solid #313739"/>
    </style:style>
    <style:style style:name="Tabla8.A43" style:family="table-cell">
      <style:table-cell-properties style:vertical-align="middle" fo:padding="0cm" fo:border-left="0.5pt solid #313739" fo:border-right="none" fo:border-top="none" fo:border-bottom="0.5pt solid #313739"/>
    </style:style>
    <style:style style:name="Tabla8.B43" style:family="table-cell">
      <style:table-cell-properties style:vertical-align="middle" fo:padding="0cm" fo:border-left="0.5pt solid #313739" fo:border-right="none" fo:border-top="none" fo:border-bottom="0.5pt solid #313739"/>
    </style:style>
    <style:style style:name="Tabla8.C43" style:family="table-cell" style:data-style-name="N0">
      <style:table-cell-properties style:vertical-align="middle" fo:padding="0cm" fo:border-left="0.5pt solid #313739" fo:border-right="none" fo:border-top="none" fo:border-bottom="0.5pt solid #313739"/>
    </style:style>
    <style:style style:name="Tabla8.D43" style:family="table-cell">
      <style:table-cell-properties style:vertical-align="middle" fo:padding="0cm" fo:border-left="0.5pt solid #313739" fo:border-right="none" fo:border-top="none" fo:border-bottom="0.5pt solid #313739"/>
    </style:style>
    <style:style style:name="Tabla8.E43" style:family="table-cell" style:data-style-name="N0">
      <style:table-cell-properties style:vertical-align="middle" fo:padding="0cm" fo:border-left="0.5pt solid #313739" fo:border-right="none" fo:border-top="none" fo:border-bottom="0.5pt solid #313739"/>
    </style:style>
    <style:style style:name="Tabla8.F43" style:family="table-cell" style:data-style-name="N37">
      <style:table-cell-properties style:vertical-align="middle" fo:padding="0cm" fo:border-left="0.5pt solid #313739" fo:border-right="none" fo:border-top="none" fo:border-bottom="0.5pt solid #313739"/>
    </style:style>
    <style:style style:name="Tabla8.G43" style:family="table-cell" style:data-style-name="N37">
      <style:table-cell-properties style:vertical-align="middle" fo:padding="0cm" fo:border-left="0.5pt solid #313739" fo:border-right="0.5pt solid #313739" fo:border-top="none" fo:border-bottom="0.5pt solid #313739"/>
    </style:style>
    <style:style style:name="Tabla8.A44" style:family="table-cell">
      <style:table-cell-properties style:vertical-align="middle" fo:padding="0cm" fo:border-left="0.5pt solid #313739" fo:border-right="none" fo:border-top="none" fo:border-bottom="0.5pt solid #313739"/>
    </style:style>
    <style:style style:name="Tabla8.B44" style:family="table-cell">
      <style:table-cell-properties style:vertical-align="middle" fo:padding="0cm" fo:border-left="0.5pt solid #313739" fo:border-right="none" fo:border-top="none" fo:border-bottom="0.5pt solid #313739"/>
    </style:style>
    <style:style style:name="Tabla8.C44" style:family="table-cell" style:data-style-name="N0">
      <style:table-cell-properties style:vertical-align="middle" fo:padding="0cm" fo:border-left="0.5pt solid #313739" fo:border-right="none" fo:border-top="none" fo:border-bottom="0.5pt solid #313739"/>
    </style:style>
    <style:style style:name="Tabla8.D44" style:family="table-cell">
      <style:table-cell-properties style:vertical-align="middle" fo:padding="0cm" fo:border-left="0.5pt solid #313739" fo:border-right="none" fo:border-top="none" fo:border-bottom="0.5pt solid #313739"/>
    </style:style>
    <style:style style:name="Tabla8.E44" style:family="table-cell" style:data-style-name="N0">
      <style:table-cell-properties style:vertical-align="middle" fo:padding="0cm" fo:border-left="0.5pt solid #313739" fo:border-right="none" fo:border-top="none" fo:border-bottom="0.5pt solid #313739"/>
    </style:style>
    <style:style style:name="Tabla8.F44" style:family="table-cell" style:data-style-name="N37">
      <style:table-cell-properties style:vertical-align="middle" fo:padding="0cm" fo:border-left="0.5pt solid #313739" fo:border-right="none" fo:border-top="none" fo:border-bottom="0.5pt solid #313739"/>
    </style:style>
    <style:style style:name="Tabla8.G44" style:family="table-cell" style:data-style-name="N37">
      <style:table-cell-properties style:vertical-align="middle" fo:padding="0cm" fo:border-left="0.5pt solid #313739" fo:border-right="0.5pt solid #313739" fo:border-top="none" fo:border-bottom="0.5pt solid #313739"/>
    </style:style>
    <style:style style:name="Tabla8.A45" style:family="table-cell">
      <style:table-cell-properties style:vertical-align="middle" fo:padding="0cm" fo:border-left="0.5pt solid #313739" fo:border-right="none" fo:border-top="none" fo:border-bottom="0.5pt solid #313739"/>
    </style:style>
    <style:style style:name="Tabla8.B45" style:family="table-cell">
      <style:table-cell-properties style:vertical-align="middle" fo:padding="0cm" fo:border-left="0.5pt solid #313739" fo:border-right="none" fo:border-top="none" fo:border-bottom="0.5pt solid #313739"/>
    </style:style>
    <style:style style:name="Tabla8.C45" style:family="table-cell">
      <style:table-cell-properties style:vertical-align="middle" fo:padding="0cm" fo:border-left="0.5pt solid #313739" fo:border-right="none" fo:border-top="none" fo:border-bottom="0.5pt solid #313739"/>
    </style:style>
    <style:style style:name="Tabla8.D45" style:family="table-cell">
      <style:table-cell-properties style:vertical-align="middle" fo:padding="0cm" fo:border-left="0.5pt solid #313739" fo:border-right="none" fo:border-top="none" fo:border-bottom="0.5pt solid #313739"/>
    </style:style>
    <style:style style:name="Tabla8.E45" style:family="table-cell" style:data-style-name="N0">
      <style:table-cell-properties style:vertical-align="middle" fo:padding="0cm" fo:border-left="0.5pt solid #313739" fo:border-right="none" fo:border-top="none" fo:border-bottom="0.5pt solid #313739"/>
    </style:style>
    <style:style style:name="Tabla8.F45" style:family="table-cell" style:data-style-name="N37">
      <style:table-cell-properties style:vertical-align="middle" fo:padding="0cm" fo:border-left="0.5pt solid #313739" fo:border-right="none" fo:border-top="none" fo:border-bottom="0.5pt solid #313739"/>
    </style:style>
    <style:style style:name="Tabla8.G45" style:family="table-cell" style:data-style-name="N37">
      <style:table-cell-properties style:vertical-align="middle" fo:padding="0cm" fo:border-left="0.5pt solid #313739" fo:border-right="0.5pt solid #313739" fo:border-top="none" fo:border-bottom="0.5pt solid #313739"/>
    </style:style>
    <style:style style:name="Tabla8.A46" style:family="table-cell">
      <style:table-cell-properties style:vertical-align="middle" fo:padding="0cm" fo:border-left="0.5pt solid #313739" fo:border-right="none" fo:border-top="none" fo:border-bottom="0.5pt solid #313739"/>
    </style:style>
    <style:style style:name="Tabla8.B46" style:family="table-cell">
      <style:table-cell-properties style:vertical-align="middle" fo:padding="0cm" fo:border-left="0.5pt solid #313739" fo:border-right="none" fo:border-top="none" fo:border-bottom="0.5pt solid #313739"/>
    </style:style>
    <style:style style:name="Tabla8.C46" style:family="table-cell">
      <style:table-cell-properties style:vertical-align="middle" fo:padding="0cm" fo:border-left="0.5pt solid #313739" fo:border-right="none" fo:border-top="none" fo:border-bottom="0.5pt solid #313739"/>
    </style:style>
    <style:style style:name="Tabla8.D46" style:family="table-cell">
      <style:table-cell-properties style:vertical-align="middle" fo:padding="0cm" fo:border-left="0.5pt solid #313739" fo:border-right="none" fo:border-top="none" fo:border-bottom="0.5pt solid #313739"/>
    </style:style>
    <style:style style:name="Tabla8.E46" style:family="table-cell" style:data-style-name="N0">
      <style:table-cell-properties style:vertical-align="middle" fo:padding="0cm" fo:border-left="0.5pt solid #313739" fo:border-right="none" fo:border-top="none" fo:border-bottom="0.5pt solid #313739"/>
    </style:style>
    <style:style style:name="Tabla8.F46" style:family="table-cell" style:data-style-name="N37">
      <style:table-cell-properties style:vertical-align="middle" fo:padding="0cm" fo:border-left="0.5pt solid #313739" fo:border-right="none" fo:border-top="none" fo:border-bottom="0.5pt solid #313739"/>
    </style:style>
    <style:style style:name="Tabla8.G46" style:family="table-cell" style:data-style-name="N37">
      <style:table-cell-properties style:vertical-align="middle" fo:padding="0cm" fo:border-left="0.5pt solid #313739" fo:border-right="0.5pt solid #313739" fo:border-top="none" fo:border-bottom="0.5pt solid #313739"/>
    </style:style>
    <style:style style:name="Tabla8.A47" style:family="table-cell">
      <style:table-cell-properties style:vertical-align="middle" fo:padding="0cm" fo:border-left="0.5pt solid #313739" fo:border-right="none" fo:border-top="none" fo:border-bottom="0.5pt solid #313739"/>
    </style:style>
    <style:style style:name="Tabla8.B47" style:family="table-cell">
      <style:table-cell-properties style:vertical-align="middle" fo:padding="0cm" fo:border-left="0.5pt solid #313739" fo:border-right="none" fo:border-top="none" fo:border-bottom="0.5pt solid #313739"/>
    </style:style>
    <style:style style:name="Tabla8.C47" style:family="table-cell" style:data-style-name="N0">
      <style:table-cell-properties style:vertical-align="middle" fo:padding="0cm" fo:border-left="0.5pt solid #313739" fo:border-right="none" fo:border-top="none" fo:border-bottom="0.5pt solid #313739"/>
    </style:style>
    <style:style style:name="Tabla8.D47" style:family="table-cell">
      <style:table-cell-properties style:vertical-align="middle" fo:padding="0cm" fo:border-left="0.5pt solid #313739" fo:border-right="none" fo:border-top="none" fo:border-bottom="0.5pt solid #313739"/>
    </style:style>
    <style:style style:name="Tabla8.E47" style:family="table-cell" style:data-style-name="N0">
      <style:table-cell-properties style:vertical-align="middle" fo:padding="0cm" fo:border-left="0.5pt solid #313739" fo:border-right="none" fo:border-top="none" fo:border-bottom="0.5pt solid #313739"/>
    </style:style>
    <style:style style:name="Tabla8.F47" style:family="table-cell" style:data-style-name="N37">
      <style:table-cell-properties style:vertical-align="middle" fo:padding="0cm" fo:border-left="0.5pt solid #313739" fo:border-right="none" fo:border-top="none" fo:border-bottom="0.5pt solid #313739"/>
    </style:style>
    <style:style style:name="Tabla8.G47" style:family="table-cell" style:data-style-name="N37">
      <style:table-cell-properties style:vertical-align="middle" fo:padding="0cm" fo:border-left="0.5pt solid #313739" fo:border-right="0.5pt solid #313739" fo:border-top="none" fo:border-bottom="0.5pt solid #313739"/>
    </style:style>
    <style:style style:name="Tabla8.A48" style:family="table-cell">
      <style:table-cell-properties style:vertical-align="middle" fo:padding="0cm" fo:border-left="0.5pt solid #313739" fo:border-right="none" fo:border-top="none" fo:border-bottom="0.5pt solid #313739"/>
    </style:style>
    <style:style style:name="Tabla8.B48" style:family="table-cell">
      <style:table-cell-properties style:vertical-align="middle" fo:padding="0cm" fo:border-left="0.5pt solid #313739" fo:border-right="none" fo:border-top="none" fo:border-bottom="0.5pt solid #313739"/>
    </style:style>
    <style:style style:name="Tabla8.C48" style:family="table-cell" style:data-style-name="N0">
      <style:table-cell-properties style:vertical-align="middle" fo:padding="0cm" fo:border-left="0.5pt solid #313739" fo:border-right="none" fo:border-top="none" fo:border-bottom="0.5pt solid #313739"/>
    </style:style>
    <style:style style:name="Tabla8.D48" style:family="table-cell">
      <style:table-cell-properties style:vertical-align="middle" fo:padding="0cm" fo:border-left="0.5pt solid #313739" fo:border-right="none" fo:border-top="none" fo:border-bottom="0.5pt solid #313739"/>
    </style:style>
    <style:style style:name="Tabla8.E48" style:family="table-cell" style:data-style-name="N0">
      <style:table-cell-properties style:vertical-align="middle" fo:padding="0cm" fo:border-left="0.5pt solid #313739" fo:border-right="none" fo:border-top="none" fo:border-bottom="0.5pt solid #313739"/>
    </style:style>
    <style:style style:name="Tabla8.F48" style:family="table-cell" style:data-style-name="N37">
      <style:table-cell-properties style:vertical-align="middle" fo:padding="0cm" fo:border-left="0.5pt solid #313739" fo:border-right="none" fo:border-top="none" fo:border-bottom="0.5pt solid #313739"/>
    </style:style>
    <style:style style:name="Tabla8.G48" style:family="table-cell" style:data-style-name="N37">
      <style:table-cell-properties style:vertical-align="middle" fo:padding="0cm" fo:border-left="0.5pt solid #313739" fo:border-right="0.5pt solid #313739" fo:border-top="none" fo:border-bottom="0.5pt solid #313739"/>
    </style:style>
    <style:style style:name="Tabla8.A49" style:family="table-cell">
      <style:table-cell-properties style:vertical-align="middle" fo:padding="0cm" fo:border-left="0.5pt solid #313739" fo:border-right="none" fo:border-top="none" fo:border-bottom="0.5pt solid #313739"/>
    </style:style>
    <style:style style:name="Tabla8.B49" style:family="table-cell">
      <style:table-cell-properties style:vertical-align="middle" fo:padding="0cm" fo:border-left="0.5pt solid #313739" fo:border-right="none" fo:border-top="none" fo:border-bottom="0.5pt solid #313739"/>
    </style:style>
    <style:style style:name="Tabla8.C49" style:family="table-cell">
      <style:table-cell-properties style:vertical-align="middle" fo:padding="0cm" fo:border-left="0.5pt solid #313739" fo:border-right="none" fo:border-top="none" fo:border-bottom="0.5pt solid #313739"/>
    </style:style>
    <style:style style:name="Tabla8.D49" style:family="table-cell">
      <style:table-cell-properties style:vertical-align="middle" fo:padding="0cm" fo:border-left="0.5pt solid #313739" fo:border-right="none" fo:border-top="none" fo:border-bottom="0.5pt solid #313739"/>
    </style:style>
    <style:style style:name="Tabla8.E49" style:family="table-cell" style:data-style-name="N0">
      <style:table-cell-properties style:vertical-align="middle" fo:padding="0cm" fo:border-left="0.5pt solid #313739" fo:border-right="none" fo:border-top="none" fo:border-bottom="0.5pt solid #313739"/>
    </style:style>
    <style:style style:name="Tabla8.F49" style:family="table-cell" style:data-style-name="N37">
      <style:table-cell-properties style:vertical-align="middle" fo:padding="0cm" fo:border-left="0.5pt solid #313739" fo:border-right="none" fo:border-top="none" fo:border-bottom="0.5pt solid #313739"/>
    </style:style>
    <style:style style:name="Tabla8.G49" style:family="table-cell" style:data-style-name="N37">
      <style:table-cell-properties style:vertical-align="middle" fo:padding="0cm" fo:border-left="0.5pt solid #313739" fo:border-right="0.5pt solid #313739" fo:border-top="none" fo:border-bottom="0.5pt solid #313739"/>
    </style:style>
    <style:style style:name="Tabla8.A50" style:family="table-cell">
      <style:table-cell-properties style:vertical-align="middle" fo:padding="0cm" fo:border-left="0.5pt solid #313739" fo:border-right="none" fo:border-top="none" fo:border-bottom="0.5pt solid #313739"/>
    </style:style>
    <style:style style:name="Tabla8.B50" style:family="table-cell">
      <style:table-cell-properties style:vertical-align="middle" fo:padding="0cm" fo:border-left="0.5pt solid #313739" fo:border-right="none" fo:border-top="none" fo:border-bottom="0.5pt solid #313739"/>
    </style:style>
    <style:style style:name="Tabla8.C50" style:family="table-cell">
      <style:table-cell-properties style:vertical-align="middle" fo:padding="0cm" fo:border-left="0.5pt solid #313739" fo:border-right="none" fo:border-top="none" fo:border-bottom="0.5pt solid #313739"/>
    </style:style>
    <style:style style:name="Tabla8.D50" style:family="table-cell">
      <style:table-cell-properties style:vertical-align="middle" fo:padding="0cm" fo:border-left="0.5pt solid #313739" fo:border-right="none" fo:border-top="none" fo:border-bottom="0.5pt solid #313739"/>
    </style:style>
    <style:style style:name="Tabla8.E50" style:family="table-cell" style:data-style-name="N0">
      <style:table-cell-properties style:vertical-align="middle" fo:padding="0cm" fo:border-left="0.5pt solid #313739" fo:border-right="none" fo:border-top="none" fo:border-bottom="0.5pt solid #313739"/>
    </style:style>
    <style:style style:name="Tabla8.F50" style:family="table-cell" style:data-style-name="N37">
      <style:table-cell-properties style:vertical-align="middle" fo:padding="0cm" fo:border-left="0.5pt solid #313739" fo:border-right="none" fo:border-top="none" fo:border-bottom="0.5pt solid #313739"/>
    </style:style>
    <style:style style:name="Tabla8.G50" style:family="table-cell" style:data-style-name="N37">
      <style:table-cell-properties style:vertical-align="middle" fo:padding="0cm" fo:border-left="0.5pt solid #313739" fo:border-right="0.5pt solid #313739" fo:border-top="none" fo:border-bottom="0.5pt solid #313739"/>
    </style:style>
    <style:style style:name="Tabla8.A51" style:family="table-cell">
      <style:table-cell-properties style:vertical-align="middle" fo:padding="0cm" fo:border-left="0.5pt solid #313739" fo:border-right="none" fo:border-top="none" fo:border-bottom="0.5pt solid #313739"/>
    </style:style>
    <style:style style:name="Tabla8.B51" style:family="table-cell">
      <style:table-cell-properties style:vertical-align="middle" fo:padding="0cm" fo:border-left="0.5pt solid #313739" fo:border-right="none" fo:border-top="none" fo:border-bottom="0.5pt solid #313739"/>
    </style:style>
    <style:style style:name="Tabla8.C51" style:family="table-cell">
      <style:table-cell-properties style:vertical-align="middle" fo:padding="0cm" fo:border-left="0.5pt solid #313739" fo:border-right="none" fo:border-top="none" fo:border-bottom="0.5pt solid #313739"/>
    </style:style>
    <style:style style:name="Tabla8.D51" style:family="table-cell">
      <style:table-cell-properties style:vertical-align="middle" fo:padding="0cm" fo:border-left="0.5pt solid #313739" fo:border-right="none" fo:border-top="none" fo:border-bottom="0.5pt solid #313739"/>
    </style:style>
    <style:style style:name="Tabla8.E51" style:family="table-cell" style:data-style-name="N0">
      <style:table-cell-properties style:vertical-align="middle" fo:padding="0cm" fo:border-left="0.5pt solid #313739" fo:border-right="none" fo:border-top="none" fo:border-bottom="0.5pt solid #313739"/>
    </style:style>
    <style:style style:name="Tabla8.F51" style:family="table-cell" style:data-style-name="N37">
      <style:table-cell-properties style:vertical-align="middle" fo:padding="0cm" fo:border-left="0.5pt solid #313739" fo:border-right="none" fo:border-top="none" fo:border-bottom="0.5pt solid #313739"/>
    </style:style>
    <style:style style:name="Tabla8.G51" style:family="table-cell" style:data-style-name="N37">
      <style:table-cell-properties style:vertical-align="middle" fo:padding="0cm" fo:border-left="0.5pt solid #313739" fo:border-right="0.5pt solid #313739" fo:border-top="none" fo:border-bottom="0.5pt solid #313739"/>
    </style:style>
    <style:style style:name="Tabla8.A52" style:family="table-cell">
      <style:table-cell-properties style:vertical-align="middle" fo:padding="0cm" fo:border-left="0.5pt solid #313739" fo:border-right="none" fo:border-top="none" fo:border-bottom="0.5pt solid #313739"/>
    </style:style>
    <style:style style:name="Tabla8.B52" style:family="table-cell">
      <style:table-cell-properties style:vertical-align="middle" fo:padding="0cm" fo:border-left="0.5pt solid #313739" fo:border-right="none" fo:border-top="none" fo:border-bottom="0.5pt solid #313739"/>
    </style:style>
    <style:style style:name="Tabla8.C52" style:family="table-cell">
      <style:table-cell-properties style:vertical-align="middle" fo:padding="0cm" fo:border-left="0.5pt solid #313739" fo:border-right="none" fo:border-top="none" fo:border-bottom="0.5pt solid #313739"/>
    </style:style>
    <style:style style:name="Tabla8.D52" style:family="table-cell">
      <style:table-cell-properties style:vertical-align="middle" fo:padding="0cm" fo:border-left="0.5pt solid #313739" fo:border-right="none" fo:border-top="none" fo:border-bottom="0.5pt solid #313739"/>
    </style:style>
    <style:style style:name="Tabla8.E52" style:family="table-cell" style:data-style-name="N0">
      <style:table-cell-properties style:vertical-align="middle" fo:padding="0cm" fo:border-left="0.5pt solid #313739" fo:border-right="none" fo:border-top="none" fo:border-bottom="0.5pt solid #313739"/>
    </style:style>
    <style:style style:name="Tabla8.F52" style:family="table-cell" style:data-style-name="N37">
      <style:table-cell-properties style:vertical-align="middle" fo:padding="0cm" fo:border-left="0.5pt solid #313739" fo:border-right="none" fo:border-top="none" fo:border-bottom="0.5pt solid #313739"/>
    </style:style>
    <style:style style:name="Tabla8.G52" style:family="table-cell" style:data-style-name="N37">
      <style:table-cell-properties style:vertical-align="middle" fo:padding="0cm" fo:border-left="0.5pt solid #313739" fo:border-right="0.5pt solid #313739" fo:border-top="none" fo:border-bottom="0.5pt solid #313739"/>
    </style:style>
    <style:style style:name="Tabla8.A53" style:family="table-cell">
      <style:table-cell-properties style:vertical-align="middle" fo:padding="0cm" fo:border-left="0.5pt solid #313739" fo:border-right="none" fo:border-top="none" fo:border-bottom="0.5pt solid #313739"/>
    </style:style>
    <style:style style:name="Tabla8.B53" style:family="table-cell">
      <style:table-cell-properties style:vertical-align="middle" fo:padding="0cm" fo:border-left="0.5pt solid #313739" fo:border-right="none" fo:border-top="none" fo:border-bottom="0.5pt solid #313739"/>
    </style:style>
    <style:style style:name="Tabla8.C53" style:family="table-cell">
      <style:table-cell-properties style:vertical-align="middle" fo:padding="0cm" fo:border-left="0.5pt solid #313739" fo:border-right="none" fo:border-top="none" fo:border-bottom="0.5pt solid #313739"/>
    </style:style>
    <style:style style:name="Tabla8.D53" style:family="table-cell">
      <style:table-cell-properties style:vertical-align="middle" fo:padding="0cm" fo:border-left="0.5pt solid #313739" fo:border-right="none" fo:border-top="none" fo:border-bottom="0.5pt solid #313739"/>
    </style:style>
    <style:style style:name="Tabla8.E53" style:family="table-cell" style:data-style-name="N0">
      <style:table-cell-properties style:vertical-align="middle" fo:padding="0cm" fo:border-left="0.5pt solid #313739" fo:border-right="none" fo:border-top="none" fo:border-bottom="0.5pt solid #313739"/>
    </style:style>
    <style:style style:name="Tabla8.F53" style:family="table-cell" style:data-style-name="N37">
      <style:table-cell-properties style:vertical-align="middle" fo:padding="0cm" fo:border-left="0.5pt solid #313739" fo:border-right="none" fo:border-top="none" fo:border-bottom="0.5pt solid #313739"/>
    </style:style>
    <style:style style:name="Tabla8.G53" style:family="table-cell" style:data-style-name="N37">
      <style:table-cell-properties style:vertical-align="middle" fo:padding="0cm" fo:border-left="0.5pt solid #313739" fo:border-right="0.5pt solid #313739" fo:border-top="none" fo:border-bottom="0.5pt solid #313739"/>
    </style:style>
    <style:style style:name="Tabla8.A54" style:family="table-cell">
      <style:table-cell-properties style:vertical-align="middle" fo:padding="0cm" fo:border-left="0.5pt solid #313739" fo:border-right="none" fo:border-top="none" fo:border-bottom="0.5pt solid #313739"/>
    </style:style>
    <style:style style:name="Tabla8.B54" style:family="table-cell">
      <style:table-cell-properties style:vertical-align="middle" fo:padding="0cm" fo:border-left="0.5pt solid #313739" fo:border-right="none" fo:border-top="none" fo:border-bottom="0.5pt solid #313739"/>
    </style:style>
    <style:style style:name="Tabla8.C54" style:family="table-cell">
      <style:table-cell-properties style:vertical-align="middle" fo:padding="0cm" fo:border-left="0.5pt solid #313739" fo:border-right="none" fo:border-top="none" fo:border-bottom="0.5pt solid #313739"/>
    </style:style>
    <style:style style:name="Tabla8.D54" style:family="table-cell">
      <style:table-cell-properties style:vertical-align="middle" fo:padding="0cm" fo:border-left="0.5pt solid #313739" fo:border-right="none" fo:border-top="none" fo:border-bottom="0.5pt solid #313739"/>
    </style:style>
    <style:style style:name="Tabla8.E54" style:family="table-cell" style:data-style-name="N0">
      <style:table-cell-properties style:vertical-align="middle" fo:padding="0cm" fo:border-left="0.5pt solid #313739" fo:border-right="none" fo:border-top="none" fo:border-bottom="0.5pt solid #313739"/>
    </style:style>
    <style:style style:name="Tabla8.F54" style:family="table-cell" style:data-style-name="N37">
      <style:table-cell-properties style:vertical-align="middle" fo:padding="0cm" fo:border-left="0.5pt solid #313739" fo:border-right="none" fo:border-top="none" fo:border-bottom="0.5pt solid #313739"/>
    </style:style>
    <style:style style:name="Tabla8.G54" style:family="table-cell" style:data-style-name="N37">
      <style:table-cell-properties style:vertical-align="middle" fo:padding="0cm" fo:border-left="0.5pt solid #313739" fo:border-right="0.5pt solid #313739" fo:border-top="none" fo:border-bottom="0.5pt solid #313739"/>
    </style:style>
    <style:style style:name="Tabla8.A55" style:family="table-cell">
      <style:table-cell-properties style:vertical-align="middle" fo:padding="0cm" fo:border-left="0.5pt solid #313739" fo:border-right="none" fo:border-top="none" fo:border-bottom="0.5pt solid #313739"/>
    </style:style>
    <style:style style:name="Tabla8.B55" style:family="table-cell">
      <style:table-cell-properties style:vertical-align="middle" fo:padding="0cm" fo:border-left="0.5pt solid #313739" fo:border-right="none" fo:border-top="none" fo:border-bottom="0.5pt solid #313739"/>
    </style:style>
    <style:style style:name="Tabla8.C55" style:family="table-cell">
      <style:table-cell-properties style:vertical-align="middle" fo:padding="0cm" fo:border-left="0.5pt solid #313739" fo:border-right="none" fo:border-top="none" fo:border-bottom="0.5pt solid #313739"/>
    </style:style>
    <style:style style:name="Tabla8.D55" style:family="table-cell">
      <style:table-cell-properties style:vertical-align="middle" fo:padding="0cm" fo:border-left="0.5pt solid #313739" fo:border-right="none" fo:border-top="none" fo:border-bottom="0.5pt solid #313739"/>
    </style:style>
    <style:style style:name="Tabla8.E55" style:family="table-cell" style:data-style-name="N0">
      <style:table-cell-properties style:vertical-align="middle" fo:padding="0cm" fo:border-left="0.5pt solid #313739" fo:border-right="none" fo:border-top="none" fo:border-bottom="0.5pt solid #313739"/>
    </style:style>
    <style:style style:name="Tabla8.F55" style:family="table-cell" style:data-style-name="N37">
      <style:table-cell-properties style:vertical-align="middle" fo:padding="0cm" fo:border-left="0.5pt solid #313739" fo:border-right="none" fo:border-top="none" fo:border-bottom="0.5pt solid #313739"/>
    </style:style>
    <style:style style:name="Tabla8.G55" style:family="table-cell" style:data-style-name="N37">
      <style:table-cell-properties style:vertical-align="middle" fo:padding="0cm" fo:border-left="0.5pt solid #313739" fo:border-right="0.5pt solid #313739" fo:border-top="none" fo:border-bottom="0.5pt solid #313739"/>
    </style:style>
    <style:style style:name="Tabla8.A56" style:family="table-cell">
      <style:table-cell-properties style:vertical-align="middle" fo:padding="0cm" fo:border-left="0.5pt solid #313739" fo:border-right="none" fo:border-top="none" fo:border-bottom="0.5pt solid #313739"/>
    </style:style>
    <style:style style:name="Tabla8.B56" style:family="table-cell">
      <style:table-cell-properties style:vertical-align="middle" fo:padding="0cm" fo:border-left="0.5pt solid #313739" fo:border-right="none" fo:border-top="none" fo:border-bottom="0.5pt solid #313739"/>
    </style:style>
    <style:style style:name="Tabla8.C56" style:family="table-cell">
      <style:table-cell-properties style:vertical-align="middle" fo:padding="0cm" fo:border-left="0.5pt solid #313739" fo:border-right="none" fo:border-top="none" fo:border-bottom="0.5pt solid #313739"/>
    </style:style>
    <style:style style:name="Tabla8.D56" style:family="table-cell">
      <style:table-cell-properties style:vertical-align="middle" fo:padding="0cm" fo:border-left="0.5pt solid #313739" fo:border-right="none" fo:border-top="none" fo:border-bottom="0.5pt solid #313739"/>
    </style:style>
    <style:style style:name="Tabla8.E56" style:family="table-cell" style:data-style-name="N0">
      <style:table-cell-properties style:vertical-align="middle" fo:padding="0cm" fo:border-left="0.5pt solid #313739" fo:border-right="none" fo:border-top="none" fo:border-bottom="0.5pt solid #313739"/>
    </style:style>
    <style:style style:name="Tabla8.F56" style:family="table-cell" style:data-style-name="N37">
      <style:table-cell-properties style:vertical-align="middle" fo:padding="0cm" fo:border-left="0.5pt solid #313739" fo:border-right="none" fo:border-top="none" fo:border-bottom="0.5pt solid #313739"/>
    </style:style>
    <style:style style:name="Tabla8.G56" style:family="table-cell" style:data-style-name="N37">
      <style:table-cell-properties style:vertical-align="middle" fo:padding="0cm" fo:border-left="0.5pt solid #313739" fo:border-right="0.5pt solid #313739" fo:border-top="none" fo:border-bottom="0.5pt solid #313739"/>
    </style:style>
    <style:style style:name="Tabla8.A57" style:family="table-cell">
      <style:table-cell-properties style:vertical-align="middle" fo:padding="0cm" fo:border-left="0.5pt solid #313739" fo:border-right="none" fo:border-top="none" fo:border-bottom="0.5pt solid #313739"/>
    </style:style>
    <style:style style:name="Tabla8.B57" style:family="table-cell">
      <style:table-cell-properties style:vertical-align="middle" fo:padding="0cm" fo:border-left="0.5pt solid #313739" fo:border-right="none" fo:border-top="none" fo:border-bottom="0.5pt solid #313739"/>
    </style:style>
    <style:style style:name="Tabla8.C57" style:family="table-cell">
      <style:table-cell-properties style:vertical-align="middle" fo:padding="0cm" fo:border-left="0.5pt solid #313739" fo:border-right="none" fo:border-top="none" fo:border-bottom="0.5pt solid #313739"/>
    </style:style>
    <style:style style:name="Tabla8.D57" style:family="table-cell">
      <style:table-cell-properties style:vertical-align="middle" fo:padding="0cm" fo:border-left="0.5pt solid #313739" fo:border-right="none" fo:border-top="none" fo:border-bottom="0.5pt solid #313739"/>
    </style:style>
    <style:style style:name="Tabla8.E57" style:family="table-cell" style:data-style-name="N0">
      <style:table-cell-properties style:vertical-align="middle" fo:padding="0cm" fo:border-left="0.5pt solid #313739" fo:border-right="none" fo:border-top="none" fo:border-bottom="0.5pt solid #313739"/>
    </style:style>
    <style:style style:name="Tabla8.F57" style:family="table-cell" style:data-style-name="N37">
      <style:table-cell-properties style:vertical-align="middle" fo:padding="0cm" fo:border-left="0.5pt solid #313739" fo:border-right="none" fo:border-top="none" fo:border-bottom="0.5pt solid #313739"/>
    </style:style>
    <style:style style:name="Tabla8.G57" style:family="table-cell" style:data-style-name="N37">
      <style:table-cell-properties style:vertical-align="middle" fo:padding="0cm" fo:border-left="0.5pt solid #313739" fo:border-right="0.5pt solid #313739" fo:border-top="none" fo:border-bottom="0.5pt solid #313739"/>
    </style:style>
    <style:style style:name="Tabla8.A58" style:family="table-cell">
      <style:table-cell-properties style:vertical-align="middle" fo:padding="0cm" fo:border-left="0.5pt solid #313739" fo:border-right="none" fo:border-top="none" fo:border-bottom="0.5pt solid #313739"/>
    </style:style>
    <style:style style:name="Tabla8.B58" style:family="table-cell">
      <style:table-cell-properties style:vertical-align="middle" fo:padding="0cm" fo:border-left="0.5pt solid #313739" fo:border-right="none" fo:border-top="none" fo:border-bottom="0.5pt solid #313739"/>
    </style:style>
    <style:style style:name="Tabla8.C58" style:family="table-cell">
      <style:table-cell-properties style:vertical-align="middle" fo:padding="0cm" fo:border-left="0.5pt solid #313739" fo:border-right="none" fo:border-top="none" fo:border-bottom="0.5pt solid #313739"/>
    </style:style>
    <style:style style:name="Tabla8.D58" style:family="table-cell">
      <style:table-cell-properties style:vertical-align="middle" fo:padding="0cm" fo:border-left="0.5pt solid #313739" fo:border-right="none" fo:border-top="none" fo:border-bottom="0.5pt solid #313739"/>
    </style:style>
    <style:style style:name="Tabla8.E58" style:family="table-cell" style:data-style-name="N0">
      <style:table-cell-properties style:vertical-align="middle" fo:padding="0cm" fo:border-left="0.5pt solid #313739" fo:border-right="none" fo:border-top="none" fo:border-bottom="0.5pt solid #313739"/>
    </style:style>
    <style:style style:name="Tabla8.F58" style:family="table-cell" style:data-style-name="N37">
      <style:table-cell-properties style:vertical-align="middle" fo:padding="0cm" fo:border-left="0.5pt solid #313739" fo:border-right="none" fo:border-top="none" fo:border-bottom="0.5pt solid #313739"/>
    </style:style>
    <style:style style:name="Tabla8.G58" style:family="table-cell" style:data-style-name="N37">
      <style:table-cell-properties style:vertical-align="middle" fo:padding="0cm" fo:border-left="0.5pt solid #313739" fo:border-right="0.5pt solid #313739" fo:border-top="none" fo:border-bottom="0.5pt solid #313739"/>
    </style:style>
    <style:style style:name="Tabla8.A59" style:family="table-cell">
      <style:table-cell-properties style:vertical-align="middle" fo:padding="0cm" fo:border-left="0.5pt solid #313739" fo:border-right="none" fo:border-top="none" fo:border-bottom="0.5pt solid #313739"/>
    </style:style>
    <style:style style:name="Tabla8.B59" style:family="table-cell">
      <style:table-cell-properties style:vertical-align="middle" fo:padding="0cm" fo:border-left="0.5pt solid #313739" fo:border-right="none" fo:border-top="none" fo:border-bottom="0.5pt solid #313739"/>
    </style:style>
    <style:style style:name="Tabla8.C59" style:family="table-cell">
      <style:table-cell-properties style:vertical-align="middle" fo:padding="0cm" fo:border-left="0.5pt solid #313739" fo:border-right="none" fo:border-top="none" fo:border-bottom="0.5pt solid #313739"/>
    </style:style>
    <style:style style:name="Tabla8.D59" style:family="table-cell">
      <style:table-cell-properties style:vertical-align="middle" fo:padding="0cm" fo:border-left="0.5pt solid #313739" fo:border-right="none" fo:border-top="none" fo:border-bottom="0.5pt solid #313739"/>
    </style:style>
    <style:style style:name="Tabla8.E59" style:family="table-cell" style:data-style-name="N0">
      <style:table-cell-properties style:vertical-align="middle" fo:padding="0cm" fo:border-left="0.5pt solid #313739" fo:border-right="none" fo:border-top="none" fo:border-bottom="0.5pt solid #313739"/>
    </style:style>
    <style:style style:name="Tabla8.F59" style:family="table-cell" style:data-style-name="N37">
      <style:table-cell-properties style:vertical-align="middle" fo:padding="0cm" fo:border-left="0.5pt solid #313739" fo:border-right="none" fo:border-top="none" fo:border-bottom="0.5pt solid #313739"/>
    </style:style>
    <style:style style:name="Tabla8.G59" style:family="table-cell" style:data-style-name="N37">
      <style:table-cell-properties style:vertical-align="middle" fo:padding="0cm" fo:border-left="0.5pt solid #313739" fo:border-right="0.5pt solid #313739" fo:border-top="none" fo:border-bottom="0.5pt solid #313739"/>
    </style:style>
    <style:style style:name="Tabla8.A60" style:family="table-cell">
      <style:table-cell-properties style:vertical-align="middle" fo:padding="0cm" fo:border-left="0.5pt solid #313739" fo:border-right="none" fo:border-top="none" fo:border-bottom="0.5pt solid #313739"/>
    </style:style>
    <style:style style:name="Tabla8.B60" style:family="table-cell">
      <style:table-cell-properties style:vertical-align="middle" fo:padding="0cm" fo:border-left="0.5pt solid #313739" fo:border-right="none" fo:border-top="none" fo:border-bottom="0.5pt solid #313739"/>
    </style:style>
    <style:style style:name="Tabla8.C60" style:family="table-cell">
      <style:table-cell-properties style:vertical-align="middle" fo:padding="0cm" fo:border-left="0.5pt solid #313739" fo:border-right="none" fo:border-top="none" fo:border-bottom="0.5pt solid #313739"/>
    </style:style>
    <style:style style:name="Tabla8.D60" style:family="table-cell">
      <style:table-cell-properties style:vertical-align="middle" fo:padding="0cm" fo:border-left="0.5pt solid #313739" fo:border-right="none" fo:border-top="none" fo:border-bottom="0.5pt solid #313739"/>
    </style:style>
    <style:style style:name="Tabla8.E60" style:family="table-cell" style:data-style-name="N0">
      <style:table-cell-properties style:vertical-align="middle" fo:padding="0cm" fo:border-left="0.5pt solid #313739" fo:border-right="none" fo:border-top="none" fo:border-bottom="0.5pt solid #313739"/>
    </style:style>
    <style:style style:name="Tabla8.F60" style:family="table-cell" style:data-style-name="N37">
      <style:table-cell-properties style:vertical-align="middle" fo:padding="0cm" fo:border-left="0.5pt solid #313739" fo:border-right="none" fo:border-top="none" fo:border-bottom="0.5pt solid #313739"/>
    </style:style>
    <style:style style:name="Tabla8.G60" style:family="table-cell" style:data-style-name="N37">
      <style:table-cell-properties style:vertical-align="middle" fo:padding="0cm" fo:border-left="0.5pt solid #313739" fo:border-right="0.5pt solid #313739" fo:border-top="none" fo:border-bottom="0.5pt solid #313739"/>
    </style:style>
    <style:style style:name="Tabla8.A61" style:family="table-cell">
      <style:table-cell-properties style:vertical-align="middle" fo:padding="0cm" fo:border-left="0.5pt solid #313739" fo:border-right="none" fo:border-top="none" fo:border-bottom="0.5pt solid #313739"/>
    </style:style>
    <style:style style:name="Tabla8.B61" style:family="table-cell">
      <style:table-cell-properties style:vertical-align="middle" fo:padding="0cm" fo:border-left="0.5pt solid #313739" fo:border-right="none" fo:border-top="none" fo:border-bottom="0.5pt solid #313739"/>
    </style:style>
    <style:style style:name="Tabla8.C61" style:family="table-cell">
      <style:table-cell-properties style:vertical-align="middle" fo:padding="0cm" fo:border-left="0.5pt solid #313739" fo:border-right="none" fo:border-top="none" fo:border-bottom="0.5pt solid #313739"/>
    </style:style>
    <style:style style:name="Tabla8.D61" style:family="table-cell">
      <style:table-cell-properties style:vertical-align="middle" fo:padding="0cm" fo:border-left="0.5pt solid #313739" fo:border-right="none" fo:border-top="none" fo:border-bottom="0.5pt solid #313739"/>
    </style:style>
    <style:style style:name="Tabla8.E61" style:family="table-cell" style:data-style-name="N0">
      <style:table-cell-properties style:vertical-align="middle" fo:padding="0cm" fo:border-left="0.5pt solid #313739" fo:border-right="none" fo:border-top="none" fo:border-bottom="0.5pt solid #313739"/>
    </style:style>
    <style:style style:name="Tabla8.F61" style:family="table-cell" style:data-style-name="N37">
      <style:table-cell-properties style:vertical-align="middle" fo:padding="0cm" fo:border-left="0.5pt solid #313739" fo:border-right="none" fo:border-top="none" fo:border-bottom="0.5pt solid #313739"/>
    </style:style>
    <style:style style:name="Tabla8.G61" style:family="table-cell" style:data-style-name="N37">
      <style:table-cell-properties style:vertical-align="middle" fo:padding="0cm" fo:border-left="0.5pt solid #313739" fo:border-right="0.5pt solid #313739" fo:border-top="none" fo:border-bottom="0.5pt solid #313739"/>
    </style:style>
    <style:style style:name="Tabla8.A62" style:family="table-cell">
      <style:table-cell-properties style:vertical-align="middle" fo:padding="0cm" fo:border-left="0.5pt solid #313739" fo:border-right="none" fo:border-top="none" fo:border-bottom="0.5pt solid #313739"/>
    </style:style>
    <style:style style:name="Tabla8.B62" style:family="table-cell">
      <style:table-cell-properties style:vertical-align="middle" fo:padding="0cm" fo:border-left="0.5pt solid #313739" fo:border-right="none" fo:border-top="none" fo:border-bottom="0.5pt solid #313739"/>
    </style:style>
    <style:style style:name="Tabla8.C62" style:family="table-cell">
      <style:table-cell-properties style:vertical-align="middle" fo:padding="0cm" fo:border-left="0.5pt solid #313739" fo:border-right="none" fo:border-top="none" fo:border-bottom="0.5pt solid #313739"/>
    </style:style>
    <style:style style:name="Tabla8.D62" style:family="table-cell">
      <style:table-cell-properties style:vertical-align="middle" fo:padding="0cm" fo:border-left="0.5pt solid #313739" fo:border-right="none" fo:border-top="none" fo:border-bottom="0.5pt solid #313739"/>
    </style:style>
    <style:style style:name="Tabla8.E62" style:family="table-cell" style:data-style-name="N0">
      <style:table-cell-properties style:vertical-align="middle" fo:padding="0cm" fo:border-left="0.5pt solid #313739" fo:border-right="none" fo:border-top="none" fo:border-bottom="0.5pt solid #313739"/>
    </style:style>
    <style:style style:name="Tabla8.F62" style:family="table-cell" style:data-style-name="N37">
      <style:table-cell-properties style:vertical-align="middle" fo:padding="0cm" fo:border-left="0.5pt solid #313739" fo:border-right="none" fo:border-top="none" fo:border-bottom="0.5pt solid #313739"/>
    </style:style>
    <style:style style:name="Tabla8.G62" style:family="table-cell" style:data-style-name="N37">
      <style:table-cell-properties style:vertical-align="middle" fo:padding="0cm" fo:border-left="0.5pt solid #313739" fo:border-right="0.5pt solid #313739" fo:border-top="none" fo:border-bottom="0.5pt solid #313739"/>
    </style:style>
    <style:style style:name="Tabla8.A63" style:family="table-cell">
      <style:table-cell-properties style:vertical-align="middle" fo:padding="0cm" fo:border-left="0.5pt solid #313739" fo:border-right="none" fo:border-top="none" fo:border-bottom="0.5pt solid #313739"/>
    </style:style>
    <style:style style:name="Tabla8.B63" style:family="table-cell">
      <style:table-cell-properties style:vertical-align="middle" fo:padding="0cm" fo:border-left="0.5pt solid #313739" fo:border-right="none" fo:border-top="none" fo:border-bottom="0.5pt solid #313739"/>
    </style:style>
    <style:style style:name="Tabla8.C63" style:family="table-cell">
      <style:table-cell-properties style:vertical-align="middle" fo:padding="0cm" fo:border-left="0.5pt solid #313739" fo:border-right="none" fo:border-top="none" fo:border-bottom="0.5pt solid #313739"/>
    </style:style>
    <style:style style:name="Tabla8.D63" style:family="table-cell">
      <style:table-cell-properties style:vertical-align="middle" fo:padding="0cm" fo:border-left="0.5pt solid #313739" fo:border-right="none" fo:border-top="none" fo:border-bottom="0.5pt solid #313739"/>
    </style:style>
    <style:style style:name="Tabla8.E63" style:family="table-cell" style:data-style-name="N0">
      <style:table-cell-properties style:vertical-align="middle" fo:padding="0cm" fo:border-left="0.5pt solid #313739" fo:border-right="none" fo:border-top="none" fo:border-bottom="0.5pt solid #313739"/>
    </style:style>
    <style:style style:name="Tabla8.F63" style:family="table-cell" style:data-style-name="N37">
      <style:table-cell-properties style:vertical-align="middle" fo:padding="0cm" fo:border-left="0.5pt solid #313739" fo:border-right="none" fo:border-top="none" fo:border-bottom="0.5pt solid #313739"/>
    </style:style>
    <style:style style:name="Tabla8.G63" style:family="table-cell" style:data-style-name="N37">
      <style:table-cell-properties style:vertical-align="middle" fo:padding="0cm" fo:border-left="0.5pt solid #313739" fo:border-right="0.5pt solid #313739" fo:border-top="none" fo:border-bottom="0.5pt solid #313739"/>
    </style:style>
    <style:style style:name="Tabla8.A64" style:family="table-cell">
      <style:table-cell-properties style:vertical-align="middle" fo:padding="0cm" fo:border-left="0.5pt solid #313739" fo:border-right="none" fo:border-top="none" fo:border-bottom="0.5pt solid #313739"/>
    </style:style>
    <style:style style:name="Tabla8.B64" style:family="table-cell">
      <style:table-cell-properties style:vertical-align="middle" fo:padding="0cm" fo:border-left="0.5pt solid #313739" fo:border-right="none" fo:border-top="none" fo:border-bottom="0.5pt solid #313739"/>
    </style:style>
    <style:style style:name="Tabla8.C64" style:family="table-cell">
      <style:table-cell-properties style:vertical-align="middle" fo:padding="0cm" fo:border-left="0.5pt solid #313739" fo:border-right="none" fo:border-top="none" fo:border-bottom="0.5pt solid #313739"/>
    </style:style>
    <style:style style:name="Tabla8.D64" style:family="table-cell">
      <style:table-cell-properties style:vertical-align="middle" fo:padding="0cm" fo:border-left="0.5pt solid #313739" fo:border-right="none" fo:border-top="none" fo:border-bottom="0.5pt solid #313739"/>
    </style:style>
    <style:style style:name="Tabla8.E64" style:family="table-cell" style:data-style-name="N0">
      <style:table-cell-properties style:vertical-align="middle" fo:padding="0cm" fo:border-left="0.5pt solid #313739" fo:border-right="none" fo:border-top="none" fo:border-bottom="0.5pt solid #313739"/>
    </style:style>
    <style:style style:name="Tabla8.F64" style:family="table-cell" style:data-style-name="N37">
      <style:table-cell-properties style:vertical-align="middle" fo:padding="0cm" fo:border-left="0.5pt solid #313739" fo:border-right="none" fo:border-top="none" fo:border-bottom="0.5pt solid #313739"/>
    </style:style>
    <style:style style:name="Tabla8.G64" style:family="table-cell" style:data-style-name="N37">
      <style:table-cell-properties style:vertical-align="middle" fo:padding="0cm" fo:border-left="0.5pt solid #313739" fo:border-right="0.5pt solid #313739" fo:border-top="none" fo:border-bottom="0.5pt solid #313739"/>
    </style:style>
    <style:style style:name="Tabla8.A65" style:family="table-cell">
      <style:table-cell-properties style:vertical-align="middle" fo:padding="0cm" fo:border-left="0.5pt solid #313739" fo:border-right="none" fo:border-top="none" fo:border-bottom="0.5pt solid #313739"/>
    </style:style>
    <style:style style:name="Tabla8.B65" style:family="table-cell">
      <style:table-cell-properties style:vertical-align="middle" fo:padding="0cm" fo:border-left="0.5pt solid #313739" fo:border-right="none" fo:border-top="none" fo:border-bottom="0.5pt solid #313739"/>
    </style:style>
    <style:style style:name="Tabla8.C65" style:family="table-cell">
      <style:table-cell-properties style:vertical-align="middle" fo:padding="0cm" fo:border-left="0.5pt solid #313739" fo:border-right="none" fo:border-top="none" fo:border-bottom="0.5pt solid #313739"/>
    </style:style>
    <style:style style:name="Tabla8.D65" style:family="table-cell">
      <style:table-cell-properties style:vertical-align="middle" fo:padding="0cm" fo:border-left="0.5pt solid #313739" fo:border-right="none" fo:border-top="none" fo:border-bottom="0.5pt solid #313739"/>
    </style:style>
    <style:style style:name="Tabla8.E65" style:family="table-cell" style:data-style-name="N0">
      <style:table-cell-properties style:vertical-align="middle" fo:padding="0cm" fo:border-left="0.5pt solid #313739" fo:border-right="none" fo:border-top="none" fo:border-bottom="0.5pt solid #313739"/>
    </style:style>
    <style:style style:name="Tabla8.F65" style:family="table-cell" style:data-style-name="N37">
      <style:table-cell-properties style:vertical-align="middle" fo:padding="0cm" fo:border-left="0.5pt solid #313739" fo:border-right="none" fo:border-top="none" fo:border-bottom="0.5pt solid #313739"/>
    </style:style>
    <style:style style:name="Tabla8.G65" style:family="table-cell" style:data-style-name="N37">
      <style:table-cell-properties style:vertical-align="middle" fo:padding="0cm" fo:border-left="0.5pt solid #313739" fo:border-right="0.5pt solid #313739" fo:border-top="none" fo:border-bottom="0.5pt solid #313739"/>
    </style:style>
    <style:style style:name="Tabla8.A66" style:family="table-cell">
      <style:table-cell-properties style:vertical-align="middle" fo:padding="0cm" fo:border-left="0.5pt solid #313739" fo:border-right="none" fo:border-top="none" fo:border-bottom="0.5pt solid #313739"/>
    </style:style>
    <style:style style:name="Tabla8.B66" style:family="table-cell">
      <style:table-cell-properties style:vertical-align="middle" fo:padding="0cm" fo:border-left="0.5pt solid #313739" fo:border-right="none" fo:border-top="none" fo:border-bottom="0.5pt solid #313739"/>
    </style:style>
    <style:style style:name="Tabla8.C66" style:family="table-cell" style:data-style-name="N0">
      <style:table-cell-properties style:vertical-align="middle" fo:padding="0cm" fo:border-left="0.5pt solid #313739" fo:border-right="none" fo:border-top="none" fo:border-bottom="0.5pt solid #313739"/>
    </style:style>
    <style:style style:name="Tabla8.D66" style:family="table-cell">
      <style:table-cell-properties style:vertical-align="middle" fo:padding="0cm" fo:border-left="0.5pt solid #313739" fo:border-right="none" fo:border-top="none" fo:border-bottom="0.5pt solid #313739"/>
    </style:style>
    <style:style style:name="Tabla8.E66" style:family="table-cell" style:data-style-name="N0">
      <style:table-cell-properties style:vertical-align="middle" fo:padding="0cm" fo:border-left="0.5pt solid #313739" fo:border-right="none" fo:border-top="none" fo:border-bottom="0.5pt solid #313739"/>
    </style:style>
    <style:style style:name="Tabla8.F66" style:family="table-cell" style:data-style-name="N37">
      <style:table-cell-properties style:vertical-align="middle" fo:padding="0cm" fo:border-left="0.5pt solid #313739" fo:border-right="none" fo:border-top="none" fo:border-bottom="0.5pt solid #313739"/>
    </style:style>
    <style:style style:name="Tabla8.G66" style:family="table-cell" style:data-style-name="N37">
      <style:table-cell-properties style:vertical-align="middle" fo:padding="0cm" fo:border-left="0.5pt solid #313739" fo:border-right="0.5pt solid #313739" fo:border-top="none" fo:border-bottom="0.5pt solid #313739"/>
    </style:style>
    <style:style style:name="Tabla8.A67" style:family="table-cell">
      <style:table-cell-properties style:vertical-align="middle" fo:padding="0cm" fo:border-left="0.5pt solid #313739" fo:border-right="none" fo:border-top="none" fo:border-bottom="0.5pt solid #313739"/>
    </style:style>
    <style:style style:name="Tabla8.B67" style:family="table-cell">
      <style:table-cell-properties style:vertical-align="middle" fo:padding="0cm" fo:border-left="0.5pt solid #313739" fo:border-right="none" fo:border-top="none" fo:border-bottom="0.5pt solid #313739"/>
    </style:style>
    <style:style style:name="Tabla8.C67" style:family="table-cell">
      <style:table-cell-properties style:vertical-align="middle" fo:padding="0cm" fo:border-left="0.5pt solid #313739" fo:border-right="none" fo:border-top="none" fo:border-bottom="0.5pt solid #313739"/>
    </style:style>
    <style:style style:name="Tabla8.D67" style:family="table-cell">
      <style:table-cell-properties style:vertical-align="middle" fo:padding="0cm" fo:border-left="0.5pt solid #313739" fo:border-right="none" fo:border-top="none" fo:border-bottom="0.5pt solid #313739"/>
    </style:style>
    <style:style style:name="Tabla8.E67" style:family="table-cell" style:data-style-name="N0">
      <style:table-cell-properties style:vertical-align="middle" fo:padding="0cm" fo:border-left="0.5pt solid #313739" fo:border-right="none" fo:border-top="none" fo:border-bottom="0.5pt solid #313739"/>
    </style:style>
    <style:style style:name="Tabla8.F67" style:family="table-cell" style:data-style-name="N37">
      <style:table-cell-properties style:vertical-align="middle" fo:padding="0cm" fo:border-left="0.5pt solid #313739" fo:border-right="none" fo:border-top="none" fo:border-bottom="0.5pt solid #313739"/>
    </style:style>
    <style:style style:name="Tabla8.G67" style:family="table-cell" style:data-style-name="N37">
      <style:table-cell-properties style:vertical-align="middle" fo:padding="0cm" fo:border-left="0.5pt solid #313739" fo:border-right="0.5pt solid #313739" fo:border-top="none" fo:border-bottom="0.5pt solid #313739"/>
    </style:style>
    <style:style style:name="Tabla8.A68" style:family="table-cell">
      <style:table-cell-properties style:vertical-align="middle" fo:padding="0cm" fo:border-left="0.5pt solid #313739" fo:border-right="none" fo:border-top="none" fo:border-bottom="0.5pt solid #313739"/>
    </style:style>
    <style:style style:name="Tabla8.B68" style:family="table-cell">
      <style:table-cell-properties style:vertical-align="middle" fo:padding="0cm" fo:border-left="0.5pt solid #313739" fo:border-right="none" fo:border-top="none" fo:border-bottom="0.5pt solid #313739"/>
    </style:style>
    <style:style style:name="Tabla8.C68" style:family="table-cell" style:data-style-name="N0">
      <style:table-cell-properties style:vertical-align="middle" fo:padding="0cm" fo:border-left="0.5pt solid #313739" fo:border-right="none" fo:border-top="none" fo:border-bottom="0.5pt solid #313739"/>
    </style:style>
    <style:style style:name="Tabla8.D68" style:family="table-cell">
      <style:table-cell-properties style:vertical-align="middle" fo:padding="0cm" fo:border-left="0.5pt solid #313739" fo:border-right="none" fo:border-top="none" fo:border-bottom="0.5pt solid #313739"/>
    </style:style>
    <style:style style:name="Tabla8.E68" style:family="table-cell" style:data-style-name="N0">
      <style:table-cell-properties style:vertical-align="middle" fo:padding="0cm" fo:border-left="0.5pt solid #313739" fo:border-right="none" fo:border-top="none" fo:border-bottom="0.5pt solid #313739"/>
    </style:style>
    <style:style style:name="Tabla8.F68" style:family="table-cell" style:data-style-name="N37">
      <style:table-cell-properties style:vertical-align="middle" fo:padding="0cm" fo:border-left="0.5pt solid #313739" fo:border-right="none" fo:border-top="none" fo:border-bottom="0.5pt solid #313739"/>
    </style:style>
    <style:style style:name="Tabla8.G68" style:family="table-cell" style:data-style-name="N37">
      <style:table-cell-properties style:vertical-align="middle" fo:padding="0cm" fo:border-left="0.5pt solid #313739" fo:border-right="0.5pt solid #313739" fo:border-top="none" fo:border-bottom="0.5pt solid #313739"/>
    </style:style>
    <style:style style:name="Tabla8.A69" style:family="table-cell">
      <style:table-cell-properties style:vertical-align="middle" fo:padding="0cm" fo:border-left="0.5pt solid #313739" fo:border-right="none" fo:border-top="none" fo:border-bottom="0.5pt solid #313739"/>
    </style:style>
    <style:style style:name="Tabla8.B69" style:family="table-cell">
      <style:table-cell-properties style:vertical-align="middle" fo:padding="0cm" fo:border-left="0.5pt solid #313739" fo:border-right="none" fo:border-top="none" fo:border-bottom="0.5pt solid #313739"/>
    </style:style>
    <style:style style:name="Tabla8.C69" style:family="table-cell" style:data-style-name="N0">
      <style:table-cell-properties style:vertical-align="middle" fo:padding="0cm" fo:border-left="0.5pt solid #313739" fo:border-right="none" fo:border-top="none" fo:border-bottom="0.5pt solid #313739"/>
    </style:style>
    <style:style style:name="Tabla8.D69" style:family="table-cell">
      <style:table-cell-properties style:vertical-align="middle" fo:padding="0cm" fo:border-left="0.5pt solid #313739" fo:border-right="none" fo:border-top="none" fo:border-bottom="0.5pt solid #313739"/>
    </style:style>
    <style:style style:name="Tabla8.E69" style:family="table-cell" style:data-style-name="N0">
      <style:table-cell-properties style:vertical-align="middle" fo:padding="0cm" fo:border-left="0.5pt solid #313739" fo:border-right="none" fo:border-top="none" fo:border-bottom="0.5pt solid #313739"/>
    </style:style>
    <style:style style:name="Tabla8.F69" style:family="table-cell" style:data-style-name="N37">
      <style:table-cell-properties style:vertical-align="middle" fo:padding="0cm" fo:border-left="0.5pt solid #313739" fo:border-right="none" fo:border-top="none" fo:border-bottom="0.5pt solid #313739"/>
    </style:style>
    <style:style style:name="Tabla8.G69" style:family="table-cell" style:data-style-name="N37">
      <style:table-cell-properties style:vertical-align="middle" fo:padding="0cm" fo:border-left="0.5pt solid #313739" fo:border-right="0.5pt solid #313739" fo:border-top="none" fo:border-bottom="0.5pt solid #313739"/>
    </style:style>
    <style:style style:name="Tabla8.A70" style:family="table-cell">
      <style:table-cell-properties style:vertical-align="middle" fo:padding="0cm" fo:border-left="0.5pt solid #313739" fo:border-right="none" fo:border-top="none" fo:border-bottom="0.5pt solid #313739"/>
    </style:style>
    <style:style style:name="Tabla8.B70" style:family="table-cell">
      <style:table-cell-properties style:vertical-align="middle" fo:padding="0cm" fo:border-left="0.5pt solid #313739" fo:border-right="none" fo:border-top="none" fo:border-bottom="0.5pt solid #313739"/>
    </style:style>
    <style:style style:name="Tabla8.C70" style:family="table-cell">
      <style:table-cell-properties style:vertical-align="middle" fo:padding="0cm" fo:border-left="0.5pt solid #313739" fo:border-right="none" fo:border-top="none" fo:border-bottom="0.5pt solid #313739"/>
    </style:style>
    <style:style style:name="Tabla8.D70" style:family="table-cell">
      <style:table-cell-properties style:vertical-align="middle" fo:padding="0cm" fo:border-left="0.5pt solid #313739" fo:border-right="none" fo:border-top="none" fo:border-bottom="0.5pt solid #313739"/>
    </style:style>
    <style:style style:name="Tabla8.E70" style:family="table-cell" style:data-style-name="N0">
      <style:table-cell-properties style:vertical-align="middle" fo:padding="0cm" fo:border-left="0.5pt solid #313739" fo:border-right="none" fo:border-top="none" fo:border-bottom="0.5pt solid #313739"/>
    </style:style>
    <style:style style:name="Tabla8.F70" style:family="table-cell" style:data-style-name="N37">
      <style:table-cell-properties style:vertical-align="middle" fo:padding="0cm" fo:border-left="0.5pt solid #313739" fo:border-right="none" fo:border-top="none" fo:border-bottom="0.5pt solid #313739"/>
    </style:style>
    <style:style style:name="Tabla8.G70" style:family="table-cell" style:data-style-name="N37">
      <style:table-cell-properties style:vertical-align="middle" fo:padding="0cm" fo:border-left="0.5pt solid #313739" fo:border-right="0.5pt solid #313739" fo:border-top="none" fo:border-bottom="0.5pt solid #313739"/>
    </style:style>
    <style:style style:name="Tabla8.A71" style:family="table-cell">
      <style:table-cell-properties style:vertical-align="middle" fo:padding="0cm" fo:border-left="0.5pt solid #313739" fo:border-right="none" fo:border-top="none" fo:border-bottom="0.5pt solid #313739"/>
    </style:style>
    <style:style style:name="Tabla8.B71" style:family="table-cell">
      <style:table-cell-properties style:vertical-align="middle" fo:padding="0cm" fo:border-left="0.5pt solid #313739" fo:border-right="none" fo:border-top="none" fo:border-bottom="0.5pt solid #313739"/>
    </style:style>
    <style:style style:name="Tabla8.C71" style:family="table-cell" style:data-style-name="N0">
      <style:table-cell-properties style:vertical-align="middle" fo:padding="0cm" fo:border-left="0.5pt solid #313739" fo:border-right="none" fo:border-top="none" fo:border-bottom="0.5pt solid #313739"/>
    </style:style>
    <style:style style:name="Tabla8.D71" style:family="table-cell">
      <style:table-cell-properties style:vertical-align="middle" fo:padding="0cm" fo:border-left="0.5pt solid #313739" fo:border-right="none" fo:border-top="none" fo:border-bottom="0.5pt solid #313739"/>
    </style:style>
    <style:style style:name="Tabla8.E71" style:family="table-cell" style:data-style-name="N0">
      <style:table-cell-properties style:vertical-align="middle" fo:padding="0cm" fo:border-left="0.5pt solid #313739" fo:border-right="none" fo:border-top="none" fo:border-bottom="0.5pt solid #313739"/>
    </style:style>
    <style:style style:name="Tabla8.F71" style:family="table-cell" style:data-style-name="N37">
      <style:table-cell-properties style:vertical-align="middle" fo:padding="0cm" fo:border-left="0.5pt solid #313739" fo:border-right="none" fo:border-top="none" fo:border-bottom="0.5pt solid #313739"/>
    </style:style>
    <style:style style:name="Tabla8.G71" style:family="table-cell" style:data-style-name="N37">
      <style:table-cell-properties style:vertical-align="middle" fo:padding="0cm" fo:border-left="0.5pt solid #313739" fo:border-right="0.5pt solid #313739" fo:border-top="none" fo:border-bottom="0.5pt solid #313739"/>
    </style:style>
    <style:style style:name="Tabla8.A72" style:family="table-cell">
      <style:table-cell-properties style:vertical-align="middle" fo:padding="0cm" fo:border-left="0.5pt solid #313739" fo:border-right="none" fo:border-top="none" fo:border-bottom="0.5pt solid #313739"/>
    </style:style>
    <style:style style:name="Tabla8.B72" style:family="table-cell">
      <style:table-cell-properties style:vertical-align="middle" fo:padding="0cm" fo:border-left="0.5pt solid #313739" fo:border-right="none" fo:border-top="none" fo:border-bottom="0.5pt solid #313739"/>
    </style:style>
    <style:style style:name="Tabla8.C72" style:family="table-cell" style:data-style-name="N0">
      <style:table-cell-properties style:vertical-align="middle" fo:padding="0cm" fo:border-left="0.5pt solid #313739" fo:border-right="none" fo:border-top="none" fo:border-bottom="0.5pt solid #313739"/>
    </style:style>
    <style:style style:name="Tabla8.D72" style:family="table-cell">
      <style:table-cell-properties style:vertical-align="middle" fo:padding="0cm" fo:border-left="0.5pt solid #313739" fo:border-right="none" fo:border-top="none" fo:border-bottom="0.5pt solid #313739"/>
    </style:style>
    <style:style style:name="Tabla8.E72" style:family="table-cell" style:data-style-name="N0">
      <style:table-cell-properties style:vertical-align="middle" fo:padding="0cm" fo:border-left="0.5pt solid #313739" fo:border-right="none" fo:border-top="none" fo:border-bottom="0.5pt solid #313739"/>
    </style:style>
    <style:style style:name="Tabla8.F72" style:family="table-cell" style:data-style-name="N37">
      <style:table-cell-properties style:vertical-align="middle" fo:padding="0cm" fo:border-left="0.5pt solid #313739" fo:border-right="none" fo:border-top="none" fo:border-bottom="0.5pt solid #313739"/>
    </style:style>
    <style:style style:name="Tabla8.G72" style:family="table-cell" style:data-style-name="N37">
      <style:table-cell-properties style:vertical-align="middle" fo:padding="0cm" fo:border-left="0.5pt solid #313739" fo:border-right="0.5pt solid #313739" fo:border-top="none" fo:border-bottom="0.5pt solid #313739"/>
    </style:style>
    <style:style style:name="Tabla8.A73" style:family="table-cell">
      <style:table-cell-properties style:vertical-align="middle" fo:padding="0cm" fo:border-left="0.5pt solid #313739" fo:border-right="none" fo:border-top="none" fo:border-bottom="0.5pt solid #313739"/>
    </style:style>
    <style:style style:name="Tabla8.B73" style:family="table-cell">
      <style:table-cell-properties style:vertical-align="middle" fo:padding="0cm" fo:border-left="0.5pt solid #313739" fo:border-right="none" fo:border-top="none" fo:border-bottom="0.5pt solid #313739"/>
    </style:style>
    <style:style style:name="Tabla8.C73" style:family="table-cell" style:data-style-name="N0">
      <style:table-cell-properties style:vertical-align="middle" fo:padding="0cm" fo:border-left="0.5pt solid #313739" fo:border-right="none" fo:border-top="none" fo:border-bottom="0.5pt solid #313739"/>
    </style:style>
    <style:style style:name="Tabla8.D73" style:family="table-cell">
      <style:table-cell-properties style:vertical-align="middle" fo:padding="0cm" fo:border-left="0.5pt solid #313739" fo:border-right="none" fo:border-top="none" fo:border-bottom="0.5pt solid #313739"/>
    </style:style>
    <style:style style:name="Tabla8.E73" style:family="table-cell" style:data-style-name="N0">
      <style:table-cell-properties style:vertical-align="middle" fo:padding="0cm" fo:border-left="0.5pt solid #313739" fo:border-right="none" fo:border-top="none" fo:border-bottom="0.5pt solid #313739"/>
    </style:style>
    <style:style style:name="Tabla8.F73" style:family="table-cell" style:data-style-name="N37">
      <style:table-cell-properties style:vertical-align="middle" fo:padding="0cm" fo:border-left="0.5pt solid #313739" fo:border-right="none" fo:border-top="none" fo:border-bottom="0.5pt solid #313739"/>
    </style:style>
    <style:style style:name="Tabla8.G73" style:family="table-cell" style:data-style-name="N37">
      <style:table-cell-properties style:vertical-align="middle" fo:padding="0cm" fo:border-left="0.5pt solid #313739" fo:border-right="0.5pt solid #313739" fo:border-top="none" fo:border-bottom="0.5pt solid #313739"/>
    </style:style>
    <style:style style:name="Tabla8.A74" style:family="table-cell">
      <style:table-cell-properties style:vertical-align="middle" fo:padding="0cm" fo:border-left="0.5pt solid #313739" fo:border-right="none" fo:border-top="none" fo:border-bottom="0.5pt solid #313739"/>
    </style:style>
    <style:style style:name="Tabla8.B74" style:family="table-cell">
      <style:table-cell-properties style:vertical-align="middle" fo:padding="0cm" fo:border-left="0.5pt solid #313739" fo:border-right="none" fo:border-top="none" fo:border-bottom="0.5pt solid #313739"/>
    </style:style>
    <style:style style:name="Tabla8.C74" style:family="table-cell" style:data-style-name="N0">
      <style:table-cell-properties style:vertical-align="middle" fo:padding="0cm" fo:border-left="0.5pt solid #313739" fo:border-right="none" fo:border-top="none" fo:border-bottom="0.5pt solid #313739"/>
    </style:style>
    <style:style style:name="Tabla8.D74" style:family="table-cell">
      <style:table-cell-properties style:vertical-align="middle" fo:padding="0cm" fo:border-left="0.5pt solid #313739" fo:border-right="none" fo:border-top="none" fo:border-bottom="0.5pt solid #313739"/>
    </style:style>
    <style:style style:name="Tabla8.E74" style:family="table-cell" style:data-style-name="N0">
      <style:table-cell-properties style:vertical-align="middle" fo:padding="0cm" fo:border-left="0.5pt solid #313739" fo:border-right="none" fo:border-top="none" fo:border-bottom="0.5pt solid #313739"/>
    </style:style>
    <style:style style:name="Tabla8.F74" style:family="table-cell" style:data-style-name="N37">
      <style:table-cell-properties style:vertical-align="middle" fo:padding="0cm" fo:border-left="0.5pt solid #313739" fo:border-right="none" fo:border-top="none" fo:border-bottom="0.5pt solid #313739"/>
    </style:style>
    <style:style style:name="Tabla8.G74" style:family="table-cell" style:data-style-name="N37">
      <style:table-cell-properties style:vertical-align="middle" fo:padding="0cm" fo:border-left="0.5pt solid #313739" fo:border-right="0.5pt solid #313739" fo:border-top="none" fo:border-bottom="0.5pt solid #313739"/>
    </style:style>
    <style:style style:name="Tabla8.A75" style:family="table-cell">
      <style:table-cell-properties style:vertical-align="middle" fo:padding="0cm" fo:border-left="0.5pt solid #313739" fo:border-right="none" fo:border-top="none" fo:border-bottom="0.5pt solid #313739"/>
    </style:style>
    <style:style style:name="Tabla8.B75" style:family="table-cell">
      <style:table-cell-properties style:vertical-align="middle" fo:padding="0cm" fo:border-left="0.5pt solid #313739" fo:border-right="none" fo:border-top="none" fo:border-bottom="0.5pt solid #313739"/>
    </style:style>
    <style:style style:name="Tabla8.C75" style:family="table-cell" style:data-style-name="N0">
      <style:table-cell-properties style:vertical-align="middle" fo:padding="0cm" fo:border-left="0.5pt solid #313739" fo:border-right="none" fo:border-top="none" fo:border-bottom="0.5pt solid #313739"/>
    </style:style>
    <style:style style:name="Tabla8.D75" style:family="table-cell">
      <style:table-cell-properties style:vertical-align="middle" fo:padding="0cm" fo:border-left="0.5pt solid #313739" fo:border-right="none" fo:border-top="none" fo:border-bottom="0.5pt solid #313739"/>
    </style:style>
    <style:style style:name="Tabla8.E75" style:family="table-cell" style:data-style-name="N0">
      <style:table-cell-properties style:vertical-align="middle" fo:padding="0cm" fo:border-left="0.5pt solid #313739" fo:border-right="none" fo:border-top="none" fo:border-bottom="0.5pt solid #313739"/>
    </style:style>
    <style:style style:name="Tabla8.F75" style:family="table-cell" style:data-style-name="N37">
      <style:table-cell-properties style:vertical-align="middle" fo:padding="0cm" fo:border-left="0.5pt solid #313739" fo:border-right="none" fo:border-top="none" fo:border-bottom="0.5pt solid #313739"/>
    </style:style>
    <style:style style:name="Tabla8.G75" style:family="table-cell" style:data-style-name="N37">
      <style:table-cell-properties style:vertical-align="middle" fo:padding="0cm" fo:border-left="0.5pt solid #313739" fo:border-right="0.5pt solid #313739" fo:border-top="none" fo:border-bottom="0.5pt solid #313739"/>
    </style:style>
    <style:style style:name="Tabla8.A76" style:family="table-cell">
      <style:table-cell-properties style:vertical-align="middle" fo:padding="0cm" fo:border-left="0.5pt solid #313739" fo:border-right="none" fo:border-top="none" fo:border-bottom="0.5pt solid #313739"/>
    </style:style>
    <style:style style:name="Tabla8.B76" style:family="table-cell">
      <style:table-cell-properties style:vertical-align="middle" fo:padding="0cm" fo:border-left="0.5pt solid #313739" fo:border-right="none" fo:border-top="none" fo:border-bottom="0.5pt solid #313739"/>
    </style:style>
    <style:style style:name="Tabla8.C76" style:family="table-cell" style:data-style-name="N0">
      <style:table-cell-properties style:vertical-align="middle" fo:padding="0cm" fo:border-left="0.5pt solid #313739" fo:border-right="none" fo:border-top="none" fo:border-bottom="0.5pt solid #313739"/>
    </style:style>
    <style:style style:name="Tabla8.D76" style:family="table-cell">
      <style:table-cell-properties style:vertical-align="middle" fo:padding="0cm" fo:border-left="0.5pt solid #313739" fo:border-right="none" fo:border-top="none" fo:border-bottom="0.5pt solid #313739"/>
    </style:style>
    <style:style style:name="Tabla8.E76" style:family="table-cell" style:data-style-name="N0">
      <style:table-cell-properties style:vertical-align="middle" fo:padding="0cm" fo:border-left="0.5pt solid #313739" fo:border-right="none" fo:border-top="none" fo:border-bottom="0.5pt solid #313739"/>
    </style:style>
    <style:style style:name="Tabla8.F76" style:family="table-cell" style:data-style-name="N37">
      <style:table-cell-properties style:vertical-align="middle" fo:padding="0cm" fo:border-left="0.5pt solid #313739" fo:border-right="none" fo:border-top="none" fo:border-bottom="0.5pt solid #313739"/>
    </style:style>
    <style:style style:name="Tabla8.G76" style:family="table-cell" style:data-style-name="N37">
      <style:table-cell-properties style:vertical-align="middle" fo:padding="0cm" fo:border-left="0.5pt solid #313739" fo:border-right="0.5pt solid #313739" fo:border-top="none" fo:border-bottom="0.5pt solid #313739"/>
    </style:style>
    <style:style style:name="Tabla8.A77" style:family="table-cell">
      <style:table-cell-properties style:vertical-align="middle" fo:padding="0cm" fo:border-left="0.5pt solid #313739" fo:border-right="none" fo:border-top="none" fo:border-bottom="0.5pt solid #313739"/>
    </style:style>
    <style:style style:name="Tabla8.B77" style:family="table-cell">
      <style:table-cell-properties style:vertical-align="middle" fo:padding="0cm" fo:border-left="0.5pt solid #313739" fo:border-right="none" fo:border-top="none" fo:border-bottom="0.5pt solid #313739"/>
    </style:style>
    <style:style style:name="Tabla8.C77" style:family="table-cell" style:data-style-name="N0">
      <style:table-cell-properties style:vertical-align="middle" fo:padding="0cm" fo:border-left="0.5pt solid #313739" fo:border-right="none" fo:border-top="none" fo:border-bottom="0.5pt solid #313739"/>
    </style:style>
    <style:style style:name="Tabla8.D77" style:family="table-cell">
      <style:table-cell-properties style:vertical-align="middle" fo:padding="0cm" fo:border-left="0.5pt solid #313739" fo:border-right="none" fo:border-top="none" fo:border-bottom="0.5pt solid #313739"/>
    </style:style>
    <style:style style:name="Tabla8.E77" style:family="table-cell" style:data-style-name="N0">
      <style:table-cell-properties style:vertical-align="middle" fo:padding="0cm" fo:border-left="0.5pt solid #313739" fo:border-right="none" fo:border-top="none" fo:border-bottom="0.5pt solid #313739"/>
    </style:style>
    <style:style style:name="Tabla8.F77" style:family="table-cell" style:data-style-name="N37">
      <style:table-cell-properties style:vertical-align="middle" fo:padding="0cm" fo:border-left="0.5pt solid #313739" fo:border-right="none" fo:border-top="none" fo:border-bottom="0.5pt solid #313739"/>
    </style:style>
    <style:style style:name="Tabla8.G77" style:family="table-cell" style:data-style-name="N37">
      <style:table-cell-properties style:vertical-align="middle" fo:padding="0cm" fo:border-left="0.5pt solid #313739" fo:border-right="0.5pt solid #313739" fo:border-top="none" fo:border-bottom="0.5pt solid #313739"/>
    </style:style>
    <style:style style:name="Tabla8.A78" style:family="table-cell">
      <style:table-cell-properties style:vertical-align="middle" fo:padding="0cm" fo:border-left="0.5pt solid #313739" fo:border-right="none" fo:border-top="none" fo:border-bottom="0.5pt solid #313739"/>
    </style:style>
    <style:style style:name="Tabla8.B78" style:family="table-cell">
      <style:table-cell-properties style:vertical-align="middle" fo:padding="0cm" fo:border-left="0.5pt solid #313739" fo:border-right="none" fo:border-top="none" fo:border-bottom="0.5pt solid #313739"/>
    </style:style>
    <style:style style:name="Tabla8.C78" style:family="table-cell" style:data-style-name="N0">
      <style:table-cell-properties style:vertical-align="middle" fo:padding="0cm" fo:border-left="0.5pt solid #313739" fo:border-right="none" fo:border-top="none" fo:border-bottom="0.5pt solid #313739"/>
    </style:style>
    <style:style style:name="Tabla8.D78" style:family="table-cell">
      <style:table-cell-properties style:vertical-align="middle" fo:padding="0cm" fo:border-left="0.5pt solid #313739" fo:border-right="none" fo:border-top="none" fo:border-bottom="0.5pt solid #313739"/>
    </style:style>
    <style:style style:name="Tabla8.E78" style:family="table-cell" style:data-style-name="N0">
      <style:table-cell-properties style:vertical-align="middle" fo:padding="0cm" fo:border-left="0.5pt solid #313739" fo:border-right="none" fo:border-top="none" fo:border-bottom="0.5pt solid #313739"/>
    </style:style>
    <style:style style:name="Tabla8.F78" style:family="table-cell" style:data-style-name="N37">
      <style:table-cell-properties style:vertical-align="middle" fo:padding="0cm" fo:border-left="0.5pt solid #313739" fo:border-right="none" fo:border-top="none" fo:border-bottom="0.5pt solid #313739"/>
    </style:style>
    <style:style style:name="Tabla8.G78" style:family="table-cell" style:data-style-name="N37">
      <style:table-cell-properties style:vertical-align="middle" fo:padding="0cm" fo:border-left="0.5pt solid #313739" fo:border-right="0.5pt solid #313739" fo:border-top="none" fo:border-bottom="0.5pt solid #313739"/>
    </style:style>
    <style:style style:name="Tabla8.A79" style:family="table-cell">
      <style:table-cell-properties style:vertical-align="middle" fo:padding="0cm" fo:border-left="0.5pt solid #313739" fo:border-right="none" fo:border-top="none" fo:border-bottom="0.5pt solid #313739"/>
    </style:style>
    <style:style style:name="Tabla8.B79" style:family="table-cell">
      <style:table-cell-properties style:vertical-align="middle" fo:padding="0cm" fo:border-left="0.5pt solid #313739" fo:border-right="none" fo:border-top="none" fo:border-bottom="0.5pt solid #313739"/>
    </style:style>
    <style:style style:name="Tabla8.C79" style:family="table-cell" style:data-style-name="N0">
      <style:table-cell-properties style:vertical-align="middle" fo:padding="0cm" fo:border-left="0.5pt solid #313739" fo:border-right="none" fo:border-top="none" fo:border-bottom="0.5pt solid #313739"/>
    </style:style>
    <style:style style:name="Tabla8.D79" style:family="table-cell">
      <style:table-cell-properties style:vertical-align="middle" fo:padding="0cm" fo:border-left="0.5pt solid #313739" fo:border-right="none" fo:border-top="none" fo:border-bottom="0.5pt solid #313739"/>
    </style:style>
    <style:style style:name="Tabla8.E79" style:family="table-cell" style:data-style-name="N0">
      <style:table-cell-properties style:vertical-align="middle" fo:padding="0cm" fo:border-left="0.5pt solid #313739" fo:border-right="none" fo:border-top="none" fo:border-bottom="0.5pt solid #313739"/>
    </style:style>
    <style:style style:name="Tabla8.F79" style:family="table-cell" style:data-style-name="N37">
      <style:table-cell-properties style:vertical-align="middle" fo:padding="0cm" fo:border-left="0.5pt solid #313739" fo:border-right="none" fo:border-top="none" fo:border-bottom="0.5pt solid #313739"/>
    </style:style>
    <style:style style:name="Tabla8.G79" style:family="table-cell" style:data-style-name="N37">
      <style:table-cell-properties style:vertical-align="middle" fo:padding="0cm" fo:border-left="0.5pt solid #313739" fo:border-right="0.5pt solid #313739" fo:border-top="none" fo:border-bottom="0.5pt solid #313739"/>
    </style:style>
    <style:style style:name="Tabla8.A80" style:family="table-cell">
      <style:table-cell-properties style:vertical-align="middle" fo:padding="0cm" fo:border-left="0.5pt solid #313739" fo:border-right="none" fo:border-top="none" fo:border-bottom="0.5pt solid #313739"/>
    </style:style>
    <style:style style:name="Tabla8.B80" style:family="table-cell">
      <style:table-cell-properties style:vertical-align="middle" fo:padding="0cm" fo:border-left="0.5pt solid #313739" fo:border-right="none" fo:border-top="none" fo:border-bottom="0.5pt solid #313739"/>
    </style:style>
    <style:style style:name="Tabla8.C80" style:family="table-cell" style:data-style-name="N0">
      <style:table-cell-properties style:vertical-align="middle" fo:padding="0cm" fo:border-left="0.5pt solid #313739" fo:border-right="none" fo:border-top="none" fo:border-bottom="0.5pt solid #313739"/>
    </style:style>
    <style:style style:name="Tabla8.D80" style:family="table-cell">
      <style:table-cell-properties style:vertical-align="middle" fo:padding="0cm" fo:border-left="0.5pt solid #313739" fo:border-right="none" fo:border-top="none" fo:border-bottom="0.5pt solid #313739"/>
    </style:style>
    <style:style style:name="Tabla8.E80" style:family="table-cell" style:data-style-name="N0">
      <style:table-cell-properties style:vertical-align="middle" fo:padding="0cm" fo:border-left="0.5pt solid #313739" fo:border-right="none" fo:border-top="none" fo:border-bottom="0.5pt solid #313739"/>
    </style:style>
    <style:style style:name="Tabla8.F80" style:family="table-cell" style:data-style-name="N37">
      <style:table-cell-properties style:vertical-align="middle" fo:padding="0cm" fo:border-left="0.5pt solid #313739" fo:border-right="none" fo:border-top="none" fo:border-bottom="0.5pt solid #313739"/>
    </style:style>
    <style:style style:name="Tabla8.G80" style:family="table-cell" style:data-style-name="N37">
      <style:table-cell-properties style:vertical-align="middle" fo:padding="0cm" fo:border-left="0.5pt solid #313739" fo:border-right="0.5pt solid #313739" fo:border-top="none" fo:border-bottom="0.5pt solid #313739"/>
    </style:style>
    <style:style style:name="Tabla8.A81" style:family="table-cell">
      <style:table-cell-properties style:vertical-align="middle" fo:padding="0cm" fo:border-left="0.5pt solid #313739" fo:border-right="none" fo:border-top="none" fo:border-bottom="0.5pt solid #313739"/>
    </style:style>
    <style:style style:name="Tabla8.B81" style:family="table-cell">
      <style:table-cell-properties style:vertical-align="middle" fo:padding="0cm" fo:border-left="0.5pt solid #313739" fo:border-right="none" fo:border-top="none" fo:border-bottom="0.5pt solid #313739"/>
    </style:style>
    <style:style style:name="Tabla8.C81" style:family="table-cell" style:data-style-name="N0">
      <style:table-cell-properties style:vertical-align="middle" fo:padding="0cm" fo:border-left="0.5pt solid #313739" fo:border-right="none" fo:border-top="none" fo:border-bottom="0.5pt solid #313739"/>
    </style:style>
    <style:style style:name="Tabla8.D81" style:family="table-cell">
      <style:table-cell-properties style:vertical-align="middle" fo:padding="0cm" fo:border-left="0.5pt solid #313739" fo:border-right="none" fo:border-top="none" fo:border-bottom="0.5pt solid #313739"/>
    </style:style>
    <style:style style:name="Tabla8.E81" style:family="table-cell" style:data-style-name="N0">
      <style:table-cell-properties style:vertical-align="middle" fo:padding="0cm" fo:border-left="0.5pt solid #313739" fo:border-right="none" fo:border-top="none" fo:border-bottom="0.5pt solid #313739"/>
    </style:style>
    <style:style style:name="Tabla8.F81" style:family="table-cell" style:data-style-name="N37">
      <style:table-cell-properties style:vertical-align="middle" fo:padding="0cm" fo:border-left="0.5pt solid #313739" fo:border-right="none" fo:border-top="none" fo:border-bottom="0.5pt solid #313739"/>
    </style:style>
    <style:style style:name="Tabla8.G81" style:family="table-cell" style:data-style-name="N37">
      <style:table-cell-properties style:vertical-align="middle" fo:padding="0cm" fo:border-left="0.5pt solid #313739" fo:border-right="0.5pt solid #313739" fo:border-top="none" fo:border-bottom="0.5pt solid #313739"/>
    </style:style>
    <style:style style:name="Tabla8.A82" style:family="table-cell">
      <style:table-cell-properties style:vertical-align="middle" fo:padding="0cm" fo:border-left="0.5pt solid #313739" fo:border-right="none" fo:border-top="none" fo:border-bottom="0.5pt solid #313739"/>
    </style:style>
    <style:style style:name="Tabla8.B82" style:family="table-cell">
      <style:table-cell-properties style:vertical-align="middle" fo:padding="0cm" fo:border-left="0.5pt solid #313739" fo:border-right="none" fo:border-top="none" fo:border-bottom="0.5pt solid #313739"/>
    </style:style>
    <style:style style:name="Tabla8.C82" style:family="table-cell" style:data-style-name="N0">
      <style:table-cell-properties style:vertical-align="middle" fo:padding="0cm" fo:border-left="0.5pt solid #313739" fo:border-right="none" fo:border-top="none" fo:border-bottom="0.5pt solid #313739"/>
    </style:style>
    <style:style style:name="Tabla8.D82" style:family="table-cell">
      <style:table-cell-properties style:vertical-align="middle" fo:padding="0cm" fo:border-left="0.5pt solid #313739" fo:border-right="none" fo:border-top="none" fo:border-bottom="0.5pt solid #313739"/>
    </style:style>
    <style:style style:name="Tabla8.E82" style:family="table-cell" style:data-style-name="N0">
      <style:table-cell-properties style:vertical-align="middle" fo:padding="0cm" fo:border-left="0.5pt solid #313739" fo:border-right="none" fo:border-top="none" fo:border-bottom="0.5pt solid #313739"/>
    </style:style>
    <style:style style:name="Tabla8.F82" style:family="table-cell" style:data-style-name="N37">
      <style:table-cell-properties style:vertical-align="middle" fo:padding="0cm" fo:border-left="0.5pt solid #313739" fo:border-right="none" fo:border-top="none" fo:border-bottom="0.5pt solid #313739"/>
    </style:style>
    <style:style style:name="Tabla8.G82" style:family="table-cell" style:data-style-name="N37">
      <style:table-cell-properties style:vertical-align="middle" fo:padding="0cm" fo:border-left="0.5pt solid #313739" fo:border-right="0.5pt solid #313739" fo:border-top="none" fo:border-bottom="0.5pt solid #313739"/>
    </style:style>
    <style:style style:name="Tabla8.A83" style:family="table-cell">
      <style:table-cell-properties style:vertical-align="middle" fo:padding="0cm" fo:border-left="0.5pt solid #313739" fo:border-right="none" fo:border-top="none" fo:border-bottom="0.5pt solid #313739"/>
    </style:style>
    <style:style style:name="Tabla8.B83" style:family="table-cell">
      <style:table-cell-properties style:vertical-align="middle" fo:padding="0cm" fo:border-left="0.5pt solid #313739" fo:border-right="none" fo:border-top="none" fo:border-bottom="0.5pt solid #313739"/>
    </style:style>
    <style:style style:name="Tabla8.C83" style:family="table-cell" style:data-style-name="N0">
      <style:table-cell-properties style:vertical-align="middle" fo:padding="0cm" fo:border-left="0.5pt solid #313739" fo:border-right="none" fo:border-top="none" fo:border-bottom="0.5pt solid #313739"/>
    </style:style>
    <style:style style:name="Tabla8.D83" style:family="table-cell">
      <style:table-cell-properties style:vertical-align="middle" fo:padding="0cm" fo:border-left="0.5pt solid #313739" fo:border-right="none" fo:border-top="none" fo:border-bottom="0.5pt solid #313739"/>
    </style:style>
    <style:style style:name="Tabla8.E83" style:family="table-cell" style:data-style-name="N0">
      <style:table-cell-properties style:vertical-align="middle" fo:padding="0cm" fo:border-left="0.5pt solid #313739" fo:border-right="none" fo:border-top="none" fo:border-bottom="0.5pt solid #313739"/>
    </style:style>
    <style:style style:name="Tabla8.F83" style:family="table-cell" style:data-style-name="N37">
      <style:table-cell-properties style:vertical-align="middle" fo:padding="0cm" fo:border-left="0.5pt solid #313739" fo:border-right="none" fo:border-top="none" fo:border-bottom="0.5pt solid #313739"/>
    </style:style>
    <style:style style:name="Tabla8.G83" style:family="table-cell" style:data-style-name="N37">
      <style:table-cell-properties style:vertical-align="middle" fo:padding="0cm" fo:border-left="0.5pt solid #313739" fo:border-right="0.5pt solid #313739" fo:border-top="none" fo:border-bottom="0.5pt solid #313739"/>
    </style:style>
    <style:style style:name="Tabla8.A84" style:family="table-cell">
      <style:table-cell-properties style:vertical-align="middle" fo:padding="0cm" fo:border-left="0.5pt solid #313739" fo:border-right="none" fo:border-top="none" fo:border-bottom="0.5pt solid #313739"/>
    </style:style>
    <style:style style:name="Tabla8.B84" style:family="table-cell">
      <style:table-cell-properties style:vertical-align="middle" fo:padding="0cm" fo:border-left="0.5pt solid #313739" fo:border-right="none" fo:border-top="none" fo:border-bottom="0.5pt solid #313739"/>
    </style:style>
    <style:style style:name="Tabla8.C84" style:family="table-cell" style:data-style-name="N0">
      <style:table-cell-properties style:vertical-align="middle" fo:padding="0cm" fo:border-left="0.5pt solid #313739" fo:border-right="none" fo:border-top="none" fo:border-bottom="0.5pt solid #313739"/>
    </style:style>
    <style:style style:name="Tabla8.D84" style:family="table-cell">
      <style:table-cell-properties style:vertical-align="middle" fo:padding="0cm" fo:border-left="0.5pt solid #313739" fo:border-right="none" fo:border-top="none" fo:border-bottom="0.5pt solid #313739"/>
    </style:style>
    <style:style style:name="Tabla8.E84" style:family="table-cell" style:data-style-name="N0">
      <style:table-cell-properties style:vertical-align="middle" fo:padding="0cm" fo:border-left="0.5pt solid #313739" fo:border-right="none" fo:border-top="none" fo:border-bottom="0.5pt solid #313739"/>
    </style:style>
    <style:style style:name="Tabla8.F84" style:family="table-cell" style:data-style-name="N37">
      <style:table-cell-properties style:vertical-align="middle" fo:padding="0cm" fo:border-left="0.5pt solid #313739" fo:border-right="none" fo:border-top="none" fo:border-bottom="0.5pt solid #313739"/>
    </style:style>
    <style:style style:name="Tabla8.G84" style:family="table-cell" style:data-style-name="N37">
      <style:table-cell-properties style:vertical-align="middle" fo:padding="0cm" fo:border-left="0.5pt solid #313739" fo:border-right="0.5pt solid #313739" fo:border-top="none" fo:border-bottom="0.5pt solid #313739"/>
    </style:style>
    <style:style style:name="Tabla8.A85" style:family="table-cell">
      <style:table-cell-properties style:vertical-align="middle" fo:padding="0cm" fo:border-left="0.5pt solid #313739" fo:border-right="none" fo:border-top="none" fo:border-bottom="0.5pt solid #313739"/>
    </style:style>
    <style:style style:name="Tabla8.B85" style:family="table-cell">
      <style:table-cell-properties style:vertical-align="middle" fo:padding="0cm" fo:border-left="0.5pt solid #313739" fo:border-right="none" fo:border-top="none" fo:border-bottom="0.5pt solid #313739"/>
    </style:style>
    <style:style style:name="Tabla8.C85" style:family="table-cell" style:data-style-name="N0">
      <style:table-cell-properties style:vertical-align="middle" fo:padding="0cm" fo:border-left="0.5pt solid #313739" fo:border-right="none" fo:border-top="none" fo:border-bottom="0.5pt solid #313739"/>
    </style:style>
    <style:style style:name="Tabla8.D85" style:family="table-cell">
      <style:table-cell-properties style:vertical-align="middle" fo:padding="0cm" fo:border-left="0.5pt solid #313739" fo:border-right="none" fo:border-top="none" fo:border-bottom="0.5pt solid #313739"/>
    </style:style>
    <style:style style:name="Tabla8.E85" style:family="table-cell" style:data-style-name="N0">
      <style:table-cell-properties style:vertical-align="middle" fo:padding="0cm" fo:border-left="0.5pt solid #313739" fo:border-right="none" fo:border-top="none" fo:border-bottom="0.5pt solid #313739"/>
    </style:style>
    <style:style style:name="Tabla8.F85" style:family="table-cell" style:data-style-name="N37">
      <style:table-cell-properties style:vertical-align="middle" fo:padding="0cm" fo:border-left="0.5pt solid #313739" fo:border-right="none" fo:border-top="none" fo:border-bottom="0.5pt solid #313739"/>
    </style:style>
    <style:style style:name="Tabla8.G85" style:family="table-cell" style:data-style-name="N37">
      <style:table-cell-properties style:vertical-align="middle" fo:padding="0cm" fo:border-left="0.5pt solid #313739" fo:border-right="0.5pt solid #313739" fo:border-top="none" fo:border-bottom="0.5pt solid #313739"/>
    </style:style>
    <style:style style:name="Tabla8.A86" style:family="table-cell">
      <style:table-cell-properties style:vertical-align="middle" fo:padding="0cm" fo:border-left="0.5pt solid #313739" fo:border-right="none" fo:border-top="none" fo:border-bottom="0.5pt solid #313739"/>
    </style:style>
    <style:style style:name="Tabla8.B86" style:family="table-cell">
      <style:table-cell-properties style:vertical-align="middle" fo:padding="0cm" fo:border-left="0.5pt solid #313739" fo:border-right="none" fo:border-top="none" fo:border-bottom="0.5pt solid #313739"/>
    </style:style>
    <style:style style:name="Tabla8.C86" style:family="table-cell" style:data-style-name="N0">
      <style:table-cell-properties style:vertical-align="middle" fo:padding="0cm" fo:border-left="0.5pt solid #313739" fo:border-right="none" fo:border-top="none" fo:border-bottom="0.5pt solid #313739"/>
    </style:style>
    <style:style style:name="Tabla8.D86" style:family="table-cell">
      <style:table-cell-properties style:vertical-align="middle" fo:padding="0cm" fo:border-left="0.5pt solid #313739" fo:border-right="none" fo:border-top="none" fo:border-bottom="0.5pt solid #313739"/>
    </style:style>
    <style:style style:name="Tabla8.E86" style:family="table-cell" style:data-style-name="N0">
      <style:table-cell-properties style:vertical-align="middle" fo:padding="0cm" fo:border-left="0.5pt solid #313739" fo:border-right="none" fo:border-top="none" fo:border-bottom="0.5pt solid #313739"/>
    </style:style>
    <style:style style:name="Tabla8.F86" style:family="table-cell" style:data-style-name="N37">
      <style:table-cell-properties style:vertical-align="middle" fo:padding="0cm" fo:border-left="0.5pt solid #313739" fo:border-right="none" fo:border-top="none" fo:border-bottom="0.5pt solid #313739"/>
    </style:style>
    <style:style style:name="Tabla8.G86" style:family="table-cell" style:data-style-name="N37">
      <style:table-cell-properties style:vertical-align="middle" fo:padding="0cm" fo:border-left="0.5pt solid #313739" fo:border-right="0.5pt solid #313739" fo:border-top="none" fo:border-bottom="0.5pt solid #313739"/>
    </style:style>
    <style:style style:name="Tabla8.A87" style:family="table-cell">
      <style:table-cell-properties style:vertical-align="middle" fo:padding="0cm" fo:border-left="0.5pt solid #313739" fo:border-right="none" fo:border-top="none" fo:border-bottom="0.5pt solid #313739"/>
    </style:style>
    <style:style style:name="Tabla8.B87" style:family="table-cell">
      <style:table-cell-properties style:vertical-align="middle" fo:padding="0cm" fo:border-left="0.5pt solid #313739" fo:border-right="none" fo:border-top="none" fo:border-bottom="0.5pt solid #313739"/>
    </style:style>
    <style:style style:name="Tabla8.C87" style:family="table-cell" style:data-style-name="N0">
      <style:table-cell-properties style:vertical-align="middle" fo:padding="0cm" fo:border-left="0.5pt solid #313739" fo:border-right="none" fo:border-top="none" fo:border-bottom="0.5pt solid #313739"/>
    </style:style>
    <style:style style:name="Tabla8.D87" style:family="table-cell">
      <style:table-cell-properties style:vertical-align="middle" fo:padding="0cm" fo:border-left="0.5pt solid #313739" fo:border-right="none" fo:border-top="none" fo:border-bottom="0.5pt solid #313739"/>
    </style:style>
    <style:style style:name="Tabla8.E87" style:family="table-cell" style:data-style-name="N0">
      <style:table-cell-properties style:vertical-align="middle" fo:padding="0cm" fo:border-left="0.5pt solid #313739" fo:border-right="none" fo:border-top="none" fo:border-bottom="0.5pt solid #313739"/>
    </style:style>
    <style:style style:name="Tabla8.F87" style:family="table-cell" style:data-style-name="N37">
      <style:table-cell-properties style:vertical-align="middle" fo:padding="0cm" fo:border-left="0.5pt solid #313739" fo:border-right="none" fo:border-top="none" fo:border-bottom="0.5pt solid #313739"/>
    </style:style>
    <style:style style:name="Tabla8.G87" style:family="table-cell" style:data-style-name="N37">
      <style:table-cell-properties style:vertical-align="middle" fo:padding="0cm" fo:border-left="0.5pt solid #313739" fo:border-right="0.5pt solid #313739" fo:border-top="none" fo:border-bottom="0.5pt solid #313739"/>
    </style:style>
    <style:style style:name="Tabla8.A88" style:family="table-cell">
      <style:table-cell-properties style:vertical-align="middle" fo:padding="0cm" fo:border-left="0.5pt solid #313739" fo:border-right="none" fo:border-top="none" fo:border-bottom="0.5pt solid #313739"/>
    </style:style>
    <style:style style:name="Tabla8.B88" style:family="table-cell">
      <style:table-cell-properties style:vertical-align="middle" fo:padding="0cm" fo:border-left="0.5pt solid #313739" fo:border-right="none" fo:border-top="none" fo:border-bottom="0.5pt solid #313739"/>
    </style:style>
    <style:style style:name="Tabla8.C88" style:family="table-cell" style:data-style-name="N0">
      <style:table-cell-properties style:vertical-align="middle" fo:padding="0cm" fo:border-left="0.5pt solid #313739" fo:border-right="none" fo:border-top="none" fo:border-bottom="0.5pt solid #313739"/>
    </style:style>
    <style:style style:name="Tabla8.D88" style:family="table-cell">
      <style:table-cell-properties style:vertical-align="middle" fo:padding="0cm" fo:border-left="0.5pt solid #313739" fo:border-right="none" fo:border-top="none" fo:border-bottom="0.5pt solid #313739"/>
    </style:style>
    <style:style style:name="Tabla8.E88" style:family="table-cell" style:data-style-name="N0">
      <style:table-cell-properties style:vertical-align="middle" fo:padding="0cm" fo:border-left="0.5pt solid #313739" fo:border-right="none" fo:border-top="none" fo:border-bottom="0.5pt solid #313739"/>
    </style:style>
    <style:style style:name="Tabla8.F88" style:family="table-cell" style:data-style-name="N37">
      <style:table-cell-properties style:vertical-align="middle" fo:padding="0cm" fo:border-left="0.5pt solid #313739" fo:border-right="none" fo:border-top="none" fo:border-bottom="0.5pt solid #313739"/>
    </style:style>
    <style:style style:name="Tabla8.G88" style:family="table-cell" style:data-style-name="N37">
      <style:table-cell-properties style:vertical-align="middle" fo:padding="0cm" fo:border-left="0.5pt solid #313739" fo:border-right="0.5pt solid #313739" fo:border-top="none" fo:border-bottom="0.5pt solid #313739"/>
    </style:style>
    <style:style style:name="Tabla8.A89" style:family="table-cell">
      <style:table-cell-properties style:vertical-align="middle" fo:padding="0cm" fo:border-left="0.5pt solid #313739" fo:border-right="none" fo:border-top="none" fo:border-bottom="0.5pt solid #313739"/>
    </style:style>
    <style:style style:name="Tabla8.B89" style:family="table-cell">
      <style:table-cell-properties style:vertical-align="middle" fo:padding="0cm" fo:border-left="0.5pt solid #313739" fo:border-right="none" fo:border-top="none" fo:border-bottom="0.5pt solid #313739"/>
    </style:style>
    <style:style style:name="Tabla8.C89" style:family="table-cell" style:data-style-name="N0">
      <style:table-cell-properties style:vertical-align="middle" fo:padding="0cm" fo:border-left="0.5pt solid #313739" fo:border-right="none" fo:border-top="none" fo:border-bottom="0.5pt solid #313739"/>
    </style:style>
    <style:style style:name="Tabla8.D89" style:family="table-cell">
      <style:table-cell-properties style:vertical-align="middle" fo:padding="0cm" fo:border-left="0.5pt solid #313739" fo:border-right="none" fo:border-top="none" fo:border-bottom="0.5pt solid #313739"/>
    </style:style>
    <style:style style:name="Tabla8.E89" style:family="table-cell" style:data-style-name="N0">
      <style:table-cell-properties style:vertical-align="middle" fo:padding="0cm" fo:border-left="0.5pt solid #313739" fo:border-right="none" fo:border-top="none" fo:border-bottom="0.5pt solid #313739"/>
    </style:style>
    <style:style style:name="Tabla8.F89" style:family="table-cell" style:data-style-name="N37">
      <style:table-cell-properties style:vertical-align="middle" fo:padding="0cm" fo:border-left="0.5pt solid #313739" fo:border-right="none" fo:border-top="none" fo:border-bottom="0.5pt solid #313739"/>
    </style:style>
    <style:style style:name="Tabla8.G89" style:family="table-cell" style:data-style-name="N37">
      <style:table-cell-properties style:vertical-align="middle" fo:padding="0cm" fo:border-left="0.5pt solid #313739" fo:border-right="0.5pt solid #313739" fo:border-top="none" fo:border-bottom="0.5pt solid #313739"/>
    </style:style>
    <style:style style:name="Tabla8.A90" style:family="table-cell">
      <style:table-cell-properties style:vertical-align="middle" fo:padding="0cm" fo:border-left="0.5pt solid #313739" fo:border-right="none" fo:border-top="none" fo:border-bottom="0.5pt solid #313739"/>
    </style:style>
    <style:style style:name="Tabla8.B90" style:family="table-cell">
      <style:table-cell-properties style:vertical-align="middle" fo:padding="0cm" fo:border-left="0.5pt solid #313739" fo:border-right="none" fo:border-top="none" fo:border-bottom="0.5pt solid #313739"/>
    </style:style>
    <style:style style:name="Tabla8.C90" style:family="table-cell" style:data-style-name="N0">
      <style:table-cell-properties style:vertical-align="middle" fo:padding="0cm" fo:border-left="0.5pt solid #313739" fo:border-right="none" fo:border-top="none" fo:border-bottom="0.5pt solid #313739"/>
    </style:style>
    <style:style style:name="Tabla8.D90" style:family="table-cell">
      <style:table-cell-properties style:vertical-align="middle" fo:padding="0cm" fo:border-left="0.5pt solid #313739" fo:border-right="none" fo:border-top="none" fo:border-bottom="0.5pt solid #313739"/>
    </style:style>
    <style:style style:name="Tabla8.E90" style:family="table-cell" style:data-style-name="N0">
      <style:table-cell-properties style:vertical-align="middle" fo:padding="0cm" fo:border-left="0.5pt solid #313739" fo:border-right="none" fo:border-top="none" fo:border-bottom="0.5pt solid #313739"/>
    </style:style>
    <style:style style:name="Tabla8.F90" style:family="table-cell" style:data-style-name="N37">
      <style:table-cell-properties style:vertical-align="middle" fo:padding="0cm" fo:border-left="0.5pt solid #313739" fo:border-right="none" fo:border-top="none" fo:border-bottom="0.5pt solid #313739"/>
    </style:style>
    <style:style style:name="Tabla8.G90" style:family="table-cell" style:data-style-name="N37">
      <style:table-cell-properties style:vertical-align="middle" fo:padding="0cm" fo:border-left="0.5pt solid #313739" fo:border-right="0.5pt solid #313739" fo:border-top="none" fo:border-bottom="0.5pt solid #313739"/>
    </style:style>
    <style:style style:name="Tabla8.A91" style:family="table-cell">
      <style:table-cell-properties style:vertical-align="middle" fo:padding="0cm" fo:border-left="0.5pt solid #313739" fo:border-right="none" fo:border-top="none" fo:border-bottom="0.5pt solid #313739"/>
    </style:style>
    <style:style style:name="Tabla8.B91" style:family="table-cell">
      <style:table-cell-properties style:vertical-align="middle" fo:padding="0cm" fo:border-left="0.5pt solid #313739" fo:border-right="none" fo:border-top="none" fo:border-bottom="0.5pt solid #313739"/>
    </style:style>
    <style:style style:name="Tabla8.C91" style:family="table-cell" style:data-style-name="N0">
      <style:table-cell-properties style:vertical-align="middle" fo:padding="0cm" fo:border-left="0.5pt solid #313739" fo:border-right="none" fo:border-top="none" fo:border-bottom="0.5pt solid #313739"/>
    </style:style>
    <style:style style:name="Tabla8.D91" style:family="table-cell">
      <style:table-cell-properties style:vertical-align="middle" fo:padding="0cm" fo:border-left="0.5pt solid #313739" fo:border-right="none" fo:border-top="none" fo:border-bottom="0.5pt solid #313739"/>
    </style:style>
    <style:style style:name="Tabla8.E91" style:family="table-cell" style:data-style-name="N0">
      <style:table-cell-properties style:vertical-align="middle" fo:padding="0cm" fo:border-left="0.5pt solid #313739" fo:border-right="none" fo:border-top="none" fo:border-bottom="0.5pt solid #313739"/>
    </style:style>
    <style:style style:name="Tabla8.F91" style:family="table-cell" style:data-style-name="N37">
      <style:table-cell-properties style:vertical-align="middle" fo:padding="0cm" fo:border-left="0.5pt solid #313739" fo:border-right="none" fo:border-top="none" fo:border-bottom="0.5pt solid #313739"/>
    </style:style>
    <style:style style:name="Tabla8.G91" style:family="table-cell" style:data-style-name="N37">
      <style:table-cell-properties style:vertical-align="middle" fo:padding="0cm" fo:border-left="0.5pt solid #313739" fo:border-right="0.5pt solid #313739" fo:border-top="none" fo:border-bottom="0.5pt solid #313739"/>
    </style:style>
    <style:style style:name="Tabla8.A92" style:family="table-cell">
      <style:table-cell-properties style:vertical-align="middle" fo:padding="0cm" fo:border-left="0.5pt solid #313739" fo:border-right="none" fo:border-top="none" fo:border-bottom="0.5pt solid #313739"/>
    </style:style>
    <style:style style:name="Tabla8.B92" style:family="table-cell">
      <style:table-cell-properties style:vertical-align="middle" fo:padding="0cm" fo:border-left="0.5pt solid #313739" fo:border-right="none" fo:border-top="none" fo:border-bottom="0.5pt solid #313739"/>
    </style:style>
    <style:style style:name="Tabla8.C92" style:family="table-cell" style:data-style-name="N0">
      <style:table-cell-properties style:vertical-align="middle" fo:padding="0cm" fo:border-left="0.5pt solid #313739" fo:border-right="none" fo:border-top="none" fo:border-bottom="0.5pt solid #313739"/>
    </style:style>
    <style:style style:name="Tabla8.D92" style:family="table-cell">
      <style:table-cell-properties style:vertical-align="middle" fo:padding="0cm" fo:border-left="0.5pt solid #313739" fo:border-right="none" fo:border-top="none" fo:border-bottom="0.5pt solid #313739"/>
    </style:style>
    <style:style style:name="Tabla8.E92" style:family="table-cell" style:data-style-name="N0">
      <style:table-cell-properties style:vertical-align="middle" fo:padding="0cm" fo:border-left="0.5pt solid #313739" fo:border-right="none" fo:border-top="none" fo:border-bottom="0.5pt solid #313739"/>
    </style:style>
    <style:style style:name="Tabla8.F92" style:family="table-cell" style:data-style-name="N37">
      <style:table-cell-properties style:vertical-align="middle" fo:padding="0cm" fo:border-left="0.5pt solid #313739" fo:border-right="none" fo:border-top="none" fo:border-bottom="0.5pt solid #313739"/>
    </style:style>
    <style:style style:name="Tabla8.G92" style:family="table-cell" style:data-style-name="N37">
      <style:table-cell-properties style:vertical-align="middle" fo:padding="0cm" fo:border-left="0.5pt solid #313739" fo:border-right="0.5pt solid #313739" fo:border-top="none" fo:border-bottom="0.5pt solid #313739"/>
    </style:style>
    <style:style style:name="Tabla8.A93" style:family="table-cell">
      <style:table-cell-properties style:vertical-align="middle" fo:padding="0cm" fo:border-left="0.5pt solid #313739" fo:border-right="none" fo:border-top="none" fo:border-bottom="0.5pt solid #313739"/>
    </style:style>
    <style:style style:name="Tabla8.B93" style:family="table-cell">
      <style:table-cell-properties style:vertical-align="middle" fo:padding="0cm" fo:border-left="0.5pt solid #313739" fo:border-right="none" fo:border-top="none" fo:border-bottom="0.5pt solid #313739"/>
    </style:style>
    <style:style style:name="Tabla8.C93" style:family="table-cell" style:data-style-name="N0">
      <style:table-cell-properties style:vertical-align="middle" fo:padding="0cm" fo:border-left="0.5pt solid #313739" fo:border-right="none" fo:border-top="none" fo:border-bottom="0.5pt solid #313739"/>
    </style:style>
    <style:style style:name="Tabla8.D93" style:family="table-cell">
      <style:table-cell-properties style:vertical-align="middle" fo:padding="0cm" fo:border-left="0.5pt solid #313739" fo:border-right="none" fo:border-top="none" fo:border-bottom="0.5pt solid #313739"/>
    </style:style>
    <style:style style:name="Tabla8.E93" style:family="table-cell" style:data-style-name="N0">
      <style:table-cell-properties style:vertical-align="middle" fo:padding="0cm" fo:border-left="0.5pt solid #313739" fo:border-right="none" fo:border-top="none" fo:border-bottom="0.5pt solid #313739"/>
    </style:style>
    <style:style style:name="Tabla8.F93" style:family="table-cell" style:data-style-name="N37">
      <style:table-cell-properties style:vertical-align="middle" fo:padding="0cm" fo:border-left="0.5pt solid #313739" fo:border-right="none" fo:border-top="none" fo:border-bottom="0.5pt solid #313739"/>
    </style:style>
    <style:style style:name="Tabla8.G93" style:family="table-cell" style:data-style-name="N37">
      <style:table-cell-properties style:vertical-align="middle" fo:padding="0cm" fo:border-left="0.5pt solid #313739" fo:border-right="0.5pt solid #313739" fo:border-top="none" fo:border-bottom="0.5pt solid #313739"/>
    </style:style>
    <style:style style:name="Tabla8.A94" style:family="table-cell">
      <style:table-cell-properties style:vertical-align="middle" fo:padding="0cm" fo:border-left="0.5pt solid #313739" fo:border-right="none" fo:border-top="none" fo:border-bottom="0.5pt solid #313739"/>
    </style:style>
    <style:style style:name="Tabla8.B94" style:family="table-cell">
      <style:table-cell-properties style:vertical-align="middle" fo:padding="0cm" fo:border-left="0.5pt solid #313739" fo:border-right="none" fo:border-top="none" fo:border-bottom="0.5pt solid #313739"/>
    </style:style>
    <style:style style:name="Tabla8.C94" style:family="table-cell" style:data-style-name="N0">
      <style:table-cell-properties style:vertical-align="middle" fo:padding="0cm" fo:border-left="0.5pt solid #313739" fo:border-right="none" fo:border-top="none" fo:border-bottom="0.5pt solid #313739"/>
    </style:style>
    <style:style style:name="Tabla8.D94" style:family="table-cell">
      <style:table-cell-properties style:vertical-align="middle" fo:padding="0cm" fo:border-left="0.5pt solid #313739" fo:border-right="none" fo:border-top="none" fo:border-bottom="0.5pt solid #313739"/>
    </style:style>
    <style:style style:name="Tabla8.E94" style:family="table-cell" style:data-style-name="N0">
      <style:table-cell-properties style:vertical-align="middle" fo:padding="0cm" fo:border-left="0.5pt solid #313739" fo:border-right="none" fo:border-top="none" fo:border-bottom="0.5pt solid #313739"/>
    </style:style>
    <style:style style:name="Tabla8.F94" style:family="table-cell" style:data-style-name="N37">
      <style:table-cell-properties style:vertical-align="middle" fo:padding="0cm" fo:border-left="0.5pt solid #313739" fo:border-right="none" fo:border-top="none" fo:border-bottom="0.5pt solid #313739"/>
    </style:style>
    <style:style style:name="Tabla8.G94" style:family="table-cell" style:data-style-name="N37">
      <style:table-cell-properties style:vertical-align="middle" fo:padding="0cm" fo:border-left="0.5pt solid #313739" fo:border-right="0.5pt solid #313739" fo:border-top="none" fo:border-bottom="0.5pt solid #313739"/>
    </style:style>
    <style:style style:name="Tabla8.A95" style:family="table-cell">
      <style:table-cell-properties style:vertical-align="middle" fo:padding="0cm" fo:border-left="0.5pt solid #313739" fo:border-right="none" fo:border-top="none" fo:border-bottom="0.5pt solid #313739"/>
    </style:style>
    <style:style style:name="Tabla8.B95" style:family="table-cell">
      <style:table-cell-properties style:vertical-align="middle" fo:padding="0cm" fo:border-left="0.5pt solid #313739" fo:border-right="none" fo:border-top="none" fo:border-bottom="0.5pt solid #313739"/>
    </style:style>
    <style:style style:name="Tabla8.C95" style:family="table-cell" style:data-style-name="N0">
      <style:table-cell-properties style:vertical-align="middle" fo:padding="0cm" fo:border-left="0.5pt solid #313739" fo:border-right="none" fo:border-top="none" fo:border-bottom="0.5pt solid #313739"/>
    </style:style>
    <style:style style:name="Tabla8.D95" style:family="table-cell">
      <style:table-cell-properties style:vertical-align="middle" fo:padding="0cm" fo:border-left="0.5pt solid #313739" fo:border-right="none" fo:border-top="none" fo:border-bottom="0.5pt solid #313739"/>
    </style:style>
    <style:style style:name="Tabla8.E95" style:family="table-cell" style:data-style-name="N0">
      <style:table-cell-properties style:vertical-align="middle" fo:padding="0cm" fo:border-left="0.5pt solid #313739" fo:border-right="none" fo:border-top="none" fo:border-bottom="0.5pt solid #313739"/>
    </style:style>
    <style:style style:name="Tabla8.F95" style:family="table-cell" style:data-style-name="N37">
      <style:table-cell-properties style:vertical-align="middle" fo:padding="0cm" fo:border-left="0.5pt solid #313739" fo:border-right="none" fo:border-top="none" fo:border-bottom="0.5pt solid #313739"/>
    </style:style>
    <style:style style:name="Tabla8.G95" style:family="table-cell" style:data-style-name="N37">
      <style:table-cell-properties style:vertical-align="middle" fo:padding="0cm" fo:border-left="0.5pt solid #313739" fo:border-right="0.5pt solid #313739" fo:border-top="none" fo:border-bottom="0.5pt solid #313739"/>
    </style:style>
    <style:style style:name="Tabla8.A96" style:family="table-cell">
      <style:table-cell-properties style:vertical-align="middle" fo:padding="0cm" fo:border-left="0.5pt solid #313739" fo:border-right="none" fo:border-top="none" fo:border-bottom="0.5pt solid #313739"/>
    </style:style>
    <style:style style:name="Tabla8.B96" style:family="table-cell">
      <style:table-cell-properties style:vertical-align="middle" fo:padding="0cm" fo:border-left="0.5pt solid #313739" fo:border-right="none" fo:border-top="none" fo:border-bottom="0.5pt solid #313739"/>
    </style:style>
    <style:style style:name="Tabla8.C96" style:family="table-cell" style:data-style-name="N0">
      <style:table-cell-properties style:vertical-align="middle" fo:padding="0cm" fo:border-left="0.5pt solid #313739" fo:border-right="none" fo:border-top="none" fo:border-bottom="0.5pt solid #313739"/>
    </style:style>
    <style:style style:name="Tabla8.D96" style:family="table-cell">
      <style:table-cell-properties style:vertical-align="middle" fo:padding="0cm" fo:border-left="0.5pt solid #313739" fo:border-right="none" fo:border-top="none" fo:border-bottom="0.5pt solid #313739"/>
    </style:style>
    <style:style style:name="Tabla8.E96" style:family="table-cell" style:data-style-name="N0">
      <style:table-cell-properties style:vertical-align="middle" fo:padding="0cm" fo:border-left="0.5pt solid #313739" fo:border-right="none" fo:border-top="none" fo:border-bottom="0.5pt solid #313739"/>
    </style:style>
    <style:style style:name="Tabla8.F96" style:family="table-cell" style:data-style-name="N37">
      <style:table-cell-properties style:vertical-align="middle" fo:padding="0cm" fo:border-left="0.5pt solid #313739" fo:border-right="none" fo:border-top="none" fo:border-bottom="0.5pt solid #313739"/>
    </style:style>
    <style:style style:name="Tabla8.G96" style:family="table-cell" style:data-style-name="N37">
      <style:table-cell-properties style:vertical-align="middle" fo:padding="0cm" fo:border-left="0.5pt solid #313739" fo:border-right="0.5pt solid #313739" fo:border-top="none" fo:border-bottom="0.5pt solid #313739"/>
    </style:style>
    <style:style style:name="Tabla8.A97" style:family="table-cell">
      <style:table-cell-properties style:vertical-align="middle" fo:padding="0cm" fo:border-left="0.5pt solid #313739" fo:border-right="none" fo:border-top="none" fo:border-bottom="0.5pt solid #313739"/>
    </style:style>
    <style:style style:name="Tabla8.B97" style:family="table-cell">
      <style:table-cell-properties style:vertical-align="middle" fo:padding="0cm" fo:border-left="0.5pt solid #313739" fo:border-right="none" fo:border-top="none" fo:border-bottom="0.5pt solid #313739"/>
    </style:style>
    <style:style style:name="Tabla8.C97" style:family="table-cell" style:data-style-name="N0">
      <style:table-cell-properties style:vertical-align="middle" fo:padding="0cm" fo:border-left="0.5pt solid #313739" fo:border-right="none" fo:border-top="none" fo:border-bottom="0.5pt solid #313739"/>
    </style:style>
    <style:style style:name="Tabla8.D97" style:family="table-cell">
      <style:table-cell-properties style:vertical-align="middle" fo:padding="0cm" fo:border-left="0.5pt solid #313739" fo:border-right="none" fo:border-top="none" fo:border-bottom="0.5pt solid #313739"/>
    </style:style>
    <style:style style:name="Tabla8.E97" style:family="table-cell" style:data-style-name="N0">
      <style:table-cell-properties style:vertical-align="middle" fo:padding="0cm" fo:border-left="0.5pt solid #313739" fo:border-right="none" fo:border-top="none" fo:border-bottom="0.5pt solid #313739"/>
    </style:style>
    <style:style style:name="Tabla8.F97" style:family="table-cell" style:data-style-name="N37">
      <style:table-cell-properties style:vertical-align="middle" fo:padding="0cm" fo:border-left="0.5pt solid #313739" fo:border-right="none" fo:border-top="none" fo:border-bottom="0.5pt solid #313739"/>
    </style:style>
    <style:style style:name="Tabla8.G97" style:family="table-cell" style:data-style-name="N37">
      <style:table-cell-properties style:vertical-align="middle" fo:padding="0cm" fo:border-left="0.5pt solid #313739" fo:border-right="0.5pt solid #313739" fo:border-top="none" fo:border-bottom="0.5pt solid #313739"/>
    </style:style>
    <style:style style:name="Tabla8.A98" style:family="table-cell">
      <style:table-cell-properties style:vertical-align="middle" fo:padding="0cm" fo:border-left="0.5pt solid #313739" fo:border-right="none" fo:border-top="none" fo:border-bottom="0.5pt solid #313739"/>
    </style:style>
    <style:style style:name="Tabla8.B98" style:family="table-cell">
      <style:table-cell-properties style:vertical-align="middle" fo:padding="0cm" fo:border-left="0.5pt solid #313739" fo:border-right="none" fo:border-top="none" fo:border-bottom="0.5pt solid #313739"/>
    </style:style>
    <style:style style:name="Tabla8.C98" style:family="table-cell" style:data-style-name="N0">
      <style:table-cell-properties style:vertical-align="middle" fo:padding="0cm" fo:border-left="0.5pt solid #313739" fo:border-right="none" fo:border-top="none" fo:border-bottom="0.5pt solid #313739"/>
    </style:style>
    <style:style style:name="Tabla8.D98" style:family="table-cell">
      <style:table-cell-properties style:vertical-align="middle" fo:padding="0cm" fo:border-left="0.5pt solid #313739" fo:border-right="none" fo:border-top="none" fo:border-bottom="0.5pt solid #313739"/>
    </style:style>
    <style:style style:name="Tabla8.E98" style:family="table-cell" style:data-style-name="N0">
      <style:table-cell-properties style:vertical-align="middle" fo:padding="0cm" fo:border-left="0.5pt solid #313739" fo:border-right="none" fo:border-top="none" fo:border-bottom="0.5pt solid #313739"/>
    </style:style>
    <style:style style:name="Tabla8.F98" style:family="table-cell" style:data-style-name="N37">
      <style:table-cell-properties style:vertical-align="middle" fo:padding="0cm" fo:border-left="0.5pt solid #313739" fo:border-right="none" fo:border-top="none" fo:border-bottom="0.5pt solid #313739"/>
    </style:style>
    <style:style style:name="Tabla8.G98" style:family="table-cell" style:data-style-name="N37">
      <style:table-cell-properties style:vertical-align="middle" fo:padding="0cm" fo:border-left="0.5pt solid #313739" fo:border-right="0.5pt solid #313739" fo:border-top="none" fo:border-bottom="0.5pt solid #313739"/>
    </style:style>
    <style:style style:name="Tabla8.A99" style:family="table-cell">
      <style:table-cell-properties style:vertical-align="middle" fo:padding="0cm" fo:border-left="0.5pt solid #313739" fo:border-right="none" fo:border-top="none" fo:border-bottom="0.5pt solid #313739"/>
    </style:style>
    <style:style style:name="Tabla8.B99" style:family="table-cell">
      <style:table-cell-properties style:vertical-align="middle" fo:padding="0cm" fo:border-left="0.5pt solid #313739" fo:border-right="none" fo:border-top="none" fo:border-bottom="0.5pt solid #313739"/>
    </style:style>
    <style:style style:name="Tabla8.C99" style:family="table-cell" style:data-style-name="N0">
      <style:table-cell-properties style:vertical-align="middle" fo:padding="0cm" fo:border-left="0.5pt solid #313739" fo:border-right="none" fo:border-top="none" fo:border-bottom="0.5pt solid #313739"/>
    </style:style>
    <style:style style:name="Tabla8.D99" style:family="table-cell">
      <style:table-cell-properties style:vertical-align="middle" fo:padding="0cm" fo:border-left="0.5pt solid #313739" fo:border-right="none" fo:border-top="none" fo:border-bottom="0.5pt solid #313739"/>
    </style:style>
    <style:style style:name="Tabla8.E99" style:family="table-cell" style:data-style-name="N0">
      <style:table-cell-properties style:vertical-align="middle" fo:padding="0cm" fo:border-left="0.5pt solid #313739" fo:border-right="none" fo:border-top="none" fo:border-bottom="0.5pt solid #313739"/>
    </style:style>
    <style:style style:name="Tabla8.F99" style:family="table-cell" style:data-style-name="N37">
      <style:table-cell-properties style:vertical-align="middle" fo:padding="0cm" fo:border-left="0.5pt solid #313739" fo:border-right="none" fo:border-top="none" fo:border-bottom="0.5pt solid #313739"/>
    </style:style>
    <style:style style:name="Tabla8.G99" style:family="table-cell" style:data-style-name="N37">
      <style:table-cell-properties style:vertical-align="middle" fo:padding="0cm" fo:border-left="0.5pt solid #313739" fo:border-right="0.5pt solid #313739" fo:border-top="none" fo:border-bottom="0.5pt solid #313739"/>
    </style:style>
    <style:style style:name="Tabla8.A100" style:family="table-cell">
      <style:table-cell-properties style:vertical-align="middle" fo:padding="0cm" fo:border-left="0.5pt solid #313739" fo:border-right="none" fo:border-top="none" fo:border-bottom="0.5pt solid #313739"/>
    </style:style>
    <style:style style:name="Tabla8.B100" style:family="table-cell">
      <style:table-cell-properties style:vertical-align="middle" fo:padding="0cm" fo:border-left="0.5pt solid #313739" fo:border-right="none" fo:border-top="none" fo:border-bottom="0.5pt solid #313739"/>
    </style:style>
    <style:style style:name="Tabla8.C100" style:family="table-cell" style:data-style-name="N0">
      <style:table-cell-properties style:vertical-align="middle" fo:padding="0cm" fo:border-left="0.5pt solid #313739" fo:border-right="none" fo:border-top="none" fo:border-bottom="0.5pt solid #313739"/>
    </style:style>
    <style:style style:name="Tabla8.D100" style:family="table-cell">
      <style:table-cell-properties style:vertical-align="middle" fo:padding="0cm" fo:border-left="0.5pt solid #313739" fo:border-right="none" fo:border-top="none" fo:border-bottom="0.5pt solid #313739"/>
    </style:style>
    <style:style style:name="Tabla8.E100" style:family="table-cell" style:data-style-name="N0">
      <style:table-cell-properties style:vertical-align="middle" fo:padding="0cm" fo:border-left="0.5pt solid #313739" fo:border-right="none" fo:border-top="none" fo:border-bottom="0.5pt solid #313739"/>
    </style:style>
    <style:style style:name="Tabla8.F100" style:family="table-cell" style:data-style-name="N37">
      <style:table-cell-properties style:vertical-align="middle" fo:padding="0cm" fo:border-left="0.5pt solid #313739" fo:border-right="none" fo:border-top="none" fo:border-bottom="0.5pt solid #313739"/>
    </style:style>
    <style:style style:name="Tabla8.G100" style:family="table-cell" style:data-style-name="N37">
      <style:table-cell-properties style:vertical-align="middle" fo:padding="0cm" fo:border-left="0.5pt solid #313739" fo:border-right="0.5pt solid #313739" fo:border-top="none" fo:border-bottom="0.5pt solid #313739"/>
    </style:style>
    <style:style style:name="Tabla8.A101" style:family="table-cell">
      <style:table-cell-properties style:vertical-align="middle" fo:padding="0cm" fo:border-left="0.5pt solid #313739" fo:border-right="none" fo:border-top="none" fo:border-bottom="0.5pt solid #313739"/>
    </style:style>
    <style:style style:name="Tabla8.B101" style:family="table-cell">
      <style:table-cell-properties style:vertical-align="middle" fo:padding="0cm" fo:border-left="0.5pt solid #313739" fo:border-right="none" fo:border-top="none" fo:border-bottom="0.5pt solid #313739"/>
    </style:style>
    <style:style style:name="Tabla8.C101" style:family="table-cell" style:data-style-name="N0">
      <style:table-cell-properties style:vertical-align="middle" fo:padding="0cm" fo:border-left="0.5pt solid #313739" fo:border-right="none" fo:border-top="none" fo:border-bottom="0.5pt solid #313739"/>
    </style:style>
    <style:style style:name="Tabla8.D101" style:family="table-cell">
      <style:table-cell-properties style:vertical-align="middle" fo:padding="0cm" fo:border-left="0.5pt solid #313739" fo:border-right="none" fo:border-top="none" fo:border-bottom="0.5pt solid #313739"/>
    </style:style>
    <style:style style:name="Tabla8.E101" style:family="table-cell" style:data-style-name="N0">
      <style:table-cell-properties style:vertical-align="middle" fo:padding="0cm" fo:border-left="0.5pt solid #313739" fo:border-right="none" fo:border-top="none" fo:border-bottom="0.5pt solid #313739"/>
    </style:style>
    <style:style style:name="Tabla8.F101" style:family="table-cell" style:data-style-name="N37">
      <style:table-cell-properties style:vertical-align="middle" fo:padding="0cm" fo:border-left="0.5pt solid #313739" fo:border-right="none" fo:border-top="none" fo:border-bottom="0.5pt solid #313739"/>
    </style:style>
    <style:style style:name="Tabla8.G101" style:family="table-cell" style:data-style-name="N37">
      <style:table-cell-properties style:vertical-align="middle" fo:padding="0cm" fo:border-left="0.5pt solid #313739" fo:border-right="0.5pt solid #313739" fo:border-top="none" fo:border-bottom="0.5pt solid #313739"/>
    </style:style>
    <style:style style:name="Tabla8.A102" style:family="table-cell">
      <style:table-cell-properties style:vertical-align="middle" fo:padding="0cm" fo:border-left="0.5pt solid #313739" fo:border-right="none" fo:border-top="none" fo:border-bottom="0.5pt solid #313739"/>
    </style:style>
    <style:style style:name="Tabla8.B102" style:family="table-cell">
      <style:table-cell-properties style:vertical-align="middle" fo:padding="0cm" fo:border-left="0.5pt solid #313739" fo:border-right="none" fo:border-top="none" fo:border-bottom="0.5pt solid #313739"/>
    </style:style>
    <style:style style:name="Tabla8.C102" style:family="table-cell" style:data-style-name="N0">
      <style:table-cell-properties style:vertical-align="middle" fo:padding="0cm" fo:border-left="0.5pt solid #313739" fo:border-right="none" fo:border-top="none" fo:border-bottom="0.5pt solid #313739"/>
    </style:style>
    <style:style style:name="Tabla8.D102" style:family="table-cell">
      <style:table-cell-properties style:vertical-align="middle" fo:padding="0cm" fo:border-left="0.5pt solid #313739" fo:border-right="none" fo:border-top="none" fo:border-bottom="0.5pt solid #313739"/>
    </style:style>
    <style:style style:name="Tabla8.E102" style:family="table-cell" style:data-style-name="N0">
      <style:table-cell-properties style:vertical-align="middle" fo:padding="0cm" fo:border-left="0.5pt solid #313739" fo:border-right="none" fo:border-top="none" fo:border-bottom="0.5pt solid #313739"/>
    </style:style>
    <style:style style:name="Tabla8.F102" style:family="table-cell" style:data-style-name="N37">
      <style:table-cell-properties style:vertical-align="middle" fo:padding="0cm" fo:border-left="0.5pt solid #313739" fo:border-right="none" fo:border-top="none" fo:border-bottom="0.5pt solid #313739"/>
    </style:style>
    <style:style style:name="Tabla8.G102" style:family="table-cell" style:data-style-name="N37">
      <style:table-cell-properties style:vertical-align="middle" fo:padding="0cm" fo:border-left="0.5pt solid #313739" fo:border-right="0.5pt solid #313739" fo:border-top="none" fo:border-bottom="0.5pt solid #313739"/>
    </style:style>
    <style:style style:name="Tabla8.A103" style:family="table-cell">
      <style:table-cell-properties style:vertical-align="middle" fo:padding="0cm" fo:border-left="0.5pt solid #313739" fo:border-right="none" fo:border-top="none" fo:border-bottom="0.5pt solid #313739"/>
    </style:style>
    <style:style style:name="Tabla8.B103" style:family="table-cell">
      <style:table-cell-properties style:vertical-align="middle" fo:padding="0cm" fo:border-left="0.5pt solid #313739" fo:border-right="none" fo:border-top="none" fo:border-bottom="0.5pt solid #313739"/>
    </style:style>
    <style:style style:name="Tabla8.C103" style:family="table-cell" style:data-style-name="N0">
      <style:table-cell-properties style:vertical-align="middle" fo:padding="0cm" fo:border-left="0.5pt solid #313739" fo:border-right="none" fo:border-top="none" fo:border-bottom="0.5pt solid #313739"/>
    </style:style>
    <style:style style:name="Tabla8.D103" style:family="table-cell">
      <style:table-cell-properties style:vertical-align="middle" fo:padding="0cm" fo:border-left="0.5pt solid #313739" fo:border-right="none" fo:border-top="none" fo:border-bottom="0.5pt solid #313739"/>
    </style:style>
    <style:style style:name="Tabla8.E103" style:family="table-cell" style:data-style-name="N0">
      <style:table-cell-properties style:vertical-align="middle" fo:padding="0cm" fo:border-left="0.5pt solid #313739" fo:border-right="none" fo:border-top="none" fo:border-bottom="0.5pt solid #313739"/>
    </style:style>
    <style:style style:name="Tabla8.F103" style:family="table-cell" style:data-style-name="N37">
      <style:table-cell-properties style:vertical-align="middle" fo:padding="0cm" fo:border-left="0.5pt solid #313739" fo:border-right="none" fo:border-top="none" fo:border-bottom="0.5pt solid #313739"/>
    </style:style>
    <style:style style:name="Tabla8.G103" style:family="table-cell" style:data-style-name="N37">
      <style:table-cell-properties style:vertical-align="middle" fo:padding="0cm" fo:border-left="0.5pt solid #313739" fo:border-right="0.5pt solid #313739" fo:border-top="none" fo:border-bottom="0.5pt solid #313739"/>
    </style:style>
    <style:style style:name="Tabla8.A104" style:family="table-cell">
      <style:table-cell-properties style:vertical-align="middle" fo:padding="0cm" fo:border-left="0.5pt solid #313739" fo:border-right="none" fo:border-top="none" fo:border-bottom="0.5pt solid #313739"/>
    </style:style>
    <style:style style:name="Tabla8.B104" style:family="table-cell">
      <style:table-cell-properties style:vertical-align="middle" fo:padding="0cm" fo:border-left="0.5pt solid #313739" fo:border-right="none" fo:border-top="none" fo:border-bottom="0.5pt solid #313739"/>
    </style:style>
    <style:style style:name="Tabla8.C104" style:family="table-cell" style:data-style-name="N0">
      <style:table-cell-properties style:vertical-align="middle" fo:padding="0cm" fo:border-left="0.5pt solid #313739" fo:border-right="none" fo:border-top="none" fo:border-bottom="0.5pt solid #313739"/>
    </style:style>
    <style:style style:name="Tabla8.D104" style:family="table-cell">
      <style:table-cell-properties style:vertical-align="middle" fo:padding="0cm" fo:border-left="0.5pt solid #313739" fo:border-right="none" fo:border-top="none" fo:border-bottom="0.5pt solid #313739"/>
    </style:style>
    <style:style style:name="Tabla8.E104" style:family="table-cell" style:data-style-name="N0">
      <style:table-cell-properties style:vertical-align="middle" fo:padding="0cm" fo:border-left="0.5pt solid #313739" fo:border-right="none" fo:border-top="none" fo:border-bottom="0.5pt solid #313739"/>
    </style:style>
    <style:style style:name="Tabla8.F104" style:family="table-cell" style:data-style-name="N37">
      <style:table-cell-properties style:vertical-align="middle" fo:padding="0cm" fo:border-left="0.5pt solid #313739" fo:border-right="none" fo:border-top="none" fo:border-bottom="0.5pt solid #313739"/>
    </style:style>
    <style:style style:name="Tabla8.G104" style:family="table-cell" style:data-style-name="N37">
      <style:table-cell-properties style:vertical-align="middle" fo:padding="0cm" fo:border-left="0.5pt solid #313739" fo:border-right="0.5pt solid #313739" fo:border-top="none" fo:border-bottom="0.5pt solid #313739"/>
    </style:style>
    <style:style style:name="Tabla8.A105" style:family="table-cell">
      <style:table-cell-properties style:vertical-align="middle" fo:padding="0cm" fo:border-left="0.5pt solid #313739" fo:border-right="none" fo:border-top="none" fo:border-bottom="0.5pt solid #313739"/>
    </style:style>
    <style:style style:name="Tabla8.B105" style:family="table-cell">
      <style:table-cell-properties style:vertical-align="middle" fo:padding="0cm" fo:border-left="0.5pt solid #313739" fo:border-right="none" fo:border-top="none" fo:border-bottom="0.5pt solid #313739"/>
    </style:style>
    <style:style style:name="Tabla8.C105" style:family="table-cell" style:data-style-name="N0">
      <style:table-cell-properties style:vertical-align="middle" fo:padding="0cm" fo:border-left="0.5pt solid #313739" fo:border-right="none" fo:border-top="none" fo:border-bottom="0.5pt solid #313739"/>
    </style:style>
    <style:style style:name="Tabla8.D105" style:family="table-cell">
      <style:table-cell-properties style:vertical-align="middle" fo:padding="0cm" fo:border-left="0.5pt solid #313739" fo:border-right="none" fo:border-top="none" fo:border-bottom="0.5pt solid #313739"/>
    </style:style>
    <style:style style:name="Tabla8.E105" style:family="table-cell" style:data-style-name="N0">
      <style:table-cell-properties style:vertical-align="middle" fo:padding="0cm" fo:border-left="0.5pt solid #313739" fo:border-right="none" fo:border-top="none" fo:border-bottom="0.5pt solid #313739"/>
    </style:style>
    <style:style style:name="Tabla8.F105" style:family="table-cell" style:data-style-name="N37">
      <style:table-cell-properties style:vertical-align="middle" fo:padding="0cm" fo:border-left="0.5pt solid #313739" fo:border-right="none" fo:border-top="none" fo:border-bottom="0.5pt solid #313739"/>
    </style:style>
    <style:style style:name="Tabla8.G105" style:family="table-cell" style:data-style-name="N37">
      <style:table-cell-properties style:vertical-align="middle" fo:padding="0cm" fo:border-left="0.5pt solid #313739" fo:border-right="0.5pt solid #313739" fo:border-top="none" fo:border-bottom="0.5pt solid #313739"/>
    </style:style>
    <style:style style:name="Tabla8.A106" style:family="table-cell">
      <style:table-cell-properties style:vertical-align="middle" fo:padding="0cm" fo:border-left="0.5pt solid #313739" fo:border-right="none" fo:border-top="none" fo:border-bottom="0.5pt solid #313739"/>
    </style:style>
    <style:style style:name="Tabla8.B106" style:family="table-cell">
      <style:table-cell-properties style:vertical-align="middle" fo:padding="0cm" fo:border-left="0.5pt solid #313739" fo:border-right="none" fo:border-top="none" fo:border-bottom="0.5pt solid #313739"/>
    </style:style>
    <style:style style:name="Tabla8.C106" style:family="table-cell" style:data-style-name="N0">
      <style:table-cell-properties style:vertical-align="middle" fo:padding="0cm" fo:border-left="0.5pt solid #313739" fo:border-right="none" fo:border-top="none" fo:border-bottom="0.5pt solid #313739"/>
    </style:style>
    <style:style style:name="Tabla8.D106" style:family="table-cell">
      <style:table-cell-properties style:vertical-align="middle" fo:padding="0cm" fo:border-left="0.5pt solid #313739" fo:border-right="none" fo:border-top="none" fo:border-bottom="0.5pt solid #313739"/>
    </style:style>
    <style:style style:name="Tabla8.E106" style:family="table-cell" style:data-style-name="N0">
      <style:table-cell-properties style:vertical-align="middle" fo:padding="0cm" fo:border-left="0.5pt solid #313739" fo:border-right="none" fo:border-top="none" fo:border-bottom="0.5pt solid #313739"/>
    </style:style>
    <style:style style:name="Tabla8.F106" style:family="table-cell" style:data-style-name="N37">
      <style:table-cell-properties style:vertical-align="middle" fo:padding="0cm" fo:border-left="0.5pt solid #313739" fo:border-right="none" fo:border-top="none" fo:border-bottom="0.5pt solid #313739"/>
    </style:style>
    <style:style style:name="Tabla8.G106" style:family="table-cell" style:data-style-name="N37">
      <style:table-cell-properties style:vertical-align="middle" fo:padding="0cm" fo:border-left="0.5pt solid #313739" fo:border-right="0.5pt solid #313739" fo:border-top="none" fo:border-bottom="0.5pt solid #313739"/>
    </style:style>
    <style:style style:name="Tabla8.A107" style:family="table-cell">
      <style:table-cell-properties style:vertical-align="middle" fo:padding="0cm" fo:border-left="0.5pt solid #313739" fo:border-right="none" fo:border-top="none" fo:border-bottom="0.5pt solid #313739"/>
    </style:style>
    <style:style style:name="Tabla8.B107" style:family="table-cell">
      <style:table-cell-properties style:vertical-align="middle" fo:padding="0cm" fo:border-left="0.5pt solid #313739" fo:border-right="none" fo:border-top="none" fo:border-bottom="0.5pt solid #313739"/>
    </style:style>
    <style:style style:name="Tabla8.C107" style:family="table-cell" style:data-style-name="N0">
      <style:table-cell-properties style:vertical-align="middle" fo:padding="0cm" fo:border-left="0.5pt solid #313739" fo:border-right="none" fo:border-top="none" fo:border-bottom="0.5pt solid #313739"/>
    </style:style>
    <style:style style:name="Tabla8.D107" style:family="table-cell">
      <style:table-cell-properties style:vertical-align="middle" fo:padding="0cm" fo:border-left="0.5pt solid #313739" fo:border-right="none" fo:border-top="none" fo:border-bottom="0.5pt solid #313739"/>
    </style:style>
    <style:style style:name="Tabla8.E107" style:family="table-cell" style:data-style-name="N0">
      <style:table-cell-properties style:vertical-align="middle" fo:padding="0cm" fo:border-left="0.5pt solid #313739" fo:border-right="none" fo:border-top="none" fo:border-bottom="0.5pt solid #313739"/>
    </style:style>
    <style:style style:name="Tabla8.F107" style:family="table-cell" style:data-style-name="N37">
      <style:table-cell-properties style:vertical-align="middle" fo:padding="0cm" fo:border-left="0.5pt solid #313739" fo:border-right="none" fo:border-top="none" fo:border-bottom="0.5pt solid #313739"/>
    </style:style>
    <style:style style:name="Tabla8.G107" style:family="table-cell" style:data-style-name="N37">
      <style:table-cell-properties style:vertical-align="middle" fo:padding="0cm" fo:border-left="0.5pt solid #313739" fo:border-right="0.5pt solid #313739" fo:border-top="none" fo:border-bottom="0.5pt solid #313739"/>
    </style:style>
    <style:style style:name="Tabla8.A108" style:family="table-cell">
      <style:table-cell-properties style:vertical-align="middle" fo:padding="0cm" fo:border-left="0.5pt solid #313739" fo:border-right="none" fo:border-top="none" fo:border-bottom="0.5pt solid #313739"/>
    </style:style>
    <style:style style:name="Tabla8.B108" style:family="table-cell">
      <style:table-cell-properties style:vertical-align="middle" fo:padding="0cm" fo:border-left="0.5pt solid #313739" fo:border-right="none" fo:border-top="none" fo:border-bottom="0.5pt solid #313739"/>
    </style:style>
    <style:style style:name="Tabla8.C108" style:family="table-cell" style:data-style-name="N0">
      <style:table-cell-properties style:vertical-align="middle" fo:padding="0cm" fo:border-left="0.5pt solid #313739" fo:border-right="none" fo:border-top="none" fo:border-bottom="0.5pt solid #313739"/>
    </style:style>
    <style:style style:name="Tabla8.D108" style:family="table-cell">
      <style:table-cell-properties style:vertical-align="middle" fo:padding="0cm" fo:border-left="0.5pt solid #313739" fo:border-right="none" fo:border-top="none" fo:border-bottom="0.5pt solid #313739"/>
    </style:style>
    <style:style style:name="Tabla8.E108" style:family="table-cell" style:data-style-name="N0">
      <style:table-cell-properties style:vertical-align="middle" fo:padding="0cm" fo:border-left="0.5pt solid #313739" fo:border-right="none" fo:border-top="none" fo:border-bottom="0.5pt solid #313739"/>
    </style:style>
    <style:style style:name="Tabla8.F108" style:family="table-cell" style:data-style-name="N37">
      <style:table-cell-properties style:vertical-align="middle" fo:padding="0cm" fo:border-left="0.5pt solid #313739" fo:border-right="none" fo:border-top="none" fo:border-bottom="0.5pt solid #313739"/>
    </style:style>
    <style:style style:name="Tabla8.G108" style:family="table-cell" style:data-style-name="N37">
      <style:table-cell-properties style:vertical-align="middle" fo:padding="0cm" fo:border-left="0.5pt solid #313739" fo:border-right="0.5pt solid #313739" fo:border-top="none" fo:border-bottom="0.5pt solid #313739"/>
    </style:style>
    <style:style style:name="Tabla8.A109" style:family="table-cell">
      <style:table-cell-properties style:vertical-align="middle" fo:padding="0cm" fo:border-left="0.5pt solid #313739" fo:border-right="none" fo:border-top="none" fo:border-bottom="0.5pt solid #313739"/>
    </style:style>
    <style:style style:name="Tabla8.B109" style:family="table-cell">
      <style:table-cell-properties style:vertical-align="middle" fo:padding="0cm" fo:border-left="0.5pt solid #313739" fo:border-right="none" fo:border-top="none" fo:border-bottom="0.5pt solid #313739"/>
    </style:style>
    <style:style style:name="Tabla8.C109" style:family="table-cell" style:data-style-name="N0">
      <style:table-cell-properties style:vertical-align="middle" fo:padding="0cm" fo:border-left="0.5pt solid #313739" fo:border-right="none" fo:border-top="none" fo:border-bottom="0.5pt solid #313739"/>
    </style:style>
    <style:style style:name="Tabla8.D109" style:family="table-cell">
      <style:table-cell-properties style:vertical-align="middle" fo:padding="0cm" fo:border-left="0.5pt solid #313739" fo:border-right="none" fo:border-top="none" fo:border-bottom="0.5pt solid #313739"/>
    </style:style>
    <style:style style:name="Tabla8.E109" style:family="table-cell" style:data-style-name="N0">
      <style:table-cell-properties style:vertical-align="middle" fo:padding="0cm" fo:border-left="0.5pt solid #313739" fo:border-right="none" fo:border-top="none" fo:border-bottom="0.5pt solid #313739"/>
    </style:style>
    <style:style style:name="Tabla8.F109" style:family="table-cell" style:data-style-name="N37">
      <style:table-cell-properties style:vertical-align="middle" fo:padding="0cm" fo:border-left="0.5pt solid #313739" fo:border-right="none" fo:border-top="none" fo:border-bottom="0.5pt solid #313739"/>
    </style:style>
    <style:style style:name="Tabla8.G109" style:family="table-cell" style:data-style-name="N37">
      <style:table-cell-properties style:vertical-align="middle" fo:padding="0cm" fo:border-left="0.5pt solid #313739" fo:border-right="0.5pt solid #313739" fo:border-top="none" fo:border-bottom="0.5pt solid #313739"/>
    </style:style>
    <style:style style:name="Tabla8.A110" style:family="table-cell">
      <style:table-cell-properties style:vertical-align="middle" fo:padding="0cm" fo:border-left="0.5pt solid #313739" fo:border-right="none" fo:border-top="none" fo:border-bottom="0.5pt solid #313739"/>
    </style:style>
    <style:style style:name="Tabla8.B110" style:family="table-cell">
      <style:table-cell-properties style:vertical-align="middle" fo:padding="0cm" fo:border-left="0.5pt solid #313739" fo:border-right="none" fo:border-top="none" fo:border-bottom="0.5pt solid #313739"/>
    </style:style>
    <style:style style:name="Tabla8.C110" style:family="table-cell" style:data-style-name="N0">
      <style:table-cell-properties style:vertical-align="middle" fo:padding="0cm" fo:border-left="0.5pt solid #313739" fo:border-right="none" fo:border-top="none" fo:border-bottom="0.5pt solid #313739"/>
    </style:style>
    <style:style style:name="Tabla8.D110" style:family="table-cell">
      <style:table-cell-properties style:vertical-align="middle" fo:padding="0cm" fo:border-left="0.5pt solid #313739" fo:border-right="none" fo:border-top="none" fo:border-bottom="0.5pt solid #313739"/>
    </style:style>
    <style:style style:name="Tabla8.E110" style:family="table-cell" style:data-style-name="N0">
      <style:table-cell-properties style:vertical-align="middle" fo:padding="0cm" fo:border-left="0.5pt solid #313739" fo:border-right="none" fo:border-top="none" fo:border-bottom="0.5pt solid #313739"/>
    </style:style>
    <style:style style:name="Tabla8.F110" style:family="table-cell" style:data-style-name="N37">
      <style:table-cell-properties style:vertical-align="middle" fo:padding="0cm" fo:border-left="0.5pt solid #313739" fo:border-right="none" fo:border-top="none" fo:border-bottom="0.5pt solid #313739"/>
    </style:style>
    <style:style style:name="Tabla8.G110" style:family="table-cell" style:data-style-name="N37">
      <style:table-cell-properties style:vertical-align="middle" fo:padding="0cm" fo:border-left="0.5pt solid #313739" fo:border-right="0.5pt solid #313739" fo:border-top="none" fo:border-bottom="0.5pt solid #313739"/>
    </style:style>
    <style:style style:name="Tabla8.A111" style:family="table-cell">
      <style:table-cell-properties style:vertical-align="middle" fo:padding="0cm" fo:border-left="0.5pt solid #313739" fo:border-right="none" fo:border-top="none" fo:border-bottom="0.5pt solid #313739"/>
    </style:style>
    <style:style style:name="Tabla8.B111" style:family="table-cell">
      <style:table-cell-properties style:vertical-align="middle" fo:padding="0cm" fo:border-left="0.5pt solid #313739" fo:border-right="none" fo:border-top="none" fo:border-bottom="0.5pt solid #313739"/>
    </style:style>
    <style:style style:name="Tabla8.C111" style:family="table-cell" style:data-style-name="N0">
      <style:table-cell-properties style:vertical-align="middle" fo:padding="0cm" fo:border-left="0.5pt solid #313739" fo:border-right="none" fo:border-top="none" fo:border-bottom="0.5pt solid #313739"/>
    </style:style>
    <style:style style:name="Tabla8.D111" style:family="table-cell">
      <style:table-cell-properties style:vertical-align="middle" fo:padding="0cm" fo:border-left="0.5pt solid #313739" fo:border-right="none" fo:border-top="none" fo:border-bottom="0.5pt solid #313739"/>
    </style:style>
    <style:style style:name="Tabla8.E111" style:family="table-cell" style:data-style-name="N0">
      <style:table-cell-properties style:vertical-align="middle" fo:padding="0cm" fo:border-left="0.5pt solid #313739" fo:border-right="none" fo:border-top="none" fo:border-bottom="0.5pt solid #313739"/>
    </style:style>
    <style:style style:name="Tabla8.F111" style:family="table-cell" style:data-style-name="N37">
      <style:table-cell-properties style:vertical-align="middle" fo:padding="0cm" fo:border-left="0.5pt solid #313739" fo:border-right="none" fo:border-top="none" fo:border-bottom="0.5pt solid #313739"/>
    </style:style>
    <style:style style:name="Tabla8.G111" style:family="table-cell" style:data-style-name="N37">
      <style:table-cell-properties style:vertical-align="middle" fo:padding="0cm" fo:border-left="0.5pt solid #313739" fo:border-right="0.5pt solid #313739" fo:border-top="none" fo:border-bottom="0.5pt solid #313739"/>
    </style:style>
    <style:style style:name="Tabla8.A112" style:family="table-cell">
      <style:table-cell-properties style:vertical-align="middle" fo:padding="0cm" fo:border-left="0.5pt solid #313739" fo:border-right="none" fo:border-top="none" fo:border-bottom="0.5pt solid #313739"/>
    </style:style>
    <style:style style:name="Tabla8.B112" style:family="table-cell">
      <style:table-cell-properties style:vertical-align="middle" fo:padding="0cm" fo:border-left="0.5pt solid #313739" fo:border-right="none" fo:border-top="none" fo:border-bottom="0.5pt solid #313739"/>
    </style:style>
    <style:style style:name="Tabla8.C112" style:family="table-cell" style:data-style-name="N0">
      <style:table-cell-properties style:vertical-align="middle" fo:padding="0cm" fo:border-left="0.5pt solid #313739" fo:border-right="none" fo:border-top="none" fo:border-bottom="0.5pt solid #313739"/>
    </style:style>
    <style:style style:name="Tabla8.D112" style:family="table-cell">
      <style:table-cell-properties style:vertical-align="middle" fo:padding="0cm" fo:border-left="0.5pt solid #313739" fo:border-right="none" fo:border-top="none" fo:border-bottom="0.5pt solid #313739"/>
    </style:style>
    <style:style style:name="Tabla8.E112" style:family="table-cell" style:data-style-name="N0">
      <style:table-cell-properties style:vertical-align="middle" fo:padding="0cm" fo:border-left="0.5pt solid #313739" fo:border-right="none" fo:border-top="none" fo:border-bottom="0.5pt solid #313739"/>
    </style:style>
    <style:style style:name="Tabla8.F112" style:family="table-cell" style:data-style-name="N37">
      <style:table-cell-properties style:vertical-align="middle" fo:padding="0cm" fo:border-left="0.5pt solid #313739" fo:border-right="none" fo:border-top="none" fo:border-bottom="0.5pt solid #313739"/>
    </style:style>
    <style:style style:name="Tabla8.G112" style:family="table-cell" style:data-style-name="N37">
      <style:table-cell-properties style:vertical-align="middle" fo:padding="0cm" fo:border-left="0.5pt solid #313739" fo:border-right="0.5pt solid #313739" fo:border-top="none" fo:border-bottom="0.5pt solid #313739"/>
    </style:style>
    <style:style style:name="Tabla8.A113" style:family="table-cell">
      <style:table-cell-properties style:vertical-align="middle" fo:padding="0cm" fo:border-left="0.5pt solid #313739" fo:border-right="none" fo:border-top="none" fo:border-bottom="0.5pt solid #313739"/>
    </style:style>
    <style:style style:name="Tabla8.B113" style:family="table-cell">
      <style:table-cell-properties style:vertical-align="middle" fo:padding="0cm" fo:border-left="0.5pt solid #313739" fo:border-right="none" fo:border-top="none" fo:border-bottom="0.5pt solid #313739"/>
    </style:style>
    <style:style style:name="Tabla8.C113" style:family="table-cell" style:data-style-name="N0">
      <style:table-cell-properties style:vertical-align="middle" fo:padding="0cm" fo:border-left="0.5pt solid #313739" fo:border-right="none" fo:border-top="none" fo:border-bottom="0.5pt solid #313739"/>
    </style:style>
    <style:style style:name="Tabla8.D113" style:family="table-cell">
      <style:table-cell-properties style:vertical-align="middle" fo:padding="0cm" fo:border-left="0.5pt solid #313739" fo:border-right="none" fo:border-top="none" fo:border-bottom="0.5pt solid #313739"/>
    </style:style>
    <style:style style:name="Tabla8.E113" style:family="table-cell" style:data-style-name="N0">
      <style:table-cell-properties style:vertical-align="middle" fo:padding="0cm" fo:border-left="0.5pt solid #313739" fo:border-right="none" fo:border-top="none" fo:border-bottom="0.5pt solid #313739"/>
    </style:style>
    <style:style style:name="Tabla8.F113" style:family="table-cell" style:data-style-name="N37">
      <style:table-cell-properties style:vertical-align="middle" fo:padding="0cm" fo:border-left="0.5pt solid #313739" fo:border-right="none" fo:border-top="none" fo:border-bottom="0.5pt solid #313739"/>
    </style:style>
    <style:style style:name="Tabla8.G113" style:family="table-cell" style:data-style-name="N37">
      <style:table-cell-properties style:vertical-align="middle" fo:padding="0cm" fo:border-left="0.5pt solid #313739" fo:border-right="0.5pt solid #313739" fo:border-top="none" fo:border-bottom="0.5pt solid #313739"/>
    </style:style>
    <style:style style:name="Tabla8.A114" style:family="table-cell">
      <style:table-cell-properties style:vertical-align="middle" fo:padding="0cm" fo:border-left="0.5pt solid #313739" fo:border-right="none" fo:border-top="none" fo:border-bottom="0.5pt solid #313739"/>
    </style:style>
    <style:style style:name="Tabla8.B114" style:family="table-cell">
      <style:table-cell-properties style:vertical-align="middle" fo:padding="0cm" fo:border-left="0.5pt solid #313739" fo:border-right="none" fo:border-top="none" fo:border-bottom="0.5pt solid #313739"/>
    </style:style>
    <style:style style:name="Tabla8.C114" style:family="table-cell" style:data-style-name="N0">
      <style:table-cell-properties style:vertical-align="middle" fo:padding="0cm" fo:border-left="0.5pt solid #313739" fo:border-right="none" fo:border-top="none" fo:border-bottom="0.5pt solid #313739"/>
    </style:style>
    <style:style style:name="Tabla8.D114" style:family="table-cell">
      <style:table-cell-properties style:vertical-align="middle" fo:padding="0cm" fo:border-left="0.5pt solid #313739" fo:border-right="none" fo:border-top="none" fo:border-bottom="0.5pt solid #313739"/>
    </style:style>
    <style:style style:name="Tabla8.E114" style:family="table-cell" style:data-style-name="N0">
      <style:table-cell-properties style:vertical-align="middle" fo:padding="0cm" fo:border-left="0.5pt solid #313739" fo:border-right="none" fo:border-top="none" fo:border-bottom="0.5pt solid #313739"/>
    </style:style>
    <style:style style:name="Tabla8.F114" style:family="table-cell" style:data-style-name="N37">
      <style:table-cell-properties style:vertical-align="middle" fo:padding="0cm" fo:border-left="0.5pt solid #313739" fo:border-right="none" fo:border-top="none" fo:border-bottom="0.5pt solid #313739"/>
    </style:style>
    <style:style style:name="Tabla8.G114" style:family="table-cell" style:data-style-name="N37">
      <style:table-cell-properties style:vertical-align="middle" fo:padding="0cm" fo:border-left="0.5pt solid #313739" fo:border-right="0.5pt solid #313739" fo:border-top="none" fo:border-bottom="0.5pt solid #313739"/>
    </style:style>
    <style:style style:name="Tabla8.A115" style:family="table-cell">
      <style:table-cell-properties style:vertical-align="middle" fo:padding="0cm" fo:border-left="0.5pt solid #313739" fo:border-right="none" fo:border-top="none" fo:border-bottom="0.5pt solid #313739"/>
    </style:style>
    <style:style style:name="Tabla8.B115" style:family="table-cell">
      <style:table-cell-properties style:vertical-align="middle" fo:padding="0cm" fo:border-left="0.5pt solid #313739" fo:border-right="none" fo:border-top="none" fo:border-bottom="0.5pt solid #313739"/>
    </style:style>
    <style:style style:name="Tabla8.C115" style:family="table-cell" style:data-style-name="N0">
      <style:table-cell-properties style:vertical-align="middle" fo:padding="0cm" fo:border-left="0.5pt solid #313739" fo:border-right="none" fo:border-top="none" fo:border-bottom="0.5pt solid #313739"/>
    </style:style>
    <style:style style:name="Tabla8.D115" style:family="table-cell">
      <style:table-cell-properties style:vertical-align="middle" fo:padding="0cm" fo:border-left="0.5pt solid #313739" fo:border-right="none" fo:border-top="none" fo:border-bottom="0.5pt solid #313739"/>
    </style:style>
    <style:style style:name="Tabla8.E115" style:family="table-cell" style:data-style-name="N0">
      <style:table-cell-properties style:vertical-align="middle" fo:padding="0cm" fo:border-left="0.5pt solid #313739" fo:border-right="none" fo:border-top="none" fo:border-bottom="0.5pt solid #313739"/>
    </style:style>
    <style:style style:name="Tabla8.F115" style:family="table-cell" style:data-style-name="N37">
      <style:table-cell-properties style:vertical-align="middle" fo:padding="0cm" fo:border-left="0.5pt solid #313739" fo:border-right="none" fo:border-top="none" fo:border-bottom="0.5pt solid #313739"/>
    </style:style>
    <style:style style:name="Tabla8.G115" style:family="table-cell" style:data-style-name="N37">
      <style:table-cell-properties style:vertical-align="middle" fo:padding="0cm" fo:border-left="0.5pt solid #313739" fo:border-right="0.5pt solid #313739" fo:border-top="none" fo:border-bottom="0.5pt solid #313739"/>
    </style:style>
    <style:style style:name="Tabla8.A116" style:family="table-cell">
      <style:table-cell-properties style:vertical-align="middle" fo:padding="0cm" fo:border-left="0.5pt solid #313739" fo:border-right="none" fo:border-top="none" fo:border-bottom="0.5pt solid #313739"/>
    </style:style>
    <style:style style:name="Tabla8.B116" style:family="table-cell">
      <style:table-cell-properties style:vertical-align="middle" fo:padding="0cm" fo:border-left="0.5pt solid #313739" fo:border-right="none" fo:border-top="none" fo:border-bottom="0.5pt solid #313739"/>
    </style:style>
    <style:style style:name="Tabla8.C116" style:family="table-cell" style:data-style-name="N0">
      <style:table-cell-properties style:vertical-align="middle" fo:padding="0cm" fo:border-left="0.5pt solid #313739" fo:border-right="none" fo:border-top="none" fo:border-bottom="0.5pt solid #313739"/>
    </style:style>
    <style:style style:name="Tabla8.D116" style:family="table-cell">
      <style:table-cell-properties style:vertical-align="middle" fo:padding="0cm" fo:border-left="0.5pt solid #313739" fo:border-right="none" fo:border-top="none" fo:border-bottom="0.5pt solid #313739"/>
    </style:style>
    <style:style style:name="Tabla8.E116" style:family="table-cell" style:data-style-name="N0">
      <style:table-cell-properties style:vertical-align="middle" fo:padding="0cm" fo:border-left="0.5pt solid #313739" fo:border-right="none" fo:border-top="none" fo:border-bottom="0.5pt solid #313739"/>
    </style:style>
    <style:style style:name="Tabla8.F116" style:family="table-cell" style:data-style-name="N37">
      <style:table-cell-properties style:vertical-align="middle" fo:padding="0cm" fo:border-left="0.5pt solid #313739" fo:border-right="none" fo:border-top="none" fo:border-bottom="0.5pt solid #313739"/>
    </style:style>
    <style:style style:name="Tabla8.G116" style:family="table-cell" style:data-style-name="N37">
      <style:table-cell-properties style:vertical-align="middle" fo:padding="0cm" fo:border-left="0.5pt solid #313739" fo:border-right="0.5pt solid #313739" fo:border-top="none" fo:border-bottom="0.5pt solid #313739"/>
    </style:style>
    <style:style style:name="Tabla8.A117" style:family="table-cell">
      <style:table-cell-properties style:vertical-align="middle" fo:padding="0cm" fo:border-left="0.5pt solid #313739" fo:border-right="none" fo:border-top="none" fo:border-bottom="0.5pt solid #313739"/>
    </style:style>
    <style:style style:name="Tabla8.B117" style:family="table-cell">
      <style:table-cell-properties style:vertical-align="middle" fo:padding="0cm" fo:border-left="0.5pt solid #313739" fo:border-right="none" fo:border-top="none" fo:border-bottom="0.5pt solid #313739"/>
    </style:style>
    <style:style style:name="Tabla8.C117" style:family="table-cell" style:data-style-name="N0">
      <style:table-cell-properties style:vertical-align="middle" fo:padding="0cm" fo:border-left="0.5pt solid #313739" fo:border-right="none" fo:border-top="none" fo:border-bottom="0.5pt solid #313739"/>
    </style:style>
    <style:style style:name="Tabla8.D117" style:family="table-cell">
      <style:table-cell-properties style:vertical-align="middle" fo:padding="0cm" fo:border-left="0.5pt solid #313739" fo:border-right="none" fo:border-top="none" fo:border-bottom="0.5pt solid #313739"/>
    </style:style>
    <style:style style:name="Tabla8.E117" style:family="table-cell" style:data-style-name="N0">
      <style:table-cell-properties style:vertical-align="middle" fo:padding="0cm" fo:border-left="0.5pt solid #313739" fo:border-right="none" fo:border-top="none" fo:border-bottom="0.5pt solid #313739"/>
    </style:style>
    <style:style style:name="Tabla8.F117" style:family="table-cell" style:data-style-name="N37">
      <style:table-cell-properties style:vertical-align="middle" fo:padding="0cm" fo:border-left="0.5pt solid #313739" fo:border-right="none" fo:border-top="none" fo:border-bottom="0.5pt solid #313739"/>
    </style:style>
    <style:style style:name="Tabla8.G117" style:family="table-cell" style:data-style-name="N37">
      <style:table-cell-properties style:vertical-align="middle" fo:padding="0cm" fo:border-left="0.5pt solid #313739" fo:border-right="0.5pt solid #313739" fo:border-top="none" fo:border-bottom="0.5pt solid #313739"/>
    </style:style>
    <style:style style:name="Tabla8.A118" style:family="table-cell">
      <style:table-cell-properties style:vertical-align="middle" fo:padding="0cm" fo:border-left="0.5pt solid #313739" fo:border-right="none" fo:border-top="none" fo:border-bottom="0.5pt solid #313739"/>
    </style:style>
    <style:style style:name="Tabla8.B118" style:family="table-cell">
      <style:table-cell-properties style:vertical-align="middle" fo:padding="0cm" fo:border-left="0.5pt solid #313739" fo:border-right="none" fo:border-top="none" fo:border-bottom="0.5pt solid #313739"/>
    </style:style>
    <style:style style:name="Tabla8.C118" style:family="table-cell" style:data-style-name="N0">
      <style:table-cell-properties style:vertical-align="middle" fo:padding="0cm" fo:border-left="0.5pt solid #313739" fo:border-right="none" fo:border-top="none" fo:border-bottom="0.5pt solid #313739"/>
    </style:style>
    <style:style style:name="Tabla8.D118" style:family="table-cell">
      <style:table-cell-properties style:vertical-align="middle" fo:padding="0cm" fo:border-left="0.5pt solid #313739" fo:border-right="none" fo:border-top="none" fo:border-bottom="0.5pt solid #313739"/>
    </style:style>
    <style:style style:name="Tabla8.E118" style:family="table-cell" style:data-style-name="N0">
      <style:table-cell-properties style:vertical-align="middle" fo:padding="0cm" fo:border-left="0.5pt solid #313739" fo:border-right="none" fo:border-top="none" fo:border-bottom="0.5pt solid #313739"/>
    </style:style>
    <style:style style:name="Tabla8.F118" style:family="table-cell" style:data-style-name="N37">
      <style:table-cell-properties style:vertical-align="middle" fo:padding="0cm" fo:border-left="0.5pt solid #313739" fo:border-right="none" fo:border-top="none" fo:border-bottom="0.5pt solid #313739"/>
    </style:style>
    <style:style style:name="Tabla8.G118" style:family="table-cell" style:data-style-name="N37">
      <style:table-cell-properties style:vertical-align="middle" fo:padding="0cm" fo:border-left="0.5pt solid #313739" fo:border-right="0.5pt solid #313739" fo:border-top="none" fo:border-bottom="0.5pt solid #313739"/>
    </style:style>
    <style:style style:name="Tabla8.A119" style:family="table-cell">
      <style:table-cell-properties style:vertical-align="middle" fo:padding="0cm" fo:border-left="0.5pt solid #313739" fo:border-right="none" fo:border-top="none" fo:border-bottom="0.5pt solid #313739"/>
    </style:style>
    <style:style style:name="Tabla8.B119" style:family="table-cell">
      <style:table-cell-properties style:vertical-align="middle" fo:padding="0cm" fo:border-left="0.5pt solid #313739" fo:border-right="none" fo:border-top="none" fo:border-bottom="0.5pt solid #313739"/>
    </style:style>
    <style:style style:name="Tabla8.C119" style:family="table-cell" style:data-style-name="N0">
      <style:table-cell-properties style:vertical-align="middle" fo:padding="0cm" fo:border-left="0.5pt solid #313739" fo:border-right="none" fo:border-top="none" fo:border-bottom="0.5pt solid #313739"/>
    </style:style>
    <style:style style:name="Tabla8.D119" style:family="table-cell">
      <style:table-cell-properties style:vertical-align="middle" fo:padding="0cm" fo:border-left="0.5pt solid #313739" fo:border-right="none" fo:border-top="none" fo:border-bottom="0.5pt solid #313739"/>
    </style:style>
    <style:style style:name="Tabla8.E119" style:family="table-cell" style:data-style-name="N0">
      <style:table-cell-properties style:vertical-align="middle" fo:padding="0cm" fo:border-left="0.5pt solid #313739" fo:border-right="none" fo:border-top="none" fo:border-bottom="0.5pt solid #313739"/>
    </style:style>
    <style:style style:name="Tabla8.F119" style:family="table-cell" style:data-style-name="N37">
      <style:table-cell-properties style:vertical-align="middle" fo:padding="0cm" fo:border-left="0.5pt solid #313739" fo:border-right="none" fo:border-top="none" fo:border-bottom="0.5pt solid #313739"/>
    </style:style>
    <style:style style:name="Tabla8.G119" style:family="table-cell" style:data-style-name="N37">
      <style:table-cell-properties style:vertical-align="middle" fo:padding="0cm" fo:border-left="0.5pt solid #313739" fo:border-right="0.5pt solid #313739" fo:border-top="none" fo:border-bottom="0.5pt solid #313739"/>
    </style:style>
    <style:style style:name="Tabla8.A120" style:family="table-cell">
      <style:table-cell-properties style:vertical-align="middle" fo:padding="0cm" fo:border-left="0.5pt solid #313739" fo:border-right="none" fo:border-top="none" fo:border-bottom="0.5pt solid #313739"/>
    </style:style>
    <style:style style:name="Tabla8.B120" style:family="table-cell">
      <style:table-cell-properties style:vertical-align="middle" fo:padding="0cm" fo:border-left="0.5pt solid #313739" fo:border-right="none" fo:border-top="none" fo:border-bottom="0.5pt solid #313739"/>
    </style:style>
    <style:style style:name="Tabla8.C120" style:family="table-cell" style:data-style-name="N0">
      <style:table-cell-properties style:vertical-align="middle" fo:padding="0cm" fo:border-left="0.5pt solid #313739" fo:border-right="none" fo:border-top="none" fo:border-bottom="0.5pt solid #313739"/>
    </style:style>
    <style:style style:name="Tabla8.D120" style:family="table-cell">
      <style:table-cell-properties style:vertical-align="middle" fo:padding="0cm" fo:border-left="0.5pt solid #313739" fo:border-right="none" fo:border-top="none" fo:border-bottom="0.5pt solid #313739"/>
    </style:style>
    <style:style style:name="Tabla8.E120" style:family="table-cell" style:data-style-name="N0">
      <style:table-cell-properties style:vertical-align="middle" fo:padding="0cm" fo:border-left="0.5pt solid #313739" fo:border-right="none" fo:border-top="none" fo:border-bottom="0.5pt solid #313739"/>
    </style:style>
    <style:style style:name="Tabla8.F120" style:family="table-cell" style:data-style-name="N37">
      <style:table-cell-properties style:vertical-align="middle" fo:padding="0cm" fo:border-left="0.5pt solid #313739" fo:border-right="none" fo:border-top="none" fo:border-bottom="0.5pt solid #313739"/>
    </style:style>
    <style:style style:name="Tabla8.G120" style:family="table-cell" style:data-style-name="N37">
      <style:table-cell-properties style:vertical-align="middle" fo:padding="0cm" fo:border-left="0.5pt solid #313739" fo:border-right="0.5pt solid #313739" fo:border-top="none" fo:border-bottom="0.5pt solid #313739"/>
    </style:style>
    <style:style style:name="Tabla8.A121" style:family="table-cell">
      <style:table-cell-properties style:vertical-align="middle" fo:padding="0cm" fo:border-left="0.5pt solid #313739" fo:border-right="none" fo:border-top="none" fo:border-bottom="0.5pt solid #313739"/>
    </style:style>
    <style:style style:name="Tabla8.B121" style:family="table-cell">
      <style:table-cell-properties style:vertical-align="middle" fo:padding="0cm" fo:border-left="0.5pt solid #313739" fo:border-right="none" fo:border-top="none" fo:border-bottom="0.5pt solid #313739"/>
    </style:style>
    <style:style style:name="Tabla8.C121" style:family="table-cell" style:data-style-name="N0">
      <style:table-cell-properties style:vertical-align="middle" fo:padding="0cm" fo:border-left="0.5pt solid #313739" fo:border-right="none" fo:border-top="none" fo:border-bottom="0.5pt solid #313739"/>
    </style:style>
    <style:style style:name="Tabla8.D121" style:family="table-cell">
      <style:table-cell-properties style:vertical-align="middle" fo:padding="0cm" fo:border-left="0.5pt solid #313739" fo:border-right="none" fo:border-top="none" fo:border-bottom="0.5pt solid #313739"/>
    </style:style>
    <style:style style:name="Tabla8.E121" style:family="table-cell" style:data-style-name="N0">
      <style:table-cell-properties style:vertical-align="middle" fo:padding="0cm" fo:border-left="0.5pt solid #313739" fo:border-right="none" fo:border-top="none" fo:border-bottom="0.5pt solid #313739"/>
    </style:style>
    <style:style style:name="Tabla8.F121" style:family="table-cell" style:data-style-name="N37">
      <style:table-cell-properties style:vertical-align="middle" fo:padding="0cm" fo:border-left="0.5pt solid #313739" fo:border-right="none" fo:border-top="none" fo:border-bottom="0.5pt solid #313739"/>
    </style:style>
    <style:style style:name="Tabla8.G121" style:family="table-cell" style:data-style-name="N37">
      <style:table-cell-properties style:vertical-align="middle" fo:padding="0cm" fo:border-left="0.5pt solid #313739" fo:border-right="0.5pt solid #313739" fo:border-top="none" fo:border-bottom="0.5pt solid #313739"/>
    </style:style>
    <style:style style:name="Tabla8.A122" style:family="table-cell">
      <style:table-cell-properties style:vertical-align="middle" fo:padding="0cm" fo:border-left="0.5pt solid #313739" fo:border-right="none" fo:border-top="none" fo:border-bottom="0.5pt solid #313739"/>
    </style:style>
    <style:style style:name="Tabla8.B122" style:family="table-cell">
      <style:table-cell-properties style:vertical-align="middle" fo:padding="0cm" fo:border-left="0.5pt solid #313739" fo:border-right="none" fo:border-top="none" fo:border-bottom="0.5pt solid #313739"/>
    </style:style>
    <style:style style:name="Tabla8.C122" style:family="table-cell" style:data-style-name="N0">
      <style:table-cell-properties style:vertical-align="middle" fo:padding="0cm" fo:border-left="0.5pt solid #313739" fo:border-right="none" fo:border-top="none" fo:border-bottom="0.5pt solid #313739"/>
    </style:style>
    <style:style style:name="Tabla8.D122" style:family="table-cell">
      <style:table-cell-properties style:vertical-align="middle" fo:padding="0cm" fo:border-left="0.5pt solid #313739" fo:border-right="none" fo:border-top="none" fo:border-bottom="0.5pt solid #313739"/>
    </style:style>
    <style:style style:name="Tabla8.E122" style:family="table-cell" style:data-style-name="N0">
      <style:table-cell-properties style:vertical-align="middle" fo:padding="0cm" fo:border-left="0.5pt solid #313739" fo:border-right="none" fo:border-top="none" fo:border-bottom="0.5pt solid #313739"/>
    </style:style>
    <style:style style:name="Tabla8.F122" style:family="table-cell" style:data-style-name="N37">
      <style:table-cell-properties style:vertical-align="middle" fo:padding="0cm" fo:border-left="0.5pt solid #313739" fo:border-right="none" fo:border-top="none" fo:border-bottom="0.5pt solid #313739"/>
    </style:style>
    <style:style style:name="Tabla8.G122" style:family="table-cell" style:data-style-name="N37">
      <style:table-cell-properties style:vertical-align="middle" fo:padding="0cm" fo:border-left="0.5pt solid #313739" fo:border-right="0.5pt solid #313739" fo:border-top="none" fo:border-bottom="0.5pt solid #313739"/>
    </style:style>
    <style:style style:name="Tabla8.A123" style:family="table-cell">
      <style:table-cell-properties style:vertical-align="middle" fo:padding="0cm" fo:border-left="0.5pt solid #313739" fo:border-right="none" fo:border-top="none" fo:border-bottom="0.5pt solid #313739"/>
    </style:style>
    <style:style style:name="Tabla8.B123" style:family="table-cell">
      <style:table-cell-properties style:vertical-align="middle" fo:padding="0cm" fo:border-left="0.5pt solid #313739" fo:border-right="none" fo:border-top="none" fo:border-bottom="0.5pt solid #313739"/>
    </style:style>
    <style:style style:name="Tabla8.C123" style:family="table-cell" style:data-style-name="N0">
      <style:table-cell-properties style:vertical-align="middle" fo:padding="0cm" fo:border-left="0.5pt solid #313739" fo:border-right="none" fo:border-top="none" fo:border-bottom="0.5pt solid #313739"/>
    </style:style>
    <style:style style:name="Tabla8.D123" style:family="table-cell">
      <style:table-cell-properties style:vertical-align="middle" fo:padding="0cm" fo:border-left="0.5pt solid #313739" fo:border-right="none" fo:border-top="none" fo:border-bottom="0.5pt solid #313739"/>
    </style:style>
    <style:style style:name="Tabla8.E123" style:family="table-cell" style:data-style-name="N0">
      <style:table-cell-properties style:vertical-align="middle" fo:padding="0cm" fo:border-left="0.5pt solid #313739" fo:border-right="none" fo:border-top="none" fo:border-bottom="0.5pt solid #313739"/>
    </style:style>
    <style:style style:name="Tabla8.F123" style:family="table-cell" style:data-style-name="N37">
      <style:table-cell-properties style:vertical-align="middle" fo:padding="0cm" fo:border-left="0.5pt solid #313739" fo:border-right="none" fo:border-top="none" fo:border-bottom="0.5pt solid #313739"/>
    </style:style>
    <style:style style:name="Tabla8.G123" style:family="table-cell" style:data-style-name="N37">
      <style:table-cell-properties style:vertical-align="middle" fo:padding="0cm" fo:border-left="0.5pt solid #313739" fo:border-right="0.5pt solid #313739" fo:border-top="none" fo:border-bottom="0.5pt solid #313739"/>
    </style:style>
    <style:style style:name="Tabla8.A124" style:family="table-cell">
      <style:table-cell-properties style:vertical-align="middle" fo:padding="0cm" fo:border-left="0.5pt solid #313739" fo:border-right="none" fo:border-top="none" fo:border-bottom="0.5pt solid #313739"/>
    </style:style>
    <style:style style:name="Tabla8.B124" style:family="table-cell">
      <style:table-cell-properties style:vertical-align="middle" fo:padding="0cm" fo:border-left="0.5pt solid #313739" fo:border-right="none" fo:border-top="none" fo:border-bottom="0.5pt solid #313739"/>
    </style:style>
    <style:style style:name="Tabla8.C124" style:family="table-cell" style:data-style-name="N0">
      <style:table-cell-properties style:vertical-align="middle" fo:padding="0cm" fo:border-left="0.5pt solid #313739" fo:border-right="none" fo:border-top="none" fo:border-bottom="0.5pt solid #313739"/>
    </style:style>
    <style:style style:name="Tabla8.D124" style:family="table-cell">
      <style:table-cell-properties style:vertical-align="middle" fo:padding="0cm" fo:border-left="0.5pt solid #313739" fo:border-right="none" fo:border-top="none" fo:border-bottom="0.5pt solid #313739"/>
    </style:style>
    <style:style style:name="Tabla8.E124" style:family="table-cell" style:data-style-name="N0">
      <style:table-cell-properties style:vertical-align="middle" fo:padding="0cm" fo:border-left="0.5pt solid #313739" fo:border-right="none" fo:border-top="none" fo:border-bottom="0.5pt solid #313739"/>
    </style:style>
    <style:style style:name="Tabla8.F124" style:family="table-cell" style:data-style-name="N37">
      <style:table-cell-properties style:vertical-align="middle" fo:padding="0cm" fo:border-left="0.5pt solid #313739" fo:border-right="none" fo:border-top="none" fo:border-bottom="0.5pt solid #313739"/>
    </style:style>
    <style:style style:name="Tabla8.G124" style:family="table-cell" style:data-style-name="N37">
      <style:table-cell-properties style:vertical-align="middle" fo:padding="0cm" fo:border-left="0.5pt solid #313739" fo:border-right="0.5pt solid #313739" fo:border-top="none" fo:border-bottom="0.5pt solid #313739"/>
    </style:style>
    <style:style style:name="Tabla8.A125" style:family="table-cell">
      <style:table-cell-properties style:vertical-align="middle" fo:padding="0cm" fo:border-left="0.5pt solid #313739" fo:border-right="none" fo:border-top="none" fo:border-bottom="0.5pt solid #313739"/>
    </style:style>
    <style:style style:name="Tabla8.B125" style:family="table-cell">
      <style:table-cell-properties style:vertical-align="middle" fo:padding="0cm" fo:border-left="0.5pt solid #313739" fo:border-right="none" fo:border-top="none" fo:border-bottom="0.5pt solid #313739"/>
    </style:style>
    <style:style style:name="Tabla8.C125" style:family="table-cell" style:data-style-name="N0">
      <style:table-cell-properties style:vertical-align="middle" fo:padding="0cm" fo:border-left="0.5pt solid #313739" fo:border-right="none" fo:border-top="none" fo:border-bottom="0.5pt solid #313739"/>
    </style:style>
    <style:style style:name="Tabla8.D125" style:family="table-cell">
      <style:table-cell-properties style:vertical-align="middle" fo:padding="0cm" fo:border-left="0.5pt solid #313739" fo:border-right="none" fo:border-top="none" fo:border-bottom="0.5pt solid #313739"/>
    </style:style>
    <style:style style:name="Tabla8.E125" style:family="table-cell" style:data-style-name="N0">
      <style:table-cell-properties style:vertical-align="middle" fo:padding="0cm" fo:border-left="0.5pt solid #313739" fo:border-right="none" fo:border-top="none" fo:border-bottom="0.5pt solid #313739"/>
    </style:style>
    <style:style style:name="Tabla8.F125" style:family="table-cell" style:data-style-name="N37">
      <style:table-cell-properties style:vertical-align="middle" fo:padding="0cm" fo:border-left="0.5pt solid #313739" fo:border-right="none" fo:border-top="none" fo:border-bottom="0.5pt solid #313739"/>
    </style:style>
    <style:style style:name="Tabla8.G125" style:family="table-cell" style:data-style-name="N37">
      <style:table-cell-properties style:vertical-align="middle" fo:padding="0cm" fo:border-left="0.5pt solid #313739" fo:border-right="0.5pt solid #313739" fo:border-top="none" fo:border-bottom="0.5pt solid #313739"/>
    </style:style>
    <style:style style:name="Tabla8.A126" style:family="table-cell">
      <style:table-cell-properties style:vertical-align="middle" fo:padding="0cm" fo:border-left="0.5pt solid #313739" fo:border-right="none" fo:border-top="none" fo:border-bottom="0.5pt solid #313739"/>
    </style:style>
    <style:style style:name="Tabla8.B126" style:family="table-cell">
      <style:table-cell-properties style:vertical-align="middle" fo:padding="0cm" fo:border-left="0.5pt solid #313739" fo:border-right="none" fo:border-top="none" fo:border-bottom="0.5pt solid #313739"/>
    </style:style>
    <style:style style:name="Tabla8.C126" style:family="table-cell" style:data-style-name="N0">
      <style:table-cell-properties style:vertical-align="middle" fo:padding="0cm" fo:border-left="0.5pt solid #313739" fo:border-right="none" fo:border-top="none" fo:border-bottom="0.5pt solid #313739"/>
    </style:style>
    <style:style style:name="Tabla8.D126" style:family="table-cell">
      <style:table-cell-properties style:vertical-align="middle" fo:padding="0cm" fo:border-left="0.5pt solid #313739" fo:border-right="none" fo:border-top="none" fo:border-bottom="0.5pt solid #313739"/>
    </style:style>
    <style:style style:name="Tabla8.E126" style:family="table-cell" style:data-style-name="N0">
      <style:table-cell-properties style:vertical-align="middle" fo:padding="0cm" fo:border-left="0.5pt solid #313739" fo:border-right="none" fo:border-top="none" fo:border-bottom="0.5pt solid #313739"/>
    </style:style>
    <style:style style:name="Tabla8.F126" style:family="table-cell" style:data-style-name="N37">
      <style:table-cell-properties style:vertical-align="middle" fo:padding="0cm" fo:border-left="0.5pt solid #313739" fo:border-right="none" fo:border-top="none" fo:border-bottom="0.5pt solid #313739"/>
    </style:style>
    <style:style style:name="Tabla8.G126" style:family="table-cell" style:data-style-name="N37">
      <style:table-cell-properties style:vertical-align="middle" fo:padding="0cm" fo:border-left="0.5pt solid #313739" fo:border-right="0.5pt solid #313739" fo:border-top="none" fo:border-bottom="0.5pt solid #313739"/>
    </style:style>
    <style:style style:name="Tabla8.A127" style:family="table-cell">
      <style:table-cell-properties style:vertical-align="middle" fo:padding="0cm" fo:border-left="0.5pt solid #313739" fo:border-right="none" fo:border-top="none" fo:border-bottom="0.5pt solid #313739"/>
    </style:style>
    <style:style style:name="Tabla8.B127" style:family="table-cell">
      <style:table-cell-properties style:vertical-align="middle" fo:padding="0cm" fo:border-left="0.5pt solid #313739" fo:border-right="none" fo:border-top="none" fo:border-bottom="0.5pt solid #313739"/>
    </style:style>
    <style:style style:name="Tabla8.C127" style:family="table-cell" style:data-style-name="N0">
      <style:table-cell-properties style:vertical-align="middle" fo:padding="0cm" fo:border-left="0.5pt solid #313739" fo:border-right="none" fo:border-top="none" fo:border-bottom="0.5pt solid #313739"/>
    </style:style>
    <style:style style:name="Tabla8.D127" style:family="table-cell">
      <style:table-cell-properties style:vertical-align="middle" fo:padding="0cm" fo:border-left="0.5pt solid #313739" fo:border-right="none" fo:border-top="none" fo:border-bottom="0.5pt solid #313739"/>
    </style:style>
    <style:style style:name="Tabla8.E127" style:family="table-cell" style:data-style-name="N0">
      <style:table-cell-properties style:vertical-align="middle" fo:padding="0cm" fo:border-left="0.5pt solid #313739" fo:border-right="none" fo:border-top="none" fo:border-bottom="0.5pt solid #313739"/>
    </style:style>
    <style:style style:name="Tabla8.F127" style:family="table-cell" style:data-style-name="N37">
      <style:table-cell-properties style:vertical-align="middle" fo:padding="0cm" fo:border-left="0.5pt solid #313739" fo:border-right="none" fo:border-top="none" fo:border-bottom="0.5pt solid #313739"/>
    </style:style>
    <style:style style:name="Tabla8.G127" style:family="table-cell" style:data-style-name="N37">
      <style:table-cell-properties style:vertical-align="middle" fo:padding="0cm" fo:border-left="0.5pt solid #313739" fo:border-right="0.5pt solid #313739" fo:border-top="none" fo:border-bottom="0.5pt solid #313739"/>
    </style:style>
    <style:style style:name="Tabla8.A128" style:family="table-cell">
      <style:table-cell-properties style:vertical-align="middle" fo:padding="0cm" fo:border-left="0.5pt solid #313739" fo:border-right="none" fo:border-top="none" fo:border-bottom="0.5pt solid #313739"/>
    </style:style>
    <style:style style:name="Tabla8.B128" style:family="table-cell">
      <style:table-cell-properties style:vertical-align="middle" fo:padding="0cm" fo:border-left="0.5pt solid #313739" fo:border-right="none" fo:border-top="none" fo:border-bottom="0.5pt solid #313739"/>
    </style:style>
    <style:style style:name="Tabla8.C128" style:family="table-cell" style:data-style-name="N0">
      <style:table-cell-properties style:vertical-align="middle" fo:padding="0cm" fo:border-left="0.5pt solid #313739" fo:border-right="none" fo:border-top="none" fo:border-bottom="0.5pt solid #313739"/>
    </style:style>
    <style:style style:name="Tabla8.D128" style:family="table-cell">
      <style:table-cell-properties style:vertical-align="middle" fo:padding="0cm" fo:border-left="0.5pt solid #313739" fo:border-right="none" fo:border-top="none" fo:border-bottom="0.5pt solid #313739"/>
    </style:style>
    <style:style style:name="Tabla8.E128" style:family="table-cell" style:data-style-name="N0">
      <style:table-cell-properties style:vertical-align="middle" fo:padding="0cm" fo:border-left="0.5pt solid #313739" fo:border-right="none" fo:border-top="none" fo:border-bottom="0.5pt solid #313739"/>
    </style:style>
    <style:style style:name="Tabla8.F128" style:family="table-cell" style:data-style-name="N37">
      <style:table-cell-properties style:vertical-align="middle" fo:padding="0cm" fo:border-left="0.5pt solid #313739" fo:border-right="none" fo:border-top="none" fo:border-bottom="0.5pt solid #313739"/>
    </style:style>
    <style:style style:name="Tabla8.G128" style:family="table-cell" style:data-style-name="N37">
      <style:table-cell-properties style:vertical-align="middle" fo:padding="0cm" fo:border-left="0.5pt solid #313739" fo:border-right="0.5pt solid #313739" fo:border-top="none" fo:border-bottom="0.5pt solid #313739"/>
    </style:style>
    <style:style style:name="Tabla8.A129" style:family="table-cell">
      <style:table-cell-properties style:vertical-align="middle" fo:padding="0cm" fo:border-left="0.5pt solid #313739" fo:border-right="none" fo:border-top="none" fo:border-bottom="0.5pt solid #313739"/>
    </style:style>
    <style:style style:name="Tabla8.B129" style:family="table-cell">
      <style:table-cell-properties style:vertical-align="middle" fo:padding="0cm" fo:border-left="0.5pt solid #313739" fo:border-right="none" fo:border-top="none" fo:border-bottom="0.5pt solid #313739"/>
    </style:style>
    <style:style style:name="Tabla8.C129" style:family="table-cell" style:data-style-name="N0">
      <style:table-cell-properties style:vertical-align="middle" fo:padding="0cm" fo:border-left="0.5pt solid #313739" fo:border-right="none" fo:border-top="none" fo:border-bottom="0.5pt solid #313739"/>
    </style:style>
    <style:style style:name="Tabla8.D129" style:family="table-cell">
      <style:table-cell-properties style:vertical-align="middle" fo:padding="0cm" fo:border-left="0.5pt solid #313739" fo:border-right="none" fo:border-top="none" fo:border-bottom="0.5pt solid #313739"/>
    </style:style>
    <style:style style:name="Tabla8.E129" style:family="table-cell" style:data-style-name="N0">
      <style:table-cell-properties style:vertical-align="middle" fo:padding="0cm" fo:border-left="0.5pt solid #313739" fo:border-right="none" fo:border-top="none" fo:border-bottom="0.5pt solid #313739"/>
    </style:style>
    <style:style style:name="Tabla8.F129" style:family="table-cell" style:data-style-name="N37">
      <style:table-cell-properties style:vertical-align="middle" fo:padding="0cm" fo:border-left="0.5pt solid #313739" fo:border-right="none" fo:border-top="none" fo:border-bottom="0.5pt solid #313739"/>
    </style:style>
    <style:style style:name="Tabla8.G129" style:family="table-cell" style:data-style-name="N37">
      <style:table-cell-properties style:vertical-align="middle" fo:padding="0cm" fo:border-left="0.5pt solid #313739" fo:border-right="0.5pt solid #313739" fo:border-top="none" fo:border-bottom="0.5pt solid #313739"/>
    </style:style>
    <style:style style:name="Tabla8.A130" style:family="table-cell">
      <style:table-cell-properties style:vertical-align="middle" fo:padding="0cm" fo:border-left="0.5pt solid #313739" fo:border-right="none" fo:border-top="none" fo:border-bottom="0.5pt solid #313739"/>
    </style:style>
    <style:style style:name="Tabla8.B130" style:family="table-cell">
      <style:table-cell-properties style:vertical-align="middle" fo:padding="0cm" fo:border-left="0.5pt solid #313739" fo:border-right="none" fo:border-top="none" fo:border-bottom="0.5pt solid #313739"/>
    </style:style>
    <style:style style:name="Tabla8.C130" style:family="table-cell" style:data-style-name="N0">
      <style:table-cell-properties style:vertical-align="middle" fo:padding="0cm" fo:border-left="0.5pt solid #313739" fo:border-right="none" fo:border-top="none" fo:border-bottom="0.5pt solid #313739"/>
    </style:style>
    <style:style style:name="Tabla8.D130" style:family="table-cell">
      <style:table-cell-properties style:vertical-align="middle" fo:padding="0cm" fo:border-left="0.5pt solid #313739" fo:border-right="none" fo:border-top="none" fo:border-bottom="0.5pt solid #313739"/>
    </style:style>
    <style:style style:name="Tabla8.E130" style:family="table-cell" style:data-style-name="N0">
      <style:table-cell-properties style:vertical-align="middle" fo:padding="0cm" fo:border-left="0.5pt solid #313739" fo:border-right="none" fo:border-top="none" fo:border-bottom="0.5pt solid #313739"/>
    </style:style>
    <style:style style:name="Tabla8.F130" style:family="table-cell" style:data-style-name="N37">
      <style:table-cell-properties style:vertical-align="middle" fo:padding="0cm" fo:border-left="0.5pt solid #313739" fo:border-right="none" fo:border-top="none" fo:border-bottom="0.5pt solid #313739"/>
    </style:style>
    <style:style style:name="Tabla8.G130" style:family="table-cell" style:data-style-name="N37">
      <style:table-cell-properties style:vertical-align="middle" fo:padding="0cm" fo:border-left="0.5pt solid #313739" fo:border-right="0.5pt solid #313739" fo:border-top="none" fo:border-bottom="0.5pt solid #313739"/>
    </style:style>
    <style:style style:name="Tabla8.A131" style:family="table-cell">
      <style:table-cell-properties style:vertical-align="middle" fo:padding="0cm" fo:border-left="0.5pt solid #313739" fo:border-right="none" fo:border-top="none" fo:border-bottom="0.5pt solid #313739"/>
    </style:style>
    <style:style style:name="Tabla8.B131" style:family="table-cell">
      <style:table-cell-properties style:vertical-align="middle" fo:padding="0cm" fo:border-left="0.5pt solid #313739" fo:border-right="none" fo:border-top="none" fo:border-bottom="0.5pt solid #313739"/>
    </style:style>
    <style:style style:name="Tabla8.C131" style:family="table-cell" style:data-style-name="N0">
      <style:table-cell-properties style:vertical-align="middle" fo:padding="0cm" fo:border-left="0.5pt solid #313739" fo:border-right="none" fo:border-top="none" fo:border-bottom="0.5pt solid #313739"/>
    </style:style>
    <style:style style:name="Tabla8.D131" style:family="table-cell">
      <style:table-cell-properties style:vertical-align="middle" fo:padding="0cm" fo:border-left="0.5pt solid #313739" fo:border-right="none" fo:border-top="none" fo:border-bottom="0.5pt solid #313739"/>
    </style:style>
    <style:style style:name="Tabla8.E131" style:family="table-cell" style:data-style-name="N0">
      <style:table-cell-properties style:vertical-align="middle" fo:padding="0cm" fo:border-left="0.5pt solid #313739" fo:border-right="none" fo:border-top="none" fo:border-bottom="0.5pt solid #313739"/>
    </style:style>
    <style:style style:name="Tabla8.F131" style:family="table-cell" style:data-style-name="N37">
      <style:table-cell-properties style:vertical-align="middle" fo:padding="0cm" fo:border-left="0.5pt solid #313739" fo:border-right="none" fo:border-top="none" fo:border-bottom="0.5pt solid #313739"/>
    </style:style>
    <style:style style:name="Tabla8.G131" style:family="table-cell" style:data-style-name="N37">
      <style:table-cell-properties style:vertical-align="middle" fo:padding="0cm" fo:border-left="0.5pt solid #313739" fo:border-right="0.5pt solid #313739" fo:border-top="none" fo:border-bottom="0.5pt solid #313739"/>
    </style:style>
    <style:style style:name="Tabla8.A132" style:family="table-cell">
      <style:table-cell-properties style:vertical-align="middle" fo:padding="0cm" fo:border-left="0.5pt solid #313739" fo:border-right="none" fo:border-top="none" fo:border-bottom="0.5pt solid #313739"/>
    </style:style>
    <style:style style:name="Tabla8.B132" style:family="table-cell">
      <style:table-cell-properties style:vertical-align="middle" fo:padding="0cm" fo:border-left="0.5pt solid #313739" fo:border-right="none" fo:border-top="none" fo:border-bottom="0.5pt solid #313739"/>
    </style:style>
    <style:style style:name="Tabla8.C132" style:family="table-cell" style:data-style-name="N0">
      <style:table-cell-properties style:vertical-align="middle" fo:padding="0cm" fo:border-left="0.5pt solid #313739" fo:border-right="none" fo:border-top="none" fo:border-bottom="0.5pt solid #313739"/>
    </style:style>
    <style:style style:name="Tabla8.D132" style:family="table-cell">
      <style:table-cell-properties style:vertical-align="middle" fo:padding="0cm" fo:border-left="0.5pt solid #313739" fo:border-right="none" fo:border-top="none" fo:border-bottom="0.5pt solid #313739"/>
    </style:style>
    <style:style style:name="Tabla8.E132" style:family="table-cell" style:data-style-name="N0">
      <style:table-cell-properties style:vertical-align="middle" fo:padding="0cm" fo:border-left="0.5pt solid #313739" fo:border-right="none" fo:border-top="none" fo:border-bottom="0.5pt solid #313739"/>
    </style:style>
    <style:style style:name="Tabla8.F132" style:family="table-cell" style:data-style-name="N37">
      <style:table-cell-properties style:vertical-align="middle" fo:padding="0cm" fo:border-left="0.5pt solid #313739" fo:border-right="none" fo:border-top="none" fo:border-bottom="0.5pt solid #313739"/>
    </style:style>
    <style:style style:name="Tabla8.G132" style:family="table-cell" style:data-style-name="N37">
      <style:table-cell-properties style:vertical-align="middle" fo:padding="0cm" fo:border-left="0.5pt solid #313739" fo:border-right="0.5pt solid #313739" fo:border-top="none" fo:border-bottom="0.5pt solid #313739"/>
    </style:style>
    <style:style style:name="Tabla8.A133" style:family="table-cell">
      <style:table-cell-properties style:vertical-align="middle" fo:padding="0cm" fo:border-left="0.5pt solid #313739" fo:border-right="none" fo:border-top="none" fo:border-bottom="0.5pt solid #313739"/>
    </style:style>
    <style:style style:name="Tabla8.B133" style:family="table-cell">
      <style:table-cell-properties style:vertical-align="middle" fo:padding="0cm" fo:border-left="0.5pt solid #313739" fo:border-right="none" fo:border-top="none" fo:border-bottom="0.5pt solid #313739"/>
    </style:style>
    <style:style style:name="Tabla8.C133" style:family="table-cell" style:data-style-name="N0">
      <style:table-cell-properties style:vertical-align="middle" fo:padding="0cm" fo:border-left="0.5pt solid #313739" fo:border-right="none" fo:border-top="none" fo:border-bottom="0.5pt solid #313739"/>
    </style:style>
    <style:style style:name="Tabla8.D133" style:family="table-cell">
      <style:table-cell-properties style:vertical-align="middle" fo:padding="0cm" fo:border-left="0.5pt solid #313739" fo:border-right="none" fo:border-top="none" fo:border-bottom="0.5pt solid #313739"/>
    </style:style>
    <style:style style:name="Tabla8.E133" style:family="table-cell" style:data-style-name="N0">
      <style:table-cell-properties style:vertical-align="middle" fo:padding="0cm" fo:border-left="0.5pt solid #313739" fo:border-right="none" fo:border-top="none" fo:border-bottom="0.5pt solid #313739"/>
    </style:style>
    <style:style style:name="Tabla8.F133" style:family="table-cell" style:data-style-name="N37">
      <style:table-cell-properties style:vertical-align="middle" fo:padding="0cm" fo:border-left="0.5pt solid #313739" fo:border-right="none" fo:border-top="none" fo:border-bottom="0.5pt solid #313739"/>
    </style:style>
    <style:style style:name="Tabla8.G133" style:family="table-cell" style:data-style-name="N37">
      <style:table-cell-properties style:vertical-align="middle" fo:padding="0cm" fo:border-left="0.5pt solid #313739" fo:border-right="0.5pt solid #313739" fo:border-top="none" fo:border-bottom="0.5pt solid #313739"/>
    </style:style>
    <style:style style:name="Tabla8.A134" style:family="table-cell">
      <style:table-cell-properties style:vertical-align="middle" fo:padding="0cm" fo:border-left="0.5pt solid #313739" fo:border-right="none" fo:border-top="none" fo:border-bottom="0.5pt solid #313739"/>
    </style:style>
    <style:style style:name="Tabla8.B134" style:family="table-cell">
      <style:table-cell-properties style:vertical-align="middle" fo:padding="0cm" fo:border-left="0.5pt solid #313739" fo:border-right="none" fo:border-top="none" fo:border-bottom="0.5pt solid #313739"/>
    </style:style>
    <style:style style:name="Tabla8.C134" style:family="table-cell" style:data-style-name="N0">
      <style:table-cell-properties style:vertical-align="middle" fo:padding="0cm" fo:border-left="0.5pt solid #313739" fo:border-right="none" fo:border-top="none" fo:border-bottom="0.5pt solid #313739"/>
    </style:style>
    <style:style style:name="Tabla8.D134" style:family="table-cell">
      <style:table-cell-properties style:vertical-align="middle" fo:padding="0cm" fo:border-left="0.5pt solid #313739" fo:border-right="none" fo:border-top="none" fo:border-bottom="0.5pt solid #313739"/>
    </style:style>
    <style:style style:name="Tabla8.E134" style:family="table-cell" style:data-style-name="N0">
      <style:table-cell-properties style:vertical-align="middle" fo:padding="0cm" fo:border-left="0.5pt solid #313739" fo:border-right="none" fo:border-top="none" fo:border-bottom="0.5pt solid #313739"/>
    </style:style>
    <style:style style:name="Tabla8.F134" style:family="table-cell" style:data-style-name="N37">
      <style:table-cell-properties style:vertical-align="middle" fo:padding="0cm" fo:border-left="0.5pt solid #313739" fo:border-right="none" fo:border-top="none" fo:border-bottom="0.5pt solid #313739"/>
    </style:style>
    <style:style style:name="Tabla8.G134" style:family="table-cell" style:data-style-name="N37">
      <style:table-cell-properties style:vertical-align="middle" fo:padding="0cm" fo:border-left="0.5pt solid #313739" fo:border-right="0.5pt solid #313739" fo:border-top="none" fo:border-bottom="0.5pt solid #313739"/>
    </style:style>
    <style:style style:name="Tabla8.A135" style:family="table-cell">
      <style:table-cell-properties style:vertical-align="middle" fo:padding="0cm" fo:border-left="0.5pt solid #313739" fo:border-right="none" fo:border-top="none" fo:border-bottom="0.5pt solid #313739"/>
    </style:style>
    <style:style style:name="Tabla8.B135" style:family="table-cell">
      <style:table-cell-properties style:vertical-align="middle" fo:padding="0cm" fo:border-left="0.5pt solid #313739" fo:border-right="none" fo:border-top="none" fo:border-bottom="0.5pt solid #313739"/>
    </style:style>
    <style:style style:name="Tabla8.C135" style:family="table-cell" style:data-style-name="N0">
      <style:table-cell-properties style:vertical-align="middle" fo:padding="0cm" fo:border-left="0.5pt solid #313739" fo:border-right="none" fo:border-top="none" fo:border-bottom="0.5pt solid #313739"/>
    </style:style>
    <style:style style:name="Tabla8.D135" style:family="table-cell">
      <style:table-cell-properties style:vertical-align="middle" fo:padding="0cm" fo:border-left="0.5pt solid #313739" fo:border-right="none" fo:border-top="none" fo:border-bottom="0.5pt solid #313739"/>
    </style:style>
    <style:style style:name="Tabla8.E135" style:family="table-cell" style:data-style-name="N0">
      <style:table-cell-properties style:vertical-align="middle" fo:padding="0cm" fo:border-left="0.5pt solid #313739" fo:border-right="none" fo:border-top="none" fo:border-bottom="0.5pt solid #313739"/>
    </style:style>
    <style:style style:name="Tabla8.F135" style:family="table-cell" style:data-style-name="N37">
      <style:table-cell-properties style:vertical-align="middle" fo:padding="0cm" fo:border-left="0.5pt solid #313739" fo:border-right="none" fo:border-top="none" fo:border-bottom="0.5pt solid #313739"/>
    </style:style>
    <style:style style:name="Tabla8.G135" style:family="table-cell" style:data-style-name="N37">
      <style:table-cell-properties style:vertical-align="middle" fo:padding="0cm" fo:border-left="0.5pt solid #313739" fo:border-right="0.5pt solid #313739" fo:border-top="none" fo:border-bottom="0.5pt solid #313739"/>
    </style:style>
    <style:style style:name="Tabla8.A136" style:family="table-cell">
      <style:table-cell-properties style:vertical-align="middle" fo:padding="0cm" fo:border-left="0.5pt solid #313739" fo:border-right="none" fo:border-top="none" fo:border-bottom="0.5pt solid #313739"/>
    </style:style>
    <style:style style:name="Tabla8.B136" style:family="table-cell">
      <style:table-cell-properties style:vertical-align="middle" fo:padding="0cm" fo:border-left="0.5pt solid #313739" fo:border-right="none" fo:border-top="none" fo:border-bottom="0.5pt solid #313739"/>
    </style:style>
    <style:style style:name="Tabla8.C136" style:family="table-cell" style:data-style-name="N0">
      <style:table-cell-properties style:vertical-align="middle" fo:padding="0cm" fo:border-left="0.5pt solid #313739" fo:border-right="none" fo:border-top="none" fo:border-bottom="0.5pt solid #313739"/>
    </style:style>
    <style:style style:name="Tabla8.D136" style:family="table-cell">
      <style:table-cell-properties style:vertical-align="middle" fo:padding="0cm" fo:border-left="0.5pt solid #313739" fo:border-right="none" fo:border-top="none" fo:border-bottom="0.5pt solid #313739"/>
    </style:style>
    <style:style style:name="Tabla8.E136" style:family="table-cell" style:data-style-name="N0">
      <style:table-cell-properties style:vertical-align="middle" fo:padding="0cm" fo:border-left="0.5pt solid #313739" fo:border-right="none" fo:border-top="none" fo:border-bottom="0.5pt solid #313739"/>
    </style:style>
    <style:style style:name="Tabla8.F136" style:family="table-cell" style:data-style-name="N37">
      <style:table-cell-properties style:vertical-align="middle" fo:padding="0cm" fo:border-left="0.5pt solid #313739" fo:border-right="none" fo:border-top="none" fo:border-bottom="0.5pt solid #313739"/>
    </style:style>
    <style:style style:name="Tabla8.G136" style:family="table-cell" style:data-style-name="N37">
      <style:table-cell-properties style:vertical-align="middle" fo:padding="0cm" fo:border-left="0.5pt solid #313739" fo:border-right="0.5pt solid #313739" fo:border-top="none" fo:border-bottom="0.5pt solid #313739"/>
    </style:style>
    <style:style style:name="Tabla8.A137" style:family="table-cell">
      <style:table-cell-properties style:vertical-align="middle" fo:padding="0cm" fo:border-left="0.5pt solid #313739" fo:border-right="none" fo:border-top="none" fo:border-bottom="0.5pt solid #313739"/>
    </style:style>
    <style:style style:name="Tabla8.B137" style:family="table-cell">
      <style:table-cell-properties style:vertical-align="middle" fo:padding="0cm" fo:border-left="0.5pt solid #313739" fo:border-right="none" fo:border-top="none" fo:border-bottom="0.5pt solid #313739"/>
    </style:style>
    <style:style style:name="Tabla8.C137" style:family="table-cell" style:data-style-name="N0">
      <style:table-cell-properties style:vertical-align="middle" fo:padding="0cm" fo:border-left="0.5pt solid #313739" fo:border-right="none" fo:border-top="none" fo:border-bottom="0.5pt solid #313739"/>
    </style:style>
    <style:style style:name="Tabla8.D137" style:family="table-cell">
      <style:table-cell-properties style:vertical-align="middle" fo:padding="0cm" fo:border-left="0.5pt solid #313739" fo:border-right="none" fo:border-top="none" fo:border-bottom="0.5pt solid #313739"/>
    </style:style>
    <style:style style:name="Tabla8.E137" style:family="table-cell" style:data-style-name="N0">
      <style:table-cell-properties style:vertical-align="middle" fo:padding="0cm" fo:border-left="0.5pt solid #313739" fo:border-right="none" fo:border-top="none" fo:border-bottom="0.5pt solid #313739"/>
    </style:style>
    <style:style style:name="Tabla8.F137" style:family="table-cell" style:data-style-name="N37">
      <style:table-cell-properties style:vertical-align="middle" fo:padding="0cm" fo:border-left="0.5pt solid #313739" fo:border-right="none" fo:border-top="none" fo:border-bottom="0.5pt solid #313739"/>
    </style:style>
    <style:style style:name="Tabla8.G137" style:family="table-cell" style:data-style-name="N37">
      <style:table-cell-properties style:vertical-align="middle" fo:padding="0cm" fo:border-left="0.5pt solid #313739" fo:border-right="0.5pt solid #313739" fo:border-top="none" fo:border-bottom="0.5pt solid #313739"/>
    </style:style>
    <style:style style:name="Tabla8.A138" style:family="table-cell">
      <style:table-cell-properties style:vertical-align="middle" fo:padding="0cm" fo:border-left="0.5pt solid #313739" fo:border-right="none" fo:border-top="none" fo:border-bottom="0.5pt solid #313739"/>
    </style:style>
    <style:style style:name="Tabla8.B138" style:family="table-cell">
      <style:table-cell-properties style:vertical-align="middle" fo:padding="0cm" fo:border-left="0.5pt solid #313739" fo:border-right="none" fo:border-top="none" fo:border-bottom="0.5pt solid #313739"/>
    </style:style>
    <style:style style:name="Tabla8.C138" style:family="table-cell" style:data-style-name="N0">
      <style:table-cell-properties style:vertical-align="middle" fo:padding="0cm" fo:border-left="0.5pt solid #313739" fo:border-right="none" fo:border-top="none" fo:border-bottom="0.5pt solid #313739"/>
    </style:style>
    <style:style style:name="Tabla8.D138" style:family="table-cell">
      <style:table-cell-properties style:vertical-align="middle" fo:padding="0cm" fo:border-left="0.5pt solid #313739" fo:border-right="none" fo:border-top="none" fo:border-bottom="0.5pt solid #313739"/>
    </style:style>
    <style:style style:name="Tabla8.E138" style:family="table-cell" style:data-style-name="N0">
      <style:table-cell-properties style:vertical-align="middle" fo:padding="0cm" fo:border-left="0.5pt solid #313739" fo:border-right="none" fo:border-top="none" fo:border-bottom="0.5pt solid #313739"/>
    </style:style>
    <style:style style:name="Tabla8.F138" style:family="table-cell" style:data-style-name="N37">
      <style:table-cell-properties style:vertical-align="middle" fo:padding="0cm" fo:border-left="0.5pt solid #313739" fo:border-right="none" fo:border-top="none" fo:border-bottom="0.5pt solid #313739"/>
    </style:style>
    <style:style style:name="Tabla8.G138" style:family="table-cell" style:data-style-name="N37">
      <style:table-cell-properties style:vertical-align="middle" fo:padding="0cm" fo:border-left="0.5pt solid #313739" fo:border-right="0.5pt solid #313739" fo:border-top="none" fo:border-bottom="0.5pt solid #313739"/>
    </style:style>
    <style:style style:name="Tabla8.A139" style:family="table-cell">
      <style:table-cell-properties style:vertical-align="middle" fo:padding="0cm" fo:border-left="0.5pt solid #313739" fo:border-right="none" fo:border-top="none" fo:border-bottom="0.5pt solid #313739"/>
    </style:style>
    <style:style style:name="Tabla8.B139" style:family="table-cell">
      <style:table-cell-properties style:vertical-align="middle" fo:padding="0cm" fo:border-left="0.5pt solid #313739" fo:border-right="none" fo:border-top="none" fo:border-bottom="0.5pt solid #313739"/>
    </style:style>
    <style:style style:name="Tabla8.C139" style:family="table-cell" style:data-style-name="N0">
      <style:table-cell-properties style:vertical-align="middle" fo:padding="0cm" fo:border-left="0.5pt solid #313739" fo:border-right="none" fo:border-top="none" fo:border-bottom="0.5pt solid #313739"/>
    </style:style>
    <style:style style:name="Tabla8.D139" style:family="table-cell">
      <style:table-cell-properties style:vertical-align="middle" fo:padding="0cm" fo:border-left="0.5pt solid #313739" fo:border-right="none" fo:border-top="none" fo:border-bottom="0.5pt solid #313739"/>
    </style:style>
    <style:style style:name="Tabla8.E139" style:family="table-cell" style:data-style-name="N0">
      <style:table-cell-properties style:vertical-align="middle" fo:padding="0cm" fo:border-left="0.5pt solid #313739" fo:border-right="none" fo:border-top="none" fo:border-bottom="0.5pt solid #313739"/>
    </style:style>
    <style:style style:name="Tabla8.F139" style:family="table-cell" style:data-style-name="N37">
      <style:table-cell-properties style:vertical-align="middle" fo:padding="0cm" fo:border-left="0.5pt solid #313739" fo:border-right="none" fo:border-top="none" fo:border-bottom="0.5pt solid #313739"/>
    </style:style>
    <style:style style:name="Tabla8.G139" style:family="table-cell" style:data-style-name="N37">
      <style:table-cell-properties style:vertical-align="middle" fo:padding="0cm" fo:border-left="0.5pt solid #313739" fo:border-right="0.5pt solid #313739" fo:border-top="none" fo:border-bottom="0.5pt solid #313739"/>
    </style:style>
    <style:style style:name="Tabla8.A140" style:family="table-cell">
      <style:table-cell-properties style:vertical-align="middle" fo:padding="0cm" fo:border-left="0.5pt solid #313739" fo:border-right="none" fo:border-top="none" fo:border-bottom="0.5pt solid #313739"/>
    </style:style>
    <style:style style:name="Tabla8.B140" style:family="table-cell">
      <style:table-cell-properties style:vertical-align="middle" fo:padding="0cm" fo:border-left="0.5pt solid #313739" fo:border-right="none" fo:border-top="none" fo:border-bottom="0.5pt solid #313739"/>
    </style:style>
    <style:style style:name="Tabla8.C140" style:family="table-cell" style:data-style-name="N0">
      <style:table-cell-properties style:vertical-align="middle" fo:padding="0cm" fo:border-left="0.5pt solid #313739" fo:border-right="none" fo:border-top="none" fo:border-bottom="0.5pt solid #313739"/>
    </style:style>
    <style:style style:name="Tabla8.D140" style:family="table-cell">
      <style:table-cell-properties style:vertical-align="middle" fo:padding="0cm" fo:border-left="0.5pt solid #313739" fo:border-right="none" fo:border-top="none" fo:border-bottom="0.5pt solid #313739"/>
    </style:style>
    <style:style style:name="Tabla8.E140" style:family="table-cell" style:data-style-name="N0">
      <style:table-cell-properties style:vertical-align="middle" fo:padding="0cm" fo:border-left="0.5pt solid #313739" fo:border-right="none" fo:border-top="none" fo:border-bottom="0.5pt solid #313739"/>
    </style:style>
    <style:style style:name="Tabla8.F140" style:family="table-cell" style:data-style-name="N37">
      <style:table-cell-properties style:vertical-align="middle" fo:padding="0cm" fo:border-left="0.5pt solid #313739" fo:border-right="none" fo:border-top="none" fo:border-bottom="0.5pt solid #313739"/>
    </style:style>
    <style:style style:name="Tabla8.G140" style:family="table-cell" style:data-style-name="N37">
      <style:table-cell-properties style:vertical-align="middle" fo:padding="0cm" fo:border-left="0.5pt solid #313739" fo:border-right="0.5pt solid #313739" fo:border-top="none" fo:border-bottom="0.5pt solid #313739"/>
    </style:style>
    <style:style style:name="Tabla8.A141" style:family="table-cell">
      <style:table-cell-properties style:vertical-align="middle" fo:padding="0cm" fo:border-left="0.5pt solid #313739" fo:border-right="none" fo:border-top="none" fo:border-bottom="0.5pt solid #313739"/>
    </style:style>
    <style:style style:name="Tabla8.B141" style:family="table-cell">
      <style:table-cell-properties style:vertical-align="middle" fo:padding="0cm" fo:border-left="0.5pt solid #313739" fo:border-right="none" fo:border-top="none" fo:border-bottom="0.5pt solid #313739"/>
    </style:style>
    <style:style style:name="Tabla8.C141" style:family="table-cell" style:data-style-name="N0">
      <style:table-cell-properties style:vertical-align="middle" fo:padding="0cm" fo:border-left="0.5pt solid #313739" fo:border-right="none" fo:border-top="none" fo:border-bottom="0.5pt solid #313739"/>
    </style:style>
    <style:style style:name="Tabla8.D141" style:family="table-cell">
      <style:table-cell-properties style:vertical-align="middle" fo:padding="0cm" fo:border-left="0.5pt solid #313739" fo:border-right="none" fo:border-top="none" fo:border-bottom="0.5pt solid #313739"/>
    </style:style>
    <style:style style:name="Tabla8.E141" style:family="table-cell" style:data-style-name="N0">
      <style:table-cell-properties style:vertical-align="middle" fo:padding="0cm" fo:border-left="0.5pt solid #313739" fo:border-right="none" fo:border-top="none" fo:border-bottom="0.5pt solid #313739"/>
    </style:style>
    <style:style style:name="Tabla8.F141" style:family="table-cell" style:data-style-name="N37">
      <style:table-cell-properties style:vertical-align="middle" fo:padding="0cm" fo:border-left="0.5pt solid #313739" fo:border-right="none" fo:border-top="none" fo:border-bottom="0.5pt solid #313739"/>
    </style:style>
    <style:style style:name="Tabla8.G141" style:family="table-cell" style:data-style-name="N37">
      <style:table-cell-properties style:vertical-align="middle" fo:padding="0cm" fo:border-left="0.5pt solid #313739" fo:border-right="0.5pt solid #313739" fo:border-top="none" fo:border-bottom="0.5pt solid #313739"/>
    </style:style>
    <style:style style:name="Tabla8.A142" style:family="table-cell">
      <style:table-cell-properties style:vertical-align="middle" fo:padding="0cm" fo:border-left="0.5pt solid #313739" fo:border-right="none" fo:border-top="none" fo:border-bottom="0.5pt solid #313739"/>
    </style:style>
    <style:style style:name="Tabla8.B142" style:family="table-cell">
      <style:table-cell-properties style:vertical-align="middle" fo:padding="0cm" fo:border-left="0.5pt solid #313739" fo:border-right="none" fo:border-top="none" fo:border-bottom="0.5pt solid #313739"/>
    </style:style>
    <style:style style:name="Tabla8.C142" style:family="table-cell" style:data-style-name="N0">
      <style:table-cell-properties style:vertical-align="middle" fo:padding="0cm" fo:border-left="0.5pt solid #313739" fo:border-right="none" fo:border-top="none" fo:border-bottom="0.5pt solid #313739"/>
    </style:style>
    <style:style style:name="Tabla8.D142" style:family="table-cell">
      <style:table-cell-properties style:vertical-align="middle" fo:padding="0cm" fo:border-left="0.5pt solid #313739" fo:border-right="none" fo:border-top="none" fo:border-bottom="0.5pt solid #313739"/>
    </style:style>
    <style:style style:name="Tabla8.E142" style:family="table-cell" style:data-style-name="N0">
      <style:table-cell-properties style:vertical-align="middle" fo:padding="0cm" fo:border-left="0.5pt solid #313739" fo:border-right="none" fo:border-top="none" fo:border-bottom="0.5pt solid #313739"/>
    </style:style>
    <style:style style:name="Tabla8.F142" style:family="table-cell" style:data-style-name="N37">
      <style:table-cell-properties style:vertical-align="middle" fo:padding="0cm" fo:border-left="0.5pt solid #313739" fo:border-right="none" fo:border-top="none" fo:border-bottom="0.5pt solid #313739"/>
    </style:style>
    <style:style style:name="Tabla8.G142" style:family="table-cell" style:data-style-name="N37">
      <style:table-cell-properties style:vertical-align="middle" fo:padding="0cm" fo:border-left="0.5pt solid #313739" fo:border-right="0.5pt solid #313739" fo:border-top="none" fo:border-bottom="0.5pt solid #313739"/>
    </style:style>
    <style:style style:name="Tabla8.A143" style:family="table-cell">
      <style:table-cell-properties style:vertical-align="middle" fo:padding="0cm" fo:border-left="0.5pt solid #313739" fo:border-right="none" fo:border-top="none" fo:border-bottom="0.5pt solid #313739"/>
    </style:style>
    <style:style style:name="Tabla8.B143" style:family="table-cell">
      <style:table-cell-properties style:vertical-align="middle" fo:padding="0cm" fo:border-left="0.5pt solid #313739" fo:border-right="none" fo:border-top="none" fo:border-bottom="0.5pt solid #313739"/>
    </style:style>
    <style:style style:name="Tabla8.C143" style:family="table-cell" style:data-style-name="N0">
      <style:table-cell-properties style:vertical-align="middle" fo:padding="0cm" fo:border-left="0.5pt solid #313739" fo:border-right="none" fo:border-top="none" fo:border-bottom="0.5pt solid #313739"/>
    </style:style>
    <style:style style:name="Tabla8.D143" style:family="table-cell">
      <style:table-cell-properties style:vertical-align="middle" fo:padding="0cm" fo:border-left="0.5pt solid #313739" fo:border-right="none" fo:border-top="none" fo:border-bottom="0.5pt solid #313739"/>
    </style:style>
    <style:style style:name="Tabla8.E143" style:family="table-cell" style:data-style-name="N0">
      <style:table-cell-properties style:vertical-align="middle" fo:padding="0cm" fo:border-left="0.5pt solid #313739" fo:border-right="none" fo:border-top="none" fo:border-bottom="0.5pt solid #313739"/>
    </style:style>
    <style:style style:name="Tabla8.F143" style:family="table-cell" style:data-style-name="N37">
      <style:table-cell-properties style:vertical-align="middle" fo:padding="0cm" fo:border-left="0.5pt solid #313739" fo:border-right="none" fo:border-top="none" fo:border-bottom="0.5pt solid #313739"/>
    </style:style>
    <style:style style:name="Tabla8.G143" style:family="table-cell" style:data-style-name="N37">
      <style:table-cell-properties style:vertical-align="middle" fo:padding="0cm" fo:border-left="0.5pt solid #313739" fo:border-right="0.5pt solid #313739" fo:border-top="none" fo:border-bottom="0.5pt solid #313739"/>
    </style:style>
    <style:style style:name="Tabla8.A144" style:family="table-cell">
      <style:table-cell-properties style:vertical-align="middle" fo:padding="0cm" fo:border-left="0.5pt solid #313739" fo:border-right="none" fo:border-top="none" fo:border-bottom="0.5pt solid #313739"/>
    </style:style>
    <style:style style:name="Tabla8.B144" style:family="table-cell">
      <style:table-cell-properties style:vertical-align="middle" fo:padding="0cm" fo:border-left="0.5pt solid #313739" fo:border-right="none" fo:border-top="none" fo:border-bottom="0.5pt solid #313739"/>
    </style:style>
    <style:style style:name="Tabla8.C144" style:family="table-cell" style:data-style-name="N0">
      <style:table-cell-properties style:vertical-align="middle" fo:padding="0cm" fo:border-left="0.5pt solid #313739" fo:border-right="none" fo:border-top="none" fo:border-bottom="0.5pt solid #313739"/>
    </style:style>
    <style:style style:name="Tabla8.D144" style:family="table-cell">
      <style:table-cell-properties style:vertical-align="middle" fo:padding="0cm" fo:border-left="0.5pt solid #313739" fo:border-right="none" fo:border-top="none" fo:border-bottom="0.5pt solid #313739"/>
    </style:style>
    <style:style style:name="Tabla8.E144" style:family="table-cell" style:data-style-name="N0">
      <style:table-cell-properties style:vertical-align="middle" fo:padding="0cm" fo:border-left="0.5pt solid #313739" fo:border-right="none" fo:border-top="none" fo:border-bottom="0.5pt solid #313739"/>
    </style:style>
    <style:style style:name="Tabla8.F144" style:family="table-cell" style:data-style-name="N37">
      <style:table-cell-properties style:vertical-align="middle" fo:padding="0cm" fo:border-left="0.5pt solid #313739" fo:border-right="none" fo:border-top="none" fo:border-bottom="0.5pt solid #313739"/>
    </style:style>
    <style:style style:name="Tabla8.G144" style:family="table-cell" style:data-style-name="N37">
      <style:table-cell-properties style:vertical-align="middle" fo:padding="0cm" fo:border-left="0.5pt solid #313739" fo:border-right="0.5pt solid #313739" fo:border-top="none" fo:border-bottom="0.5pt solid #313739"/>
    </style:style>
    <style:style style:name="Tabla8.A145" style:family="table-cell">
      <style:table-cell-properties style:vertical-align="middle" fo:padding="0cm" fo:border-left="0.5pt solid #313739" fo:border-right="none" fo:border-top="none" fo:border-bottom="0.5pt solid #313739"/>
    </style:style>
    <style:style style:name="Tabla8.B145" style:family="table-cell">
      <style:table-cell-properties style:vertical-align="middle" fo:padding="0cm" fo:border-left="0.5pt solid #313739" fo:border-right="none" fo:border-top="none" fo:border-bottom="0.5pt solid #313739"/>
    </style:style>
    <style:style style:name="Tabla8.C145" style:family="table-cell" style:data-style-name="N0">
      <style:table-cell-properties style:vertical-align="middle" fo:padding="0cm" fo:border-left="0.5pt solid #313739" fo:border-right="none" fo:border-top="none" fo:border-bottom="0.5pt solid #313739"/>
    </style:style>
    <style:style style:name="Tabla8.D145" style:family="table-cell">
      <style:table-cell-properties style:vertical-align="middle" fo:padding="0cm" fo:border-left="0.5pt solid #313739" fo:border-right="none" fo:border-top="none" fo:border-bottom="0.5pt solid #313739"/>
    </style:style>
    <style:style style:name="Tabla8.E145" style:family="table-cell" style:data-style-name="N0">
      <style:table-cell-properties style:vertical-align="middle" fo:padding="0cm" fo:border-left="0.5pt solid #313739" fo:border-right="none" fo:border-top="none" fo:border-bottom="0.5pt solid #313739"/>
    </style:style>
    <style:style style:name="Tabla8.F145" style:family="table-cell" style:data-style-name="N37">
      <style:table-cell-properties style:vertical-align="middle" fo:padding="0cm" fo:border-left="0.5pt solid #313739" fo:border-right="none" fo:border-top="none" fo:border-bottom="0.5pt solid #313739"/>
    </style:style>
    <style:style style:name="Tabla8.G145" style:family="table-cell" style:data-style-name="N37">
      <style:table-cell-properties style:vertical-align="middle" fo:padding="0cm" fo:border-left="0.5pt solid #313739" fo:border-right="0.5pt solid #313739" fo:border-top="none" fo:border-bottom="0.5pt solid #313739"/>
    </style:style>
    <style:style style:name="Tabla3" style:family="table">
      <style:table-properties style:width="16.499cm" table:align="margins" style:writing-mode="lr-tb"/>
    </style:style>
    <style:style style:name="Tabla3.A" style:family="table-column">
      <style:table-column-properties style:column-width="16.499cm" style:rel-column-width="9354*"/>
    </style:style>
    <style:style style:name="Tabla3.A1" style:family="table-cell">
      <style:table-cell-properties fo:background-color="#ffffcc" fo:padding="0.097cm" fo:border="0.05pt solid #000000">
        <style:background-image/>
      </style:table-cell-properties>
    </style:style>
    <style:style style:name="Tabla24" style:family="table">
      <style:table-properties style:width="16.499cm" table:align="margins" style:writing-mode="lr-tb"/>
    </style:style>
    <style:style style:name="Tabla24.A" style:family="table-column">
      <style:table-column-properties style:column-width="16.499cm" style:rel-column-width="9354*"/>
    </style:style>
    <style:style style:name="Tabla24.A1" style:family="table-cell">
      <style:table-cell-properties fo:background-color="#ffffcc" fo:padding="0.097cm" fo:border="0.05pt solid #000000">
        <style:background-image/>
      </style:table-cell-properties>
    </style:style>
    <style:style style:name="Tabla25" style:family="table">
      <style:table-properties style:width="16.499cm" table:align="margins" style:writing-mode="lr-tb"/>
    </style:style>
    <style:style style:name="Tabla25.A" style:family="table-column">
      <style:table-column-properties style:column-width="16.499cm" style:rel-column-width="9354*"/>
    </style:style>
    <style:style style:name="Tabla25.A1" style:family="table-cell">
      <style:table-cell-properties fo:background-color="#ffffcc" fo:padding="0.097cm" fo:border="0.05pt solid #000000">
        <style:background-image/>
      </style:table-cell-properties>
    </style:style>
    <style:style style:name="Tabla26" style:family="table">
      <style:table-properties style:width="16.499cm" table:align="margins" style:writing-mode="lr-tb"/>
    </style:style>
    <style:style style:name="Tabla26.A" style:family="table-column">
      <style:table-column-properties style:column-width="16.499cm" style:rel-column-width="9354*"/>
    </style:style>
    <style:style style:name="Tabla26.A1" style:family="table-cell">
      <style:table-cell-properties fo:background-color="#ffffcc" fo:padding="0.097cm" fo:border="0.05pt solid #000000">
        <style:background-image/>
      </style:table-cell-properties>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language="zxx" fo:country="none" officeooo:paragraph-rsid="00f42b16"/>
    </style:style>
    <style:style style:name="P3" style:family="paragraph" style:parent-style-name="Header">
      <style:paragraph-properties fo:text-align="center" style:justify-single-word="false" style:snap-to-layout-grid="false"/>
      <style:text-properties fo:font-size="12pt" fo:font-weight="bold" style:font-size-asian="12pt" style:font-weight-asian="bold"/>
    </style:style>
    <style:style style:name="P4" style:family="paragraph" style:parent-style-name="Header">
      <style:paragraph-properties fo:text-align="center" style:justify-single-word="false" style:snap-to-layout-grid="false"/>
      <style:text-properties fo:font-size="12pt" fo:font-weight="bold" officeooo:paragraph-rsid="00f42b16" style:font-size-asian="12pt" style:font-weight-asian="bold"/>
    </style:style>
    <style:style style:name="P5" style:family="paragraph" style:parent-style-name="Header">
      <style:text-properties officeooo:paragraph-rsid="00f42b16"/>
    </style:style>
    <style:style style:name="P6" style:family="paragraph" style:parent-style-name="Footer">
      <style:paragraph-properties style:snap-to-layout-grid="false">
        <style:tab-stops>
          <style:tab-stop style:position="7.885cm"/>
        </style:tab-stops>
      </style:paragraph-properties>
      <style:text-properties fo:font-size="8pt" style:font-size-asian="8pt"/>
    </style:style>
    <style:style style:name="P7" style:family="paragraph" style:parent-style-name="Footer">
      <style:paragraph-properties style:snap-to-layout-grid="false">
        <style:tab-stops>
          <style:tab-stop style:position="7.885cm"/>
        </style:tab-stops>
      </style:paragraph-properties>
      <style:text-properties fo:font-size="8pt" officeooo:paragraph-rsid="00f43e10" style:font-size-asian="8pt"/>
    </style:style>
    <style:style style:name="P8" style:family="paragraph" style:parent-style-name="Footer">
      <style:paragraph-properties style:snap-to-layout-grid="false"/>
      <style:text-properties fo:font-size="8pt" style:font-size-asian="8pt"/>
    </style:style>
    <style:style style:name="P9" style:family="paragraph" style:parent-style-name="Footer">
      <style:paragraph-properties style:snap-to-layout-grid="false"/>
      <style:text-properties fo:font-size="8pt" officeooo:paragraph-rsid="00f43e10" style:font-size-asian="8pt"/>
    </style:style>
    <style:style style:name="P10" style:family="paragraph" style:parent-style-name="Footer">
      <style:paragraph-properties fo:text-align="end" style:justify-single-word="false"/>
    </style:style>
    <style:style style:name="P11" style:family="paragraph" style:parent-style-name="Footer">
      <style:paragraph-properties fo:text-align="end" style:justify-single-word="false" style:snap-to-layout-grid="false"/>
    </style:style>
    <style:style style:name="P12" style:family="paragraph" style:parent-style-name="Footer">
      <style:paragraph-properties fo:text-align="end" style:justify-single-word="false" style:snap-to-layout-grid="false"/>
      <style:text-properties officeooo:paragraph-rsid="00f43e10"/>
    </style:style>
    <style:style style:name="P13" style:family="paragraph" style:parent-style-name="Standard">
      <style:text-properties fo:font-size="9pt" officeooo:rsid="00b99277" officeooo:paragraph-rsid="00b99277" style:font-size-asian="9.44999980926514pt" style:font-size-complex="10.8000001907349pt"/>
    </style:style>
    <style:style style:name="P14" style:family="paragraph" style:parent-style-name="Standard">
      <style:text-properties fo:font-size="6pt" style:font-size-asian="6.30000019073486pt" style:font-size-complex="7.19999980926514pt"/>
    </style:style>
    <style:style style:name="P15" style:family="paragraph" style:parent-style-name="Standard">
      <style:text-properties officeooo:paragraph-rsid="00f42b16"/>
    </style:style>
    <style:style style:name="P16" style:family="paragraph" style:parent-style-name="Standard">
      <style:text-properties officeooo:paragraph-rsid="00f43e10"/>
    </style:style>
    <style:style style:name="P17" style:family="paragraph" style:parent-style-name="Standard">
      <style:paragraph-properties style:snap-to-layout-grid="false"/>
    </style:style>
    <style:style style:name="P18" style:family="paragraph" style:parent-style-name="Standard">
      <style:paragraph-properties fo:text-align="center" style:justify-single-word="false"/>
    </style:style>
    <style:style style:name="P19" style:family="paragraph" style:parent-style-name="Standard">
      <style:paragraph-properties style:snap-to-layout-grid="false"/>
      <style:text-properties fo:font-weight="bold" style:font-weight-asian="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21" style:family="paragraph" style:parent-style-name="Standard">
      <style:paragraph-properties style:snap-to-layout-grid="false"/>
      <style:text-properties fo:font-size="11pt" fo:font-weight="bold" style:font-size-asian="11pt" style:font-weight-asian="bold"/>
    </style:style>
    <style:style style:name="P22" style:family="paragraph" style:parent-style-name="Standard">
      <style:text-properties fo:font-size="11pt" style:font-size-asian="11pt"/>
    </style:style>
    <style:style style:name="P23" style:family="paragraph" style:parent-style-name="Standard">
      <style:paragraph-properties style:snap-to-layout-grid="false"/>
      <style:text-properties fo:font-size="11pt" style:font-size-asian="11pt"/>
    </style:style>
    <style:style style:name="P24" style:family="paragraph" style:parent-style-name="Standard">
      <style:paragraph-properties style:snap-to-layout-grid="false"/>
      <style:text-properties fo:font-size="11pt" officeooo:rsid="000d27d6" officeooo:paragraph-rsid="000d27d6" style:font-size-asian="11pt"/>
    </style:style>
    <style:style style:name="P25" style:family="paragraph" style:parent-style-name="Standard">
      <style:paragraph-properties style:snap-to-layout-grid="false"/>
      <style:text-properties fo:font-size="11pt" officeooo:rsid="002a77b3" officeooo:paragraph-rsid="002a77b3" style:font-size-asian="11pt" style:font-size-complex="11pt"/>
    </style:style>
    <style:style style:name="P26" style:family="paragraph" style:parent-style-name="Standard">
      <style:paragraph-properties style:snap-to-layout-grid="false"/>
      <style:text-properties fo:font-size="11pt" officeooo:rsid="002b4ed5" officeooo:paragraph-rsid="002b4ed5" style:font-size-asian="11pt" style:font-size-complex="11pt"/>
    </style:style>
    <style:style style:name="P27" style:family="paragraph" style:parent-style-name="Standard">
      <style:paragraph-properties style:snap-to-layout-grid="false"/>
      <style:text-properties fo:font-size="11pt" officeooo:rsid="003343c7" officeooo:paragraph-rsid="003343c7" style:font-size-asian="11pt"/>
    </style:style>
    <style:style style:name="P28" style:family="paragraph" style:parent-style-name="Standard">
      <style:paragraph-properties style:snap-to-layout-grid="false"/>
      <style:text-properties fo:font-size="11pt" officeooo:rsid="0035a9f1" officeooo:paragraph-rsid="0035a9f1" style:font-size-asian="11pt"/>
    </style:style>
    <style:style style:name="P29" style:family="paragraph" style:parent-style-name="Standard">
      <style:paragraph-properties style:snap-to-layout-grid="false"/>
      <style:text-properties fo:font-size="11pt" officeooo:rsid="00caa6c8" officeooo:paragraph-rsid="00caa6c8" style:font-size-asian="11pt"/>
    </style:style>
    <style:style style:name="P30" style:family="paragraph" style:parent-style-name="Standard">
      <style:paragraph-properties style:snap-to-layout-grid="false"/>
      <style:text-properties fo:font-size="11pt" officeooo:rsid="00d4fb05" officeooo:paragraph-rsid="00d4fb05" style:font-size-asian="11pt"/>
    </style:style>
    <style:style style:name="P31" style:family="paragraph" style:parent-style-name="Standard">
      <style:paragraph-properties fo:text-align="justify" style:justify-single-word="false"/>
    </style:style>
    <style:style style:name="P32" style:family="paragraph" style:parent-style-name="Standard">
      <style:paragraph-properties fo:text-align="center" style:justify-single-word="false"/>
      <style:text-properties style:font-name="NewsGotT1"/>
    </style:style>
    <style:style style:name="P33" style:family="paragraph" style:parent-style-name="Text_20_body">
      <style:paragraph-properties fo:text-align="center" style:justify-single-word="false"/>
      <style:text-properties style:font-name="NewsGotT1" fo:font-size="12pt" style:font-size-asian="12pt"/>
    </style:style>
    <style:style style:name="P34" style:family="paragraph" style:parent-style-name="Text_20_body">
      <style:text-properties officeooo:rsid="00e47d40" officeooo:paragraph-rsid="00e47d40"/>
    </style:style>
    <style:style style:name="P35" style:family="paragraph" style:parent-style-name="Text_20_body">
      <style:text-properties fo:font-style="normal" officeooo:rsid="00f0dad2" officeooo:paragraph-rsid="00f0dad2" fo:background-color="transparent" style:font-style-asian="normal" style:font-style-complex="normal"/>
    </style:style>
    <style:style style:name="P36" style:family="paragraph" style:parent-style-name="Text_20_body">
      <style:text-properties fo:font-style="normal" officeooo:rsid="00f1d644" officeooo:paragraph-rsid="00f1d644" fo:background-color="transparent" style:font-style-asian="normal" style:font-style-complex="normal"/>
    </style:style>
    <style:style style:name="P37" style:family="paragraph" style:parent-style-name="Text_20_body">
      <style:text-properties fo:font-style="normal" officeooo:rsid="00e50fd9" officeooo:paragraph-rsid="00e50fd9" fo:background-color="transparent" style:font-style-asian="normal" style:font-style-complex="normal"/>
    </style:style>
    <style:style style:name="P38" style:family="paragraph" style:parent-style-name="Text_20_body">
      <style:text-properties fo:font-style="normal" officeooo:rsid="00f42b16" officeooo:paragraph-rsid="00f45602" fo:background-color="transparent" style:font-style-asian="normal" style:font-style-complex="normal"/>
    </style:style>
    <style:style style:name="P39" style:family="paragraph" style:parent-style-name="Text_20_body">
      <style:text-properties fo:font-style="normal" fo:font-weight="normal" officeooo:rsid="00e6d6cb" officeooo:paragraph-rsid="00e6d6cb" fo:background-color="transparent" style:font-style-asian="normal" style:font-weight-asian="normal" style:font-style-complex="normal" style:font-weight-complex="normal"/>
    </style:style>
    <style:style style:name="P40" style:family="paragraph" style:parent-style-name="Text_20_body">
      <style:text-properties officeooo:paragraph-rsid="00f1d644"/>
    </style:style>
    <style:style style:name="P41" style:family="paragraph" style:parent-style-name="Text_20_body">
      <style:text-properties officeooo:rsid="00f36d8f" officeooo:paragraph-rsid="00f42b16"/>
    </style:style>
    <style:style style:name="P42" style:family="paragraph" style:parent-style-name="Text_20_body">
      <style:text-properties officeooo:rsid="00f74e90" officeooo:paragraph-rsid="00f74e90"/>
    </style:style>
    <style:style style:name="P43" style:family="paragraph" style:parent-style-name="Standard">
      <style:paragraph-properties fo:margin-left="-0.25cm" fo:margin-right="0cm" fo:text-indent="0.25cm" style:auto-text-indent="false">
        <style:tab-stops>
          <style:tab-stop style:position="15.503cm" style:leader-style="dotted" style:leader-text="."/>
        </style:tab-stops>
      </style:paragraph-properties>
      <style:text-properties fo:text-transform="uppercase" fo:font-weight="normal" style:font-weight-asian="normal"/>
    </style:style>
    <style:style style:name="P44" style:family="paragraph" style:parent-style-name="Index_20_Heading">
      <style:paragraph-properties fo:text-align="center" style:justify-single-word="false" fo:break-before="page"/>
      <style:text-properties style:font-name="NewsGotT1"/>
    </style:style>
    <style:style style:name="P45"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46"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47"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48" style:family="paragraph" style:parent-style-name="Standard_20__28_user_29_">
      <style:paragraph-properties fo:text-align="center" style:justify-single-word="false" style:snap-to-layout-grid="false"/>
      <style:text-properties fo:font-weight="bold" style:font-weight-asian="bold"/>
    </style:style>
    <style:style style:name="P49" style:family="paragraph" style:parent-style-name="Subtitle">
      <style:paragraph-properties fo:text-align="center" style:justify-single-word="false"/>
      <style:text-properties style:font-name="NewsGotT1" fo:font-size="12pt" style:font-size-asian="12pt"/>
    </style:style>
    <style:style style:name="P50" style:family="paragraph" style:parent-style-name="Subtitle">
      <style:paragraph-properties fo:text-align="center" style:justify-single-word="false"/>
      <style:text-properties style:font-name="NewsGotT1" fo:font-size="14pt" fo:font-weight="bold" style:font-size-asian="14pt" style:font-weight-asian="bold"/>
    </style:style>
    <style:style style:name="P51" style:family="paragraph" style:parent-style-name="Index_20_Heading">
      <style:paragraph-properties fo:text-align="center" style:justify-single-word="false"/>
      <style:text-properties style:font-name="NewsGotT1"/>
    </style:style>
    <style:style style:name="P52" style:family="paragraph" style:parent-style-name="Title">
      <style:paragraph-properties fo:text-align="center" style:justify-single-word="false"/>
      <style:text-properties style:font-name="NewsGotT1" fo:font-size="14pt" fo:font-weight="bold" style:font-size-asian="14pt" style:font-weight-asian="bold"/>
    </style:style>
    <style:style style:name="P53" style:family="paragraph" style:parent-style-name="CAS-TablaTexto">
      <style:paragraph-properties style:snap-to-layout-grid="false"/>
      <style:text-properties fo:font-size="11pt" officeooo:rsid="002b4ed5" officeooo:paragraph-rsid="002b4ed5" style:font-size-asian="11pt" style:font-size-complex="11pt"/>
    </style:style>
    <style:style style:name="P54" style:family="paragraph" style:parent-style-name="Table_20_Contents">
      <style:paragraph-properties fo:text-align="justify" style:justify-single-word="false"/>
      <style:text-properties officeooo:rsid="00f36d8f" officeooo:paragraph-rsid="00f36d8f"/>
    </style:style>
    <style:style style:name="P55" style:family="paragraph" style:parent-style-name="Table_20_Contents">
      <style:paragraph-properties fo:text-align="center" style:justify-single-word="false"/>
      <style:text-properties fo:color="#ffffff" fo:font-weight="bold" style:font-weight-asian="bold"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f42b16"/>
    </style:style>
    <style:style style:name="P58" style:family="paragraph" style:parent-style-name="Table_20_Contents">
      <style:paragraph-properties fo:text-align="center" style:justify-single-word="false"/>
      <style:text-properties officeooo:paragraph-rsid="00f45602"/>
    </style:style>
    <style:style style:name="P59" style:family="paragraph" style:parent-style-name="Table_20_Contents">
      <style:paragraph-properties fo:text-align="center" style:justify-single-word="false"/>
      <style:text-properties officeooo:rsid="00f42b16" officeooo:paragraph-rsid="00f42b16"/>
    </style:style>
    <style:style style:name="P60" style:family="paragraph" style:parent-style-name="Table_20_Contents">
      <style:paragraph-properties fo:text-align="center" style:justify-single-word="false"/>
      <style:text-properties fo:color="#000000" fo:font-weight="bold" officeooo:paragraph-rsid="00f45602"/>
    </style:style>
    <style:style style:name="P61" style:family="paragraph" style:parent-style-name="Table_20_Contents">
      <style:paragraph-properties fo:text-align="center" style:justify-single-word="false"/>
      <style:text-properties fo:color="#000000" fo:font-weight="bold" officeooo:rsid="00fdbf8a" officeooo:paragraph-rsid="00fdbf8a"/>
    </style:style>
    <style:style style:name="P62" style:family="paragraph" style:parent-style-name="Table_20_Contents">
      <style:paragraph-properties fo:text-align="start" style:justify-single-word="false"/>
      <style:text-properties officeooo:paragraph-rsid="00f45602"/>
    </style:style>
    <style:style style:name="P63" style:family="paragraph" style:parent-style-name="Table_20_Contents">
      <style:paragraph-properties fo:text-align="center" style:justify-single-word="false"/>
      <style:text-properties officeooo:rsid="00f7431f" officeooo:paragraph-rsid="00f7431f"/>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officeooo:rsid="00f94858" officeooo:paragraph-rsid="00f94858" style:font-weight-asian="bold" style:font-weight-complex="bold"/>
    </style:style>
    <style:style style:name="P66" style:family="paragraph" style:parent-style-name="Table_20_Contents">
      <style:paragraph-properties fo:text-align="center" style:justify-single-word="false"/>
      <style:text-properties officeooo:rsid="00f94858" officeooo:paragraph-rsid="00f94858"/>
    </style:style>
    <style:style style:name="P67" style:family="paragraph" style:parent-style-name="Table_20_Contents">
      <style:paragraph-properties fo:text-align="center" style:justify-single-word="false"/>
      <style:text-properties officeooo:rsid="00f9f187" officeooo:paragraph-rsid="00f9f187"/>
    </style:style>
    <style:style style:name="P68" style:family="paragraph" style:parent-style-name="Table_20_Contents">
      <style:paragraph-properties fo:text-align="start" style:justify-single-word="false"/>
      <style:text-properties officeooo:rsid="00fdbf8a" officeooo:paragraph-rsid="00fdbf8a"/>
    </style:style>
    <style:style style:name="P69" style:family="paragraph" style:parent-style-name="Table_20_Contents">
      <style:paragraph-properties fo:text-align="start" style:justify-single-word="false"/>
      <style:text-properties officeooo:rsid="00ff1fba" officeooo:paragraph-rsid="00ff1fba"/>
    </style:style>
    <style:style style:name="P70" style:family="paragraph" style:parent-style-name="Table_20_Contents">
      <style:paragraph-properties fo:text-align="start" style:justify-single-word="false"/>
      <style:text-properties officeooo:rsid="01010111" officeooo:paragraph-rsid="01010111"/>
    </style:style>
    <style:style style:name="P71" style:family="paragraph" style:parent-style-name="Footnote">
      <style:text-properties officeooo:rsid="00e47d40" officeooo:paragraph-rsid="00e47d40"/>
    </style:style>
    <style:style style:name="P72" style:family="paragraph" style:parent-style-name="Footnote">
      <style:text-properties officeooo:rsid="00f42b16" officeooo:paragraph-rsid="00f42b16"/>
    </style:style>
    <style:style style:name="P73"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74"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75" style:family="paragraph" style:parent-style-name="Heading_20_1">
      <style:text-properties fo:font-style="normal" officeooo:rsid="00e50fd9" officeooo:paragraph-rsid="00e50fd9" fo:background-color="transparent" style:font-style-asian="normal" style:font-style-complex="normal"/>
    </style:style>
    <style:style style:name="P76" style:family="paragraph" style:parent-style-name="Heading_20_1">
      <style:text-properties fo:font-style="normal" officeooo:rsid="00e50fd9" officeooo:paragraph-rsid="0101a58c" fo:background-color="transparent" style:font-style-asian="normal" style:font-style-complex="normal"/>
    </style:style>
    <style:style style:name="P77" style:family="paragraph" style:parent-style-name="Heading_20_1" style:master-page-name="Página_20_Vertical_20_Informe">
      <style:paragraph-properties style:page-number="auto" fo:break-before="page"/>
    </style:style>
    <style:style style:name="P78" style:family="paragraph" style:parent-style-name="Heading_20_1" style:master-page-name="Página_20_Vertical_20_Informe">
      <style:paragraph-properties style:page-number="auto"/>
      <style:text-properties officeooo:rsid="00f74e90" officeooo:paragraph-rsid="00f74e90"/>
    </style:style>
    <style:style style:name="P79" style:family="paragraph" style:parent-style-name="Text_20_body" style:list-style-name="L1">
      <style:text-properties fo:font-weight="bold" officeooo:rsid="00e50fd9" officeooo:paragraph-rsid="00e50fd9" style:font-weight-asian="bold" style:font-weight-complex="bold"/>
    </style:style>
    <style:style style:name="P80" style:family="paragraph" style:parent-style-name="Text_20_body" style:list-style-name="L1">
      <style:text-properties fo:font-weight="bold" officeooo:rsid="00e6d6cb" officeooo:paragraph-rsid="00e6d6cb" style:font-weight-asian="bold" style:font-weight-complex="bold"/>
    </style:style>
    <style:style style:name="P81" style:family="paragraph" style:parent-style-name="Text_20_body" style:list-style-name="L3">
      <style:text-properties officeooo:rsid="00f74e90" officeooo:paragraph-rsid="00f74e90"/>
    </style:style>
    <style:style style:name="P82" style:family="paragraph" style:parent-style-name="Text_20_body" style:list-style-name="L3">
      <style:text-properties officeooo:rsid="00f74e90" officeooo:paragraph-rsid="00f74e90" fo:padding="0cm" fo:border="none"/>
    </style:style>
    <style:style style:name="P83" style:family="paragraph" style:parent-style-name="Text_20_body">
      <style:text-properties officeooo:rsid="00f42b16" officeooo:paragraph-rsid="0101a58c"/>
    </style:style>
    <style:style style:name="P84" style:family="paragraph" style:parent-style-name="Text_20_body">
      <style:text-properties fo:font-style="normal" officeooo:rsid="00ea63af" officeooo:paragraph-rsid="0101a58c" fo:background-color="transparent" style:font-style-asian="normal" style:font-style-complex="normal"/>
    </style:style>
    <style:style style:name="P85" style:family="paragraph" style:parent-style-name="Heading_20_2">
      <style:text-properties fo:font-style="normal" officeooo:rsid="00f0dad2" officeooo:paragraph-rsid="00f0dad2" fo:background-color="transparent" style:font-style-asian="normal" style:font-style-complex="normal"/>
    </style:style>
    <style:style style:name="P86" style:family="paragraph" style:parent-style-name="Heading_20_2">
      <style:text-properties fo:font-style="normal" fo:font-weight="bold" officeooo:rsid="00e6d6cb" officeooo:paragraph-rsid="00e6d6cb" fo:background-color="transparent" style:font-style-asian="normal" style:font-weight-asian="bold" style:font-style-complex="normal" style:font-weight-complex="bold"/>
    </style:style>
    <style:style style:name="P87" style:family="paragraph" style:parent-style-name="Heading_20_2">
      <style:text-properties officeooo:rsid="00eb6152" officeooo:paragraph-rsid="00eb6152"/>
    </style:style>
    <style:style style:name="P88" style:family="paragraph" style:parent-style-name="Heading_20_2">
      <style:text-properties officeooo:rsid="00f36d8f" officeooo:paragraph-rsid="00f36d8f"/>
    </style:style>
    <style:style style:name="P89" style:family="paragraph" style:parent-style-name="Heading_20_2">
      <style:text-properties officeooo:rsid="0101a58c" officeooo:paragraph-rsid="0101a58c"/>
    </style:style>
    <style:style style:name="P90" style:family="paragraph" style:parent-style-name="Heading_20_2">
      <style:paragraph-properties fo:break-before="auto" fo:break-after="auto"/>
      <style:text-properties officeooo:rsid="00f36d8f" officeooo:paragraph-rsid="00f36d8f"/>
    </style:style>
    <style:style style:name="P91" style:family="paragraph" style:parent-style-name="Heading_20_2" style:master-page-name="Página_20_Horizontal_20_Informe">
      <style:paragraph-properties style:page-number="auto"/>
      <style:text-properties officeooo:rsid="00f45602" officeooo:paragraph-rsid="00f45602"/>
    </style:style>
    <style:style style:name="P92" style:family="paragraph" style:parent-style-name="Contents_20_9" style:master-page-name="Standard">
      <style:paragraph-properties style:page-number="auto"/>
      <style:text-properties fo:language="zxx" fo:country="none"/>
    </style:style>
    <style:style style:name="P93" style:family="paragraph" style:parent-style-name="Index_20_Heading" style:master-page-name="Página_20_Índice">
      <style:paragraph-properties fo:text-align="center" style:justify-single-word="false" style:page-number="auto"/>
      <style:text-properties style:font-name="NewsGotT1"/>
    </style:style>
    <style:style style:name="P94" style:family="paragraph" style:parent-style-name="Table_20_Contents" style:list-style-name="L2">
      <style:paragraph-properties fo:text-align="justify" style:justify-single-word="false"/>
      <style:text-properties officeooo:rsid="00f36d8f" officeooo:paragraph-rsid="00f36d8f"/>
    </style:style>
    <style:style style:name="P95" style:family="paragraph" style:parent-style-name="Table_20_Contents">
      <style:paragraph-properties fo:text-align="justify" style:justify-single-word="false"/>
      <style:text-properties officeooo:rsid="00f36d8f" officeooo:paragraph-rsid="0101a58c"/>
    </style:style>
    <style:style style:name="P96" style:family="paragraph" style:parent-style-name="Table_20_Contents">
      <style:paragraph-properties fo:text-align="justify" style:justify-single-word="false"/>
      <style:text-properties officeooo:rsid="0101a58c" officeooo:paragraph-rsid="0101a58c"/>
    </style:style>
    <style:style style:name="P97" style:family="paragraph" style:parent-style-name="Table_20_Contents" style:list-style-name="L4">
      <style:paragraph-properties fo:text-align="justify" style:justify-single-word="false"/>
      <style:text-properties officeooo:rsid="0101a58c" officeooo:paragraph-rsid="0101a58c"/>
    </style:style>
    <style:style style:name="T1" style:family="text">
      <style:text-properties fo:font-size="8pt" style:font-size-asian="8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officeooo:rsid="002b4ed5"/>
    </style:style>
    <style:style style:name="T5" style:family="text">
      <style:text-properties fo:font-style="normal" fo:background-color="transparent" loext:char-shading-value="0" style:font-style-asian="normal" style:font-style-complex="normal"/>
    </style:style>
    <style:style style:name="T6" style:family="text">
      <style:text-properties fo:font-style="normal" officeooo:rsid="00e50fd9" fo:background-color="transparent" loext:char-shading-value="0" style:font-style-asian="normal" style:font-style-complex="normal"/>
    </style:style>
    <style:style style:name="T7" style:family="text">
      <style:text-properties fo:font-style="normal" officeooo:rsid="00ef23e3" fo:background-color="transparent" loext:char-shading-value="0" style:font-style-asian="normal" style:font-style-complex="normal"/>
    </style:style>
    <style:style style:name="T8" style:family="text">
      <style:text-properties fo:font-style="normal" officeooo:rsid="00f0dad2" fo:background-color="transparent" loext:char-shading-value="0" style:font-style-asian="normal" style:font-style-complex="normal"/>
    </style:style>
    <style:style style:name="T9" style:family="text">
      <style:text-properties fo:font-style="normal" officeooo:rsid="00f1d644" fo:background-color="transparent" loext:char-shading-value="0" style:font-style-asian="normal" style:font-style-complex="normal"/>
    </style:style>
    <style:style style:name="T10" style:family="text">
      <style:text-properties fo:font-style="normal" officeooo:rsid="00f36d8f" fo:background-color="transparent" loext:char-shading-value="0" style:font-style-asian="normal" style:font-style-complex="normal"/>
    </style:style>
    <style:style style:name="T11" style:family="text">
      <style:text-properties fo:font-style="normal" officeooo:rsid="00f45602" fo:background-color="transparent" loext:char-shading-value="0" style:font-style-asian="normal" style:font-style-complex="normal"/>
    </style:style>
    <style:style style:name="T12" style:family="text">
      <style:text-properties fo:font-style="normal" officeooo:rsid="00f66f21" fo:background-color="transparent" loext:char-shading-value="0" style:font-style-asian="normal" style:font-style-complex="normal"/>
    </style:style>
    <style:style style:name="T13" style:family="text">
      <style:text-properties fo:font-style="normal" officeooo:rsid="00f7431f" fo:background-color="transparent" loext:char-shading-value="0" style:font-style-asian="normal" style:font-style-complex="normal"/>
    </style:style>
    <style:style style:name="T14" style:family="text">
      <style:text-properties fo:font-style="normal" fo:font-weight="bold" fo:background-color="transparent" loext:char-shading-value="0" style:font-style-asian="normal" style:font-weight-asian="bold" style:font-style-complex="normal" style:font-weight-complex="bold"/>
    </style:style>
    <style:style style:name="T15" style:family="text">
      <style:text-properties fo:font-style="normal" fo:font-weight="bold" officeooo:rsid="00f0dad2" fo:background-color="transparent" loext:char-shading-value="0" style:font-style-asian="normal" style:font-weight-asian="bold" style:font-style-complex="normal" style:font-weight-complex="bold"/>
    </style:style>
    <style:style style:name="T16" style:family="text">
      <style:text-properties fo:font-style="normal" fo:font-weight="normal" fo:background-color="transparent" loext:char-shading-value="0" style:font-style-asian="normal" style:font-weight-asian="normal" style:font-style-complex="normal" style:font-weight-complex="normal"/>
    </style:style>
    <style:style style:name="T17" style:family="text">
      <style:text-properties fo:font-style="normal" fo:font-weight="normal" officeooo:rsid="00e50fd9" fo:background-color="transparent" loext:char-shading-value="0" style:font-style-asian="normal" style:font-weight-asian="normal" style:font-style-complex="normal" style:font-weight-complex="normal"/>
    </style:style>
    <style:style style:name="T18" style:family="text">
      <style:text-properties fo:font-style="normal" fo:font-weight="normal" officeooo:rsid="00f7431f" fo:background-color="transparent" loext:char-shading-value="0"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officeooo:rsid="0093e202"/>
    </style:style>
    <style:style style:name="T21" style:family="text">
      <style:text-properties officeooo:rsid="009896ac"/>
    </style:style>
    <style:style style:name="T22" style:family="text">
      <style:text-properties officeooo:rsid="00d4fb05"/>
    </style:style>
    <style:style style:name="T23" style:family="text">
      <style:text-properties officeooo:rsid="00f42b16"/>
    </style:style>
    <style:style style:name="T24" style:family="text">
      <style:text-properties officeooo:rsid="00f66f21"/>
    </style:style>
    <style:style style:name="T25" style:family="text">
      <style:text-properties officeooo:rsid="00f7431f"/>
    </style:style>
    <style:style style:name="T26" style:family="text">
      <style:text-properties fo:padding="0cm" fo:border="none"/>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Marco1" text:anchor-type="char" svg:x="7.235cm" svg:y="-0.63cm" svg:width="10.396cm" svg:height="1.296cm" draw:z-index="0"><draw:text-box><text:p text:style-name="P46">CONSEJERÍA <text:s/>DE HACIENDA Y ADMINISTRACIÓN <text:s/>PÚBLICA</text:p><text:p text:style-name="P47">Dirección General de Política Digital <text:s/></text:p></draw:text-box></draw:frame></text:p>
      <text:p text:style-name="P4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
      <text:p text:style-name="Standard"/>
      <text:p text:style-name="P18"/>
      <text:p text:style-name="P52"><text:title>Informe Interno: SI contratados</text:title></text:p>
      <text:p text:style-name="P50"/>
      <text:p text:style-name="P52"><text:subject>Contratados por JdA y EEII</text:subject></text:p>
      <text:p text:style-name="P4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
      <text:p text:style-name="P93"/>
      <text:p text:style-name="P51">Hoja de Control del Documento</text:p>
      <text:p text:style-name="P32"/>
      <table:table table:name="Tabla1" table:style-name="Tabla1">
        <table:table-column table:style-name="Tabla1.A"/>
        <table:table-column table:style-name="Tabla1.B"/>
        <table:table-row table:style-name="Tabla1.1">
          <table:table-cell table:style-name="Tabla1.A1" table:number-columns-spanned="2" office:value-type="string">
            <text:p text:style-name="P20">Información del Documento</text:p>
          </table:table-cell>
          <table:covered-table-cell/>
        </table:table-row>
        <table:table-row table:style-name="Tabla1.1">
          <table:table-cell table:style-name="Tabla1.A2" office:value-type="string">
            <text:p text:style-name="P21">Título</text:p>
          </table:table-cell>
          <table:table-cell table:style-name="Tabla1.B2" office:value-type="string">
            <text:p text:style-name="P17"><text:span text:style-name="T3"><text:title>Informe Interno: SI contratados</text:title></text:span><text:span text:style-name="T3"> </text:span></text:p>
            <text:p text:style-name="P22"><text:subject>Contratados por JdA y EEII</text:subject></text:p>
          </table:table-cell>
        </table:table-row>
        <table:table-row table:style-name="Tabla1.3">
          <table:table-cell table:style-name="Tabla1.A2" office:value-type="string">
            <text:p text:style-name="P21">Nombre del fichero</text:p>
          </table:table-cell>
          <table:table-cell table:style-name="Tabla1.B3" office:value-type="string">
            <text:p text:style-name="P23"><text:file-name text:display="name-and-extension">DGPD - Inf. SI contratados por JdA y EEII.odt</text:file-name></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20">Control de Versiones</text:p>
          </table:table-cell>
          <table:covered-table-cell/>
          <table:covered-table-cell/>
          <table:covered-table-cell/>
        </table:table-row>
        <table:table-row table:style-name="Tabla11.1">
          <table:table-cell table:style-name="Tabla11.A2" office:value-type="string">
            <text:p text:style-name="P21">Versión</text:p>
          </table:table-cell>
          <table:table-cell table:style-name="Tabla11.A2" office:value-type="string">
            <text:p text:style-name="P21">Descripción de los cambios</text:p>
          </table:table-cell>
          <table:table-cell table:style-name="Tabla11.A2" office:value-type="string">
            <text:p text:style-name="P21">Elaborado por</text:p>
          </table:table-cell>
          <table:table-cell table:style-name="Tabla11.A1" office:value-type="string">
            <text:p text:style-name="P21">Fecha Elaboración</text:p>
          </table:table-cell>
        </table:table-row>
        <table:table-row table:style-name="Tabla11.1">
          <table:table-cell table:style-name="Tabla11.A3" office:value-type="string">
            <text:p text:style-name="P23"><text:span text:style-name="T22">1</text:span>.<text:span text:style-name="T20">0</text:span></text:p>
          </table:table-cell>
          <table:table-cell table:style-name="Tabla11.B3" office:value-type="string">
            <text:p text:style-name="P23">Elaboración inicial del documento</text:p>
          </table:table-cell>
          <table:table-cell table:style-name="Tabla11.C3" office:value-type="string">
            <text:p text:style-name="P30">Dirección del proyecto</text:p>
          </table:table-cell>
          <table:table-cell table:style-name="Tabla11.D3" office:value-type="date" office:date-value="2015-05-06">
            <text:p text:style-name="P24"><text:span text:style-name="T21">06</text:span>/0<text:span text:style-name="T22">5</text:span>/15</text:p>
          </table:table-cell>
        </table:table-row>
        <table:table-row table:style-name="Tabla11.1">
          <table:table-cell table:style-name="Tabla11.A5" office:value-type="string">
            <text:p text:style-name="P29"/>
          </table:table-cell>
          <table:table-cell table:style-name="Tabla11.B5" office:value-type="string">
            <text:p text:style-name="P29"/>
          </table:table-cell>
          <table:table-cell table:style-name="Tabla11.C5" office:value-type="string">
            <text:p text:style-name="P29"/>
          </table:table-cell>
          <table:table-cell table:style-name="Tabla11.D4">
            <text:p text:style-name="P29"/>
          </table:table-cell>
        </table:table-row>
        <table:table-row table:style-name="Tabla11.5">
          <table:table-cell table:style-name="Tabla11.A5" office:value-type="string">
            <text:p text:style-name="P28"/>
          </table:table-cell>
          <table:table-cell table:style-name="Tabla11.B5" office:value-type="string">
            <text:p text:style-name="P27"/>
          </table:table-cell>
          <table:table-cell table:style-name="Tabla11.C5" office:value-type="string">
            <text:p text:style-name="P27"/>
          </table:table-cell>
          <table:table-cell table:style-name="Tabla11.D5">
            <text:p text:style-name="P27"/>
          </table:table-cell>
        </table:table-row>
      </table:table>
      <text:p text:style-name="Text_20_body"/>
      <text:p text:style-name="Text_20_body"/>
      <table:table table:name="Tabla12" table:style-name="Tabla12">
        <table:table-column table:style-name="Tabla12.A"/>
        <table:table-column table:style-name="Tabla12.B"/>
        <table:table-row table:style-name="Tabla12.1">
          <table:table-cell table:style-name="Tabla12.A1" table:number-columns-spanned="2" office:value-type="string">
            <text:p text:style-name="P48">Lista de Distribución</text:p>
          </table:table-cell>
          <table:covered-table-cell/>
        </table:table-row>
        <table:table-row table:style-name="Tabla12.1">
          <table:table-cell table:style-name="Tabla12.A2" office:value-type="string">
            <text:p text:style-name="P19">Apellidos, Nombre</text:p>
          </table:table-cell>
          <table:table-cell table:style-name="Tabla12.A1" office:value-type="string">
            <text:p text:style-name="P19">Cargo / Función</text:p>
          </table:table-cell>
        </table:table-row>
        <table:table-row table:style-name="Tabla12.3">
          <table:table-cell table:style-name="Tabla12.A3" office:value-type="string">
            <text:p text:style-name="P25">Gamero, <text:span text:style-name="T4">Amparo</text:span></text:p>
          </table:table-cell>
          <table:table-cell table:style-name="Tabla12.B3" office:value-type="string">
            <text:p text:style-name="P53">Dirección del Proyecto, Junta de Andalucía</text:p>
          </table:table-cell>
        </table:table-row>
        <table:table-row table:style-name="Tabla12.3">
          <table:table-cell table:style-name="Tabla12.A4" office:value-type="string">
            <text:p text:style-name="P26">Martinez, Laura</text:p>
          </table:table-cell>
          <table:table-cell table:style-name="Tabla12.B4" office:value-type="string">
            <text:p text:style-name="P53">Oficina Técnica, Junta de Andalucía</text:p>
          </table:table-cell>
        </table:table-row>
        <table:table-row table:style-name="Tabla12.3">
          <table:table-cell table:style-name="Tabla12.A5" office:value-type="string">
            <text:p text:style-name="P26">Varela, Lorenzo</text:p>
          </table:table-cell>
          <table:table-cell table:style-name="Tabla12.B5" office:value-type="string">
            <text:p text:style-name="P53">Oficina Técnica, Junta de Andalucía</text:p>
          </table:table-cell>
        </table:table-row>
      </table:table>
      <text:p text:style-name="P44">Índice</text:p>
      <text:p text:style-name="P31"/>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tab-stop style:type="left" style:position="0cm" style:leader-char=" "/>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73"><text:a xlink:type="simple" xlink:href="#__RefHeading__3614_572855154">1. Objetivo<text:tab/>4</text:a></text:p>
          <text:p text:style-name="P74"><text:a xlink:type="simple" xlink:href="#__RefHeading__6700_949043152">1.1. Breve resumen historico de los contratos.<text:tab/>4</text:a></text:p>
          <text:p text:style-name="P73"><text:a xlink:type="simple" xlink:href="#__RefHeading__2242_551783890">2. Resumen ejecutivo<text:tab/>5</text:a></text:p>
          <text:p text:style-name="P73"><text:a xlink:type="simple" xlink:href="#__RefHeading__2244_551783890">3. Fuentes de información<text:tab/>7</text:a></text:p>
          <text:p text:style-name="P74"><text:a xlink:type="simple" xlink:href="#__RefHeading__2052_965740331">3.1. Información de los sistmeas administrados en MOS<text:tab/>7</text:a></text:p>
          <text:p text:style-name="P74"><text:a xlink:type="simple" xlink:href="#__RefHeading__6702_949043152">3.2. Licencias adquiridas por Organismos de la JdA antes de 2005 y asumidos por DGPD<text:tab/>9</text:a></text:p>
          <text:p text:style-name="P74"><text:a xlink:type="simple" xlink:href="#__RefHeading__2054_965740331">3.3. Licencias adquiridas por EE.II.<text:tab/>10</text:a></text:p>
          <text:p text:style-name="P73"><text:a xlink:type="simple" xlink:href="#__RefHeading__6704_949043152">4. Anexos<text:tab/>11</text:a></text:p>
          <text:p text:style-name="P74"><text:a xlink:type="simple" xlink:href="#__RefHeading__6706_949043152">4.1. Anexo I: SI unificado de la JdA (14651112).<text:tab/>11</text:a></text:p>
          <text:p text:style-name="P74"><text:a xlink:type="simple" xlink:href="#__RefHeading__6708_949043152">4.2. Anexo II: Licencias de las EE.II.<text:tab/>12</text:a></text:p>
        </text:index-body>
      </text:table-of-content>
      <text:section text:style-name="Sect2" text:name="Sección2">
        <text:p text:style-name="P43"/>
        <text:h text:style-name="P77" text:outline-level="1"><text:bookmark-start text:name="__RefHeading__3614_572855154"/>Objetivo<text:bookmark-end text:name="__RefHeading__3614_572855154"/></text:h>
        <text:p text:style-name="P34"><text:span text:style-name="T5">El objeto de este informe </text:span><text:span text:style-name="T6">es </text:span><text:span text:style-name="T7">recopilar l</text:span><text:span text:style-name="T12">os datos</text:span><text:span text:style-name="T7"> sobre los </text:span><text:span text:style-name="T6">diferentes </text:span><text:span text:style-name="T14">support identifier</text:span><text:span text:style-name="T14"><text:note text:id="ftn1" text:note-class="footnote"><text:note-citation>1</text:note-citation><text:note-body><text:p text:style-name="P71">Los SI también son conocidos como <text:span text:style-name="T2">customer support identifier</text:span> (CSI): es el número que identifica los contratos de Oracle y los productos contratados.</text:p></text:note-body></text:note></text:span><text:span text:style-name="T5"> (SI) que la Junta de Andalucía y sus entidades instrumentales tienen contratados con la empresa Oracle.</text:span></text:p>
        <text:p text:style-name="P34"><text:span text:style-name="T5">La información ha sido recogida de diferentes fuentes: contratos <text:s/>del </text:span><text:span text:style-name="T14">Servicio de coord. y desarrollo de Sistemas Horizontales</text:span><text:span text:style-name="T17">,</text:span><text:span text:style-name="T5"> información </text:span><text:span text:style-name="T6">proporcionada</text:span><text:span text:style-name="T5"> por la empresa </text:span><text:span text:style-name="T6">Oracle bajo demanda, declaraciones de los organismos contratantes. </text:span><text:span text:style-name="T12">Etc...</text:span></text:p>
        <text:h text:style-name="P85" text:outline-level="2"><text:bookmark-start text:name="__RefHeading__6700_949043152"/>Breve resumen historico de los contratos.<text:bookmark-end text:name="__RefHeading__6700_949043152"/></text:h>
        <text:p text:style-name="P35">Con anterioridad a diciembre de 2005 los diferentes organismos y entidades instrumentales, que forman parte de la Junta de Andalucía, v<text:span text:style-name="T24">enían</text:span> celebrando contratos con la empresa Oracle SRL <text:span text:style-name="T24">de forma independiente</text:span>. Cada uno de estos contratos dispone de un número de identificación otorgado por la empresa Oracle, denominado SI, y que relaciona a los productos contratados, su número de licencias, la fecha del límite del contrato y el grado de soporte que se tiene contratado con el contratante.</text:p>
        <text:p text:style-name="P40"><text:span text:style-name="T8">A partir de diciembre de 2005 por parte de la </text:span><text:span text:style-name="T12">Dirección General de Política Digital (</text:span><text:span text:style-name="T15">DGPD</text:span><text:span text:style-name="T12">)</text:span><text:span text:style-name="T8"> se asumen la necesidad de realizar un contrato único para todas las </text:span><text:span text:style-name="T9">C</text:span><text:span text:style-name="T8">onsejerías de la Junta de Andalucía </text:span><text:span text:style-name="T12">que incorporase los productos que hasta la fecha se habían contratado con Oracle</text:span><text:span text:style-name="T8">. En este contrato se incluían, </text:span><text:span text:style-name="T12">para las Consejerías e EE.II. beneficiarios</text:span><text:span text:style-name="T9">,</text:span><text:span text:style-name="T8"> tanto el acceso a los Servicios Avanzados de Oracle (ACS), como el acceso al Soporte Básico y al uso ilimitado de licencias para el producto de BB.DD. y Servidor de aplicaciones </text:span><text:span text:style-name="T9">denominado por la empresa ULA (</text:span><text:span text:style-name="T19">Unlimited </text:span><text:span text:style-name="Emphasis"><text:span text:style-name="T19">License</text:span></text:span><text:span text:style-name="T19"> Agreement</text:span><text:span text:style-name="T9">)</text:span><text:span text:style-name="T8">.</text:span></text:p>
        <text:p text:style-name="P36">En el año 2008 se realiza una ampliación de contrato. En esta ocasión también se incluye entre los organismos favorecidos al SAS y se incluye también en el ULA el producto Real Application Cluste (RAC) para las BB.DD.</text:p>
        <text:p text:style-name="P36">En el año 2011 se realiza un contrato transitorio, de un año, en el que se incluye a la gran mayoría de las Entidades Instrumentales de la Junta de Andalucía, pero en este periodo no se tiene derecho de ULA de ningún producto, pero sí el Servicio de Soporte Básico y Sopo<text:span text:style-name="T25">r</text:span>te Avanzado.</text:p>
        <text:p text:style-name="P36">En el año 2012 se firma un nuevo contrato, por dos años, en el que se incluyen ULA para BB.DD., Servidor de Aplicaciones y la opción de particionamiento de la BB.DD. (partitioning). Se mantiene el número de los beneficiados por anterior contrato.</text:p>
        <text:p text:style-name="P36">En el año 2014 se ha <text:span text:style-name="T25">v</text:span>uelto a firmar un nuevo contrato, similar al del 2012, pero con una menor cuantia y un recorte en los servicios prestados por ACS.</text:p>
        <text:p text:style-name="P36">En todos estos contratos, se vienen arrastrando a su vez, un grupo de licencias limitadas de diferentes productos, que los organismos tenían contratados con anterioridad al 2005 y que han sido asumidos por la DGPD.</text:p>
        <text:h text:style-name="P75" text:outline-level="1"><text:bookmark-start text:name="__RefHeading__2242_551783890"/>Resumen ejecutivo<text:bookmark-end text:name="__RefHeading__2242_551783890"/></text:h>
        <text:p text:style-name="P84"/>
        <table:table table:name="Tabla26" table:style-name="Tabla26">
          <table:table-column table:style-name="Tabla26.A"/>
          <table:table-row>
            <table:table-cell table:style-name="Tabla26.A1" office:value-type="string">
              <text:p text:style-name="P96">En función de la información que se extraiga. Tendremos que hacer un resumen ejecutivo</text:p>
              <text:list xml:id="list6338388262980257465" text:style-name="L4">
                <text:list-item>
                  <text:p text:style-name="P97">Qué licencias tenemos en la DGPD</text:p>
                </text:list-item>
                <text:list-item>
                  <text:p text:style-name="P97">Qué Productos se tienen licenciasdos (según la información que nos consta).</text:p>
                </text:list-item>
                <text:list-item>
                  <text:p text:style-name="P97"/>
                </text:list-item>
              </text:list>
            </table:table-cell>
          </table:table-row>
        </table:table>
        <text:h text:style-name="P76" text:outline-level="1"><text:bookmark-start text:name="__RefHeading__2244_551783890"/>Fuentes de información<text:bookmark-end text:name="__RefHeading__2244_551783890"/></text:h>
        <table:table table:name="Tabla6" table:style-name="Tabla6">
          <table:table-column table:style-name="Tabla6.A"/>
          <table:table-row>
            <table:table-cell table:style-name="Tabla6.A1" office:value-type="string">
              <text:p text:style-name="P54">Mostrar los datos que de los que se han extraído las conclusiones.</text:p>
            </table:table-cell>
          </table:table-row>
        </table:table>
        <text:p text:style-name="P37">Las fuentes de la información son:</text:p>
        <text:list xml:id="list6262660966711351051" text:style-name="L1">
          <text:list-item>
            <text:p text:style-name="P79"><text:span text:style-name="T5">Contratos de la Dirección General de Política Digital (DGPD):</text:span><text:span text:style-name="T16"> La Junta de Andalucía, a través de la DGPD, viene contratando con la empresa Oracle Iberia SLR, contratos de licenciamiento de productos de esta compañía, desde el año 2005 en que se firmó el primer contrato corporativo.</text:span></text:p>
          </text:list-item>
          <text:list-item>
            <text:p text:style-name="P80"><text:span text:style-name="T5">Declaracione</text:span><text:span text:style-name="T13">s</text:span><text:span text:style-name="T5"> de los Organismos:</text:span><text:span text:style-name="T16"> En los sistemas de la DGPD existen ficheros con información de los distintos SI firmados por diferentes organismos antes de 2005.</text:span></text:p>
          </text:list-item>
          <text:list-item>
            <text:p text:style-name="P80"><text:span text:style-name="T5">Sistemas de Gestión de Oracle:</text:span><text:span text:style-name="T16"> Información recogida en My Oracle Support (MOS). </text:span><text:span text:style-name="T18">Esta información se le ha solicitado a Oracle mediante diversos tique en la herramienta NAOS.</text:span></text:p>
          </text:list-item>
        </text:list>
        <text:h text:style-name="P86" text:outline-level="2"><text:bookmark-start text:name="__RefHeading__2052_965740331"/>Información de los sistmeas administrados en MOS<text:bookmark-end text:name="__RefHeading__2052_965740331"/></text:h>
        <text:p text:style-name="P39">A continuación de realiza un listado de los diferentes SI y productos afectados, que son <text:span text:style-name="T2">administrados</text:span> por la DGPD.</text:p>
        <text:p text:style-name="P3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header-rows>
            <table:table-row>
              <table:table-cell table:style-name="Tabla2.A1" office:value-type="string">
                <text:p text:style-name="P64">CSI</text:p>
              </table:table-cell>
              <table:table-cell table:style-name="Tabla2.A1" office:value-type="string">
                <text:p text:style-name="P64">Product</text:p>
              </table:table-cell>
              <table:table-cell table:style-name="Tabla2.A1" office:value-type="string">
                <text:p text:style-name="P64">Contract Expiration (PST)</text:p>
              </table:table-cell>
              <table:table-cell table:style-name="Tabla2.A1" office:value-type="string">
                <text:p text:style-name="P64">Status</text:p>
              </table:table-cell>
              <table:table-cell table:style-name="Tabla2.A1" office:value-type="string">
                <text:p text:style-name="P64">Support Level</text:p>
              </table:table-cell>
              <table:table-cell table:style-name="Tabla2.A1" office:value-type="string">
                <text:p text:style-name="P64">Patch Download Access</text:p>
              </table:table-cell>
              <table:table-cell table:style-name="Tabla2.A1" office:value-type="string">
                <text:p text:style-name="P64">Organization</text:p>
              </table:table-cell>
              <table:table-cell table:style-name="Tabla2.H1" office:value-type="string">
                <text:p text:style-name="P65">Nº Licencias</text:p>
              </table:table-cell>
            </table:table-row>
          </table:table-header-rows>
          <table:table-row>
            <table:table-cell table:style-name="Tabla2.A2" table:number-rows-spanned="6" office:value-type="float" office:value="14651112">
              <text:p text:style-name="P56">14651112</text:p>
            </table:table-cell>
            <table:table-cell table:style-name="Tabla2.B2" office:value-type="string">
              <text:p text:style-name="Table_20_Contents">Oracle Database Enterprise Edition - Processor Perpetual</text:p>
            </table:table-cell>
            <table:table-cell table:style-name="Tabla2.C2" office:value-type="string">
              <text:p text:style-name="P56">29-Nov-2015</text:p>
            </table:table-cell>
            <table:table-cell table:style-name="Tabla2.D2" office:value-type="string">
              <text:p text:style-name="Table_20_Contents">Technical SR Enabled</text:p>
            </table:table-cell>
            <table:table-cell table:style-name="Tabla2.E2" office:value-type="string">
              <text:p text:style-name="Table_20_Contents">Standard Premier Support (Software Update License and Support)</text:p>
            </table:table-cell>
            <table:table-cell table:style-name="Tabla2.F2"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Ilimitado</text:p>
            </table:table-cell>
          </table:table-row>
          <table:table-row>
            <table:covered-table-cell/>
            <table:table-cell table:style-name="Tabla2.B3" office:value-type="string">
              <text:p text:style-name="Table_20_Contents">Oracle Diagnostics Pack - Processor Perpetual</text:p>
            </table:table-cell>
            <table:table-cell table:style-name="Tabla2.C3" office:value-type="string">
              <text:p text:style-name="P56">29-Nov-2015</text:p>
            </table:table-cell>
            <table:table-cell table:style-name="Tabla2.D3" office:value-type="string">
              <text:p text:style-name="Table_20_Contents">Technical SR Enabled</text:p>
            </table:table-cell>
            <table:table-cell table:style-name="Tabla2.E3" office:value-type="string">
              <text:p text:style-name="Table_20_Contents">Standard Premier Support (Software Update License and Support)</text:p>
            </table:table-cell>
            <table:table-cell table:style-name="Tabla2.F3"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12</text:p>
            </table:table-cell>
          </table:table-row>
          <table:table-row>
            <table:covered-table-cell/>
            <table:table-cell table:style-name="Tabla2.B4" office:value-type="string">
              <text:p text:style-name="Table_20_Contents">Oracle Internet Developer Suite - Named User Plus Perpetual</text:p>
            </table:table-cell>
            <table:table-cell table:style-name="Tabla2.C4" office:value-type="string">
              <text:p text:style-name="P56">29-Nov-2015</text:p>
            </table:table-cell>
            <table:table-cell table:style-name="Tabla2.D4" office:value-type="string">
              <text:p text:style-name="Table_20_Contents">Technical SR Enabled</text:p>
            </table:table-cell>
            <table:table-cell table:style-name="Tabla2.E4" office:value-type="string">
              <text:p text:style-name="Table_20_Contents">Standard Premier Support (Software Update License and Support)</text:p>
            </table:table-cell>
            <table:table-cell table:style-name="Tabla2.F4"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7</text:p>
            </table:table-cell>
          </table:table-row>
          <table:table-row>
            <table:covered-table-cell/>
            <table:table-cell table:style-name="Tabla2.B5" office:value-type="string">
              <text:p text:style-name="Table_20_Contents">Oracle Partitioning - Processor Perpetual</text:p>
            </table:table-cell>
            <table:table-cell table:style-name="Tabla2.C5" office:value-type="string">
              <text:p text:style-name="P56">29-Nov-2015</text:p>
            </table:table-cell>
            <table:table-cell table:style-name="Tabla2.D5" office:value-type="string">
              <text:p text:style-name="Table_20_Contents">Technical SR Enabled</text:p>
            </table:table-cell>
            <table:table-cell table:style-name="Tabla2.E5" office:value-type="string">
              <text:p text:style-name="Table_20_Contents">Standard Premier Support (Software Update License and Support)</text:p>
            </table:table-cell>
            <table:table-cell table:style-name="Tabla2.F5"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Ilimitado</text:p>
            </table:table-cell>
          </table:table-row>
          <table:table-row>
            <table:covered-table-cell/>
            <table:table-cell table:style-name="Tabla2.B6" office:value-type="string">
              <text:p text:style-name="Table_20_Contents">Oracle Tuning Pack - Processor Perpetual</text:p>
            </table:table-cell>
            <table:table-cell table:style-name="Tabla2.C6" office:value-type="string">
              <text:p text:style-name="P56">29-Nov-2015</text:p>
            </table:table-cell>
            <table:table-cell table:style-name="Tabla2.D6" office:value-type="string">
              <text:p text:style-name="Table_20_Contents">Technical SR Enabled</text:p>
            </table:table-cell>
            <table:table-cell table:style-name="Tabla2.E6" office:value-type="string">
              <text:p text:style-name="Table_20_Contents">Standard Premier Support (Software Update License and Support)</text:p>
            </table:table-cell>
            <table:table-cell table:style-name="Tabla2.F6"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12</text:p>
            </table:table-cell>
          </table:table-row>
          <table:table-row>
            <table:covered-table-cell/>
            <table:table-cell table:style-name="Tabla2.B7" office:value-type="string">
              <text:p text:style-name="Table_20_Contents">Oracle WebLogic Suite - Processor Perpetual</text:p>
            </table:table-cell>
            <table:table-cell table:style-name="Tabla2.C7" office:value-type="string">
              <text:p text:style-name="P56">29-Nov-2015</text:p>
            </table:table-cell>
            <table:table-cell table:style-name="Tabla2.D7" office:value-type="string">
              <text:p text:style-name="Table_20_Contents">Technical SR Enabled</text:p>
            </table:table-cell>
            <table:table-cell table:style-name="Tabla2.E7" office:value-type="string">
              <text:p text:style-name="Table_20_Contents">Standard Premier Support (Software Update License and Support)</text:p>
            </table:table-cell>
            <table:table-cell table:style-name="Tabla2.F7"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66">Ilimitado</text:p>
            </table:table-cell>
          </table:table-row>
          <table:table-row>
            <table:table-cell table:style-name="Tabla2.A8" office:value-type="float" office:value="14670661">
              <text:p text:style-name="P56">14670661</text:p>
            </table:table-cell>
            <table:table-cell table:style-name="Tabla2.B8" office:value-type="string">
              <text:p text:style-name="Table_20_Contents">Oracle Real Application Clusters - Processor Perpetual</text:p>
            </table:table-cell>
            <table:table-cell table:style-name="Tabla2.C8" office:value-type="string">
              <text:p text:style-name="P56">29-Nov-2015</text:p>
            </table:table-cell>
            <table:table-cell table:style-name="Tabla2.D8" office:value-type="string">
              <text:p text:style-name="Table_20_Contents">Technical SR Enabled</text:p>
            </table:table-cell>
            <table:table-cell table:style-name="Tabla2.E8" office:value-type="string">
              <text:p text:style-name="Table_20_Contents">Standard Premier Support (Software Update License and Support)</text:p>
            </table:table-cell>
            <table:table-cell table:style-name="Tabla2.F8" office:value-type="string">
              <text:p text:style-name="Table_20_Contents">Software Extended Support, Software, Public</text:p>
            </table:table-cell>
            <table:table-cell table:style-name="Tabla2.G8" office:value-type="string">
              <text:p text:style-name="Table_20_Contents">SERVICIO ANDALUZ DE LA SALUD.(JUAND)</text:p>
            </table:table-cell>
            <table:table-cell table:style-name="Tabla2.H8" office:value-type="string">
              <text:p text:style-name="P56"/>
            </table:table-cell>
          </table:table-row>
          <table:table-row>
            <table:table-cell table:style-name="Tabla2.A9" table:number-rows-spanned="13" office:value-type="float" office:value="15623401">
              <text:p text:style-name="P56">15623401</text:p>
            </table:table-cell>
            <table:table-cell table:style-name="Tabla2.B9" office:value-type="string">
              <text:p text:style-name="Table_20_Contents">Directory Services - Named User Plus Perpetual</text:p>
            </table:table-cell>
            <table:table-cell table:style-name="Tabla2.C9" office:value-type="string">
              <text:p text:style-name="P56">29-Nov-2015</text:p>
            </table:table-cell>
            <table:table-cell table:style-name="Tabla2.D9" office:value-type="string">
              <text:p text:style-name="Table_20_Contents">Technical SR Enabled</text:p>
            </table:table-cell>
            <table:table-cell table:style-name="Tabla2.E9" office:value-type="string">
              <text:p text:style-name="Table_20_Contents">Standard Premier Support (Software <text:soft-page-break/>Update License and Support)</text:p>
            </table:table-cell>
            <table:table-cell table:style-name="Tabla2.F9" office:value-type="string">
              <text:p text:style-name="Table_20_Contents">Software Extended <text:soft-page-break/>Support, Software, Public</text:p>
            </table:table-cell>
            <table:table-cell table:style-name="Tabla2.G2" office:value-type="string">
              <text:p text:style-name="Table_20_Contents">Consejería de Innovación, Ciencia y <text:soft-page-break/>Empresa (JUAND)</text:p>
            </table:table-cell>
            <table:table-cell table:style-name="Tabla2.H2" office:value-type="string">
              <text:p text:style-name="P67">1</text:p>
            </table:table-cell>
          </table:table-row>
          <table:table-row>
            <table:covered-table-cell/>
            <table:table-cell table:style-name="Tabla2.B10" office:value-type="string">
              <text:p text:style-name="Table_20_Contents">Oracle Enterprise Single Sign-On Suite Plus - Named User Plus Perpetual</text:p>
            </table:table-cell>
            <table:table-cell table:style-name="Tabla2.C10" office:value-type="string">
              <text:p text:style-name="P56">29-Nov-2015</text:p>
            </table:table-cell>
            <table:table-cell table:style-name="Tabla2.D10" office:value-type="string">
              <text:p text:style-name="Table_20_Contents">Technical SR Enabled</text:p>
            </table:table-cell>
            <table:table-cell table:style-name="Tabla2.E10" office:value-type="string">
              <text:p text:style-name="Table_20_Contents">Standard Premier Support (Software Update License and Support)</text:p>
            </table:table-cell>
            <table:table-cell table:style-name="Tabla2.F10"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1" office:value-type="string">
              <text:p text:style-name="Table_20_Contents">Oracle Identity Federation - Processor Perpetual</text:p>
            </table:table-cell>
            <table:table-cell table:style-name="Tabla2.C11" office:value-type="string">
              <text:p text:style-name="P56">29-Nov-2015</text:p>
            </table:table-cell>
            <table:table-cell table:style-name="Tabla2.D11" office:value-type="string">
              <text:p text:style-name="Table_20_Contents">Technical SR Enabled</text:p>
            </table:table-cell>
            <table:table-cell table:style-name="Tabla2.E11" office:value-type="string">
              <text:p text:style-name="Table_20_Contents">Standard Premier Support (Software Update License and Support)</text:p>
            </table:table-cell>
            <table:table-cell table:style-name="Tabla2.F11"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2" office:value-type="string">
              <text:p text:style-name="Table_20_Contents">Oracle Identity Manager - Employee User Perpetual</text:p>
            </table:table-cell>
            <table:table-cell table:style-name="Tabla2.C12" office:value-type="string">
              <text:p text:style-name="P56">29-Nov-2015</text:p>
            </table:table-cell>
            <table:table-cell table:style-name="Tabla2.D12" office:value-type="string">
              <text:p text:style-name="Table_20_Contents">Technical SR Enabled</text:p>
            </table:table-cell>
            <table:table-cell table:style-name="Tabla2.E12" office:value-type="string">
              <text:p text:style-name="Table_20_Contents">Standard Premier Support (Software Update License and Support)</text:p>
            </table:table-cell>
            <table:table-cell table:style-name="Tabla2.F12"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3" office:value-type="string">
              <text:p text:style-name="Table_20_Contents">Oracle Identity Manager Connector - Database Applications Table - Connector Perpetual</text:p>
            </table:table-cell>
            <table:table-cell table:style-name="Tabla2.C13" office:value-type="string">
              <text:p text:style-name="P56">29-Nov-2015</text:p>
            </table:table-cell>
            <table:table-cell table:style-name="Tabla2.D13" office:value-type="string">
              <text:p text:style-name="Table_20_Contents">Technical SR Enabled</text:p>
            </table:table-cell>
            <table:table-cell table:style-name="Tabla2.E13" office:value-type="string">
              <text:p text:style-name="Table_20_Contents">Standard Premier Support (Software Update License and Support)</text:p>
            </table:table-cell>
            <table:table-cell table:style-name="Tabla2.F13"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4" office:value-type="string">
              <text:p text:style-name="Table_20_Contents">Oracle Identity Manager Connector - Database User Management - Connector Perpetual</text:p>
            </table:table-cell>
            <table:table-cell table:style-name="Tabla2.C14" office:value-type="string">
              <text:p text:style-name="P56">29-Nov-2015</text:p>
            </table:table-cell>
            <table:table-cell table:style-name="Tabla2.D14" office:value-type="string">
              <text:p text:style-name="Table_20_Contents">Technical SR Enabled</text:p>
            </table:table-cell>
            <table:table-cell table:style-name="Tabla2.E14" office:value-type="string">
              <text:p text:style-name="Table_20_Contents">Standard Premier Support (Software Update License and Support)</text:p>
            </table:table-cell>
            <table:table-cell table:style-name="Tabla2.F14"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5" office:value-type="string">
              <text:p text:style-name="Table_20_Contents">Oracle Identity Manager Connector - IBM RACF - Connector Perpetual</text:p>
            </table:table-cell>
            <table:table-cell table:style-name="Tabla2.C15" office:value-type="string">
              <text:p text:style-name="P56">29-Nov-2015</text:p>
            </table:table-cell>
            <table:table-cell table:style-name="Tabla2.D15" office:value-type="string">
              <text:p text:style-name="Table_20_Contents">Technical SR Enabled</text:p>
            </table:table-cell>
            <table:table-cell table:style-name="Tabla2.E15" office:value-type="string">
              <text:p text:style-name="Table_20_Contents">Standard Premier Support (Software Update License and Support)</text:p>
            </table:table-cell>
            <table:table-cell table:style-name="Tabla2.F15"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6" office:value-type="string">
              <text:p text:style-name="Table_20_Contents">Oracle Identity Manager Connector - Microsoft Active Directory - Connector Perpetual</text:p>
            </table:table-cell>
            <table:table-cell table:style-name="Tabla2.C16" office:value-type="string">
              <text:p text:style-name="P56">29-Nov-2015</text:p>
            </table:table-cell>
            <table:table-cell table:style-name="Tabla2.D16" office:value-type="string">
              <text:p text:style-name="Table_20_Contents">Technical SR Enabled</text:p>
            </table:table-cell>
            <table:table-cell table:style-name="Tabla2.E16" office:value-type="string">
              <text:p text:style-name="Table_20_Contents">Standard Premier Support (Software Update License and Support)</text:p>
            </table:table-cell>
            <table:table-cell table:style-name="Tabla2.F16"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7" office:value-type="string">
              <text:p text:style-name="Table_20_Contents">Oracle Identity Manager Connector - RedHat Linux - Connector Perpetual</text:p>
            </table:table-cell>
            <table:table-cell table:style-name="Tabla2.C17" office:value-type="string">
              <text:p text:style-name="P56">29-Nov-2015</text:p>
            </table:table-cell>
            <table:table-cell table:style-name="Tabla2.D17" office:value-type="string">
              <text:p text:style-name="Table_20_Contents">Technical SR Enabled</text:p>
            </table:table-cell>
            <table:table-cell table:style-name="Tabla2.E17" office:value-type="string">
              <text:p text:style-name="Table_20_Contents">Standard Premier Support (Software Update License and Support)</text:p>
            </table:table-cell>
            <table:table-cell table:style-name="Tabla2.F17"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8" office:value-type="string">
              <text:p text:style-name="Table_20_Contents">Oracle Identity Manager Connector - RSA Authentication Manager - Connector Perpetual</text:p>
            </table:table-cell>
            <table:table-cell table:style-name="Tabla2.C18" office:value-type="string">
              <text:p text:style-name="P56">29-Nov-2015</text:p>
            </table:table-cell>
            <table:table-cell table:style-name="Tabla2.D18" office:value-type="string">
              <text:p text:style-name="Table_20_Contents">Technical SR Enabled</text:p>
            </table:table-cell>
            <table:table-cell table:style-name="Tabla2.E18" office:value-type="string">
              <text:p text:style-name="Table_20_Contents">Standard Premier Support (Software Update License and Support)</text:p>
            </table:table-cell>
            <table:table-cell table:style-name="Tabla2.F18"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19" office:value-type="string">
              <text:p text:style-name="Table_20_Contents">Oracle Identity Manager Connector - Siebel Enterprise Applications - Connector Perpetual</text:p>
            </table:table-cell>
            <table:table-cell table:style-name="Tabla2.C19" office:value-type="string">
              <text:p text:style-name="P56">29-Nov-2015</text:p>
            </table:table-cell>
            <table:table-cell table:style-name="Tabla2.D19" office:value-type="string">
              <text:p text:style-name="Table_20_Contents">Technical SR Enabled</text:p>
            </table:table-cell>
            <table:table-cell table:style-name="Tabla2.E19" office:value-type="string">
              <text:p text:style-name="Table_20_Contents">Standard Premier Support (Software Update License and Support)</text:p>
            </table:table-cell>
            <table:table-cell table:style-name="Tabla2.F19"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20" office:value-type="string">
              <text:p text:style-name="Table_20_Contents">Oracle Identity Manager Connector - Sun Solaris - Connector Perpetual</text:p>
            </table:table-cell>
            <table:table-cell table:style-name="Tabla2.C20" office:value-type="string">
              <text:p text:style-name="P56">29-Nov-2015</text:p>
            </table:table-cell>
            <table:table-cell table:style-name="Tabla2.D20" office:value-type="string">
              <text:p text:style-name="Table_20_Contents">Technical SR Enabled</text:p>
            </table:table-cell>
            <table:table-cell table:style-name="Tabla2.E20" office:value-type="string">
              <text:p text:style-name="Table_20_Contents">Standard Premier Support (Software Update License and Support)</text:p>
            </table:table-cell>
            <table:table-cell table:style-name="Tabla2.F20"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covered-table-cell/>
            <table:table-cell table:style-name="Tabla2.B21" office:value-type="string">
              <text:p text:style-name="Table_20_Contents">Oracle Identity Manager Connector - UNIX - Connector Perpetual</text:p>
            </table:table-cell>
            <table:table-cell table:style-name="Tabla2.C21" office:value-type="string">
              <text:p text:style-name="P56">29-Nov-2015</text:p>
            </table:table-cell>
            <table:table-cell table:style-name="Tabla2.D21" office:value-type="string">
              <text:p text:style-name="Table_20_Contents">Technical SR Enabled</text:p>
            </table:table-cell>
            <table:table-cell table:style-name="Tabla2.E21" office:value-type="string">
              <text:p text:style-name="Table_20_Contents">Standard Premier Support (Software Update License and Support)</text:p>
            </table:table-cell>
            <table:table-cell table:style-name="Tabla2.F21" office:value-type="string">
              <text:p text:style-name="Table_20_Contents">Software Extended Support, Software, Public</text:p>
            </table:table-cell>
            <table:table-cell table:style-name="Tabla2.G2" office:value-type="string">
              <text:p text:style-name="Table_20_Contents">Consejería de Innovación, Ciencia y Empresa (JUAND)</text:p>
            </table:table-cell>
            <table:table-cell table:style-name="Tabla2.H2" office:value-type="string">
              <text:p text:style-name="P67">1</text:p>
            </table:table-cell>
          </table:table-row>
          <table:table-row>
            <table:table-cell table:style-name="Tabla2.A22" office:value-type="float" office:value="16251591">
              <text:p text:style-name="P56">16251591</text:p>
            </table:table-cell>
            <table:table-cell table:style-name="Tabla2.B22" office:value-type="string">
              <text:p text:style-name="Table_20_Contents">Oracle Real Application Clusters - Processor Perpetual</text:p>
            </table:table-cell>
            <table:table-cell table:style-name="Tabla2.C22" office:value-type="string">
              <text:p text:style-name="P56">29-Nov-2015</text:p>
            </table:table-cell>
            <table:table-cell table:style-name="Tabla2.D22" office:value-type="string">
              <text:p text:style-name="Table_20_Contents">Technical SR Enabled</text:p>
            </table:table-cell>
            <table:table-cell table:style-name="Tabla2.E22" office:value-type="string">
              <text:p text:style-name="Table_20_Contents">Standard Premier Support (Software Update License and Support)</text:p>
            </table:table-cell>
            <table:table-cell table:style-name="Tabla2.F22" office:value-type="string">
              <text:p text:style-name="Table_20_Contents">Software Extended Support, Software, Public</text:p>
            </table:table-cell>
            <table:table-cell table:style-name="Tabla2.G2" office:value-type="string">
              <text:p text:style-name="Table_20_Contents">SERVICIO ANDALUZ DE LA SALUD.(JUAND)</text:p>
            </table:table-cell>
            <table:table-cell table:style-name="Tabla2.H2" office:value-type="string">
              <text:p text:style-name="P67">460</text:p>
              <text:p text:style-name="P67"/>
            </table:table-cell>
          </table:table-row>
          <table:table-row>
            <table:table-cell table:style-name="Tabla2.A23" table:number-rows-spanned="6" office:value-type="float" office:value="19759786">
              <text:p text:style-name="P56">19759786</text:p>
            </table:table-cell>
            <table:table-cell table:style-name="Tabla2.B23" office:value-type="string">
              <text:p text:style-name="Table_20_Contents">Oracle Database Enterprise Edition - Processor Perpetual</text:p>
            </table:table-cell>
            <table:table-cell table:style-name="Tabla2.C23" office:value-type="string">
              <text:p text:style-name="P56">29-Nov-2016</text:p>
            </table:table-cell>
            <table:table-cell table:style-name="Tabla2.D23" office:value-type="string">
              <text:p text:style-name="Table_20_Contents">No Support</text:p>
            </table:table-cell>
            <table:table-cell table:style-name="Tabla2.E23" office:value-type="string">
              <text:p text:style-name="Table_20_Contents">Extended Support</text:p>
            </table:table-cell>
            <table:table-cell table:style-name="Tabla2.F23"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56"/>
            </table:table-cell>
          </table:table-row>
          <table:table-row>
            <table:covered-table-cell/>
            <table:table-cell table:style-name="Tabla2.B24" office:value-type="string">
              <text:p text:style-name="Table_20_Contents">Oracle Database Enterprise Edition - Processor Perpetual</text:p>
            </table:table-cell>
            <table:table-cell table:style-name="Tabla2.C24" office:value-type="string">
              <text:p text:style-name="P56">29-Nov-2015</text:p>
            </table:table-cell>
            <table:table-cell table:style-name="Tabla2.D24" office:value-type="string">
              <text:p text:style-name="Table_20_Contents">No Support</text:p>
            </table:table-cell>
            <table:table-cell table:style-name="Tabla2.E24" office:value-type="string">
              <text:p text:style-name="Table_20_Contents">Standard Premier Support (Software Update License and <text:soft-page-break/>Support)</text:p>
            </table:table-cell>
            <table:table-cell table:style-name="Tabla2.F24" office:value-type="string">
              <text:p text:style-name="Table_20_Contents">Software, Public</text:p>
            </table:table-cell>
            <table:table-cell table:style-name="Tabla2.G2" office:value-type="string">
              <text:p text:style-name="Table_20_Contents">Junta De Andalucia</text:p>
            </table:table-cell>
            <table:table-cell table:style-name="Tabla2.H2" office:value-type="string">
              <text:p text:style-name="P56"/>
            </table:table-cell>
          </table:table-row>
          <table:table-row>
            <table:covered-table-cell/>
            <table:table-cell table:style-name="Tabla2.B25" office:value-type="string">
              <text:p text:style-name="Table_20_Contents">Oracle Partitioning - Processor Perpetual</text:p>
            </table:table-cell>
            <table:table-cell table:style-name="Tabla2.C25" office:value-type="string">
              <text:p text:style-name="P56">29-Nov-2016</text:p>
            </table:table-cell>
            <table:table-cell table:style-name="Tabla2.D25" office:value-type="string">
              <text:p text:style-name="Table_20_Contents">No Support</text:p>
            </table:table-cell>
            <table:table-cell table:style-name="Tabla2.E25" office:value-type="string">
              <text:p text:style-name="Table_20_Contents">Extended Support</text:p>
            </table:table-cell>
            <table:table-cell table:style-name="Tabla2.F25" office:value-type="string">
              <text:p text:style-name="Table_20_Contents">Software Extended Support, Software, Public</text:p>
            </table:table-cell>
            <table:table-cell table:style-name="Tabla2.G2" office:value-type="string">
              <text:p text:style-name="Table_20_Contents">Junta De Andalucia</text:p>
            </table:table-cell>
            <table:table-cell table:style-name="Tabla2.H2" office:value-type="string">
              <text:p text:style-name="P56"/>
            </table:table-cell>
          </table:table-row>
          <table:table-row>
            <table:covered-table-cell/>
            <table:table-cell table:style-name="Tabla2.B26" office:value-type="string">
              <text:p text:style-name="Table_20_Contents">Oracle Partitioning - Processor Perpetual</text:p>
            </table:table-cell>
            <table:table-cell table:style-name="Tabla2.C26" office:value-type="string">
              <text:p text:style-name="P56">29-Nov-2015</text:p>
            </table:table-cell>
            <table:table-cell table:style-name="Tabla2.D26" office:value-type="string">
              <text:p text:style-name="Table_20_Contents">No Support</text:p>
            </table:table-cell>
            <table:table-cell table:style-name="Tabla2.E26" office:value-type="string">
              <text:p text:style-name="Table_20_Contents">Standard Premier Support (Software Update License and Support)</text:p>
            </table:table-cell>
            <table:table-cell table:style-name="Tabla2.F26" office:value-type="string">
              <text:p text:style-name="Table_20_Contents">Software, Public</text:p>
            </table:table-cell>
            <table:table-cell table:style-name="Tabla2.G2" office:value-type="string">
              <text:p text:style-name="Table_20_Contents">Junta De Andalucia</text:p>
            </table:table-cell>
            <table:table-cell table:style-name="Tabla2.H2" office:value-type="string">
              <text:p text:style-name="P56"/>
            </table:table-cell>
          </table:table-row>
          <table:table-row>
            <table:covered-table-cell/>
            <table:table-cell table:style-name="Tabla2.B27" office:value-type="string">
              <text:p text:style-name="Table_20_Contents">Oracle WebLogic Suite - Processor Perpetual</text:p>
            </table:table-cell>
            <table:table-cell table:style-name="Tabla2.C27" office:value-type="string">
              <text:p text:style-name="P56">29-Nov-2016</text:p>
            </table:table-cell>
            <table:table-cell table:style-name="Tabla2.D27" office:value-type="string">
              <text:p text:style-name="Table_20_Contents">No Support</text:p>
            </table:table-cell>
            <table:table-cell table:style-name="Tabla2.E27" office:value-type="string">
              <text:p text:style-name="Table_20_Contents">Extended Support</text:p>
            </table:table-cell>
            <table:table-cell table:style-name="Tabla2.G2" office:value-type="string">
              <text:p text:style-name="Table_20_Contents">Software Extended Support, Software, Public</text:p>
            </table:table-cell>
            <table:table-cell table:style-name="Tabla2.G27" office:value-type="string">
              <text:p text:style-name="Table_20_Contents">Junta De Andalucia</text:p>
            </table:table-cell>
            <table:table-cell table:style-name="Tabla2.H27" office:value-type="string">
              <text:p text:style-name="P56"/>
            </table:table-cell>
          </table:table-row>
          <table:table-row>
            <table:covered-table-cell/>
            <table:table-cell table:style-name="Tabla2.B28" office:value-type="string">
              <text:p text:style-name="Table_20_Contents">Oracle WebLogic Suite - Processor Perpetual</text:p>
            </table:table-cell>
            <table:table-cell table:style-name="Tabla2.C28" office:value-type="string">
              <text:p text:style-name="P56">29-Nov-2015</text:p>
            </table:table-cell>
            <table:table-cell table:style-name="Tabla2.D28" office:value-type="string">
              <text:p text:style-name="Table_20_Contents">No Support</text:p>
            </table:table-cell>
            <table:table-cell table:style-name="Tabla2.E28" office:value-type="string">
              <text:p text:style-name="Table_20_Contents">Standard Premier Support (Software Update License and Support)</text:p>
            </table:table-cell>
            <table:table-cell table:style-name="Tabla2.G2" office:value-type="string">
              <text:p text:style-name="Table_20_Contents">Software, Public</text:p>
            </table:table-cell>
            <table:table-cell table:style-name="Tabla2.G28" office:value-type="string">
              <text:p text:style-name="Table_20_Contents">Junta De Andalucia</text:p>
            </table:table-cell>
            <table:table-cell table:style-name="Tabla2.H28" office:value-type="string">
              <text:p text:style-name="P56"/>
            </table:table-cell>
          </table:table-row>
          <table:table-row>
            <table:table-cell table:style-name="Tabla2.A29" office:value-type="float" office:value="77782">
              <text:p text:style-name="P56">77782</text:p>
            </table:table-cell>
            <table:table-cell table:style-name="Tabla2.B29" office:value-type="string">
              <text:p text:style-name="Table_20_Contents">OEM PERF PACK V7.3</text:p>
            </table:table-cell>
            <table:table-cell table:style-name="Tabla2.C29" office:value-type="string">
              <text:p text:style-name="P56">29-Nov-2015</text:p>
            </table:table-cell>
            <table:table-cell table:style-name="Tabla2.D29" office:value-type="string">
              <text:p text:style-name="Table_20_Contents">Technical SR Enabled</text:p>
            </table:table-cell>
            <table:table-cell table:style-name="Tabla2.E29" office:value-type="string">
              <text:p text:style-name="Table_20_Contents">Standard Premier Support (Software Update License and Support)</text:p>
            </table:table-cell>
            <table:table-cell table:style-name="Tabla2.G8" office:value-type="string">
              <text:p text:style-name="Table_20_Contents">Software, Public</text:p>
            </table:table-cell>
            <table:table-cell table:style-name="Tabla2.G29" office:value-type="string">
              <text:p text:style-name="Table_20_Contents">HOSPITAL DE PONIENTE-SAS.(JUAND)</text:p>
            </table:table-cell>
            <table:table-cell table:style-name="Tabla2.H29" office:value-type="string">
              <text:p text:style-name="P56"/>
            </table:table-cell>
          </table:table-row>
        </table:table>
        <text:p text:style-name="P39"/>
        <text:h text:style-name="P90" text:outline-level="2"><text:bookmark-start text:name="__RefHeading__6702_949043152"/>Licencias adquiridas por Organismos de la JdA antes de 2005 y asumidos por DGPD<text:bookmark-end text:name="__RefHeading__6702_949043152"/></text:h>
        <text:p text:style-name="P41">A continuación se va a realizar un listado de los SI que constan en el actual contrato entre la JdA y Oracle. Esta información ha sido <text:span text:style-name="T23">extraída</text:span> de<text:span text:style-name="T23">l apartado 3.1 Soporte Básico del </text:span><text:a xlink:type="simple" xlink:href="http://gestdoc.i-administracion.junta-andalucia.es/alfresco/n/showDocDetails/workspace/SpacesStore/041aaee8-b7e6-496a-8d27-d7308c3ec96b"><text:span text:style-name="T23">actual contrato</text:span></text:a><text:span text:style-name="T23">, que está almacenado en el Gestor Documental </text:span><text:a xlink:type="simple" xlink:href="http://gestdoc.i-administracion.junta-andalucia.es/alfresco/"><text:span text:style-name="T23">http://gestdoc.i-administracion.junta-andalucia.es/alfresco/</text:span></text:a><text:span text:style-name="T23">.</text:span></text:p>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55">CIS <text:span text:style-name="T23">Admin.</text:span></text:p>
              </table:table-cell>
              <table:table-cell table:style-name="Tabla7.A1" office:value-type="string">
                <text:p text:style-name="P55">CSI</text:p>
              </table:table-cell>
              <table:table-cell table:style-name="Tabla7.A1" office:value-type="string">
                <text:p text:style-name="P55">Producto</text:p>
              </table:table-cell>
              <table:table-cell table:style-name="Tabla7.D1" office:value-type="string">
                <text:p text:style-name="P55">Nº. Us. / Proc.</text:p>
              </table:table-cell>
            </table:table-row>
          </table:table-header-rows>
          <table:table-row>
            <table:table-cell table:style-name="Tabla7.A2" office:value-type="string">
              <text:p text:style-name="P59">Sí</text:p>
            </table:table-cell>
            <table:table-cell table:style-name="Tabla7.B2" office:value-type="float" office:value="16251591">
              <text:p text:style-name="P56">16251591<text:note text:id="ftn2" text:note-class="footnote"><text:note-citation>2</text:note-citation><text:note-body><text:p text:style-name="P72">Estas licencias se corresponden con la certificación que la Junta de Andalucía realizó a finales del contrato 2005/2011.</text:p></text:note-body></text:note></text:p>
            </table:table-cell>
            <table:table-cell table:style-name="Tabla7.C30" office:value-type="string">
              <text:p text:style-name="Table_20_Contents">Real Application Clusters - Processor Perpetual</text:p>
            </table:table-cell>
            <table:table-cell table:style-name="Tabla7.D2" office:value-type="float" office:value="460">
              <text:p text:style-name="P56">460</text:p>
            </table:table-cell>
          </table:table-row>
          <table:table-row>
            <table:table-cell table:style-name="Tabla7.A13" table:number-rows-spanned="11" office:value-type="string">
              <text:p text:style-name="P56"/>
            </table:table-cell>
            <table:table-cell table:style-name="Tabla7.B13" table:number-rows-spanned="11" office:value-type="string">
              <text:p text:style-name="P56">14696588</text:p>
            </table:table-cell>
            <table:table-cell table:style-name="Tabla7.C30" office:value-type="string">
              <text:p text:style-name="Table_20_Contents">JDeveloper - Named User Perpetual</text:p>
            </table:table-cell>
            <table:table-cell table:style-name="Tabla7.D3" office:value-type="float" office:value="1">
              <text:p text:style-name="P56">1</text:p>
            </table:table-cell>
          </table:table-row>
          <table:table-row>
            <table:covered-table-cell/>
            <table:covered-table-cell/>
            <table:table-cell table:style-name="Tabla7.C30" office:value-type="string">
              <text:p text:style-name="Table_20_Contents">Discoverer Desktop Edition - Named User Perpetual</text:p>
            </table:table-cell>
            <table:table-cell table:style-name="Tabla7.D4" office:value-type="float" office:value="90">
              <text:p text:style-name="P56">90</text:p>
            </table:table-cell>
          </table:table-row>
          <table:table-row>
            <table:covered-table-cell/>
            <table:covered-table-cell/>
            <table:table-cell table:style-name="Tabla7.C30" office:value-type="string">
              <text:p text:style-name="Table_20_Contents">Programmer - Named User Perpetual</text:p>
            </table:table-cell>
            <table:table-cell table:style-name="Tabla7.D5" office:value-type="float" office:value="53">
              <text:p text:style-name="P56">53</text:p>
            </table:table-cell>
          </table:table-row>
          <table:table-row>
            <table:covered-table-cell/>
            <table:covered-table-cell/>
            <table:table-cell table:style-name="Tabla7.C30" office:value-type="string">
              <text:p text:style-name="Table_20_Contents">Internet Developer Suite - Named User Perpetual</text:p>
            </table:table-cell>
            <table:table-cell table:style-name="Tabla7.D6" office:value-type="float" office:value="13">
              <text:p text:style-name="P56">13</text:p>
            </table:table-cell>
          </table:table-row>
          <table:table-row>
            <table:covered-table-cell/>
            <table:covered-table-cell/>
            <table:table-cell table:style-name="Tabla7.C30" office:value-type="string">
              <text:p text:style-name="Table_20_Contents">Tuning Pack - Processor Perpetual</text:p>
            </table:table-cell>
            <table:table-cell table:style-name="Tabla7.D7" office:value-type="float" office:value="37">
              <text:p text:style-name="P56">37</text:p>
            </table:table-cell>
          </table:table-row>
          <table:table-row>
            <table:covered-table-cell/>
            <table:covered-table-cell/>
            <table:table-cell table:style-name="Tabla7.C30" office:value-type="string">
              <text:p text:style-name="Table_20_Contents">Diagnostics Pack - Processor Perpetual</text:p>
            </table:table-cell>
            <table:table-cell table:style-name="Tabla7.D8" office:value-type="float" office:value="37">
              <text:p text:style-name="P56">37</text:p>
            </table:table-cell>
          </table:table-row>
          <table:table-row>
            <table:covered-table-cell/>
            <table:covered-table-cell/>
            <table:table-cell table:style-name="Tabla7.C30" office:value-type="string">
              <text:p text:style-name="Table_20_Contents">Developer - Named User</text:p>
            </table:table-cell>
            <table:table-cell table:style-name="Tabla7.D9" office:value-type="float" office:value="164">
              <text:p text:style-name="P56">164</text:p>
            </table:table-cell>
          </table:table-row>
          <table:table-row>
            <table:covered-table-cell/>
            <table:covered-table-cell/>
            <table:table-cell table:style-name="Tabla7.C30" office:value-type="string">
              <text:p text:style-name="Table_20_Contents">Designer - Nonstandard User</text:p>
            </table:table-cell>
            <table:table-cell table:style-name="Tabla7.D10" office:value-type="float" office:value="57">
              <text:p text:style-name="P56">57</text:p>
            </table:table-cell>
          </table:table-row>
          <table:table-row>
            <table:covered-table-cell/>
            <table:covered-table-cell/>
            <table:table-cell table:style-name="Tabla7.C30" office:value-type="string">
              <text:p text:style-name="Table_20_Contents">Tuning Pack - Named User Perpetual</text:p>
            </table:table-cell>
            <table:table-cell table:style-name="Tabla7.D11" office:value-type="float" office:value="40">
              <text:p text:style-name="P56">40</text:p>
            </table:table-cell>
          </table:table-row>
          <table:table-row>
            <table:covered-table-cell/>
            <table:covered-table-cell/>
            <table:table-cell table:style-name="Tabla7.C30" office:value-type="string">
              <text:p text:style-name="Table_20_Contents">Diagnostics Pack - Named User Perpetual</text:p>
            </table:table-cell>
            <table:table-cell table:style-name="Tabla7.D12" office:value-type="float" office:value="40">
              <text:p text:style-name="P56">40</text:p>
            </table:table-cell>
          </table:table-row>
          <table:table-row>
            <table:covered-table-cell/>
            <table:covered-table-cell/>
            <table:table-cell table:style-name="Tabla7.C30" office:value-type="string">
              <text:p text:style-name="Table_20_Contents">Change Management Pack - Named User Perpetual</text:p>
            </table:table-cell>
            <table:table-cell table:style-name="Tabla7.D13" office:value-type="float" office:value="40">
              <text:p text:style-name="P56">40</text:p>
            </table:table-cell>
          </table:table-row>
          <table:table-row>
            <table:table-cell table:style-name="Tabla7.A16" table:number-rows-spanned="3" office:value-type="string">
              <text:p text:style-name="P59">Sí</text:p>
            </table:table-cell>
            <table:table-cell table:style-name="Tabla7.B14" table:number-rows-spanned="3" office:value-type="float" office:value="14651112">
              <text:p text:style-name="P56">14651112<text:note text:id="ftn3" text:note-class="footnote"><text:note-citation>3</text:note-citation><text:note-body><text:p text:style-name="P72">CSI unificado de la JdA</text:p></text:note-body></text:note></text:p>
            </table:table-cell>
            <table:table-cell table:style-name="Tabla7.C30" office:value-type="string">
              <text:p text:style-name="Table_20_Contents">Diagnostics Pack - Processor Perpetual</text:p>
            </table:table-cell>
            <table:table-cell table:style-name="Tabla7.D14" office:value-type="float" office:value="12">
              <text:p text:style-name="P56">12</text:p>
            </table:table-cell>
          </table:table-row>
          <table:table-row>
            <table:covered-table-cell/>
            <table:covered-table-cell/>
            <table:table-cell table:style-name="Tabla7.C30" office:value-type="string">
              <text:p text:style-name="Table_20_Contents">Tuning Pack - Processor Perpetual</text:p>
            </table:table-cell>
            <table:table-cell table:style-name="Tabla7.D15" office:value-type="float" office:value="12">
              <text:p text:style-name="P56">12</text:p>
            </table:table-cell>
          </table:table-row>
          <table:table-row>
            <table:covered-table-cell/>
            <table:covered-table-cell/>
            <table:table-cell table:style-name="Tabla7.C30" office:value-type="string">
              <text:p text:style-name="Table_20_Contents">Internet Developer Suite - Named User Plus Perpetual</text:p>
            </table:table-cell>
            <table:table-cell table:style-name="Tabla7.D16" office:value-type="float" office:value="7">
              <text:p text:style-name="P56">7</text:p>
            </table:table-cell>
          </table:table-row>
          <table:table-row>
            <table:table-cell table:style-name="Tabla7.A18" office:value-type="string">
              <text:p text:style-name="P63">No</text:p>
            </table:table-cell>
            <table:table-cell table:style-name="Tabla7.B17" office:value-type="float" office:value="16124791">
              <text:p text:style-name="P56">16124791</text:p>
            </table:table-cell>
            <table:table-cell table:style-name="Tabla7.C30" office:value-type="string">
              <text:p text:style-name="Table_20_Contents">Real Application Clusters - Processor Perpetual</text:p>
            </table:table-cell>
            <table:table-cell table:style-name="Tabla7.D17" office:value-type="float" office:value="92">
              <text:p text:style-name="P56">92</text:p>
            </table:table-cell>
          </table:table-row>
          <table:table-row>
            <table:table-cell table:style-name="Tabla7.A18" office:value-type="string">
              <text:p text:style-name="P63">No</text:p>
            </table:table-cell>
            <table:table-cell table:style-name="Tabla7.B18" office:value-type="float" office:value="18148136">
              <text:p text:style-name="P56">18148136</text:p>
            </table:table-cell>
            <table:table-cell table:style-name="Tabla7.C30" office:value-type="string">
              <text:p text:style-name="Table_20_Contents">Real Application Clusters - Processor Perpetual</text:p>
            </table:table-cell>
            <table:table-cell table:style-name="Tabla7.D18" office:value-type="float" office:value="2">
              <text:p text:style-name="P56">2</text:p>
            </table:table-cell>
          </table:table-row>
          <table:table-row>
            <table:table-cell table:style-name="Tabla7.A19" office:value-type="string">
              <text:p text:style-name="P59">Sí</text:p>
            </table:table-cell>
            <table:table-cell table:style-name="Tabla7.B19" office:value-type="string">
              <text:p text:style-name="P57">15614855<text:note text:id="ftn4" text:note-class="footnote"><text:note-citation>4</text:note-citation><text:note-body><text:p text:style-name="P72">Se corresponde con los productos del proyecto GUÍA.</text:p></text:note-body></text:note></text:p>
            </table:table-cell>
            <table:table-cell table:style-name="Tabla7.C30" office:value-type="string">
              <text:p text:style-name="Table_20_Contents">Enterprise Single Sign-On Suite Plus - Named User Plus Perpetual</text:p>
            </table:table-cell>
            <table:table-cell table:style-name="Tabla7.D30" office:value-type="string">
              <text:p text:style-name="P56">**</text:p>
            </table:table-cell>
          </table:table-row>
          <table:table-row>
            <table:table-cell table:style-name="Tabla7.A31" table:number-rows-spanned="12" office:value-type="string">
              <text:p text:style-name="P59">Sí</text:p>
            </table:table-cell>
            <table:table-cell table:style-name="Tabla7.B20" table:number-rows-spanned="12" office:value-type="float" office:value="15623401">
              <text:p text:style-name="P56">15623401<text:note text:id="ftn5" text:note-class="footnote"><text:note-citation>5</text:note-citation><text:note-body><text:p text:style-name="P72">Se corresponden con los productos del proyecto GUÍA</text:p></text:note-body></text:note></text:p>
            </table:table-cell>
            <table:table-cell table:style-name="Tabla7.C30" office:value-type="string">
              <text:p text:style-name="Table_20_Contents">Identity Manager Connector - Sun Solaris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RedHat Linux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UNIX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RSA Authentication Manager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Microsoft Active Directory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Siebel Enterprise Applications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Database Applications Table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Database User Management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Connector - IBM RACF - Connect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Federation - Processor Perpetual</text:p>
            </table:table-cell>
            <table:table-cell table:style-name="Tabla7.D30" office:value-type="string">
              <text:p text:style-name="P56">**</text:p>
            </table:table-cell>
          </table:table-row>
          <table:table-row>
            <table:covered-table-cell/>
            <table:covered-table-cell/>
            <table:table-cell table:style-name="Tabla7.C30" office:value-type="string">
              <text:p text:style-name="Table_20_Contents">Identity Manager - Employee User Perpetual</text:p>
            </table:table-cell>
            <table:table-cell table:style-name="Tabla7.D30" office:value-type="string">
              <text:p text:style-name="P56">**</text:p>
            </table:table-cell>
          </table:table-row>
          <table:table-row>
            <table:covered-table-cell/>
            <table:covered-table-cell/>
            <table:table-cell table:style-name="Tabla7.C31" office:value-type="string">
              <text:p text:style-name="Table_20_Contents">Directory Services - Named User Plus Perpetual</text:p>
            </table:table-cell>
            <table:table-cell table:style-name="Tabla7.D31" office:value-type="string">
              <text:p text:style-name="P56">**</text:p>
            </table:table-cell>
          </table:table-row>
        </table:table>
        <text:h text:style-name="P87" text:outline-level="2"><text:bookmark-start text:name="__RefHeading__2054_965740331"/><text:span text:style-name="T6">L</text:span><text:span text:style-name="T5">icencias adquiridas por EE.II.</text:span><text:bookmark-end text:name="__RefHeading__2054_965740331"/></text:h>
        <table:table table:name="Tabla3" table:style-name="Tabla3">
          <table:table-column table:style-name="Tabla3.A"/>
          <table:table-row>
            <table:table-cell table:style-name="Tabla3.A1" office:value-type="string">
              <text:p text:style-name="P96">En este apartado referenciar todas las licencias de las que tenemos conocimiento.</text:p>
              <text:p text:style-name="P95"/>
            </table:table-cell>
          </table:table-row>
        </table:table>
        <text:p text:style-name="P83"><text:span text:style-name="T10">P</text:span><text:span text:style-name="T5">revio a la </text:span><text:span text:style-name="T11">realización</text:span><text:span text:style-name="T5"> del contrato correspondiente al 2011/2012, las diferentes Entidades Instrumentales de la Junta de Andalucía realizando una declaración de los productos que tenían contratados y de estar al </text:span><text:span text:style-name="T11">corriente</text:span><text:span text:style-name="T5"> del pago de los mismo, </text:span><text:span text:style-name="T11">ver </text:span><text:span text:style-name="T11"><text:bookmark-ref text:reference-format="chapter" text:ref-name="__RefHeading__6708_949043152">4.2</text:bookmark-ref></text:span><text:span text:style-name="T11"> </text:span><text:span text:style-name="T11"><text:bookmark-ref text:reference-format="text" text:ref-name="__RefHeading__6708_949043152">Anexo II: Licencias de las EE.II.</text:bookmark-ref></text:span></text:p>
        <text:h text:style-name="P89" text:outline-level="2"><text:span text:style-name="T11">L</text:span><text:span text:style-name="T5">icencias recogidas pro Oracle</text:span></text:h>
        <table:table table:name="Tabla24" table:style-name="Tabla24">
          <table:table-column table:style-name="Tabla24.A"/>
          <table:table-row>
            <table:table-cell table:style-name="Tabla24.A1" office:value-type="string">
              <text:p text:style-name="P96">Indicar la información que nos ha proporcionado Oracle</text:p>
            </table:table-cell>
          </table:table-row>
        </table:table>
        <text:h text:style-name="P89" text:outline-level="2">Realionar las licencias</text:h>
        <table:table table:name="Tabla25" table:style-name="Tabla25">
          <table:table-column table:style-name="Tabla25.A"/>
          <table:table-row>
            <table:table-cell table:style-name="Tabla25.A1" office:value-type="string">
              <text:p text:style-name="P96">Buscamos relacionar las licencias que tenemos.</text:p>
            </table:table-cell>
          </table:table-row>
        </table:table>
        <text:h text:style-name="P76" text:outline-level="1"><text:bookmark-start text:name="__RefHeading__6704_949043152"/>Anexos<text:bookmark-end text:name="__RefHeading__6704_949043152"/></text:h>
        <text:h text:style-name="P88" text:outline-level="2"><text:bookmark-start text:name="__RefHeading__6706_949043152"/><text:span text:style-name="T6">A</text:span><text:span text:style-name="T5">nexo I: SI unificado de la JdA (14651112).</text:span><text:bookmark-end text:name="__RefHeading__6706_949043152"/></text:h>
        <table:table table:name="Tabla4" table:style-name="Tabla4">
          <table:table-column table:style-name="Tabla4.A"/>
          <table:table-row>
            <table:table-cell table:style-name="Tabla4.A1" office:value-type="string">
              <text:p text:style-name="P54">En este apartado se va realizar una descripción de lo que es el SI unificado de la JdA,</text:p>
              <text:list xml:id="list5017545952126098578" text:style-name="L2">
                <text:list-item>
                  <text:p text:style-name="P94">Indicar cual es</text:p>
                </text:list-item>
                <text:list-item>
                  <text:p text:style-name="P94">Indicar que se han pasado al mismo los contratos</text:p>
                </text:list-item>
                <text:list-item>
                  <text:p text:style-name="P94">Indicar que para próximas negociaciones se ha de indicar que queremos que los contratos cuelguen de este SI, para evitar tener que hacer migraciones.</text:p>
                </text:list-item>
              </text:list>
              <text:p text:style-name="P54"/>
            </table:table-cell>
          </table:table-row>
        </table:table>
        <text:p text:style-name="Text_20_body"/>
        <text:h text:style-name="P91" text:outline-level="2"><text:bookmark-start text:name="__RefHeading__6708_949043152"/>Anexo II: Licencias de las EE.II.<text:bookmark-end text:name="__RefHeading__6708_949043152"/></text:h>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header-rows>
            <table:table-row>
              <table:table-cell table:style-name="Tabla8.A1" office:value-type="string">
                <text:p text:style-name="P61">CIS en la Oferta</text:p>
              </table:table-cell>
              <table:table-cell table:style-name="Tabla8.A1" office:value-type="string">
                <text:p text:style-name="P60">Descripción</text:p>
              </table:table-cell>
              <table:table-cell table:style-name="Tabla8.A1" office:value-type="string">
                <text:p text:style-name="P60">CSI</text:p>
              </table:table-cell>
              <table:table-cell table:style-name="Tabla8.A1" office:value-type="string">
                <text:p text:style-name="P60">Producto</text:p>
              </table:table-cell>
              <table:table-cell table:style-name="Tabla8.A1" office:value-type="string">
                <text:p text:style-name="P60">Nº. Us. / Proc.</text:p>
              </table:table-cell>
              <table:table-cell table:style-name="Tabla8.A1" office:value-type="string">
                <text:p text:style-name="P60">FECHA INICIO</text:p>
              </table:table-cell>
              <table:table-cell table:style-name="Tabla8.G1" office:value-type="string">
                <text:p text:style-name="P60">FECHA FIN SOPORTE</text:p>
              </table:table-cell>
            </table:table-row>
          </table:table-header-rows>
          <table:table-row>
            <table:table-cell table:style-name="Tabla8.A2" office:value-type="string">
              <text:p text:style-name="P68">No</text:p>
            </table:table-cell>
            <table:table-cell table:style-name="Tabla8.B2" office:value-type="string">
              <text:p text:style-name="P62">AGENCIA ANDALUZA DE PROMOCION EXTERIOR-EXTENDA</text:p>
            </table:table-cell>
            <table:table-cell table:style-name="Tabla8.C2" office:value-type="float" office:value="10498662">
              <text:p text:style-name="P58">10498662</text:p>
            </table:table-cell>
            <table:table-cell table:style-name="Tabla8.D20" office:value-type="string">
              <text:p text:style-name="P62">Internet Application Server Enterprise Edition - Processor Perpetual</text:p>
            </table:table-cell>
            <table:table-cell table:style-name="Tabla8.E2" office:value-type="float" office:value="1">
              <text:p text:style-name="P58">1</text:p>
            </table:table-cell>
            <table:table-cell table:style-name="Tabla8.F2" office:value-type="date" office:date-value="2010-11-29">
              <text:p text:style-name="P58">29/11/10</text:p>
            </table:table-cell>
            <table:table-cell table:style-name="Tabla8.G2" office:value-type="date" office:date-value="2011-11-28">
              <text:p text:style-name="P58">28/11/11</text:p>
            </table:table-cell>
          </table:table-row>
          <table:table-row>
            <table:table-cell table:style-name="Tabla8.A3" office:value-type="string">
              <text:p text:style-name="P69">No</text:p>
            </table:table-cell>
            <table:table-cell table:style-name="Tabla8.B3" office:value-type="string">
              <text:p text:style-name="P62">Agencia de Medio Ambiente y Agua de Andalucía</text:p>
            </table:table-cell>
            <table:table-cell table:style-name="Tabla8.C3" office:value-type="float" office:value="83779">
              <text:p text:style-name="P58">83779</text:p>
            </table:table-cell>
            <table:table-cell table:style-name="Tabla8.D20" office:value-type="string">
              <text:p text:style-name="P62">Oracle Database Enterprise Edition</text:p>
            </table:table-cell>
            <table:table-cell table:style-name="Tabla8.E3" office:value-type="float" office:value="20">
              <text:p text:style-name="P58">20</text:p>
            </table:table-cell>
            <table:table-cell table:style-name="Tabla8.F3" office:value-type="date" office:date-value="2011-03-02">
              <text:p text:style-name="P58">02/03/11</text:p>
            </table:table-cell>
            <table:table-cell table:style-name="Tabla8.G3" office:value-type="date" office:date-value="2012-03-01">
              <text:p text:style-name="P58">01/03/12</text:p>
            </table:table-cell>
          </table:table-row>
          <table:table-row>
            <table:table-cell table:style-name="Tabla8.A4" office:value-type="string">
              <text:p text:style-name="P69">No</text:p>
            </table:table-cell>
            <table:table-cell table:style-name="Tabla8.B4" office:value-type="string">
              <text:p text:style-name="P62">Agencia de Medio Ambiente y Agua de Andalucía</text:p>
            </table:table-cell>
            <table:table-cell table:style-name="Tabla8.C4" office:value-type="float" office:value="10466">
              <text:p text:style-name="P58">10466</text:p>
            </table:table-cell>
            <table:table-cell table:style-name="Tabla8.D20" office:value-type="string">
              <text:p text:style-name="P62">Oracle Database Enterprise Edition</text:p>
            </table:table-cell>
            <table:table-cell table:style-name="Tabla8.E4" office:value-type="float" office:value="32">
              <text:p text:style-name="P58">32</text:p>
            </table:table-cell>
            <table:table-cell table:style-name="Tabla8.F4" office:value-type="date" office:date-value="2011-03-02">
              <text:p text:style-name="P58">02/03/11</text:p>
            </table:table-cell>
            <table:table-cell table:style-name="Tabla8.G4" office:value-type="date" office:date-value="2012-03-01">
              <text:p text:style-name="P58">01/03/12</text:p>
            </table:table-cell>
          </table:table-row>
          <table:table-row>
            <table:table-cell table:style-name="Tabla8.A5" office:value-type="string">
              <text:p text:style-name="P69">No</text:p>
            </table:table-cell>
            <table:table-cell table:style-name="Tabla8.B5" office:value-type="string">
              <text:p text:style-name="P62">Agencia de Medio Ambiente y Agua de Andalucía</text:p>
            </table:table-cell>
            <table:table-cell table:style-name="Tabla8.C5" office:value-type="float" office:value="16705668">
              <text:p text:style-name="P58">16705668</text:p>
            </table:table-cell>
            <table:table-cell table:style-name="Tabla8.D20" office:value-type="string">
              <text:p text:style-name="P62">Oracle Database Enterprise Edition - Named User Plus Perpetual</text:p>
            </table:table-cell>
            <table:table-cell table:style-name="Tabla8.E5" office:value-type="float" office:value="150">
              <text:p text:style-name="P58">150</text:p>
            </table:table-cell>
            <table:table-cell table:style-name="Tabla8.F5" office:value-type="date" office:date-value="2011-02-26">
              <text:p text:style-name="P58">26/02/11</text:p>
            </table:table-cell>
            <table:table-cell table:style-name="Tabla8.G5" office:value-type="date" office:date-value="2012-02-25">
              <text:p text:style-name="P58">25/02/12</text:p>
            </table:table-cell>
          </table:table-row>
          <table:table-row>
            <table:table-cell table:style-name="Tabla8.A10" table:number-rows-spanned="5" office:value-type="string">
              <text:p text:style-name="P69">No</text:p>
            </table:table-cell>
            <table:table-cell table:style-name="Tabla8.B6" office:value-type="string">
              <text:p text:style-name="P62">Agencia de Medio Ambiente y Agua de Andalucía</text:p>
            </table:table-cell>
            <table:table-cell table:style-name="Tabla8.C6" table:number-rows-spanned="5" office:value-type="string">
              <text:p text:style-name="P58">15596525</text:p>
            </table:table-cell>
            <table:table-cell table:style-name="Tabla8.D20" office:value-type="string">
              <text:p text:style-name="P62">PeopleSoft Enterprise Human Resources - Enterprise Employee Perpetual</text:p>
            </table:table-cell>
            <table:table-cell table:style-name="Tabla8.E6" office:value-type="float" office:value="6000">
              <text:p text:style-name="P58">6000</text:p>
            </table:table-cell>
            <table:table-cell table:style-name="Tabla8.F6" office:value-type="date" office:date-value="2011-08-30">
              <text:p text:style-name="P58">30/08/11</text:p>
            </table:table-cell>
            <table:table-cell table:style-name="Tabla8.G6" office:value-type="date" office:date-value="2012-08-29">
              <text:p text:style-name="P58">29/08/12</text:p>
            </table:table-cell>
          </table:table-row>
          <table:table-row>
            <table:covered-table-cell/>
            <table:table-cell table:style-name="Tabla8.B7" office:value-type="string">
              <text:p text:style-name="P62">Agencia de Medio Ambiente y Agua de Andalucía</text:p>
            </table:table-cell>
            <table:covered-table-cell/>
            <table:table-cell table:style-name="Tabla8.D20" office:value-type="string">
              <text:p text:style-name="P62">PeopleSoft Enterprise Payroll - Enterprise Employee Perpetual</text:p>
            </table:table-cell>
            <table:table-cell table:style-name="Tabla8.E7" office:value-type="float" office:value="6000">
              <text:p text:style-name="P58">6000</text:p>
            </table:table-cell>
            <table:table-cell table:style-name="Tabla8.F7" office:value-type="date" office:date-value="2011-08-30">
              <text:p text:style-name="P58">30/08/11</text:p>
            </table:table-cell>
            <table:table-cell table:style-name="Tabla8.G7" office:value-type="date" office:date-value="2012-08-29">
              <text:p text:style-name="P58">29/08/12</text:p>
            </table:table-cell>
          </table:table-row>
          <table:table-row>
            <table:covered-table-cell/>
            <table:table-cell table:style-name="Tabla8.B8" office:value-type="string">
              <text:p text:style-name="P62">Agencia de Medio Ambiente y Agua de Andalucía</text:p>
            </table:table-cell>
            <table:covered-table-cell/>
            <table:table-cell table:style-name="Tabla8.D20" office:value-type="string">
              <text:p text:style-name="P62">PeopleSoft Enterprise Time and Labor - Enterprise Employee Perpetual</text:p>
            </table:table-cell>
            <table:table-cell table:style-name="Tabla8.E8" office:value-type="float" office:value="6000">
              <text:p text:style-name="P58">6000</text:p>
            </table:table-cell>
            <table:table-cell table:style-name="Tabla8.F8" office:value-type="date" office:date-value="2011-08-30">
              <text:p text:style-name="P58">30/08/11</text:p>
            </table:table-cell>
            <table:table-cell table:style-name="Tabla8.G8" office:value-type="date" office:date-value="2012-08-29">
              <text:p text:style-name="P58">29/08/12</text:p>
            </table:table-cell>
          </table:table-row>
          <table:table-row>
            <table:covered-table-cell/>
            <table:table-cell table:style-name="Tabla8.B9" office:value-type="string">
              <text:p text:style-name="P62">Agencia de Medio Ambiente y Agua de Andalucía</text:p>
            </table:table-cell>
            <table:covered-table-cell/>
            <table:table-cell table:style-name="Tabla8.D20" office:value-type="string">
              <text:p text:style-name="P62">PeopleSoft Enterprise ePerformance - Enterprise Employee Perpetual</text:p>
            </table:table-cell>
            <table:table-cell table:style-name="Tabla8.E9" office:value-type="float" office:value="6000">
              <text:p text:style-name="P58">6000</text:p>
            </table:table-cell>
            <table:table-cell table:style-name="Tabla8.F9" office:value-type="date" office:date-value="2011-08-30">
              <text:p text:style-name="P58">30/08/11</text:p>
            </table:table-cell>
            <table:table-cell table:style-name="Tabla8.G9" office:value-type="date" office:date-value="2012-08-29">
              <text:p text:style-name="P58">29/08/12</text:p>
            </table:table-cell>
          </table:table-row>
          <table:table-row>
            <table:covered-table-cell/>
            <table:table-cell table:style-name="Tabla8.B10" office:value-type="string">
              <text:p text:style-name="P62">Agencia de Medio Ambiente y Agua de Andalucía</text:p>
            </table:table-cell>
            <table:covered-table-cell/>
            <table:table-cell table:style-name="Tabla8.D20" office:value-type="string">
              <text:p text:style-name="P62">PeopleSoft Enterprise Recruiting Solutions - Enterprise Employee Perpetual</text:p>
            </table:table-cell>
            <table:table-cell table:style-name="Tabla8.E10" office:value-type="float" office:value="6000">
              <text:p text:style-name="P58">6000</text:p>
            </table:table-cell>
            <table:table-cell table:style-name="Tabla8.F10" office:value-type="date" office:date-value="2011-08-30">
              <text:p text:style-name="P58">30/08/11</text:p>
            </table:table-cell>
            <table:table-cell table:style-name="Tabla8.G10" office:value-type="date" office:date-value="2012-08-29">
              <text:p text:style-name="P58">29/08/12</text:p>
            </table:table-cell>
          </table:table-row>
          <table:table-row>
            <table:table-cell table:style-name="Tabla8.A34" table:number-rows-spanned="24" office:value-type="string">
              <text:p text:style-name="P69">No</text:p>
            </table:table-cell>
            <table:table-cell table:style-name="Tabla8.B11" office:value-type="string">
              <text:p text:style-name="P62">Consejería de Economía y Hacienda</text:p>
            </table:table-cell>
            <table:table-cell table:style-name="Tabla8.C11" table:number-rows-spanned="24" office:value-type="string">
              <text:p text:style-name="P58">15249833</text:p>
            </table:table-cell>
            <table:table-cell table:style-name="Tabla8.D20" office:value-type="string">
              <text:p text:style-name="P62">Siebel Field Service - Named User Perpetual</text:p>
            </table:table-cell>
            <table:table-cell table:style-name="Tabla8.E11" office:value-type="float" office:value="100">
              <text:p text:style-name="P58">100</text:p>
            </table:table-cell>
            <table:table-cell table:style-name="Tabla8.F11" office:value-type="date" office:date-value="2011-01-01">
              <text:p text:style-name="P58">01/01/11</text:p>
            </table:table-cell>
            <table:table-cell table:style-name="Tabla8.G11" office:value-type="date" office:date-value="2011-12-31">
              <text:p text:style-name="P58">31/12/11</text:p>
            </table:table-cell>
          </table:table-row>
          <table:table-row>
            <table:covered-table-cell/>
            <table:table-cell table:style-name="Tabla8.B12" office:value-type="string">
              <text:p text:style-name="P62">Consejería de Economía y Hacienda</text:p>
            </table:table-cell>
            <table:covered-table-cell/>
            <table:table-cell table:style-name="Tabla8.D20" office:value-type="string">
              <text:p text:style-name="P62">2 Shift - Siebel Campaigns - Workstation User-2 shift Perpetual</text:p>
            </table:table-cell>
            <table:table-cell table:style-name="Tabla8.E12" office:value-type="float" office:value="15">
              <text:p text:style-name="P58">15</text:p>
            </table:table-cell>
            <table:table-cell table:style-name="Tabla8.F12" office:value-type="date" office:date-value="2011-01-01">
              <text:p text:style-name="P58">01/01/11</text:p>
            </table:table-cell>
            <table:table-cell table:style-name="Tabla8.G12" office:value-type="date" office:date-value="2011-12-31">
              <text:p text:style-name="P58">31/12/11</text:p>
            </table:table-cell>
          </table:table-row>
          <table:table-row>
            <table:covered-table-cell/>
            <table:table-cell table:style-name="Tabla8.B13" office:value-type="string">
              <text:p text:style-name="P62">Consejería de Economía y Hacienda</text:p>
            </table:table-cell>
            <table:covered-table-cell/>
            <table:table-cell table:style-name="Tabla8.D20" office:value-type="string">
              <text:p text:style-name="P62">Siebel Tools - Named User Perpetual</text:p>
            </table:table-cell>
            <table:table-cell table:style-name="Tabla8.E13" office:value-type="float" office:value="3">
              <text:p text:style-name="P58">3</text:p>
            </table:table-cell>
            <table:table-cell table:style-name="Tabla8.F13" office:value-type="date" office:date-value="2011-01-01">
              <text:p text:style-name="P58">01/01/11</text:p>
            </table:table-cell>
            <table:table-cell table:style-name="Tabla8.G13" office:value-type="date" office:date-value="2011-12-31">
              <text:p text:style-name="P58">31/12/11</text:p>
            </table:table-cell>
          </table:table-row>
          <table:table-row>
            <table:covered-table-cell/>
            <table:table-cell table:style-name="Tabla8.B14" office:value-type="string">
              <text:p text:style-name="P62">Consejería de Economía y Hacienda</text:p>
            </table:table-cell>
            <table:covered-table-cell/>
            <table:table-cell table:style-name="Tabla8.D20" office:value-type="string">
              <text:p text:style-name="P62">Siebel Public Sector Analytics - Named User Perpetual</text:p>
            </table:table-cell>
            <table:table-cell table:style-name="Tabla8.E14" office:value-type="float" office:value="10">
              <text:p text:style-name="P58">10</text:p>
            </table:table-cell>
            <table:table-cell table:style-name="Tabla8.F14" office:value-type="date" office:date-value="2011-01-01">
              <text:p text:style-name="P58">01/01/11</text:p>
            </table:table-cell>
            <table:table-cell table:style-name="Tabla8.G14" office:value-type="date" office:date-value="2011-12-31">
              <text:p text:style-name="P58">31/12/11</text:p>
            </table:table-cell>
          </table:table-row>
          <table:table-row>
            <table:covered-table-cell/>
            <table:table-cell table:style-name="Tabla8.B15" office:value-type="string">
              <text:p text:style-name="P62">Consejería de Economía y Hacienda</text:p>
            </table:table-cell>
            <table:covered-table-cell/>
            <table:table-cell table:style-name="Tabla8.D20" office:value-type="string">
              <text:p text:style-name="P62">Siebel Campaigns - Named User Perpetual</text:p>
            </table:table-cell>
            <table:table-cell table:style-name="Tabla8.E15" office:value-type="float" office:value="100">
              <text:p text:style-name="P58">100</text:p>
            </table:table-cell>
            <table:table-cell table:style-name="Tabla8.F15" office:value-type="date" office:date-value="2011-01-01">
              <text:p text:style-name="P58">01/01/11</text:p>
            </table:table-cell>
            <table:table-cell table:style-name="Tabla8.G15" office:value-type="date" office:date-value="2011-12-31">
              <text:p text:style-name="P58">31/12/11</text:p>
            </table:table-cell>
          </table:table-row>
          <table:table-row>
            <table:covered-table-cell/>
            <table:table-cell table:style-name="Tabla8.B16" office:value-type="string">
              <text:p text:style-name="P62">Consejería de Economía y Hacienda</text:p>
            </table:table-cell>
            <table:covered-table-cell/>
            <table:table-cell table:style-name="Tabla8.D20" office:value-type="string">
              <text:p text:style-name="P62">Siebel Marketing Server - Enterprise Edition up to 500,000 records - Physical Server Perpetual</text:p>
            </table:table-cell>
            <table:table-cell table:style-name="Tabla8.E16" office:value-type="float" office:value="1">
              <text:p text:style-name="P58">1</text:p>
            </table:table-cell>
            <table:table-cell table:style-name="Tabla8.F16" office:value-type="date" office:date-value="2011-01-01">
              <text:p text:style-name="P58">01/01/11</text:p>
            </table:table-cell>
            <table:table-cell table:style-name="Tabla8.G16" office:value-type="date" office:date-value="2011-12-31">
              <text:p text:style-name="P58">31/12/11</text:p>
            </table:table-cell>
          </table:table-row>
          <table:table-row>
            <table:covered-table-cell/>
            <table:table-cell table:style-name="Tabla8.B17" office:value-type="string">
              <text:p text:style-name="P62">Consejería de Economía y Hacienda</text:p>
            </table:table-cell>
            <table:covered-table-cell/>
            <table:table-cell table:style-name="Tabla8.D20" office:value-type="string">
              <text:p text:style-name="P62">2 Shift - Siebel Field Service - Workstation User-2 shift Perpetual</text:p>
            </table:table-cell>
            <table:table-cell table:style-name="Tabla8.E17" office:value-type="float" office:value="15">
              <text:p text:style-name="P58">15</text:p>
            </table:table-cell>
            <table:table-cell table:style-name="Tabla8.F17" office:value-type="date" office:date-value="2011-01-01">
              <text:p text:style-name="P58">01/01/11</text:p>
            </table:table-cell>
            <table:table-cell table:style-name="Tabla8.G17" office:value-type="date" office:date-value="2011-12-31">
              <text:p text:style-name="P58">31/12/11</text:p>
            </table:table-cell>
          </table:table-row>
          <table:table-row>
            <table:covered-table-cell/>
            <table:table-cell table:style-name="Tabla8.B18" office:value-type="string">
              <text:p text:style-name="P62">Consejería de Economía y Hacienda</text:p>
            </table:table-cell>
            <table:covered-table-cell/>
            <table:table-cell table:style-name="Tabla8.D20" office:value-type="string">
              <text:p text:style-name="P62">Siebel Email Marketing Server - Physical Server Perpetual</text:p>
            </table:table-cell>
            <table:table-cell table:style-name="Tabla8.E18" office:value-type="float" office:value="1">
              <text:p text:style-name="P58">1</text:p>
            </table:table-cell>
            <table:table-cell table:style-name="Tabla8.F18" office:value-type="date" office:date-value="2011-01-01">
              <text:p text:style-name="P58">01/01/11</text:p>
            </table:table-cell>
            <table:table-cell table:style-name="Tabla8.G18" office:value-type="date" office:date-value="2011-12-31">
              <text:p text:style-name="P58">31/12/11</text:p>
            </table:table-cell>
          </table:table-row>
          <table:table-row>
            <table:covered-table-cell/>
            <table:table-cell table:style-name="Tabla8.B19" office:value-type="string">
              <text:p text:style-name="P62">Consejería de Economía y Hacienda</text:p>
            </table:table-cell>
            <table:covered-table-cell/>
            <table:table-cell table:style-name="Tabla8.D20" office:value-type="string">
              <text:p text:style-name="P62">Siebel Answers - Named User Perpetual</text:p>
            </table:table-cell>
            <table:table-cell table:style-name="Tabla8.E19" office:value-type="float" office:value="5">
              <text:p text:style-name="P58">5</text:p>
            </table:table-cell>
            <table:table-cell table:style-name="Tabla8.F19" office:value-type="date" office:date-value="2011-01-01">
              <text:p text:style-name="P58">01/01/11</text:p>
            </table:table-cell>
            <table:table-cell table:style-name="Tabla8.G19" office:value-type="date" office:date-value="2011-12-31">
              <text:p text:style-name="P58">31/12/11</text:p>
            </table:table-cell>
          </table:table-row>
          <table:table-row>
            <table:covered-table-cell/>
            <table:table-cell table:style-name="Tabla8.B20" office:value-type="string">
              <text:p text:style-name="P62">Consejería de Economía y Hacienda</text:p>
            </table:table-cell>
            <table:covered-table-cell/>
            <table:table-cell table:style-name="Tabla8.D20" office:value-type="string">
              <text:p text:style-name="P62">Siebel Reports - Named User Perpetual</text:p>
            </table:table-cell>
            <table:table-cell table:style-name="Tabla8.E20" office:value-type="float" office:value="9">
              <text:p text:style-name="P58">9</text:p>
            </table:table-cell>
            <table:table-cell table:style-name="Tabla8.F20" office:value-type="date" office:date-value="2011-01-01">
              <text:p text:style-name="P58">01/01/11</text:p>
            </table:table-cell>
            <table:table-cell table:style-name="Tabla8.G20" office:value-type="date" office:date-value="2011-12-31">
              <text:p text:style-name="P58">31/12/11</text:p>
            </table:table-cell>
          </table:table-row>
          <table:table-row>
            <table:covered-table-cell/>
            <table:table-cell table:style-name="Tabla8.B21" office:value-type="string">
              <text:p text:style-name="P62">Consejería de Economía y Hacienda</text:p>
            </table:table-cell>
            <table:covered-table-cell/>
            <table:table-cell table:style-name="Tabla8.D144" office:value-type="string">
              <text:p text:style-name="P62">Siebel Server Extensions for UNIX - Physical Server Perpetual</text:p>
            </table:table-cell>
            <table:table-cell table:style-name="Tabla8.E21" office:value-type="float" office:value="1">
              <text:p text:style-name="P58">1</text:p>
            </table:table-cell>
            <table:table-cell table:style-name="Tabla8.F21" office:value-type="date" office:date-value="2011-01-01">
              <text:p text:style-name="P58">01/01/11</text:p>
            </table:table-cell>
            <table:table-cell table:style-name="Tabla8.G21" office:value-type="date" office:date-value="2011-12-31">
              <text:p text:style-name="P58">31/12/11</text:p>
            </table:table-cell>
          </table:table-row>
          <table:table-row>
            <table:covered-table-cell/>
            <table:table-cell table:style-name="Tabla8.B22" office:value-type="string">
              <text:p text:style-name="P62">Consejería de Economía y Hacienda</text:p>
            </table:table-cell>
            <table:covered-table-cell/>
            <table:table-cell table:style-name="Tabla8.D144" office:value-type="string">
              <text:p text:style-name="P62">Siebel Server Extensions for UNIX - Analytics - Physical Server Perpetual</text:p>
            </table:table-cell>
            <table:table-cell table:style-name="Tabla8.E22" office:value-type="float" office:value="1">
              <text:p text:style-name="P58">1</text:p>
            </table:table-cell>
            <table:table-cell table:style-name="Tabla8.F22" office:value-type="date" office:date-value="2011-01-01">
              <text:p text:style-name="P58">01/01/11</text:p>
            </table:table-cell>
            <table:table-cell table:style-name="Tabla8.G22" office:value-type="date" office:date-value="2011-12-31">
              <text:p text:style-name="P58">31/12/11</text:p>
            </table:table-cell>
          </table:table-row>
          <table:table-row>
            <table:covered-table-cell/>
            <table:table-cell table:style-name="Tabla8.B23" office:value-type="string">
              <text:p text:style-name="P62">Consejería de Economía y Hacienda</text:p>
            </table:table-cell>
            <table:covered-table-cell/>
            <table:table-cell table:style-name="Tabla8.D144" office:value-type="string">
              <text:p text:style-name="P62">Siebel Dialogue Manager - Named User Perpetual</text:p>
            </table:table-cell>
            <table:table-cell table:style-name="Tabla8.E23" office:value-type="float" office:value="2">
              <text:p text:style-name="P58">2</text:p>
            </table:table-cell>
            <table:table-cell table:style-name="Tabla8.F23" office:value-type="date" office:date-value="2011-01-01">
              <text:p text:style-name="P58">01/01/11</text:p>
            </table:table-cell>
            <table:table-cell table:style-name="Tabla8.G23" office:value-type="date" office:date-value="2011-12-31">
              <text:p text:style-name="P58">31/12/11</text:p>
            </table:table-cell>
          </table:table-row>
          <table:table-row>
            <table:covered-table-cell/>
            <table:table-cell table:style-name="Tabla8.B24" office:value-type="string">
              <text:p text:style-name="P62">Consejería de Economía y Hacienda</text:p>
            </table:table-cell>
            <table:covered-table-cell/>
            <table:table-cell table:style-name="Tabla8.D144" office:value-type="string">
              <text:p text:style-name="P62">2 Shift - Siebel Public Sector Service Base - Workstation User-2 shift Perpetual</text:p>
            </table:table-cell>
            <table:table-cell table:style-name="Tabla8.E24" office:value-type="float" office:value="15">
              <text:p text:style-name="P58">15</text:p>
            </table:table-cell>
            <table:table-cell table:style-name="Tabla8.F24" office:value-type="date" office:date-value="2011-01-01">
              <text:p text:style-name="P58">01/01/11</text:p>
            </table:table-cell>
            <table:table-cell table:style-name="Tabla8.G24" office:value-type="date" office:date-value="2011-12-31">
              <text:p text:style-name="P58">31/12/11</text:p>
            </table:table-cell>
          </table:table-row>
          <table:table-row>
            <table:covered-table-cell/>
            <table:table-cell table:style-name="Tabla8.B25" office:value-type="string">
              <text:p text:style-name="P62">Consejería de Economía y Hacienda</text:p>
            </table:table-cell>
            <table:covered-table-cell/>
            <table:table-cell table:style-name="Tabla8.D144" office:value-type="string">
              <text:p text:style-name="P62">Siebel Public Sector Marketing Automation Base - Named User Perpetual</text:p>
            </table:table-cell>
            <table:table-cell table:style-name="Tabla8.E25" office:value-type="float" office:value="2">
              <text:p text:style-name="P58">2</text:p>
            </table:table-cell>
            <table:table-cell table:style-name="Tabla8.F25" office:value-type="date" office:date-value="2011-01-01">
              <text:p text:style-name="P58">01/01/11</text:p>
            </table:table-cell>
            <table:table-cell table:style-name="Tabla8.G25" office:value-type="date" office:date-value="2011-12-31">
              <text:p text:style-name="P58">31/12/11</text:p>
            </table:table-cell>
          </table:table-row>
          <table:table-row>
            <table:covered-table-cell/>
            <table:table-cell table:style-name="Tabla8.B26" office:value-type="string">
              <text:p text:style-name="P62">Consejería de Economía y Hacienda</text:p>
            </table:table-cell>
            <table:covered-table-cell/>
            <table:table-cell table:style-name="Tabla8.D144" office:value-type="string">
              <text:p text:style-name="P62">Siebel Public Sector Service Base - Named User Perpetual</text:p>
            </table:table-cell>
            <table:table-cell table:style-name="Tabla8.E26" office:value-type="float" office:value="100">
              <text:p text:style-name="P58">100</text:p>
            </table:table-cell>
            <table:table-cell table:style-name="Tabla8.F26" office:value-type="date" office:date-value="2011-01-01">
              <text:p text:style-name="P58">01/01/11</text:p>
            </table:table-cell>
            <table:table-cell table:style-name="Tabla8.G26" office:value-type="date" office:date-value="2011-12-31">
              <text:p text:style-name="P58">31/12/11</text:p>
            </table:table-cell>
          </table:table-row>
          <table:table-row>
            <table:covered-table-cell/>
            <table:table-cell table:style-name="Tabla8.B27" office:value-type="string">
              <text:p text:style-name="P62">Consejería de Economía y Hacienda</text:p>
            </table:table-cell>
            <table:covered-table-cell/>
            <table:table-cell table:style-name="Tabla8.D144" office:value-type="string">
              <text:p text:style-name="P62">2 Shift - Siebel Advanced Search - Workstation User-2 shift Perpetual</text:p>
            </table:table-cell>
            <table:table-cell table:style-name="Tabla8.E27" office:value-type="float" office:value="15">
              <text:p text:style-name="P58">15</text:p>
            </table:table-cell>
            <table:table-cell table:style-name="Tabla8.F27" office:value-type="date" office:date-value="2011-01-01">
              <text:p text:style-name="P58">01/01/11</text:p>
            </table:table-cell>
            <table:table-cell table:style-name="Tabla8.G27" office:value-type="date" office:date-value="2011-12-31">
              <text:p text:style-name="P58">31/12/11</text:p>
            </table:table-cell>
          </table:table-row>
          <table:table-row>
            <table:covered-table-cell/>
            <table:table-cell table:style-name="Tabla8.B28" office:value-type="string">
              <text:p text:style-name="P62">Consejería de Economía y Hacienda</text:p>
            </table:table-cell>
            <table:covered-table-cell/>
            <table:table-cell table:style-name="Tabla8.D144" office:value-type="string">
              <text:p text:style-name="P62">Siebel Segment Manager - Named User Perpetual</text:p>
            </table:table-cell>
            <table:table-cell table:style-name="Tabla8.E28" office:value-type="float" office:value="2">
              <text:p text:style-name="P58">2</text:p>
            </table:table-cell>
            <table:table-cell table:style-name="Tabla8.F28" office:value-type="date" office:date-value="2011-01-01">
              <text:p text:style-name="P58">01/01/11</text:p>
            </table:table-cell>
            <table:table-cell table:style-name="Tabla8.G28" office:value-type="date" office:date-value="2011-12-31">
              <text:p text:style-name="P58">31/12/11</text:p>
            </table:table-cell>
          </table:table-row>
          <table:table-row>
            <table:covered-table-cell/>
            <table:table-cell table:style-name="Tabla8.B29" office:value-type="string">
              <text:p text:style-name="P62">Consejería de Economía y Hacienda</text:p>
            </table:table-cell>
            <table:covered-table-cell/>
            <table:table-cell table:style-name="Tabla8.D144" office:value-type="string">
              <text:p text:style-name="P62">Siebel Analytics Platform Server-CRM Edition (w/10 CPU/server limit) - Physical Server Perpetual</text:p>
            </table:table-cell>
            <table:table-cell table:style-name="Tabla8.E29" office:value-type="float" office:value="1">
              <text:p text:style-name="P58">1</text:p>
            </table:table-cell>
            <table:table-cell table:style-name="Tabla8.F29" office:value-type="date" office:date-value="2011-01-01">
              <text:p text:style-name="P58">01/01/11</text:p>
            </table:table-cell>
            <table:table-cell table:style-name="Tabla8.G29" office:value-type="date" office:date-value="2011-12-31">
              <text:p text:style-name="P58">31/12/11</text:p>
            </table:table-cell>
          </table:table-row>
          <table:table-row>
            <table:covered-table-cell/>
            <table:table-cell table:style-name="Tabla8.B30" office:value-type="string">
              <text:p text:style-name="P62">Consejería de Economía y Hacienda</text:p>
            </table:table-cell>
            <table:covered-table-cell/>
            <table:table-cell table:style-name="Tabla8.D144" office:value-type="string">
              <text:p text:style-name="P62">2 Shift - Siebel Reports - Workstation User-2 shift Perpetual</text:p>
            </table:table-cell>
            <table:table-cell table:style-name="Tabla8.E30" office:value-type="float" office:value="2">
              <text:p text:style-name="P58">2</text:p>
            </table:table-cell>
            <table:table-cell table:style-name="Tabla8.F30" office:value-type="date" office:date-value="2011-01-01">
              <text:p text:style-name="P58">01/01/11</text:p>
            </table:table-cell>
            <table:table-cell table:style-name="Tabla8.G30" office:value-type="date" office:date-value="2011-12-31">
              <text:p text:style-name="P58">31/12/11</text:p>
            </table:table-cell>
          </table:table-row>
          <table:table-row>
            <table:covered-table-cell/>
            <table:table-cell table:style-name="Tabla8.B31" office:value-type="string">
              <text:p text:style-name="P62">Consejería de Economía y Hacienda</text:p>
            </table:table-cell>
            <table:covered-table-cell/>
            <table:table-cell table:style-name="Tabla8.D144" office:value-type="string">
              <text:p text:style-name="P62">Siebel SmartScript - Named User Perpetual</text:p>
            </table:table-cell>
            <table:table-cell table:style-name="Tabla8.E31" office:value-type="float" office:value="100">
              <text:p text:style-name="P58">100</text:p>
            </table:table-cell>
            <table:table-cell table:style-name="Tabla8.F31" office:value-type="date" office:date-value="2011-01-01">
              <text:p text:style-name="P58">01/01/11</text:p>
            </table:table-cell>
            <table:table-cell table:style-name="Tabla8.G31" office:value-type="date" office:date-value="2011-12-31">
              <text:p text:style-name="P58">31/12/11</text:p>
            </table:table-cell>
          </table:table-row>
          <table:table-row>
            <table:covered-table-cell/>
            <table:table-cell table:style-name="Tabla8.B32" office:value-type="string">
              <text:p text:style-name="P62">Consejería de Economía y Hacienda</text:p>
            </table:table-cell>
            <table:covered-table-cell/>
            <table:table-cell table:style-name="Tabla8.D144" office:value-type="string">
              <text:p text:style-name="P62">2 Shift - Siebel SmartScript - Workstation User-2 shift Perpetual</text:p>
            </table:table-cell>
            <table:table-cell table:style-name="Tabla8.E32" office:value-type="float" office:value="15">
              <text:p text:style-name="P58">15</text:p>
            </table:table-cell>
            <table:table-cell table:style-name="Tabla8.F32" office:value-type="date" office:date-value="2011-01-01">
              <text:p text:style-name="P58">01/01/11</text:p>
            </table:table-cell>
            <table:table-cell table:style-name="Tabla8.G32" office:value-type="date" office:date-value="2011-12-31">
              <text:p text:style-name="P58">31/12/11</text:p>
            </table:table-cell>
          </table:table-row>
          <table:table-row>
            <table:covered-table-cell/>
            <table:table-cell table:style-name="Tabla8.B33" office:value-type="string">
              <text:p text:style-name="P62">Consejería de Economía y Hacienda</text:p>
            </table:table-cell>
            <table:covered-table-cell/>
            <table:table-cell table:style-name="Tabla8.D144" office:value-type="string">
              <text:p text:style-name="P62">2 Shift - Siebel CTI - Workstation User-2 shift Perpetual</text:p>
            </table:table-cell>
            <table:table-cell table:style-name="Tabla8.E33" office:value-type="float" office:value="15">
              <text:p text:style-name="P58">15</text:p>
            </table:table-cell>
            <table:table-cell table:style-name="Tabla8.F33" office:value-type="date" office:date-value="2011-01-01">
              <text:p text:style-name="P58">01/01/11</text:p>
            </table:table-cell>
            <table:table-cell table:style-name="Tabla8.G33" office:value-type="date" office:date-value="2011-12-31">
              <text:p text:style-name="P58">31/12/11</text:p>
            </table:table-cell>
          </table:table-row>
          <table:table-row>
            <table:covered-table-cell/>
            <table:table-cell table:style-name="Tabla8.B34" office:value-type="string">
              <text:p text:style-name="P62">Consejería de Economía y Hacienda</text:p>
            </table:table-cell>
            <table:covered-table-cell/>
            <table:table-cell table:style-name="Tabla8.D144" office:value-type="string">
              <text:p text:style-name="P62">2 Shift - Siebel Email Response - Workstation User-2 shift Perpetual</text:p>
            </table:table-cell>
            <table:table-cell table:style-name="Tabla8.E34" office:value-type="float" office:value="15">
              <text:p text:style-name="P58">15</text:p>
            </table:table-cell>
            <table:table-cell table:style-name="Tabla8.F34" office:value-type="date" office:date-value="2011-01-01">
              <text:p text:style-name="P58">01/01/11</text:p>
            </table:table-cell>
            <table:table-cell table:style-name="Tabla8.G34" office:value-type="date" office:date-value="2011-12-31">
              <text:p text:style-name="P58">31/12/11</text:p>
            </table:table-cell>
          </table:table-row>
          <table:table-row>
            <table:table-cell table:style-name="Tabla8.A39" table:number-rows-spanned="5" office:value-type="string">
              <text:p text:style-name="P69">No</text:p>
            </table:table-cell>
            <table:table-cell table:style-name="Tabla8.B35" office:value-type="string">
              <text:p text:style-name="P62">Consejería de Economía y Hacienda</text:p>
            </table:table-cell>
            <table:table-cell table:style-name="Tabla8.C35" table:number-rows-spanned="5" office:value-type="float" office:value="0">
              <text:p text:style-name="P58">0</text:p>
            </table:table-cell>
            <table:table-cell table:style-name="Tabla8.D144" office:value-type="string">
              <text:p text:style-name="P62">Siebel Public Sector CRM Base - Application User Perpetual</text:p>
            </table:table-cell>
            <table:table-cell table:style-name="Tabla8.E35" office:value-type="float" office:value="300">
              <text:p text:style-name="P58">300</text:p>
            </table:table-cell>
            <table:table-cell table:style-name="Tabla8.F35" office:value-type="date" office:date-value="2011-01-01">
              <text:p text:style-name="P58">01/01/11</text:p>
            </table:table-cell>
            <table:table-cell table:style-name="Tabla8.G35" office:value-type="date" office:date-value="2011-12-31">
              <text:p text:style-name="P58">31/12/11</text:p>
            </table:table-cell>
          </table:table-row>
          <table:table-row>
            <table:covered-table-cell/>
            <table:table-cell table:style-name="Tabla8.B36" office:value-type="string">
              <text:p text:style-name="P62">Consejería de Economía y Hacienda</text:p>
            </table:table-cell>
            <table:covered-table-cell/>
            <table:table-cell table:style-name="Tabla8.D144" office:value-type="string">
              <text:p text:style-name="P62">Siebel Reports - Application User Perpetual</text:p>
            </table:table-cell>
            <table:table-cell table:style-name="Tabla8.E36" office:value-type="float" office:value="30">
              <text:p text:style-name="P58">30</text:p>
            </table:table-cell>
            <table:table-cell table:style-name="Tabla8.F36" office:value-type="date" office:date-value="2011-01-01">
              <text:p text:style-name="P58">01/01/11</text:p>
            </table:table-cell>
            <table:table-cell table:style-name="Tabla8.G36" office:value-type="date" office:date-value="2011-12-31">
              <text:p text:style-name="P58">31/12/11</text:p>
            </table:table-cell>
          </table:table-row>
          <table:table-row>
            <table:covered-table-cell/>
            <table:table-cell table:style-name="Tabla8.B37" office:value-type="string">
              <text:p text:style-name="P62">Consejería de Economía y Hacienda</text:p>
            </table:table-cell>
            <table:covered-table-cell/>
            <table:table-cell table:style-name="Tabla8.D144" office:value-type="string">
              <text:p text:style-name="P62">Siebel SmartScript - Application User Perpetual</text:p>
            </table:table-cell>
            <table:table-cell table:style-name="Tabla8.E37" office:value-type="float" office:value="300">
              <text:p text:style-name="P58">300</text:p>
            </table:table-cell>
            <table:table-cell table:style-name="Tabla8.F37" office:value-type="date" office:date-value="2011-01-01">
              <text:p text:style-name="P58">01/01/11</text:p>
            </table:table-cell>
            <table:table-cell table:style-name="Tabla8.G37" office:value-type="date" office:date-value="2011-12-31">
              <text:p text:style-name="P58">31/12/11</text:p>
            </table:table-cell>
          </table:table-row>
          <table:table-row>
            <table:covered-table-cell/>
            <table:table-cell table:style-name="Tabla8.B38" office:value-type="string">
              <text:p text:style-name="P62">Consejería de Economía y Hacienda</text:p>
            </table:table-cell>
            <table:covered-table-cell/>
            <table:table-cell table:style-name="Tabla8.D144" office:value-type="string">
              <text:p text:style-name="P62">Siebel Campaigns - Application User Perpetual</text:p>
            </table:table-cell>
            <table:table-cell table:style-name="Tabla8.E38" office:value-type="float" office:value="300">
              <text:p text:style-name="P58">300</text:p>
            </table:table-cell>
            <table:table-cell table:style-name="Tabla8.F38" office:value-type="date" office:date-value="2011-01-01">
              <text:p text:style-name="P58">01/01/11</text:p>
            </table:table-cell>
            <table:table-cell table:style-name="Tabla8.G38" office:value-type="date" office:date-value="2011-12-31">
              <text:p text:style-name="P58">31/12/11</text:p>
            </table:table-cell>
          </table:table-row>
          <table:table-row>
            <table:covered-table-cell/>
            <table:table-cell table:style-name="Tabla8.B39" office:value-type="string">
              <text:p text:style-name="P62">Consejería de Economía y Hacienda</text:p>
            </table:table-cell>
            <table:covered-table-cell/>
            <table:table-cell table:style-name="Tabla8.D144" office:value-type="string">
              <text:p text:style-name="P62">Siebel Field Service - Application User Perpetual</text:p>
            </table:table-cell>
            <table:table-cell table:style-name="Tabla8.E39" office:value-type="float" office:value="300">
              <text:p text:style-name="P58">300</text:p>
            </table:table-cell>
            <table:table-cell table:style-name="Tabla8.F39" office:value-type="date" office:date-value="2011-01-01">
              <text:p text:style-name="P58">01/01/11</text:p>
            </table:table-cell>
            <table:table-cell table:style-name="Tabla8.G39" office:value-type="date" office:date-value="2011-12-31">
              <text:p text:style-name="P58">31/12/11</text:p>
            </table:table-cell>
          </table:table-row>
          <table:table-row>
            <table:table-cell table:style-name="Tabla8.A40" office:value-type="string">
              <text:p text:style-name="P69">No</text:p>
            </table:table-cell>
            <table:table-cell table:style-name="Tabla8.B40" office:value-type="string">
              <text:p text:style-name="P62">Consejería de Obras Públicas y Vivienda</text:p>
            </table:table-cell>
            <table:table-cell table:style-name="Tabla8.C40" office:value-type="float" office:value="17760376">
              <text:p text:style-name="P58">17760376</text:p>
            </table:table-cell>
            <table:table-cell table:style-name="Tabla8.D144" office:value-type="string">
              <text:p text:style-name="P62">Oracle Business Intelligence Suite Enterprise Edition Plus - Named User Plus Perpetual</text:p>
            </table:table-cell>
            <table:table-cell table:style-name="Tabla8.E40" office:value-type="float" office:value="9">
              <text:p text:style-name="P58">9</text:p>
            </table:table-cell>
            <table:table-cell table:style-name="Tabla8.F40" office:value-type="date" office:date-value="2010-12-12">
              <text:p text:style-name="P58">12/12/10</text:p>
            </table:table-cell>
            <table:table-cell table:style-name="Tabla8.G40" office:value-type="date" office:date-value="2011-12-13">
              <text:p text:style-name="P58">13/12/11</text:p>
            </table:table-cell>
          </table:table-row>
          <table:table-row>
            <table:table-cell table:style-name="Tabla8.A42" table:number-rows-spanned="2" office:value-type="string">
              <text:p text:style-name="P69">No</text:p>
            </table:table-cell>
            <table:table-cell table:style-name="Tabla8.B41" office:value-type="string">
              <text:p text:style-name="P62">DAP</text:p>
            </table:table-cell>
            <table:table-cell table:style-name="Tabla8.C41" table:number-rows-spanned="2" office:value-type="string">
              <text:p text:style-name="P58">73579</text:p>
            </table:table-cell>
            <table:table-cell table:style-name="Tabla8.D144" office:value-type="string">
              <text:p text:style-name="P62">DEVELOPER</text:p>
            </table:table-cell>
            <table:table-cell table:style-name="Tabla8.E41" office:value-type="float" office:value="5">
              <text:p text:style-name="P58">5</text:p>
            </table:table-cell>
            <table:table-cell table:style-name="Tabla8.F41" office:value-type="date" office:date-value="2011-01-01">
              <text:p text:style-name="P58">01/01/11</text:p>
            </table:table-cell>
            <table:table-cell table:style-name="Tabla8.G41" office:value-type="date" office:date-value="2011-12-31">
              <text:p text:style-name="P58">31/12/11</text:p>
            </table:table-cell>
          </table:table-row>
          <table:table-row>
            <table:covered-table-cell/>
            <table:table-cell table:style-name="Tabla8.B42" office:value-type="string">
              <text:p text:style-name="P62">DAP</text:p>
            </table:table-cell>
            <table:covered-table-cell/>
            <table:table-cell table:style-name="Tabla8.D144" office:value-type="string">
              <text:p text:style-name="P62">ORACLE DESIGNER</text:p>
            </table:table-cell>
            <table:table-cell table:style-name="Tabla8.E42" office:value-type="float" office:value="5">
              <text:p text:style-name="P58">5</text:p>
            </table:table-cell>
            <table:table-cell table:style-name="Tabla8.F42" office:value-type="date" office:date-value="2011-01-01">
              <text:p text:style-name="P58">01/01/11</text:p>
            </table:table-cell>
            <table:table-cell table:style-name="Tabla8.G42" office:value-type="date" office:date-value="2011-12-31">
              <text:p text:style-name="P58">31/12/11</text:p>
            </table:table-cell>
          </table:table-row>
          <table:table-row>
            <table:table-cell table:style-name="Tabla8.A43" office:value-type="string">
              <text:p text:style-name="P70">No</text:p>
            </table:table-cell>
            <table:table-cell table:style-name="Tabla8.B43" office:value-type="string">
              <text:p text:style-name="P62">DAP</text:p>
            </table:table-cell>
            <table:table-cell table:style-name="Tabla8.C43" office:value-type="float" office:value="10443090">
              <text:p text:style-name="P58">10443090</text:p>
            </table:table-cell>
            <table:table-cell table:style-name="Tabla8.D144" office:value-type="string">
              <text:p text:style-name="P62">Oracle Database Enterprise Edition - Named User Perpetual</text:p>
            </table:table-cell>
            <table:table-cell table:style-name="Tabla8.E43" office:value-type="float" office:value="20">
              <text:p text:style-name="P58">20</text:p>
            </table:table-cell>
            <table:table-cell table:style-name="Tabla8.F43" office:value-type="date" office:date-value="2011-01-01">
              <text:p text:style-name="P58">01/01/11</text:p>
            </table:table-cell>
            <table:table-cell table:style-name="Tabla8.G43" office:value-type="date" office:date-value="2011-12-31">
              <text:p text:style-name="P58">31/12/11</text:p>
            </table:table-cell>
          </table:table-row>
          <table:table-row>
            <table:table-cell table:style-name="Tabla8.A46" table:number-rows-spanned="3" office:value-type="string">
              <text:p text:style-name="P70">No</text:p>
            </table:table-cell>
            <table:table-cell table:style-name="Tabla8.B44" office:value-type="string">
              <text:p text:style-name="P62">DAP</text:p>
            </table:table-cell>
            <table:table-cell table:style-name="Tabla8.C44" table:number-rows-spanned="3" office:value-type="float" office:value="0">
              <text:p text:style-name="P58">0</text:p>
            </table:table-cell>
            <table:table-cell table:style-name="Tabla8.D144" office:value-type="string">
              <text:p text:style-name="P62">Internet Application Server Enterprise Edition - Processor Perpetual</text:p>
            </table:table-cell>
            <table:table-cell table:style-name="Tabla8.E44" office:value-type="float" office:value="2">
              <text:p text:style-name="P58">2</text:p>
            </table:table-cell>
            <table:table-cell table:style-name="Tabla8.F44" office:value-type="date" office:date-value="2011-01-01">
              <text:p text:style-name="P58">01/01/11</text:p>
            </table:table-cell>
            <table:table-cell table:style-name="Tabla8.G44" office:value-type="date" office:date-value="2011-12-31">
              <text:p text:style-name="P58">31/12/11</text:p>
            </table:table-cell>
          </table:table-row>
          <table:table-row>
            <table:covered-table-cell/>
            <table:table-cell table:style-name="Tabla8.B45" office:value-type="string">
              <text:p text:style-name="P62">DAP</text:p>
            </table:table-cell>
            <table:covered-table-cell/>
            <table:table-cell table:style-name="Tabla8.D144" office:value-type="string">
              <text:p text:style-name="P62">Oracle Database Enterprise Edition - Processor Perpetual</text:p>
            </table:table-cell>
            <table:table-cell table:style-name="Tabla8.E45" office:value-type="float" office:value="2">
              <text:p text:style-name="P58">2</text:p>
            </table:table-cell>
            <table:table-cell table:style-name="Tabla8.F45" office:value-type="date" office:date-value="2011-01-01">
              <text:p text:style-name="P58">01/01/11</text:p>
            </table:table-cell>
            <table:table-cell table:style-name="Tabla8.G45" office:value-type="date" office:date-value="2011-12-31">
              <text:p text:style-name="P58">31/12/11</text:p>
            </table:table-cell>
          </table:table-row>
          <table:table-row>
            <table:covered-table-cell/>
            <table:table-cell table:style-name="Tabla8.B46" office:value-type="string">
              <text:p text:style-name="P62">DAP</text:p>
            </table:table-cell>
            <table:covered-table-cell/>
            <table:table-cell table:style-name="Tabla8.D144" office:value-type="string">
              <text:p text:style-name="P62">Internet Developer Suite - Named User Plus Perpetual</text:p>
            </table:table-cell>
            <table:table-cell table:style-name="Tabla8.E46" office:value-type="float" office:value="18">
              <text:p text:style-name="P58">18</text:p>
            </table:table-cell>
            <table:table-cell table:style-name="Tabla8.F46" office:value-type="date" office:date-value="2011-01-01">
              <text:p text:style-name="P58">01/01/11</text:p>
            </table:table-cell>
            <table:table-cell table:style-name="Tabla8.G46" office:value-type="date" office:date-value="2011-12-31">
              <text:p text:style-name="P58">31/12/11</text:p>
            </table:table-cell>
          </table:table-row>
          <table:table-row>
            <table:table-cell table:style-name="Tabla8.A47" office:value-type="string">
              <text:p text:style-name="P62"/>
            </table:table-cell>
            <table:table-cell table:style-name="Tabla8.B47" office:value-type="string">
              <text:p text:style-name="P62">DAP</text:p>
            </table:table-cell>
            <table:table-cell table:style-name="Tabla8.C47" office:value-type="float" office:value="14443402">
              <text:p text:style-name="P58">14443402</text:p>
            </table:table-cell>
            <table:table-cell table:style-name="Tabla8.D144" office:value-type="string">
              <text:p text:style-name="P62">Internet Developer Suite - Named User Plus Perpetual</text:p>
            </table:table-cell>
            <table:table-cell table:style-name="Tabla8.E47" office:value-type="float" office:value="25">
              <text:p text:style-name="P58">25</text:p>
            </table:table-cell>
            <table:table-cell table:style-name="Tabla8.F47" office:value-type="date" office:date-value="2011-01-01">
              <text:p text:style-name="P58">01/01/11</text:p>
            </table:table-cell>
            <table:table-cell table:style-name="Tabla8.G47" office:value-type="date" office:date-value="2011-12-31">
              <text:p text:style-name="P58">31/12/11</text:p>
            </table:table-cell>
          </table:table-row>
          <table:table-row>
            <table:table-cell table:style-name="Tabla8.A59" table:number-rows-spanned="12" office:value-type="string">
              <text:p text:style-name="P70">No</text:p>
            </table:table-cell>
            <table:table-cell table:style-name="Tabla8.B48" office:value-type="string">
              <text:p text:style-name="P62">Empresa Pública de Emergencias Sanitarias (EPES)</text:p>
            </table:table-cell>
            <table:table-cell table:style-name="Tabla8.C48" table:number-rows-spanned="12" office:value-type="float" office:value="0">
              <text:p text:style-name="P58">0</text:p>
            </table:table-cell>
            <table:table-cell table:style-name="Tabla8.D144" office:value-type="string">
              <text:p text:style-name="P62">Siebel Tools - Named User Perpetual</text:p>
            </table:table-cell>
            <table:table-cell table:style-name="Tabla8.E48" office:value-type="float" office:value="1">
              <text:p text:style-name="P58">1</text:p>
            </table:table-cell>
            <table:table-cell table:style-name="Tabla8.F48" office:value-type="date" office:date-value="2011-01-29">
              <text:p text:style-name="P58">29/01/11</text:p>
            </table:table-cell>
            <table:table-cell table:style-name="Tabla8.G48" office:value-type="date" office:date-value="2013-01-28">
              <text:p text:style-name="P58">28/01/13</text:p>
            </table:table-cell>
          </table:table-row>
          <table:table-row>
            <table:covered-table-cell/>
            <table:table-cell table:style-name="Tabla8.B49" office:value-type="string">
              <text:p text:style-name="P62">Empresa Pública de Emergencias Sanitarias (EPES)</text:p>
            </table:table-cell>
            <table:covered-table-cell/>
            <table:table-cell table:style-name="Tabla8.D144" office:value-type="string">
              <text:p text:style-name="P62">Siebel eService for Customers - Concurrent User Perpetual</text:p>
            </table:table-cell>
            <table:table-cell table:style-name="Tabla8.E49" office:value-type="float" office:value="20">
              <text:p text:style-name="P58">20</text:p>
            </table:table-cell>
            <table:table-cell table:style-name="Tabla8.F49" office:value-type="date" office:date-value="2011-01-29">
              <text:p text:style-name="P58">29/01/11</text:p>
            </table:table-cell>
            <table:table-cell table:style-name="Tabla8.G49" office:value-type="date" office:date-value="2013-01-28">
              <text:p text:style-name="P58">28/01/13</text:p>
            </table:table-cell>
          </table:table-row>
          <table:table-row>
            <table:covered-table-cell/>
            <table:table-cell table:style-name="Tabla8.B50" office:value-type="string">
              <text:p text:style-name="P62">Empresa Pública de Emergencias Sanitarias (EPES)</text:p>
            </table:table-cell>
            <table:covered-table-cell/>
            <table:table-cell table:style-name="Tabla8.D144" office:value-type="string">
              <text:p text:style-name="P62">Siebel SmartScript for Customers - Concurrent User Perpetual</text:p>
            </table:table-cell>
            <table:table-cell table:style-name="Tabla8.E50" office:value-type="float" office:value="20">
              <text:p text:style-name="P58">20</text:p>
            </table:table-cell>
            <table:table-cell table:style-name="Tabla8.F50" office:value-type="date" office:date-value="2011-01-29">
              <text:p text:style-name="P58">29/01/11</text:p>
            </table:table-cell>
            <table:table-cell table:style-name="Tabla8.G50" office:value-type="date" office:date-value="2013-01-28">
              <text:p text:style-name="P58">28/01/13</text:p>
            </table:table-cell>
          </table:table-row>
          <table:table-row>
            <table:covered-table-cell/>
            <table:table-cell table:style-name="Tabla8.B51" office:value-type="string">
              <text:p text:style-name="P62">Empresa Pública de Emergencias Sanitarias (EPES)</text:p>
            </table:table-cell>
            <table:covered-table-cell/>
            <table:table-cell table:style-name="Tabla8.D144" office:value-type="string">
              <text:p text:style-name="P62">Siebel Advanced Search for Customers - Concurrent User Perpetual</text:p>
            </table:table-cell>
            <table:table-cell table:style-name="Tabla8.E51" office:value-type="float" office:value="20">
              <text:p text:style-name="P58">20</text:p>
            </table:table-cell>
            <table:table-cell table:style-name="Tabla8.F51" office:value-type="date" office:date-value="2011-01-29">
              <text:p text:style-name="P58">29/01/11</text:p>
            </table:table-cell>
            <table:table-cell table:style-name="Tabla8.G51" office:value-type="date" office:date-value="2013-01-28">
              <text:p text:style-name="P58">28/01/13</text:p>
            </table:table-cell>
          </table:table-row>
          <table:table-row>
            <table:covered-table-cell/>
            <table:table-cell table:style-name="Tabla8.B52" office:value-type="string">
              <text:p text:style-name="P62">Empresa Pública de Emergencias Sanitarias (EPES)</text:p>
            </table:table-cell>
            <table:covered-table-cell/>
            <table:table-cell table:style-name="Tabla8.D144" office:value-type="string">
              <text:p text:style-name="P62">Siebel Reports Server - Named User Perpetual</text:p>
            </table:table-cell>
            <table:table-cell table:style-name="Tabla8.E52" office:value-type="float" office:value="25">
              <text:p text:style-name="P58">25</text:p>
            </table:table-cell>
            <table:table-cell table:style-name="Tabla8.F52" office:value-type="date" office:date-value="2011-01-29">
              <text:p text:style-name="P58">29/01/11</text:p>
            </table:table-cell>
            <table:table-cell table:style-name="Tabla8.G52" office:value-type="date" office:date-value="2013-01-28">
              <text:p text:style-name="P58">28/01/13</text:p>
            </table:table-cell>
          </table:table-row>
          <table:table-row>
            <table:covered-table-cell/>
            <table:table-cell table:style-name="Tabla8.B53" office:value-type="string">
              <text:p text:style-name="P62">Empresa Pública de Emergencias Sanitarias (EPES)</text:p>
            </table:table-cell>
            <table:covered-table-cell/>
            <table:table-cell table:style-name="Tabla8.D144" office:value-type="string">
              <text:p text:style-name="P62">Siebel Universal Queuing - Application User Perpetual</text:p>
            </table:table-cell>
            <table:table-cell table:style-name="Tabla8.E53" office:value-type="float" office:value="25">
              <text:p text:style-name="P58">25</text:p>
            </table:table-cell>
            <table:table-cell table:style-name="Tabla8.F53" office:value-type="date" office:date-value="2011-01-29">
              <text:p text:style-name="P58">29/01/11</text:p>
            </table:table-cell>
            <table:table-cell table:style-name="Tabla8.G53" office:value-type="date" office:date-value="2013-01-28">
              <text:p text:style-name="P58">28/01/13</text:p>
            </table:table-cell>
          </table:table-row>
          <table:table-row>
            <table:covered-table-cell/>
            <table:table-cell table:style-name="Tabla8.B54" office:value-type="string">
              <text:p text:style-name="P62">Empresa Pública de Emergencias Sanitarias (EPES)</text:p>
            </table:table-cell>
            <table:covered-table-cell/>
            <table:table-cell table:style-name="Tabla8.D144" office:value-type="string">
              <text:p text:style-name="P62">2 Shift - Siebel Call Center Base (Promo) - Workstation User-2 shift Perpetual</text:p>
            </table:table-cell>
            <table:table-cell table:style-name="Tabla8.E54" office:value-type="float" office:value="175">
              <text:p text:style-name="P58">175</text:p>
            </table:table-cell>
            <table:table-cell table:style-name="Tabla8.F54" office:value-type="date" office:date-value="2011-01-29">
              <text:p text:style-name="P58">29/01/11</text:p>
            </table:table-cell>
            <table:table-cell table:style-name="Tabla8.G54" office:value-type="date" office:date-value="2013-01-28">
              <text:p text:style-name="P58">28/01/13</text:p>
            </table:table-cell>
          </table:table-row>
          <table:table-row>
            <table:covered-table-cell/>
            <table:table-cell table:style-name="Tabla8.B55" office:value-type="string">
              <text:p text:style-name="P62">Empresa Pública de Emergencias Sanitarias (EPES)</text:p>
            </table:table-cell>
            <table:covered-table-cell/>
            <table:table-cell table:style-name="Tabla8.D144" office:value-type="string">
              <text:p text:style-name="P62">2 Shift - Siebel Campaigns (Promo) - Workstation User-2 shift Perpetual</text:p>
            </table:table-cell>
            <table:table-cell table:style-name="Tabla8.E55" office:value-type="float" office:value="175">
              <text:p text:style-name="P58">175</text:p>
            </table:table-cell>
            <table:table-cell table:style-name="Tabla8.F55" office:value-type="date" office:date-value="2011-01-29">
              <text:p text:style-name="P58">29/01/11</text:p>
            </table:table-cell>
            <table:table-cell table:style-name="Tabla8.G55" office:value-type="date" office:date-value="2013-01-28">
              <text:p text:style-name="P58">28/01/13</text:p>
            </table:table-cell>
          </table:table-row>
          <table:table-row>
            <table:covered-table-cell/>
            <table:table-cell table:style-name="Tabla8.B56" office:value-type="string">
              <text:p text:style-name="P62">Empresa Pública de Emergencias Sanitarias (EPES)</text:p>
            </table:table-cell>
            <table:covered-table-cell/>
            <table:table-cell table:style-name="Tabla8.D144" office:value-type="string">
              <text:p text:style-name="P62">2 Shift - Siebel Advanced Search - Workstation User-2 shift Perpetual</text:p>
            </table:table-cell>
            <table:table-cell table:style-name="Tabla8.E56" office:value-type="float" office:value="175">
              <text:p text:style-name="P58">175</text:p>
            </table:table-cell>
            <table:table-cell table:style-name="Tabla8.F56" office:value-type="date" office:date-value="2011-01-29">
              <text:p text:style-name="P58">29/01/11</text:p>
            </table:table-cell>
            <table:table-cell table:style-name="Tabla8.G56" office:value-type="date" office:date-value="2013-01-28">
              <text:p text:style-name="P58">28/01/13</text:p>
            </table:table-cell>
          </table:table-row>
          <table:table-row>
            <table:covered-table-cell/>
            <table:table-cell table:style-name="Tabla8.B57" office:value-type="string">
              <text:p text:style-name="P62">Empresa Pública de Emergencias Sanitarias (EPES)</text:p>
            </table:table-cell>
            <table:covered-table-cell/>
            <table:table-cell table:style-name="Tabla8.D144" office:value-type="string">
              <text:p text:style-name="P62">2 Shift - Siebel CRM for Call Center Package - Workstation User-2 shift Perpetual</text:p>
            </table:table-cell>
            <table:table-cell table:style-name="Tabla8.E57" office:value-type="float" office:value="175">
              <text:p text:style-name="P58">175</text:p>
            </table:table-cell>
            <table:table-cell table:style-name="Tabla8.F57" office:value-type="date" office:date-value="2011-01-29">
              <text:p text:style-name="P58">29/01/11</text:p>
            </table:table-cell>
            <table:table-cell table:style-name="Tabla8.G57" office:value-type="date" office:date-value="2013-01-28">
              <text:p text:style-name="P58">28/01/13</text:p>
            </table:table-cell>
          </table:table-row>
          <table:table-row>
            <table:covered-table-cell/>
            <table:table-cell table:style-name="Tabla8.B58" office:value-type="string">
              <text:p text:style-name="P62">Empresa Pública de Emergencias Sanitarias (EPES)</text:p>
            </table:table-cell>
            <table:covered-table-cell/>
            <table:table-cell table:style-name="Tabla8.D144" office:value-type="string">
              <text:p text:style-name="P62">2 Shift - Siebel SmartScript (Promo) - Workstation User-2 shift Perpetual</text:p>
            </table:table-cell>
            <table:table-cell table:style-name="Tabla8.E58" office:value-type="float" office:value="175">
              <text:p text:style-name="P58">175</text:p>
            </table:table-cell>
            <table:table-cell table:style-name="Tabla8.F58" office:value-type="date" office:date-value="2011-01-29">
              <text:p text:style-name="P58">29/01/11</text:p>
            </table:table-cell>
            <table:table-cell table:style-name="Tabla8.G58" office:value-type="date" office:date-value="2013-01-28">
              <text:p text:style-name="P58">28/01/13</text:p>
            </table:table-cell>
          </table:table-row>
          <table:table-row>
            <table:covered-table-cell/>
            <table:table-cell table:style-name="Tabla8.B59" office:value-type="string">
              <text:p text:style-name="P62">Empresa Pública de Emergencias Sanitarias (EPES)</text:p>
            </table:table-cell>
            <table:covered-table-cell/>
            <table:table-cell table:style-name="Tabla8.D144" office:value-type="string">
              <text:p text:style-name="P62">2 Shift - Siebel CTI Connect - Workstation User-2 shift Perpetual</text:p>
            </table:table-cell>
            <table:table-cell table:style-name="Tabla8.E59" office:value-type="float" office:value="175">
              <text:p text:style-name="P58">175</text:p>
            </table:table-cell>
            <table:table-cell table:style-name="Tabla8.F59" office:value-type="date" office:date-value="2011-01-29">
              <text:p text:style-name="P58">29/01/11</text:p>
            </table:table-cell>
            <table:table-cell table:style-name="Tabla8.G59" office:value-type="date" office:date-value="2013-01-28">
              <text:p text:style-name="P58">28/01/13</text:p>
            </table:table-cell>
          </table:table-row>
          <table:table-row>
            <table:table-cell table:style-name="Tabla8.A65" table:number-rows-spanned="6" office:value-type="string">
              <text:p text:style-name="P70">No</text:p>
            </table:table-cell>
            <table:table-cell table:style-name="Tabla8.B60" office:value-type="string">
              <text:p text:style-name="P62">Empresa Pública de Emergencias Sanitarias (EPES)</text:p>
            </table:table-cell>
            <table:table-cell table:style-name="Tabla8.C60" table:number-rows-spanned="6" office:value-type="string">
              <text:p text:style-name="P58">14782344</text:p>
            </table:table-cell>
            <table:table-cell table:style-name="Tabla8.D144" office:value-type="string">
              <text:p text:style-name="P62">Siebel Analytics Platform Server-Base (w/10 CPU/server limit) - Physical Server Perpetual</text:p>
            </table:table-cell>
            <table:table-cell table:style-name="Tabla8.E60" office:value-type="float" office:value="1">
              <text:p text:style-name="P58">1</text:p>
            </table:table-cell>
            <table:table-cell table:style-name="Tabla8.F60" office:value-type="date" office:date-value="2011-01-29">
              <text:p text:style-name="P58">29/01/11</text:p>
            </table:table-cell>
            <table:table-cell table:style-name="Tabla8.G60" office:value-type="date" office:date-value="2013-01-28">
              <text:p text:style-name="P58">28/01/13</text:p>
            </table:table-cell>
          </table:table-row>
          <table:table-row>
            <table:covered-table-cell/>
            <table:table-cell table:style-name="Tabla8.B61" office:value-type="string">
              <text:p text:style-name="P62">Empresa Pública de Emergencias Sanitarias (EPES)</text:p>
            </table:table-cell>
            <table:covered-table-cell/>
            <table:table-cell table:style-name="Tabla8.D144" office:value-type="string">
              <text:p text:style-name="P62">Siebel Service Analytics - Named User Perpetual</text:p>
            </table:table-cell>
            <table:table-cell table:style-name="Tabla8.E61" office:value-type="float" office:value="6">
              <text:p text:style-name="P58">6</text:p>
            </table:table-cell>
            <table:table-cell table:style-name="Tabla8.F61" office:value-type="date" office:date-value="2011-01-29">
              <text:p text:style-name="P58">29/01/11</text:p>
            </table:table-cell>
            <table:table-cell table:style-name="Tabla8.G61" office:value-type="date" office:date-value="2013-01-28">
              <text:p text:style-name="P58">28/01/13</text:p>
            </table:table-cell>
          </table:table-row>
          <table:table-row>
            <table:covered-table-cell/>
            <table:table-cell table:style-name="Tabla8.B62" office:value-type="string">
              <text:p text:style-name="P62">Empresa Pública de Emergencias Sanitarias (EPES)</text:p>
            </table:table-cell>
            <table:covered-table-cell/>
            <table:table-cell table:style-name="Tabla8.D144" office:value-type="string">
              <text:p text:style-name="P62">Siebel Answers - Named User Perpetual</text:p>
            </table:table-cell>
            <table:table-cell table:style-name="Tabla8.E62" office:value-type="float" office:value="6">
              <text:p text:style-name="P58">6</text:p>
            </table:table-cell>
            <table:table-cell table:style-name="Tabla8.F62" office:value-type="date" office:date-value="2011-01-29">
              <text:p text:style-name="P58">29/01/11</text:p>
            </table:table-cell>
            <table:table-cell table:style-name="Tabla8.G62" office:value-type="date" office:date-value="2013-01-28">
              <text:p text:style-name="P58">28/01/13</text:p>
            </table:table-cell>
          </table:table-row>
          <table:table-row>
            <table:covered-table-cell/>
            <table:table-cell table:style-name="Tabla8.B63" office:value-type="string">
              <text:p text:style-name="P62">Empresa Pública de Emergencias Sanitarias (EPES)</text:p>
            </table:table-cell>
            <table:covered-table-cell/>
            <table:table-cell table:style-name="Tabla8.D144" office:value-type="string">
              <text:p text:style-name="P62">Siebel Marketing Base - Named User Perpetual</text:p>
            </table:table-cell>
            <table:table-cell table:style-name="Tabla8.E63" office:value-type="float" office:value="4">
              <text:p text:style-name="P58">4</text:p>
            </table:table-cell>
            <table:table-cell table:style-name="Tabla8.F63" office:value-type="date" office:date-value="2011-01-29">
              <text:p text:style-name="P58">29/01/11</text:p>
            </table:table-cell>
            <table:table-cell table:style-name="Tabla8.G63" office:value-type="date" office:date-value="2013-01-28">
              <text:p text:style-name="P58">28/01/13</text:p>
            </table:table-cell>
          </table:table-row>
          <table:table-row>
            <table:covered-table-cell/>
            <table:table-cell table:style-name="Tabla8.B64" office:value-type="string">
              <text:p text:style-name="P62">Empresa Pública de Emergencias Sanitarias (EPES)</text:p>
            </table:table-cell>
            <table:covered-table-cell/>
            <table:table-cell table:style-name="Tabla8.D144" office:value-type="string">
              <text:p text:style-name="P62">Siebel Marketing Manager - Named User Perpetual</text:p>
            </table:table-cell>
            <table:table-cell table:style-name="Tabla8.E64" office:value-type="float" office:value="4">
              <text:p text:style-name="P58">4</text:p>
            </table:table-cell>
            <table:table-cell table:style-name="Tabla8.F64" office:value-type="date" office:date-value="2011-01-29">
              <text:p text:style-name="P58">29/01/11</text:p>
            </table:table-cell>
            <table:table-cell table:style-name="Tabla8.G64" office:value-type="date" office:date-value="2013-01-28">
              <text:p text:style-name="P58">28/01/13</text:p>
            </table:table-cell>
          </table:table-row>
          <table:table-row>
            <table:covered-table-cell/>
            <table:table-cell table:style-name="Tabla8.B65" office:value-type="string">
              <text:p text:style-name="P62">Empresa Pública de Emergencias Sanitarias (EPES)</text:p>
            </table:table-cell>
            <table:covered-table-cell/>
            <table:table-cell table:style-name="Tabla8.D144" office:value-type="string">
              <text:p text:style-name="P62">Siebel Marketing Server up to 100,000 records - Physical Server Perpetual</text:p>
            </table:table-cell>
            <table:table-cell table:style-name="Tabla8.E65" office:value-type="float" office:value="1">
              <text:p text:style-name="P58">1</text:p>
            </table:table-cell>
            <table:table-cell table:style-name="Tabla8.F65" office:value-type="date" office:date-value="2011-01-29">
              <text:p text:style-name="P58">29/01/11</text:p>
            </table:table-cell>
            <table:table-cell table:style-name="Tabla8.G65" office:value-type="date" office:date-value="2013-01-28">
              <text:p text:style-name="P58">28/01/13</text:p>
            </table:table-cell>
          </table:table-row>
          <table:table-row>
            <table:table-cell table:style-name="Tabla8.A67" table:number-rows-spanned="2" office:value-type="string">
              <text:p text:style-name="P70">No</text:p>
            </table:table-cell>
            <table:table-cell table:style-name="Tabla8.B66" office:value-type="string">
              <text:p text:style-name="P62">Empresa Pública del Suelo de Andalucía</text:p>
            </table:table-cell>
            <table:table-cell table:style-name="Tabla8.C66" table:number-rows-spanned="2" office:value-type="float" office:value="0">
              <text:p text:style-name="P58">0</text:p>
            </table:table-cell>
            <table:table-cell table:style-name="Tabla8.D144" office:value-type="string">
              <text:p text:style-name="P62">Business Process Management Suite for Non Oracle Middleware - Processor Perpetual</text:p>
            </table:table-cell>
            <table:table-cell table:style-name="Tabla8.E66" office:value-type="float" office:value="1">
              <text:p text:style-name="P58">1</text:p>
            </table:table-cell>
            <table:table-cell table:style-name="Tabla8.F66" office:value-type="date" office:date-value="2011-01-01">
              <text:p text:style-name="P58">01/01/11</text:p>
            </table:table-cell>
            <table:table-cell table:style-name="Tabla8.G66" office:value-type="date" office:date-value="2011-12-31">
              <text:p text:style-name="P58">31/12/11</text:p>
            </table:table-cell>
          </table:table-row>
          <table:table-row>
            <table:covered-table-cell/>
            <table:table-cell table:style-name="Tabla8.B67" office:value-type="string">
              <text:p text:style-name="P62">Empresa Pública del Suelo de Andalucía</text:p>
            </table:table-cell>
            <table:covered-table-cell/>
            <table:table-cell table:style-name="Tabla8.D144" office:value-type="string">
              <text:p text:style-name="P62">Business Process Analysis Suite - Named User Plus Perpetual</text:p>
            </table:table-cell>
            <table:table-cell table:style-name="Tabla8.E67" office:value-type="float" office:value="5">
              <text:p text:style-name="P58">5</text:p>
            </table:table-cell>
            <table:table-cell table:style-name="Tabla8.F67" office:value-type="date" office:date-value="2011-01-01">
              <text:p text:style-name="P58">01/01/11</text:p>
            </table:table-cell>
            <table:table-cell table:style-name="Tabla8.G67" office:value-type="date" office:date-value="2011-12-31">
              <text:p text:style-name="P58">31/12/11</text:p>
            </table:table-cell>
          </table:table-row>
          <table:table-row>
            <table:table-cell table:style-name="Tabla8.A68" office:value-type="string">
              <text:p text:style-name="P70">No</text:p>
            </table:table-cell>
            <table:table-cell table:style-name="Tabla8.B68" office:value-type="string">
              <text:p text:style-name="P62">Empresa Pública del Suelo de Andalucía</text:p>
            </table:table-cell>
            <table:table-cell table:style-name="Tabla8.C68" office:value-type="float" office:value="14727469">
              <text:p text:style-name="P58">14727469</text:p>
            </table:table-cell>
            <table:table-cell table:style-name="Tabla8.D144" office:value-type="string">
              <text:p text:style-name="P62">Oracle Database Standard Edition - Processor Perpetual</text:p>
            </table:table-cell>
            <table:table-cell table:style-name="Tabla8.E68" office:value-type="float" office:value="1">
              <text:p text:style-name="P58">1</text:p>
            </table:table-cell>
            <table:table-cell table:style-name="Tabla8.F68" office:value-type="date" office:date-value="2011-01-01">
              <text:p text:style-name="P58">01/01/11</text:p>
            </table:table-cell>
            <table:table-cell table:style-name="Tabla8.G68" office:value-type="date" office:date-value="2011-12-31">
              <text:p text:style-name="P58">31/12/11</text:p>
            </table:table-cell>
          </table:table-row>
          <table:table-row>
            <table:table-cell table:style-name="Tabla8.A70" table:number-rows-spanned="2" office:value-type="string">
              <text:p text:style-name="P70">No</text:p>
            </table:table-cell>
            <table:table-cell table:style-name="Tabla8.B69" office:value-type="string">
              <text:p text:style-name="P62">Empresa Pública del Suelo de Andalucía</text:p>
            </table:table-cell>
            <table:table-cell table:style-name="Tabla8.C69" table:number-rows-spanned="2" office:value-type="float" office:value="0">
              <text:p text:style-name="P58">0</text:p>
            </table:table-cell>
            <table:table-cell table:style-name="Tabla8.D144" office:value-type="string">
              <text:p text:style-name="P62">Internet Application Server Enterprise Edition - Processor Perpetual</text:p>
            </table:table-cell>
            <table:table-cell table:style-name="Tabla8.E69" office:value-type="float" office:value="1">
              <text:p text:style-name="P58">1</text:p>
            </table:table-cell>
            <table:table-cell table:style-name="Tabla8.F69" office:value-type="date" office:date-value="2011-01-01">
              <text:p text:style-name="P58">01/01/11</text:p>
            </table:table-cell>
            <table:table-cell table:style-name="Tabla8.G69" office:value-type="date" office:date-value="2011-12-31">
              <text:p text:style-name="P58">31/12/11</text:p>
            </table:table-cell>
          </table:table-row>
          <table:table-row>
            <table:covered-table-cell/>
            <table:table-cell table:style-name="Tabla8.B70" office:value-type="string">
              <text:p text:style-name="P62">Empresa Pública del Suelo de Andalucía</text:p>
            </table:table-cell>
            <table:covered-table-cell/>
            <table:table-cell table:style-name="Tabla8.D144" office:value-type="string">
              <text:p text:style-name="P62">Oracle Database Standard Edition - Processor Perpetual</text:p>
            </table:table-cell>
            <table:table-cell table:style-name="Tabla8.E70" office:value-type="float" office:value="1">
              <text:p text:style-name="P58">1</text:p>
            </table:table-cell>
            <table:table-cell table:style-name="Tabla8.F70" office:value-type="date" office:date-value="2011-01-01">
              <text:p text:style-name="P58">01/01/11</text:p>
            </table:table-cell>
            <table:table-cell table:style-name="Tabla8.G70" office:value-type="date" office:date-value="2011-12-31">
              <text:p text:style-name="P58">31/12/11</text:p>
            </table:table-cell>
          </table:table-row>
          <table:table-row>
            <table:table-cell table:style-name="Tabla8.A71" office:value-type="string">
              <text:p text:style-name="P70">No</text:p>
            </table:table-cell>
            <table:table-cell table:style-name="Tabla8.B71" office:value-type="string">
              <text:p text:style-name="P62">Empresa Publica Hospital Alto Guadalquivir</text:p>
            </table:table-cell>
            <table:table-cell table:style-name="Tabla8.C71" office:value-type="float" office:value="14608634">
              <text:p text:style-name="P58">14608634</text:p>
            </table:table-cell>
            <table:table-cell table:style-name="Tabla8.D144" office:value-type="string">
              <text:p text:style-name="P62">Oracle Database Enterprise Edition - Named User Plus Perpetual</text:p>
            </table:table-cell>
            <table:table-cell table:style-name="Tabla8.E71" office:value-type="float" office:value="25">
              <text:p text:style-name="P58">25</text:p>
            </table:table-cell>
            <table:table-cell table:style-name="Tabla8.F71" office:value-type="date" office:date-value="2011-01-01">
              <text:p text:style-name="P58">01/01/11</text:p>
            </table:table-cell>
            <table:table-cell table:style-name="Tabla8.G71" office:value-type="date" office:date-value="2012-12-31">
              <text:p text:style-name="P58">31/12/12</text:p>
            </table:table-cell>
          </table:table-row>
          <table:table-row>
            <table:table-cell table:style-name="Tabla8.A74" table:number-rows-spanned="3" office:value-type="string">
              <text:p text:style-name="P70">No</text:p>
            </table:table-cell>
            <table:table-cell table:style-name="Tabla8.B72" office:value-type="string">
              <text:p text:style-name="P62">Empresa Publica Hospital Alto Guadalquivir</text:p>
            </table:table-cell>
            <table:table-cell table:style-name="Tabla8.C72" table:number-rows-spanned="3" office:value-type="float" office:value="85806">
              <text:p text:style-name="P58">85806</text:p>
            </table:table-cell>
            <table:table-cell table:style-name="Tabla8.D72" office:value-type="string">
              <text:p text:style-name="P62">Order Management - Nonstandard User</text:p>
            </table:table-cell>
            <table:table-cell table:style-name="Tabla8.E72" office:value-type="float" office:value="5">
              <text:p text:style-name="P58">5</text:p>
            </table:table-cell>
            <table:table-cell table:style-name="Tabla8.F72" office:value-type="date" office:date-value="2011-01-01">
              <text:p text:style-name="P58">01/01/11</text:p>
            </table:table-cell>
            <table:table-cell table:style-name="Tabla8.G72" office:value-type="date" office:date-value="2012-12-31">
              <text:p text:style-name="P58">31/12/12</text:p>
            </table:table-cell>
          </table:table-row>
          <table:table-row>
            <table:covered-table-cell/>
            <table:table-cell table:style-name="Tabla8.B73" office:value-type="string">
              <text:p text:style-name="P62">Empresa Publica Hospital Alto Guadalquivir</text:p>
            </table:table-cell>
            <table:covered-table-cell/>
            <table:table-cell table:style-name="Tabla8.D73" office:value-type="string">
              <text:p text:style-name="P62">Oracle Purchasing - Application User Perpetual</text:p>
            </table:table-cell>
            <table:table-cell table:style-name="Tabla8.E73" office:value-type="float" office:value="5">
              <text:p text:style-name="P58">5</text:p>
            </table:table-cell>
            <table:table-cell table:style-name="Tabla8.F73" office:value-type="date" office:date-value="2011-01-01">
              <text:p text:style-name="P58">01/01/11</text:p>
            </table:table-cell>
            <table:table-cell table:style-name="Tabla8.G73" office:value-type="date" office:date-value="2012-12-31">
              <text:p text:style-name="P58">31/12/12</text:p>
            </table:table-cell>
          </table:table-row>
          <table:table-row>
            <table:covered-table-cell/>
            <table:table-cell table:style-name="Tabla8.B74" office:value-type="string">
              <text:p text:style-name="P62">Empresa Publica Hospital Alto Guadalquivir</text:p>
            </table:table-cell>
            <table:covered-table-cell/>
            <table:table-cell table:style-name="Tabla8.D144" office:value-type="string">
              <text:p text:style-name="P62">Oracle Financials - Application User Perpetual</text:p>
            </table:table-cell>
            <table:table-cell table:style-name="Tabla8.E74" office:value-type="float" office:value="5">
              <text:p text:style-name="P58">5</text:p>
            </table:table-cell>
            <table:table-cell table:style-name="Tabla8.F74" office:value-type="date" office:date-value="2011-01-01">
              <text:p text:style-name="P58">01/01/11</text:p>
            </table:table-cell>
            <table:table-cell table:style-name="Tabla8.G74" office:value-type="date" office:date-value="2012-12-31">
              <text:p text:style-name="P58">31/12/12</text:p>
            </table:table-cell>
          </table:table-row>
          <table:table-row>
            <table:table-cell table:style-name="Tabla8.A75" office:value-type="string">
              <text:p text:style-name="P70">No</text:p>
            </table:table-cell>
            <table:table-cell table:style-name="Tabla8.B75" office:value-type="string">
              <text:p text:style-name="P62">Empresa Publica Hospital Alto Guadalquivir</text:p>
            </table:table-cell>
            <table:table-cell table:style-name="Tabla8.C75" office:value-type="float" office:value="86081">
              <text:p text:style-name="P58">86081</text:p>
            </table:table-cell>
            <table:table-cell table:style-name="Tabla8.D144" office:value-type="string">
              <text:p text:style-name="P62">Oracle Database Standard Edition - Named User Single Server</text:p>
            </table:table-cell>
            <table:table-cell table:style-name="Tabla8.E75" office:value-type="float" office:value="50">
              <text:p text:style-name="P58">50</text:p>
            </table:table-cell>
            <table:table-cell table:style-name="Tabla8.F75" office:value-type="date" office:date-value="2011-01-01">
              <text:p text:style-name="P58">01/01/11</text:p>
            </table:table-cell>
            <table:table-cell table:style-name="Tabla8.G75" office:value-type="date" office:date-value="2012-12-31">
              <text:p text:style-name="P58">31/12/12</text:p>
            </table:table-cell>
          </table:table-row>
          <text:soft-page-break/>
          <table:table-row>
            <table:table-cell table:style-name="Tabla8.A76" office:value-type="string">
              <text:p text:style-name="P70">No</text:p>
            </table:table-cell>
            <table:table-cell table:style-name="Tabla8.B76" office:value-type="string">
              <text:p text:style-name="P62">Empresa Publica Hospital Alto Guadalquivir</text:p>
            </table:table-cell>
            <table:table-cell table:style-name="Tabla8.C76" office:value-type="float" office:value="14052971">
              <text:p text:style-name="P58">14052971</text:p>
            </table:table-cell>
            <table:table-cell table:style-name="Tabla8.D144" office:value-type="string">
              <text:p text:style-name="P62">Oracle Database Standard Edition - Named User Plus Perpetual</text:p>
            </table:table-cell>
            <table:table-cell table:style-name="Tabla8.E76" office:value-type="float" office:value="30">
              <text:p text:style-name="P58">30</text:p>
            </table:table-cell>
            <table:table-cell table:style-name="Tabla8.F76" office:value-type="date" office:date-value="2011-01-01">
              <text:p text:style-name="P58">01/01/11</text:p>
            </table:table-cell>
            <table:table-cell table:style-name="Tabla8.G76" office:value-type="date" office:date-value="2012-12-31">
              <text:p text:style-name="P58">31/12/12</text:p>
            </table:table-cell>
          </table:table-row>
          <table:table-row>
            <table:table-cell table:style-name="Tabla8.A77" office:value-type="string">
              <text:p text:style-name="P70">No</text:p>
            </table:table-cell>
            <table:table-cell table:style-name="Tabla8.B77" office:value-type="string">
              <text:p text:style-name="P62">Empresa Publica Hospital Alto Guadalquivir</text:p>
            </table:table-cell>
            <table:table-cell table:style-name="Tabla8.C77" office:value-type="float" office:value="15388989">
              <text:p text:style-name="P58">15388989</text:p>
            </table:table-cell>
            <table:table-cell table:style-name="Tabla8.D144" office:value-type="string">
              <text:p text:style-name="P62">Oracle Standard Edition One - Named User Plus Perpetual</text:p>
            </table:table-cell>
            <table:table-cell table:style-name="Tabla8.E77" office:value-type="float" office:value="5">
              <text:p text:style-name="P58">5</text:p>
            </table:table-cell>
            <table:table-cell table:style-name="Tabla8.F77" office:value-type="date" office:date-value="2011-01-01">
              <text:p text:style-name="P58">01/01/11</text:p>
            </table:table-cell>
            <table:table-cell table:style-name="Tabla8.G77" office:value-type="date" office:date-value="2012-12-31">
              <text:p text:style-name="P58">31/12/12</text:p>
            </table:table-cell>
          </table:table-row>
          <table:table-row>
            <table:table-cell table:style-name="Tabla8.A84" table:number-rows-spanned="7" office:value-type="string">
              <text:p text:style-name="P70">No</text:p>
            </table:table-cell>
            <table:table-cell table:style-name="Tabla8.B78" office:value-type="string">
              <text:p text:style-name="P62">Empresa Publica Hospital Alto Guadalquivir</text:p>
            </table:table-cell>
            <table:table-cell table:style-name="Tabla8.C78" table:number-rows-spanned="7" office:value-type="float" office:value="15751386">
              <text:p text:style-name="P58">15751386</text:p>
            </table:table-cell>
            <table:table-cell table:style-name="Tabla8.D144" office:value-type="string">
              <text:p text:style-name="P62">PeopleSoft Enterprise Human Resources - Employee Perpetual</text:p>
            </table:table-cell>
            <table:table-cell table:style-name="Tabla8.E78" office:value-type="float" office:value="1800">
              <text:p text:style-name="P58">1800</text:p>
            </table:table-cell>
            <table:table-cell table:style-name="Tabla8.F78" office:value-type="date" office:date-value="2011-01-01">
              <text:p text:style-name="P58">01/01/11</text:p>
            </table:table-cell>
            <table:table-cell table:style-name="Tabla8.G78" office:value-type="date" office:date-value="2012-12-31">
              <text:p text:style-name="P58">31/12/12</text:p>
            </table:table-cell>
          </table:table-row>
          <table:table-row>
            <table:covered-table-cell/>
            <table:table-cell table:style-name="Tabla8.B79" office:value-type="string">
              <text:p text:style-name="P62">Empresa Publica Hospital Alto Guadalquivir</text:p>
            </table:table-cell>
            <table:covered-table-cell/>
            <table:table-cell table:style-name="Tabla8.D144" office:value-type="string">
              <text:p text:style-name="P62">PeopleSoft Enterprise Payroll - Employee Perpetual</text:p>
            </table:table-cell>
            <table:table-cell table:style-name="Tabla8.E79" office:value-type="float" office:value="1800">
              <text:p text:style-name="P58">1800</text:p>
            </table:table-cell>
            <table:table-cell table:style-name="Tabla8.F79" office:value-type="date" office:date-value="2011-01-01">
              <text:p text:style-name="P58">01/01/11</text:p>
            </table:table-cell>
            <table:table-cell table:style-name="Tabla8.G79" office:value-type="date" office:date-value="2012-12-31">
              <text:p text:style-name="P58">31/12/12</text:p>
            </table:table-cell>
          </table:table-row>
          <table:table-row>
            <table:covered-table-cell/>
            <table:table-cell table:style-name="Tabla8.B80" office:value-type="string">
              <text:p text:style-name="P62">Empresa Publica Hospital Alto Guadalquivir</text:p>
            </table:table-cell>
            <table:covered-table-cell/>
            <table:table-cell table:style-name="Tabla8.D144" office:value-type="string">
              <text:p text:style-name="P62">PeopleSoft Enterprise Recruiting Solutions - Employee Perpetual</text:p>
            </table:table-cell>
            <table:table-cell table:style-name="Tabla8.E80" office:value-type="float" office:value="1800">
              <text:p text:style-name="P58">1800</text:p>
            </table:table-cell>
            <table:table-cell table:style-name="Tabla8.F80" office:value-type="date" office:date-value="2011-01-01">
              <text:p text:style-name="P58">01/01/11</text:p>
            </table:table-cell>
            <table:table-cell table:style-name="Tabla8.G80" office:value-type="date" office:date-value="2012-12-31">
              <text:p text:style-name="P58">31/12/12</text:p>
            </table:table-cell>
          </table:table-row>
          <table:table-row>
            <table:covered-table-cell/>
            <table:table-cell table:style-name="Tabla8.B81" office:value-type="string">
              <text:p text:style-name="P62">Empresa Publica Hospital Alto Guadalquivir</text:p>
            </table:table-cell>
            <table:covered-table-cell/>
            <table:table-cell table:style-name="Tabla8.D144" office:value-type="string">
              <text:p text:style-name="P62">PeopleSoft Enterprise ePerformance - Employee Perpetual</text:p>
            </table:table-cell>
            <table:table-cell table:style-name="Tabla8.E81" office:value-type="float" office:value="1800">
              <text:p text:style-name="P58">1800</text:p>
            </table:table-cell>
            <table:table-cell table:style-name="Tabla8.F81" office:value-type="date" office:date-value="2011-01-01">
              <text:p text:style-name="P58">01/01/11</text:p>
            </table:table-cell>
            <table:table-cell table:style-name="Tabla8.G81" office:value-type="date" office:date-value="2012-12-31">
              <text:p text:style-name="P58">31/12/12</text:p>
            </table:table-cell>
          </table:table-row>
          <table:table-row>
            <table:covered-table-cell/>
            <table:table-cell table:style-name="Tabla8.B82" office:value-type="string">
              <text:p text:style-name="P62">Empresa Publica Hospital Alto Guadalquivir</text:p>
            </table:table-cell>
            <table:covered-table-cell/>
            <table:table-cell table:style-name="Tabla8.D144" office:value-type="string">
              <text:p text:style-name="P62">Crystal Reports for PeopleSoft Enterprise for Unlimited Users (Mfr is Business Objects SA Third Party Program)</text:p>
            </table:table-cell>
            <table:table-cell table:style-name="Tabla8.E82" office:value-type="float" office:value="1">
              <text:p text:style-name="P58">1</text:p>
            </table:table-cell>
            <table:table-cell table:style-name="Tabla8.F82" office:value-type="date" office:date-value="2011-01-01">
              <text:p text:style-name="P58">01/01/11</text:p>
            </table:table-cell>
            <table:table-cell table:style-name="Tabla8.G82" office:value-type="date" office:date-value="2012-12-31">
              <text:p text:style-name="P58">31/12/12</text:p>
            </table:table-cell>
          </table:table-row>
          <table:table-row>
            <table:covered-table-cell/>
            <table:table-cell table:style-name="Tabla8.B83" office:value-type="string">
              <text:p text:style-name="P62">Empresa Publica Hospital Alto Guadalquivir</text:p>
            </table:table-cell>
            <table:covered-table-cell/>
            <table:table-cell table:style-name="Tabla8.D144" office:value-type="string">
              <text:p text:style-name="P62">Crystal Enterprise/BusinessObjects Enterprise PeopleSoft Enterprise Concurrent Access License (bundles of 5) (Mfr is Business Objects SA Third Party Program)</text:p>
            </table:table-cell>
            <table:table-cell table:style-name="Tabla8.E83" office:value-type="float" office:value="1">
              <text:p text:style-name="P58">1</text:p>
            </table:table-cell>
            <table:table-cell table:style-name="Tabla8.F83" office:value-type="date" office:date-value="2011-01-01">
              <text:p text:style-name="P58">01/01/11</text:p>
            </table:table-cell>
            <table:table-cell table:style-name="Tabla8.G83" office:value-type="date" office:date-value="2012-12-31">
              <text:p text:style-name="P58">31/12/12</text:p>
            </table:table-cell>
          </table:table-row>
          <table:table-row>
            <table:covered-table-cell/>
            <table:table-cell table:style-name="Tabla8.B84" office:value-type="string">
              <text:p text:style-name="P62">Empresa Publica Hospital Alto Guadalquivir</text:p>
            </table:table-cell>
            <table:covered-table-cell/>
            <table:table-cell table:style-name="Tabla8.D144" office:value-type="string">
              <text:p text:style-name="P62">Websphere for PeopleSoft Enterprise (Mfr is International Business Machines Corporation; Third Party Program)</text:p>
            </table:table-cell>
            <table:table-cell table:style-name="Tabla8.E84" office:value-type="float" office:value="1">
              <text:p text:style-name="P58">1</text:p>
            </table:table-cell>
            <table:table-cell table:style-name="Tabla8.F84" office:value-type="date" office:date-value="2011-01-01">
              <text:p text:style-name="P58">01/01/11</text:p>
            </table:table-cell>
            <table:table-cell table:style-name="Tabla8.G84" office:value-type="date" office:date-value="2012-12-31">
              <text:p text:style-name="P58">31/12/12</text:p>
            </table:table-cell>
          </table:table-row>
          <table:table-row>
            <table:table-cell table:style-name="Tabla8.A85" office:value-type="string">
              <text:p text:style-name="P70">No</text:p>
            </table:table-cell>
            <table:table-cell table:style-name="Tabla8.B85" office:value-type="string">
              <text:p text:style-name="P62">Empresa Publica Hospital Alto Guadalquivir</text:p>
            </table:table-cell>
            <table:table-cell table:style-name="Tabla8.C85" office:value-type="float" office:value="16420947">
              <text:p text:style-name="P58">16420947</text:p>
            </table:table-cell>
            <table:table-cell table:style-name="Tabla8.D144" office:value-type="string">
              <text:p text:style-name="P62">Micro Focus International Ltd. Server Express COBOL for UNIX for 1 Named User (Mfr is Microfocus; Third Party Program)</text:p>
            </table:table-cell>
            <table:table-cell table:style-name="Tabla8.E85" office:value-type="float" office:value="1">
              <text:p text:style-name="P58">1</text:p>
            </table:table-cell>
            <table:table-cell table:style-name="Tabla8.F85" office:value-type="date" office:date-value="2011-01-01">
              <text:p text:style-name="P58">01/01/11</text:p>
            </table:table-cell>
            <table:table-cell table:style-name="Tabla8.G85" office:value-type="date" office:date-value="2012-12-31">
              <text:p text:style-name="P58">31/12/12</text:p>
            </table:table-cell>
          </table:table-row>
          <table:table-row>
            <table:table-cell table:style-name="Tabla8.A87" table:number-rows-spanned="2" office:value-type="string">
              <text:p text:style-name="P70">No</text:p>
            </table:table-cell>
            <table:table-cell table:style-name="Tabla8.B86" office:value-type="string">
              <text:p text:style-name="P62">Empresa Pública Hospitalaria de Poniente</text:p>
            </table:table-cell>
            <table:table-cell table:style-name="Tabla8.C86" table:number-rows-spanned="2" office:value-type="float" office:value="77782">
              <text:p text:style-name="P58">77782</text:p>
            </table:table-cell>
            <table:table-cell table:style-name="Tabla8.D144" office:value-type="string">
              <text:p text:style-name="P62">SERVER EE 8.0</text:p>
            </table:table-cell>
            <table:table-cell table:style-name="Tabla8.E86" office:value-type="float" office:value="34">
              <text:p text:style-name="P58">34</text:p>
            </table:table-cell>
            <table:table-cell table:style-name="Tabla8.F86" office:value-type="date" office:date-value="2011-01-01">
              <text:p text:style-name="P58">01/01/11</text:p>
            </table:table-cell>
            <table:table-cell table:style-name="Tabla8.G86" office:value-type="date" office:date-value="2011-12-31">
              <text:p text:style-name="P58">31/12/11</text:p>
            </table:table-cell>
          </table:table-row>
          <table:table-row>
            <table:covered-table-cell/>
            <table:table-cell table:style-name="Tabla8.B87" office:value-type="string">
              <text:p text:style-name="P62">Empresa Pública Hospitalaria de Poniente</text:p>
            </table:table-cell>
            <table:covered-table-cell/>
            <table:table-cell table:style-name="Tabla8.D144" office:value-type="string">
              <text:p text:style-name="P62">OEM PERF PACK V7.3</text:p>
            </table:table-cell>
            <table:table-cell table:style-name="Tabla8.E87" office:value-type="float" office:value="50">
              <text:p text:style-name="P58">50</text:p>
            </table:table-cell>
            <table:table-cell table:style-name="Tabla8.F87" office:value-type="date" office:date-value="2011-01-01">
              <text:p text:style-name="P58">01/01/11</text:p>
            </table:table-cell>
            <table:table-cell table:style-name="Tabla8.G87" office:value-type="date" office:date-value="2011-12-31">
              <text:p text:style-name="P58">31/12/11</text:p>
            </table:table-cell>
          </table:table-row>
          <table:table-row>
            <table:table-cell table:style-name="Tabla8.A88" office:value-type="string">
              <text:p text:style-name="P70">No</text:p>
            </table:table-cell>
            <table:table-cell table:style-name="Tabla8.B88" office:value-type="string">
              <text:p text:style-name="P62">Empresa Pública Hospitalaria de Poniente</text:p>
            </table:table-cell>
            <table:table-cell table:style-name="Tabla8.C88" office:value-type="float" office:value="77783">
              <text:p text:style-name="P58">77783</text:p>
            </table:table-cell>
            <table:table-cell table:style-name="Tabla8.D88" office:value-type="string">
              <text:p text:style-name="P62">ENTERPRISE DEV SUITE EXP (IDS)</text:p>
            </table:table-cell>
            <table:table-cell table:style-name="Tabla8.E88" office:value-type="float" office:value="1">
              <text:p text:style-name="P58">1</text:p>
            </table:table-cell>
            <table:table-cell table:style-name="Tabla8.F88" office:value-type="date" office:date-value="2011-01-01">
              <text:p text:style-name="P58">01/01/11</text:p>
            </table:table-cell>
            <table:table-cell table:style-name="Tabla8.G88" office:value-type="date" office:date-value="2011-12-31">
              <text:p text:style-name="P58">31/12/11</text:p>
            </table:table-cell>
          </table:table-row>
          <table:table-row>
            <table:table-cell table:style-name="Tabla8.A90" table:number-rows-spanned="2" office:value-type="string">
              <text:p text:style-name="P70">No</text:p>
            </table:table-cell>
            <table:table-cell table:style-name="Tabla8.B89" office:value-type="string">
              <text:p text:style-name="P62">Empresa Pública Sanitaria Bajo Guadalquivir</text:p>
            </table:table-cell>
            <table:table-cell table:style-name="Tabla8.C89" table:number-rows-spanned="2" office:value-type="float" office:value="15683049">
              <text:p text:style-name="P58">15683049</text:p>
            </table:table-cell>
            <table:table-cell table:style-name="Tabla8.D144" office:value-type="string">
              <text:p text:style-name="P62">Diagnostics Pack - Processor Perpetual</text:p>
            </table:table-cell>
            <table:table-cell table:style-name="Tabla8.E89" office:value-type="float" office:value="6">
              <text:p text:style-name="P58">6</text:p>
            </table:table-cell>
            <table:table-cell table:style-name="Tabla8.F89" office:value-type="date" office:date-value="2011-03-01">
              <text:p text:style-name="P58">01/03/11</text:p>
            </table:table-cell>
            <table:table-cell table:style-name="Tabla8.G89" office:value-type="date" office:date-value="2012-02-29">
              <text:p text:style-name="P58">29/02/12</text:p>
            </table:table-cell>
          </table:table-row>
          <table:table-row>
            <table:covered-table-cell/>
            <table:table-cell table:style-name="Tabla8.B90" office:value-type="string">
              <text:p text:style-name="P62">Empresa Pública Sanitaria Bajo Guadalquivir</text:p>
            </table:table-cell>
            <table:covered-table-cell/>
            <table:table-cell table:style-name="Tabla8.D144" office:value-type="string">
              <text:p text:style-name="P62">Tuning Pack - Processor Perpetual</text:p>
            </table:table-cell>
            <table:table-cell table:style-name="Tabla8.E90" office:value-type="float" office:value="6">
              <text:p text:style-name="P58">6</text:p>
            </table:table-cell>
            <table:table-cell table:style-name="Tabla8.F90" office:value-type="date" office:date-value="2011-03-01">
              <text:p text:style-name="P58">01/03/11</text:p>
            </table:table-cell>
            <table:table-cell table:style-name="Tabla8.G90" office:value-type="date" office:date-value="2012-02-29">
              <text:p text:style-name="P58">29/02/12</text:p>
            </table:table-cell>
          </table:table-row>
          <table:table-row>
            <table:table-cell table:style-name="Tabla8.A91" office:value-type="string">
              <text:p text:style-name="P70">No</text:p>
            </table:table-cell>
            <table:table-cell table:style-name="Tabla8.B91" office:value-type="string">
              <text:p text:style-name="P62">Empresa Pública Sanitaria Bajo Guadalquivir</text:p>
            </table:table-cell>
            <table:table-cell table:style-name="Tabla8.C91" office:value-type="float" office:value="15862625">
              <text:p text:style-name="P58">15862625</text:p>
            </table:table-cell>
            <table:table-cell table:style-name="Tabla8.D144" office:value-type="string">
              <text:p text:style-name="P62">Internet Developer Suite - Named User Plus Perpetual</text:p>
            </table:table-cell>
            <table:table-cell table:style-name="Tabla8.E91" office:value-type="float" office:value="2">
              <text:p text:style-name="P58">2</text:p>
            </table:table-cell>
            <table:table-cell table:style-name="Tabla8.F91" office:value-type="date" office:date-value="2011-03-01">
              <text:p text:style-name="P58">01/03/11</text:p>
            </table:table-cell>
            <table:table-cell table:style-name="Tabla8.G91" office:value-type="date" office:date-value="2012-02-29">
              <text:p text:style-name="P58">29/02/12</text:p>
            </table:table-cell>
          </table:table-row>
          <table:table-row>
            <table:table-cell table:style-name="Tabla8.A94" table:number-rows-spanned="3" office:value-type="string">
              <text:p text:style-name="P70">No</text:p>
            </table:table-cell>
            <table:table-cell table:style-name="Tabla8.B92" office:value-type="string">
              <text:p text:style-name="P62">Empresa Pública Sanitaria Bajo Guadalquivir</text:p>
            </table:table-cell>
            <table:table-cell table:style-name="Tabla8.C92" table:number-rows-spanned="3" office:value-type="float" office:value="16426320">
              <text:p text:style-name="P58">16426320</text:p>
            </table:table-cell>
            <table:table-cell table:style-name="Tabla8.D144" office:value-type="string">
              <text:p text:style-name="P62">Diagnostics Pack - Processor Perpetual</text:p>
            </table:table-cell>
            <table:table-cell table:style-name="Tabla8.E92" office:value-type="float" office:value="2">
              <text:p text:style-name="P58">2</text:p>
            </table:table-cell>
            <table:table-cell table:style-name="Tabla8.F92" office:value-type="date" office:date-value="2011-03-01">
              <text:p text:style-name="P58">01/03/11</text:p>
            </table:table-cell>
            <table:table-cell table:style-name="Tabla8.G92" office:value-type="date" office:date-value="2012-02-29">
              <text:p text:style-name="P58">29/02/12</text:p>
            </table:table-cell>
          </table:table-row>
          <table:table-row>
            <table:covered-table-cell/>
            <table:table-cell table:style-name="Tabla8.B93" office:value-type="string">
              <text:p text:style-name="P62">Empresa Pública Sanitaria Bajo Guadalquivir</text:p>
            </table:table-cell>
            <table:covered-table-cell/>
            <table:table-cell table:style-name="Tabla8.D144" office:value-type="string">
              <text:p text:style-name="P62">Oracle Database Enterprise Edition - Processor Perpetual</text:p>
            </table:table-cell>
            <table:table-cell table:style-name="Tabla8.E93" office:value-type="float" office:value="2">
              <text:p text:style-name="P58">2</text:p>
            </table:table-cell>
            <table:table-cell table:style-name="Tabla8.F93" office:value-type="date" office:date-value="2011-03-01">
              <text:p text:style-name="P58">01/03/11</text:p>
            </table:table-cell>
            <table:table-cell table:style-name="Tabla8.G93" office:value-type="date" office:date-value="2012-02-29">
              <text:p text:style-name="P58">29/02/12</text:p>
            </table:table-cell>
          </table:table-row>
          <table:table-row>
            <table:covered-table-cell/>
            <table:table-cell table:style-name="Tabla8.B94" office:value-type="string">
              <text:p text:style-name="P62">Empresa Pública Sanitaria Bajo Guadalquivir</text:p>
            </table:table-cell>
            <table:covered-table-cell/>
            <table:table-cell table:style-name="Tabla8.D144" office:value-type="string">
              <text:p text:style-name="P62">Tuning Pack - Processor Perpetual</text:p>
            </table:table-cell>
            <table:table-cell table:style-name="Tabla8.E94" office:value-type="float" office:value="2">
              <text:p text:style-name="P58">2</text:p>
            </table:table-cell>
            <table:table-cell table:style-name="Tabla8.F94" office:value-type="date" office:date-value="2011-03-01">
              <text:p text:style-name="P58">01/03/11</text:p>
            </table:table-cell>
            <table:table-cell table:style-name="Tabla8.G94" office:value-type="date" office:date-value="2012-02-29">
              <text:p text:style-name="P58">29/02/12</text:p>
            </table:table-cell>
          </table:table-row>
          <table:table-row>
            <table:table-cell table:style-name="Tabla8.A96" table:number-rows-spanned="2" office:value-type="string">
              <text:p text:style-name="P70">No</text:p>
            </table:table-cell>
            <table:table-cell table:style-name="Tabla8.B95" office:value-type="string">
              <text:p text:style-name="P62">Empresa Pública Sanitaria Bajo Guadalquivir</text:p>
            </table:table-cell>
            <table:table-cell table:style-name="Tabla8.C95" table:number-rows-spanned="2" office:value-type="float" office:value="15999110">
              <text:p text:style-name="P58">15999110</text:p>
            </table:table-cell>
            <table:table-cell table:style-name="Tabla8.D144" office:value-type="string">
              <text:p text:style-name="P62">Oracle Database Standard Edition - Named User Plus Perpetual</text:p>
            </table:table-cell>
            <table:table-cell table:style-name="Tabla8.E95" office:value-type="float" office:value="20">
              <text:p text:style-name="P58">20</text:p>
            </table:table-cell>
            <table:table-cell table:style-name="Tabla8.F95" office:value-type="date" office:date-value="2012-01-01">
              <text:p text:style-name="P58">01/01/12</text:p>
            </table:table-cell>
            <table:table-cell table:style-name="Tabla8.G95" office:value-type="date" office:date-value="2012-12-31">
              <text:p text:style-name="P58">31/12/12</text:p>
            </table:table-cell>
          </table:table-row>
          <table:table-row>
            <table:covered-table-cell/>
            <table:table-cell table:style-name="Tabla8.B96" office:value-type="string">
              <text:p text:style-name="P62">Empresa Pública Sanitaria Bajo Guadalquivir</text:p>
            </table:table-cell>
            <table:covered-table-cell/>
            <table:table-cell table:style-name="Tabla8.D144" office:value-type="string">
              <text:p text:style-name="P62">Oracle Database Standard Edition - Processor Perpetual</text:p>
            </table:table-cell>
            <table:table-cell table:style-name="Tabla8.E96" office:value-type="float" office:value="4">
              <text:p text:style-name="P58">4</text:p>
            </table:table-cell>
            <table:table-cell table:style-name="Tabla8.F96" office:value-type="date" office:date-value="2012-01-01">
              <text:p text:style-name="P58">01/01/12</text:p>
            </table:table-cell>
            <table:table-cell table:style-name="Tabla8.G96" office:value-type="date" office:date-value="2012-12-31">
              <text:p text:style-name="P58">31/12/12</text:p>
            </table:table-cell>
          </table:table-row>
          <table:table-row>
            <table:table-cell table:style-name="Tabla8.A97" office:value-type="string">
              <text:p text:style-name="P70">No</text:p>
            </table:table-cell>
            <table:table-cell table:style-name="Tabla8.B97" office:value-type="string">
              <text:p text:style-name="P62">VERIFICACIONES INDUSTRIALES DE ANDALUCIA S.A.</text:p>
            </table:table-cell>
            <table:table-cell table:style-name="Tabla8.C97" office:value-type="float" office:value="18189906">
              <text:p text:style-name="P58">18189906</text:p>
            </table:table-cell>
            <table:table-cell table:style-name="Tabla8.D144" office:value-type="string">
              <text:p text:style-name="P62">Internet Developer Suite - Named User Plus Perpetual</text:p>
            </table:table-cell>
            <table:table-cell table:style-name="Tabla8.E97" office:value-type="float" office:value="1">
              <text:p text:style-name="P58">1</text:p>
            </table:table-cell>
            <table:table-cell table:style-name="Tabla8.F97" office:value-type="date" office:date-value="2011-08-31">
              <text:p text:style-name="P58">31/08/11</text:p>
            </table:table-cell>
            <table:table-cell table:style-name="Tabla8.G97" office:value-type="date" office:date-value="2012-08-30">
              <text:p text:style-name="P58">30/08/12</text:p>
            </table:table-cell>
          </table:table-row>
          <table:table-row>
            <table:table-cell table:style-name="Tabla8.A98" office:value-type="string">
              <text:p text:style-name="P70">No</text:p>
            </table:table-cell>
            <table:table-cell table:style-name="Tabla8.B98" office:value-type="string">
              <text:p text:style-name="P62">VERIFICACIONES INDUSTRIALES DE ANDALUCIA S.A.</text:p>
            </table:table-cell>
            <table:table-cell table:style-name="Tabla8.C98" office:value-type="float" office:value="15838795">
              <text:p text:style-name="P58">15838795</text:p>
            </table:table-cell>
            <table:table-cell table:style-name="Tabla8.D144" office:value-type="string">
              <text:p text:style-name="P62">Oracle Database Standard Edition - Named User Plus Perpetual</text:p>
            </table:table-cell>
            <table:table-cell table:style-name="Tabla8.E98" office:value-type="float" office:value="263">
              <text:p text:style-name="P58">263</text:p>
            </table:table-cell>
            <table:table-cell table:style-name="Tabla8.F98" office:value-type="date" office:date-value="2009-03-28">
              <text:p text:style-name="P58">28/03/09</text:p>
            </table:table-cell>
            <table:table-cell table:style-name="Tabla8.G98" office:value-type="date" office:date-value="2010-12-31">
              <text:p text:style-name="P58">31/12/10</text:p>
            </table:table-cell>
          </table:table-row>
          <table:table-row>
            <table:table-cell table:style-name="Tabla8.A100" table:number-rows-spanned="2" office:value-type="string">
              <text:p text:style-name="P70">No</text:p>
            </table:table-cell>
            <table:table-cell table:style-name="Tabla8.B99" office:value-type="string">
              <text:p text:style-name="P62">VERIFICACIONES INDUSTRIALES DE ANDALUCIA S.A.</text:p>
            </table:table-cell>
            <table:table-cell table:style-name="Tabla8.C99" table:number-rows-spanned="2" office:value-type="float" office:value="10567383">
              <text:p text:style-name="P58">10567383</text:p>
            </table:table-cell>
            <table:table-cell table:style-name="Tabla8.D144" office:value-type="string">
              <text:p text:style-name="P62">Oracle Database Enterprise Edition - Processor Perpetual</text:p>
            </table:table-cell>
            <table:table-cell table:style-name="Tabla8.E99" office:value-type="float" office:value="1">
              <text:p text:style-name="P58">1</text:p>
            </table:table-cell>
            <table:table-cell table:style-name="Tabla8.F99" office:value-type="date" office:date-value="2009-03-28">
              <text:p text:style-name="P58">28/03/09</text:p>
            </table:table-cell>
            <table:table-cell table:style-name="Tabla8.G99" office:value-type="date" office:date-value="2010-12-31">
              <text:p text:style-name="P58">31/12/10</text:p>
            </table:table-cell>
          </table:table-row>
          <table:table-row>
            <table:covered-table-cell/>
            <table:table-cell table:style-name="Tabla8.B100" office:value-type="string">
              <text:p text:style-name="P62">VERIFICACIONES INDUSTRIALES DE ANDALUCIA S.A.</text:p>
            </table:table-cell>
            <table:covered-table-cell/>
            <table:table-cell table:style-name="Tabla8.D144" office:value-type="string">
              <text:p text:style-name="P62">Oracle Database Enterprise Edition - Named User Plus Perpetual</text:p>
            </table:table-cell>
            <table:table-cell table:style-name="Tabla8.E100" office:value-type="float" office:value="177">
              <text:p text:style-name="P58">177</text:p>
            </table:table-cell>
            <table:table-cell table:style-name="Tabla8.F100" office:value-type="date" office:date-value="2009-03-28">
              <text:p text:style-name="P58">28/03/09</text:p>
            </table:table-cell>
            <table:table-cell table:style-name="Tabla8.G100" office:value-type="date" office:date-value="2010-12-31">
              <text:p text:style-name="P58">31/12/10</text:p>
            </table:table-cell>
          </table:table-row>
          <text:soft-page-break/>
          <table:table-row>
            <table:table-cell table:style-name="Tabla8.A101" office:value-type="string">
              <text:p text:style-name="P70">No</text:p>
            </table:table-cell>
            <table:table-cell table:style-name="Tabla8.B101" office:value-type="string">
              <text:p text:style-name="P62">Agencia de Medio Ambiente y Agua de Andalucía</text:p>
            </table:table-cell>
            <table:table-cell table:style-name="Tabla8.C101" office:value-type="float" office:value="9830">
              <text:p text:style-name="P58">9830</text:p>
            </table:table-cell>
            <table:table-cell table:style-name="Tabla8.D144" office:value-type="string">
              <text:p text:style-name="P62">Oracle Database Standard Edition</text:p>
            </table:table-cell>
            <table:table-cell table:style-name="Tabla8.E101" office:value-type="float" office:value="30">
              <text:p text:style-name="P58">30</text:p>
            </table:table-cell>
            <table:table-cell table:style-name="Tabla8.F101" office:value-type="date" office:date-value="2011-03-02">
              <text:p text:style-name="P58">02/03/11</text:p>
            </table:table-cell>
            <table:table-cell table:style-name="Tabla8.G101" office:value-type="date" office:date-value="2012-03-01">
              <text:p text:style-name="P58">01/03/12</text:p>
            </table:table-cell>
          </table:table-row>
          <table:table-row>
            <table:table-cell table:style-name="Tabla8.A102" office:value-type="string">
              <text:p text:style-name="P70">No</text:p>
            </table:table-cell>
            <table:table-cell table:style-name="Tabla8.B102" office:value-type="string">
              <text:p text:style-name="P62">Fundacion Red Andalucia Emprende</text:p>
            </table:table-cell>
            <table:table-cell table:style-name="Tabla8.C102" office:value-type="float" office:value="16849846">
              <text:p text:style-name="P58">16849846</text:p>
            </table:table-cell>
            <table:table-cell table:style-name="Tabla8.D144" office:value-type="string">
              <text:p text:style-name="P62">Oracle Database Enterprise Edition - Processor Perpetual</text:p>
            </table:table-cell>
            <table:table-cell table:style-name="Tabla8.E102" office:value-type="float" office:value="2">
              <text:p text:style-name="P58">2</text:p>
            </table:table-cell>
            <table:table-cell table:style-name="Tabla8.F102" office:value-type="date" office:date-value="2010-04-30">
              <text:p text:style-name="P58">30/04/10</text:p>
            </table:table-cell>
            <table:table-cell table:style-name="Tabla8.G102" office:value-type="date" office:date-value="2011-04-30">
              <text:p text:style-name="P58">30/04/11</text:p>
            </table:table-cell>
          </table:table-row>
          <table:table-row>
            <table:table-cell table:style-name="Tabla8.A103" office:value-type="string">
              <text:p text:style-name="P70">No</text:p>
            </table:table-cell>
            <table:table-cell table:style-name="Tabla8.B103" office:value-type="string">
              <text:p text:style-name="P62">Consejería de Economía y Hacienda</text:p>
            </table:table-cell>
            <table:table-cell table:style-name="Tabla8.C103" office:value-type="float" office:value="15249833">
              <text:p text:style-name="P58">15249833</text:p>
            </table:table-cell>
            <table:table-cell table:style-name="Tabla8.D144" office:value-type="string">
              <text:p text:style-name="P62">Siebel Service Analytics - Named User Perpetual</text:p>
            </table:table-cell>
            <table:table-cell table:style-name="Tabla8.E103" office:value-type="float" office:value="10">
              <text:p text:style-name="P58">10</text:p>
            </table:table-cell>
            <table:table-cell table:style-name="Tabla8.F103" office:value-type="date" office:date-value="2011-01-01">
              <text:p text:style-name="P58">01/01/11</text:p>
            </table:table-cell>
            <table:table-cell table:style-name="Tabla8.G103" office:value-type="date" office:date-value="2011-12-31">
              <text:p text:style-name="P58">31/12/11</text:p>
            </table:table-cell>
          </table:table-row>
          <table:table-row>
            <table:table-cell table:style-name="Tabla8.A104" office:value-type="string">
              <text:p text:style-name="P70">No</text:p>
            </table:table-cell>
            <table:table-cell table:style-name="Tabla8.B104" office:value-type="string">
              <text:p text:style-name="P62">Consejeria para la Igualdad y Bienestar Social</text:p>
            </table:table-cell>
            <table:table-cell table:style-name="Tabla8.C104" office:value-type="float" office:value="16445263">
              <text:p text:style-name="P58">16445263</text:p>
            </table:table-cell>
            <table:table-cell table:style-name="Tabla8.D144" office:value-type="string">
              <text:p text:style-name="P62">Oracle Business Intelligence Suite Enterprise Edition Plus - Named User Plus Perpetual</text:p>
            </table:table-cell>
            <table:table-cell table:style-name="Tabla8.E104" office:value-type="float" office:value="25">
              <text:p text:style-name="P58">25</text:p>
            </table:table-cell>
            <table:table-cell table:style-name="Tabla8.F104" office:value-type="date" office:date-value="2010-07-28">
              <text:p text:style-name="P58">28/07/10</text:p>
            </table:table-cell>
            <table:table-cell table:style-name="Tabla8.G104" office:value-type="date" office:date-value="2012-07-27">
              <text:p text:style-name="P58">27/07/12</text:p>
            </table:table-cell>
          </table:table-row>
          <table:table-row>
            <table:table-cell table:style-name="Tabla8.A105" office:value-type="string">
              <text:p text:style-name="P68">Sí</text:p>
            </table:table-cell>
            <table:table-cell table:style-name="Tabla8.B105" office:value-type="string">
              <text:p text:style-name="P62">Consejería de Innovación, Ciencia y Empresa (JUAND)</text:p>
            </table:table-cell>
            <table:table-cell table:style-name="Tabla8.C105" office:value-type="float" office:value="16124791">
              <text:p text:style-name="P58">16124791</text:p>
            </table:table-cell>
            <table:table-cell table:style-name="Tabla8.D144" office:value-type="string">
              <text:p text:style-name="P62">Oracle Real Application Clusters - Processor Perpetual</text:p>
            </table:table-cell>
            <table:table-cell table:style-name="Tabla8.E105" office:value-type="float" office:value="92">
              <text:p text:style-name="P58">92</text:p>
            </table:table-cell>
            <table:table-cell table:style-name="Tabla8.F105" office:value-type="date" office:date-value="2008-11-29">
              <text:p text:style-name="P58">29/11/08</text:p>
            </table:table-cell>
            <table:table-cell table:style-name="Tabla8.G105">
              <text:p text:style-name="P58"/>
            </table:table-cell>
          </table:table-row>
          <table:table-row>
            <table:table-cell table:style-name="Tabla8.A118" table:number-rows-spanned="13" office:value-type="string">
              <text:p text:style-name="P68">Sí</text:p>
            </table:table-cell>
            <table:table-cell table:style-name="Tabla8.B106" office:value-type="string">
              <text:p text:style-name="P62">Consejería de Innovación, Ciencia y Empresa (JUAND)</text:p>
            </table:table-cell>
            <table:table-cell table:style-name="Tabla8.C106" table:number-rows-spanned="13" office:value-type="float" office:value="15623401">
              <text:p text:style-name="P58">15623401</text:p>
            </table:table-cell>
            <table:table-cell table:style-name="Tabla8.D144" office:value-type="string">
              <text:p text:style-name="P62">Oracle Enterprise Single Sign-On Suite Plus - Named User Plus Perpetual</text:p>
            </table:table-cell>
            <table:table-cell table:style-name="Tabla8.E106" office:value-type="float" office:value="1">
              <text:p text:style-name="P58">1</text:p>
            </table:table-cell>
            <table:table-cell table:style-name="Tabla8.F106" office:value-type="date" office:date-value="2007-09-28">
              <text:p text:style-name="P58">28/09/07</text:p>
            </table:table-cell>
            <table:table-cell table:style-name="Tabla8.G106">
              <text:p text:style-name="P58"/>
            </table:table-cell>
          </table:table-row>
          <table:table-row>
            <table:covered-table-cell/>
            <table:table-cell table:style-name="Tabla8.B107" office:value-type="string">
              <text:p text:style-name="P62">Consejería de Innovación, Ciencia y Empresa (JUAND)</text:p>
            </table:table-cell>
            <table:covered-table-cell/>
            <table:table-cell table:style-name="Tabla8.D144" office:value-type="string">
              <text:p text:style-name="P62">Oracle Identity Manager Connector - Sun Solaris - Connector Perpetual</text:p>
            </table:table-cell>
            <table:table-cell table:style-name="Tabla8.E107" office:value-type="float" office:value="1">
              <text:p text:style-name="P58">1</text:p>
            </table:table-cell>
            <table:table-cell table:style-name="Tabla8.F107" office:value-type="date" office:date-value="2007-10-05">
              <text:p text:style-name="P58">05/10/07</text:p>
            </table:table-cell>
            <table:table-cell table:style-name="Tabla8.G107">
              <text:p text:style-name="P58"/>
            </table:table-cell>
          </table:table-row>
          <table:table-row>
            <table:covered-table-cell/>
            <table:table-cell table:style-name="Tabla8.B108" office:value-type="string">
              <text:p text:style-name="P62">Consejería de Innovación, Ciencia y Empresa (JUAND)</text:p>
            </table:table-cell>
            <table:covered-table-cell/>
            <table:table-cell table:style-name="Tabla8.D144" office:value-type="string">
              <text:p text:style-name="P62">Oracle Identity Manager Connector - RedHat Linux - Connector Perpetual</text:p>
            </table:table-cell>
            <table:table-cell table:style-name="Tabla8.E108" office:value-type="float" office:value="1">
              <text:p text:style-name="P58">1</text:p>
            </table:table-cell>
            <table:table-cell table:style-name="Tabla8.F108" office:value-type="date" office:date-value="2007-10-05">
              <text:p text:style-name="P58">05/10/07</text:p>
            </table:table-cell>
            <table:table-cell table:style-name="Tabla8.G108">
              <text:p text:style-name="P58"/>
            </table:table-cell>
          </table:table-row>
          <table:table-row>
            <table:covered-table-cell/>
            <table:table-cell table:style-name="Tabla8.B109" office:value-type="string">
              <text:p text:style-name="P62">Consejería de Innovación, Ciencia y Empresa (JUAND)</text:p>
            </table:table-cell>
            <table:covered-table-cell/>
            <table:table-cell table:style-name="Tabla8.D144" office:value-type="string">
              <text:p text:style-name="P62">Oracle Identity Manager Connector - UNIX - Connector Perpetual</text:p>
            </table:table-cell>
            <table:table-cell table:style-name="Tabla8.E109" office:value-type="float" office:value="1">
              <text:p text:style-name="P58">1</text:p>
            </table:table-cell>
            <table:table-cell table:style-name="Tabla8.F109" office:value-type="date" office:date-value="2007-10-05">
              <text:p text:style-name="P58">05/10/07</text:p>
            </table:table-cell>
            <table:table-cell table:style-name="Tabla8.G109">
              <text:p text:style-name="P58"/>
            </table:table-cell>
          </table:table-row>
          <table:table-row>
            <table:covered-table-cell/>
            <table:table-cell table:style-name="Tabla8.B110" office:value-type="string">
              <text:p text:style-name="P62">Consejería de Innovación, Ciencia y Empresa (JUAND)</text:p>
            </table:table-cell>
            <table:covered-table-cell/>
            <table:table-cell table:style-name="Tabla8.D144" office:value-type="string">
              <text:p text:style-name="P62">Oracle Identity Manager Connector - RSA Authentication Manager - Connector Perpetual</text:p>
            </table:table-cell>
            <table:table-cell table:style-name="Tabla8.E110" office:value-type="float" office:value="1">
              <text:p text:style-name="P58">1</text:p>
            </table:table-cell>
            <table:table-cell table:style-name="Tabla8.F110" office:value-type="date" office:date-value="2007-10-05">
              <text:p text:style-name="P58">05/10/07</text:p>
            </table:table-cell>
            <table:table-cell table:style-name="Tabla8.G110">
              <text:p text:style-name="P58"/>
            </table:table-cell>
          </table:table-row>
          <table:table-row>
            <table:covered-table-cell/>
            <table:table-cell table:style-name="Tabla8.B111" office:value-type="string">
              <text:p text:style-name="P62">Consejería de Innovación, Ciencia y Empresa (JUAND)</text:p>
            </table:table-cell>
            <table:covered-table-cell/>
            <table:table-cell table:style-name="Tabla8.D144" office:value-type="string">
              <text:p text:style-name="P62">Oracle Identity Manager Connector - Microsoft Active Directory - Connector Perpetual</text:p>
            </table:table-cell>
            <table:table-cell table:style-name="Tabla8.E111" office:value-type="float" office:value="1">
              <text:p text:style-name="P58">1</text:p>
            </table:table-cell>
            <table:table-cell table:style-name="Tabla8.F111" office:value-type="date" office:date-value="2007-10-05">
              <text:p text:style-name="P58">05/10/07</text:p>
            </table:table-cell>
            <table:table-cell table:style-name="Tabla8.G111">
              <text:p text:style-name="P58"/>
            </table:table-cell>
          </table:table-row>
          <table:table-row>
            <table:covered-table-cell/>
            <table:table-cell table:style-name="Tabla8.B112" office:value-type="string">
              <text:p text:style-name="P62">Consejería de Innovación, Ciencia y Empresa (JUAND)</text:p>
            </table:table-cell>
            <table:covered-table-cell/>
            <table:table-cell table:style-name="Tabla8.D144" office:value-type="string">
              <text:p text:style-name="P62">Oracle Identity Manager Connector - Siebel Enterprise Applications - Connector Perpetual</text:p>
            </table:table-cell>
            <table:table-cell table:style-name="Tabla8.E112" office:value-type="float" office:value="1">
              <text:p text:style-name="P58">1</text:p>
            </table:table-cell>
            <table:table-cell table:style-name="Tabla8.F112" office:value-type="date" office:date-value="2007-10-05">
              <text:p text:style-name="P58">05/10/07</text:p>
            </table:table-cell>
            <table:table-cell table:style-name="Tabla8.G112">
              <text:p text:style-name="P58"/>
            </table:table-cell>
          </table:table-row>
          <table:table-row>
            <table:covered-table-cell/>
            <table:table-cell table:style-name="Tabla8.B113" office:value-type="string">
              <text:p text:style-name="P62">Consejería de Innovación, Ciencia y Empresa (JUAND)</text:p>
            </table:table-cell>
            <table:covered-table-cell/>
            <table:table-cell table:style-name="Tabla8.D144" office:value-type="string">
              <text:p text:style-name="P62">Oracle Identity Manager Connector - Database Applications Table - Connector Perpetual</text:p>
            </table:table-cell>
            <table:table-cell table:style-name="Tabla8.E113" office:value-type="float" office:value="1">
              <text:p text:style-name="P58">1</text:p>
            </table:table-cell>
            <table:table-cell table:style-name="Tabla8.F113" office:value-type="date" office:date-value="2007-10-05">
              <text:p text:style-name="P58">05/10/07</text:p>
            </table:table-cell>
            <table:table-cell table:style-name="Tabla8.G113">
              <text:p text:style-name="P58"/>
            </table:table-cell>
          </table:table-row>
          <table:table-row>
            <table:covered-table-cell/>
            <table:table-cell table:style-name="Tabla8.B114" office:value-type="string">
              <text:p text:style-name="P62">Consejería de Innovación, Ciencia y Empresa (JUAND)</text:p>
            </table:table-cell>
            <table:covered-table-cell/>
            <table:table-cell table:style-name="Tabla8.D144" office:value-type="string">
              <text:p text:style-name="P62">Oracle Identity Manager Connector - Database User Management - Connector Perpetual</text:p>
            </table:table-cell>
            <table:table-cell table:style-name="Tabla8.E114" office:value-type="float" office:value="1">
              <text:p text:style-name="P58">1</text:p>
            </table:table-cell>
            <table:table-cell table:style-name="Tabla8.F114" office:value-type="date" office:date-value="2007-10-05">
              <text:p text:style-name="P58">05/10/07</text:p>
            </table:table-cell>
            <table:table-cell table:style-name="Tabla8.G114">
              <text:p text:style-name="P58"/>
            </table:table-cell>
          </table:table-row>
          <table:table-row>
            <table:covered-table-cell/>
            <table:table-cell table:style-name="Tabla8.B115" office:value-type="string">
              <text:p text:style-name="P62">Consejería de Innovación, Ciencia y Empresa (JUAND)</text:p>
            </table:table-cell>
            <table:covered-table-cell/>
            <table:table-cell table:style-name="Tabla8.D144" office:value-type="string">
              <text:p text:style-name="P62">Oracle Identity Manager Connector - IBM RACF - Connector Perpetual</text:p>
            </table:table-cell>
            <table:table-cell table:style-name="Tabla8.E115" office:value-type="float" office:value="1">
              <text:p text:style-name="P58">1</text:p>
            </table:table-cell>
            <table:table-cell table:style-name="Tabla8.F115" office:value-type="date" office:date-value="2007-10-05">
              <text:p text:style-name="P58">05/10/07</text:p>
            </table:table-cell>
            <table:table-cell table:style-name="Tabla8.G115">
              <text:p text:style-name="P58"/>
            </table:table-cell>
          </table:table-row>
          <table:table-row>
            <table:covered-table-cell/>
            <table:table-cell table:style-name="Tabla8.B116" office:value-type="string">
              <text:p text:style-name="P62">Consejería de Innovación, Ciencia y Empresa (JUAND)</text:p>
            </table:table-cell>
            <table:covered-table-cell/>
            <table:table-cell table:style-name="Tabla8.D144" office:value-type="string">
              <text:p text:style-name="P62">Oracle Identity Federation - Processor Perpetual</text:p>
            </table:table-cell>
            <table:table-cell table:style-name="Tabla8.E116" office:value-type="float" office:value="1">
              <text:p text:style-name="P58">1</text:p>
            </table:table-cell>
            <table:table-cell table:style-name="Tabla8.F116" office:value-type="date" office:date-value="2007-10-05">
              <text:p text:style-name="P58">05/10/07</text:p>
            </table:table-cell>
            <table:table-cell table:style-name="Tabla8.G116">
              <text:p text:style-name="P58"/>
            </table:table-cell>
          </table:table-row>
          <table:table-row>
            <table:covered-table-cell/>
            <table:table-cell table:style-name="Tabla8.B117" office:value-type="string">
              <text:p text:style-name="P62">Consejería de Innovación, Ciencia y Empresa (JUAND)</text:p>
            </table:table-cell>
            <table:covered-table-cell/>
            <table:table-cell table:style-name="Tabla8.D144" office:value-type="string">
              <text:p text:style-name="P62">Oracle Identity Manager - Employee User Perpetual</text:p>
            </table:table-cell>
            <table:table-cell table:style-name="Tabla8.E117" office:value-type="float" office:value="1">
              <text:p text:style-name="P58">1</text:p>
            </table:table-cell>
            <table:table-cell table:style-name="Tabla8.F117" office:value-type="date" office:date-value="2007-10-05">
              <text:p text:style-name="P58">05/10/07</text:p>
            </table:table-cell>
            <table:table-cell table:style-name="Tabla8.G117">
              <text:p text:style-name="P58"/>
            </table:table-cell>
          </table:table-row>
          <table:table-row>
            <table:covered-table-cell/>
            <table:table-cell table:style-name="Tabla8.B118" office:value-type="string">
              <text:p text:style-name="P62">Consejería de Innovación, Ciencia y Empresa (JUAND)</text:p>
            </table:table-cell>
            <table:covered-table-cell/>
            <table:table-cell table:style-name="Tabla8.D144" office:value-type="string">
              <text:p text:style-name="P62">Directory Services - Named User Plus Perpetual</text:p>
            </table:table-cell>
            <table:table-cell table:style-name="Tabla8.E118" office:value-type="float" office:value="1">
              <text:p text:style-name="P58">1</text:p>
            </table:table-cell>
            <table:table-cell table:style-name="Tabla8.F118" office:value-type="date" office:date-value="2007-10-05">
              <text:p text:style-name="P58">05/10/07</text:p>
            </table:table-cell>
            <table:table-cell table:style-name="Tabla8.G118">
              <text:p text:style-name="P58"/>
            </table:table-cell>
          </table:table-row>
          <table:table-row>
            <table:table-cell table:style-name="Tabla8.A119" office:value-type="string">
              <text:p text:style-name="P62"/>
            </table:table-cell>
            <table:table-cell table:style-name="Tabla8.B119" office:value-type="string">
              <text:p text:style-name="P62">Consejería de Obras Públicas y Vivienda</text:p>
            </table:table-cell>
            <table:table-cell table:style-name="Tabla8.C119" office:value-type="float" office:value="17760427">
              <text:p text:style-name="P58">17760427</text:p>
            </table:table-cell>
            <table:table-cell table:style-name="Tabla8.D144" office:value-type="string">
              <text:p text:style-name="P62">Oracle Business Intelligence Suite Enterprise Edition Plus - Named User Plus Perpetual</text:p>
            </table:table-cell>
            <table:table-cell table:style-name="Tabla8.E119" office:value-type="float" office:value="16">
              <text:p text:style-name="P58">16</text:p>
            </table:table-cell>
            <table:table-cell table:style-name="Tabla8.F119" office:value-type="date" office:date-value="2010-12-12">
              <text:p text:style-name="P58">12/12/10</text:p>
            </table:table-cell>
            <table:table-cell table:style-name="Tabla8.G119" office:value-type="date" office:date-value="2011-12-13">
              <text:p text:style-name="P58">13/12/11</text:p>
            </table:table-cell>
          </table:table-row>
          <table:table-row>
            <table:table-cell table:style-name="Tabla8.A120" office:value-type="string">
              <text:p text:style-name="P62"/>
            </table:table-cell>
            <table:table-cell table:style-name="Tabla8.B120" office:value-type="string">
              <text:p text:style-name="P62">DAP</text:p>
            </table:table-cell>
            <table:table-cell table:style-name="Tabla8.C120" office:value-type="float" office:value="73513">
              <text:p text:style-name="P58">73513</text:p>
            </table:table-cell>
            <table:table-cell table:style-name="Tabla8.D144" office:value-type="string">
              <text:p text:style-name="P62">Oracle Database Enterprise Edition</text:p>
            </table:table-cell>
            <table:table-cell table:style-name="Tabla8.E120" office:value-type="float" office:value="8">
              <text:p text:style-name="P58">8</text:p>
            </table:table-cell>
            <table:table-cell table:style-name="Tabla8.F120" office:value-type="date" office:date-value="2011-01-01">
              <text:p text:style-name="P58">01/01/11</text:p>
            </table:table-cell>
            <table:table-cell table:style-name="Tabla8.G120" office:value-type="date" office:date-value="2011-12-31">
              <text:p text:style-name="P58">31/12/11</text:p>
            </table:table-cell>
          </table:table-row>
          <table:table-row>
            <table:table-cell table:style-name="Tabla8.A121" office:value-type="string">
              <text:p text:style-name="P62"/>
            </table:table-cell>
            <table:table-cell table:style-name="Tabla8.B121" office:value-type="string">
              <text:p text:style-name="P62">Empresa Pública de Emergencias Sanitarias (EPES)</text:p>
            </table:table-cell>
            <table:table-cell table:style-name="Tabla8.C121" office:value-type="float" office:value="14782160">
              <text:p text:style-name="P58">14782160</text:p>
            </table:table-cell>
            <table:table-cell table:style-name="Tabla8.D144" office:value-type="string">
              <text:p text:style-name="P62">Siebel eMail Response - Named User Perpetual</text:p>
            </table:table-cell>
            <table:table-cell table:style-name="Tabla8.E121" office:value-type="float" office:value="25">
              <text:p text:style-name="P58">25</text:p>
            </table:table-cell>
            <table:table-cell table:style-name="Tabla8.F121" office:value-type="date" office:date-value="2011-01-29">
              <text:p text:style-name="P58">29/01/11</text:p>
            </table:table-cell>
            <table:table-cell table:style-name="Tabla8.G121" office:value-type="date" office:date-value="2013-01-28">
              <text:p text:style-name="P58">28/01/13</text:p>
            </table:table-cell>
          </table:table-row>
          <table:table-row>
            <table:table-cell table:style-name="Tabla8.A122" office:value-type="string">
              <text:p text:style-name="P62"/>
            </table:table-cell>
            <table:table-cell table:style-name="Tabla8.B122" office:value-type="string">
              <text:p text:style-name="P62">Empresa Publica Hospital Alto Guadalquivir</text:p>
            </table:table-cell>
            <table:table-cell table:style-name="Tabla8.C122" office:value-type="float" office:value="15671987">
              <text:p text:style-name="P58">15671987</text:p>
            </table:table-cell>
            <table:table-cell table:style-name="Tabla8.D144" office:value-type="string">
              <text:p text:style-name="P62">Oracle Database Enterprise Edition - Processor Perpetual</text:p>
            </table:table-cell>
            <table:table-cell table:style-name="Tabla8.E122" office:value-type="float" office:value="1">
              <text:p text:style-name="P58">1</text:p>
            </table:table-cell>
            <table:table-cell table:style-name="Tabla8.F122" office:value-type="date" office:date-value="2011-01-01">
              <text:p text:style-name="P58">01/01/11</text:p>
            </table:table-cell>
            <table:table-cell table:style-name="Tabla8.G122" office:value-type="date" office:date-value="2012-12-31">
              <text:p text:style-name="P58">31/12/12</text:p>
            </table:table-cell>
          </table:table-row>
          <table:table-row>
            <table:table-cell table:style-name="Tabla8.A123" office:value-type="string">
              <text:p text:style-name="P62"/>
            </table:table-cell>
            <table:table-cell table:style-name="Tabla8.B123" office:value-type="string">
              <text:p text:style-name="P62">Empresa Pública Sanitaria Bajo Guadalquivir</text:p>
            </table:table-cell>
            <table:table-cell table:style-name="Tabla8.C123" office:value-type="float" office:value="15683049">
              <text:p text:style-name="P58">15683049</text:p>
            </table:table-cell>
            <table:table-cell table:style-name="Tabla8.D144" office:value-type="string">
              <text:p text:style-name="P62">Oracle Database Enterprise Edition - Processor Perpetual</text:p>
            </table:table-cell>
            <table:table-cell table:style-name="Tabla8.E123" office:value-type="float" office:value="6">
              <text:p text:style-name="P58">6</text:p>
            </table:table-cell>
            <table:table-cell table:style-name="Tabla8.F123" office:value-type="date" office:date-value="2011-03-01">
              <text:p text:style-name="P58">01/03/11</text:p>
            </table:table-cell>
            <table:table-cell table:style-name="Tabla8.G123" office:value-type="date" office:date-value="2012-02-29">
              <text:p text:style-name="P58">29/02/12</text:p>
            </table:table-cell>
          </table:table-row>
          <table:table-row>
            <table:table-cell table:style-name="Tabla8.A124" office:value-type="string">
              <text:p text:style-name="P62"/>
            </table:table-cell>
            <table:table-cell table:style-name="Tabla8.B124" office:value-type="string">
              <text:p text:style-name="P62">Empresa Pública Hospitalaria de Poniente</text:p>
            </table:table-cell>
            <table:table-cell table:style-name="Tabla8.C124" office:value-type="float" office:value="10478444">
              <text:p text:style-name="P58">10478444</text:p>
            </table:table-cell>
            <table:table-cell table:style-name="Tabla8.D144" office:value-type="string">
              <text:p text:style-name="P62">Partitioning - Nonstandard User</text:p>
            </table:table-cell>
            <table:table-cell table:style-name="Tabla8.E124" office:value-type="float" office:value="68">
              <text:p text:style-name="P58">68</text:p>
            </table:table-cell>
            <table:table-cell table:style-name="Tabla8.F124" office:value-type="date" office:date-value="2011-01-01">
              <text:p text:style-name="P58">01/01/11</text:p>
            </table:table-cell>
            <table:table-cell table:style-name="Tabla8.G124" office:value-type="date" office:date-value="2011-12-31">
              <text:p text:style-name="P58">31/12/11</text:p>
            </table:table-cell>
          </table:table-row>
          <table:table-row>
            <table:table-cell table:style-name="Tabla8.A125" office:value-type="string">
              <text:p text:style-name="P62"/>
            </table:table-cell>
            <table:table-cell table:style-name="Tabla8.B125" office:value-type="string">
              <text:p text:style-name="P62">Empresa Pública del Suelo de Andalucía</text:p>
            </table:table-cell>
            <table:table-cell table:style-name="Tabla8.C125" office:value-type="float" office:value="16400380">
              <text:p text:style-name="P58">16400380</text:p>
            </table:table-cell>
            <table:table-cell table:style-name="Tabla8.D144" office:value-type="string">
              <text:p text:style-name="P62">Business Process Management Suite for Non Oracle Middleware - Named User Plus Perpetual</text:p>
            </table:table-cell>
            <table:table-cell table:style-name="Tabla8.E125" office:value-type="float" office:value="10">
              <text:p text:style-name="P58">10</text:p>
            </table:table-cell>
            <table:table-cell table:style-name="Tabla8.F125" office:value-type="date" office:date-value="2011-01-01">
              <text:p text:style-name="P58">01/01/11</text:p>
            </table:table-cell>
            <table:table-cell table:style-name="Tabla8.G125" office:value-type="date" office:date-value="2011-12-31">
              <text:p text:style-name="P58">31/12/11</text:p>
            </table:table-cell>
          </table:table-row>
          <table:table-row>
            <table:table-cell table:style-name="Tabla8.A126" office:value-type="string">
              <text:p text:style-name="P62"/>
            </table:table-cell>
            <table:table-cell table:style-name="Tabla8.B126" office:value-type="string">
              <text:p text:style-name="P62">AGENCIA ANDALUZA DE PROMOCION EXTERIOR-EXTENDA</text:p>
            </table:table-cell>
            <table:table-cell table:style-name="Tabla8.C126" office:value-type="float" office:value="17800155">
              <text:p text:style-name="P58">17800155</text:p>
            </table:table-cell>
            <table:table-cell table:style-name="Tabla8.D144" office:value-type="string">
              <text:p text:style-name="P62">Oracle Standard Edition One - Processor Perpetual</text:p>
            </table:table-cell>
            <table:table-cell table:style-name="Tabla8.E126" office:value-type="float" office:value="2">
              <text:p text:style-name="P58">2</text:p>
            </table:table-cell>
            <table:table-cell table:style-name="Tabla8.F126" office:value-type="date" office:date-value="2010-12-22">
              <text:p text:style-name="P58">22/12/10</text:p>
            </table:table-cell>
            <table:table-cell table:style-name="Tabla8.G126" office:value-type="date" office:date-value="2011-12-21">
              <text:p text:style-name="P58">21/12/11</text:p>
            </table:table-cell>
          </table:table-row>
          <table:table-row>
            <table:table-cell table:style-name="Tabla8.A127" office:value-type="string">
              <text:p text:style-name="P62"/>
            </table:table-cell>
            <table:table-cell table:style-name="Tabla8.B127" office:value-type="string">
              <text:p text:style-name="P62">HOSPITAL DE PONIENTE-SAS.(JUAND)</text:p>
            </table:table-cell>
            <table:table-cell table:style-name="Tabla8.C127" office:value-type="float" office:value="77782">
              <text:p text:style-name="P58">77782</text:p>
            </table:table-cell>
            <table:table-cell table:style-name="Tabla8.D144" office:value-type="string">
              <text:p text:style-name="P62">OEM PERF PACK V7.3</text:p>
            </table:table-cell>
            <table:table-cell table:style-name="Tabla8.E127" office:value-type="float" office:value="50">
              <text:p text:style-name="P58">50</text:p>
            </table:table-cell>
            <table:table-cell table:style-name="Tabla8.F127" office:value-type="date" office:date-value="1998-05-28">
              <text:p text:style-name="P58">28/05/98</text:p>
            </table:table-cell>
            <table:table-cell table:style-name="Tabla8.G127">
              <text:p text:style-name="P58"/>
            </table:table-cell>
          </table:table-row>
          <table:table-row>
            <table:table-cell table:style-name="Tabla8.A138" table:number-rows-spanned="11" office:value-type="string">
              <text:p text:style-name="P68">Sí</text:p>
            </table:table-cell>
            <table:table-cell table:style-name="Tabla8.B128" office:value-type="string">
              <text:p text:style-name="P62">Junta De Andalucia</text:p>
            </table:table-cell>
            <table:table-cell table:style-name="Tabla8.C128" table:number-rows-spanned="11" office:value-type="float" office:value="14696588">
              <text:p text:style-name="P58">14696588</text:p>
            </table:table-cell>
            <table:table-cell table:style-name="Tabla8.D144" office:value-type="string">
              <text:p text:style-name="P62">JDeveloper - Named User Perpetual</text:p>
            </table:table-cell>
            <table:table-cell table:style-name="Tabla8.E128" office:value-type="float" office:value="1">
              <text:p text:style-name="P58">1</text:p>
            </table:table-cell>
            <table:table-cell table:style-name="Tabla8.F128" office:value-type="date" office:date-value="2006-01-30">
              <text:p text:style-name="P58">30/01/06</text:p>
            </table:table-cell>
            <table:table-cell table:style-name="Tabla8.G128">
              <text:p text:style-name="P58"/>
            </table:table-cell>
          </table:table-row>
          <table:table-row>
            <table:covered-table-cell/>
            <table:table-cell table:style-name="Tabla8.B129" office:value-type="string">
              <text:p text:style-name="P62">Junta De Andalucia</text:p>
            </table:table-cell>
            <table:covered-table-cell/>
            <table:table-cell table:style-name="Tabla8.D144" office:value-type="string">
              <text:p text:style-name="P62">Oracle Discoverer Desktop Edition - Named User Perpetual</text:p>
            </table:table-cell>
            <table:table-cell table:style-name="Tabla8.E129" office:value-type="float" office:value="90">
              <text:p text:style-name="P58">90</text:p>
            </table:table-cell>
            <table:table-cell table:style-name="Tabla8.F129" office:value-type="date" office:date-value="2006-01-30">
              <text:p text:style-name="P58">30/01/06</text:p>
            </table:table-cell>
            <table:table-cell table:style-name="Tabla8.G129">
              <text:p text:style-name="P58"/>
            </table:table-cell>
          </table:table-row>
          <table:table-row>
            <table:covered-table-cell/>
            <table:table-cell table:style-name="Tabla8.B130" office:value-type="string">
              <text:p text:style-name="P62">Junta De Andalucia</text:p>
            </table:table-cell>
            <table:covered-table-cell/>
            <table:table-cell table:style-name="Tabla8.D144" office:value-type="string">
              <text:p text:style-name="P62">Oracle Programmer - Named User Perpetual</text:p>
            </table:table-cell>
            <table:table-cell table:style-name="Tabla8.E130" office:value-type="float" office:value="53">
              <text:p text:style-name="P58">53</text:p>
            </table:table-cell>
            <table:table-cell table:style-name="Tabla8.F130" office:value-type="date" office:date-value="2006-01-30">
              <text:p text:style-name="P58">30/01/06</text:p>
            </table:table-cell>
            <table:table-cell table:style-name="Tabla8.G130">
              <text:p text:style-name="P58"/>
            </table:table-cell>
          </table:table-row>
          <table:table-row>
            <table:covered-table-cell/>
            <table:table-cell table:style-name="Tabla8.B131" office:value-type="string">
              <text:p text:style-name="P62">Junta De Andalucia</text:p>
            </table:table-cell>
            <table:covered-table-cell/>
            <table:table-cell table:style-name="Tabla8.D144" office:value-type="string">
              <text:p text:style-name="P62">Oracle Internet Developer Suite - Named User Perpetual</text:p>
            </table:table-cell>
            <table:table-cell table:style-name="Tabla8.E131" office:value-type="float" office:value="13">
              <text:p text:style-name="P58">13</text:p>
            </table:table-cell>
            <table:table-cell table:style-name="Tabla8.F131" office:value-type="date" office:date-value="2006-01-30">
              <text:p text:style-name="P58">30/01/06</text:p>
            </table:table-cell>
            <table:table-cell table:style-name="Tabla8.G131">
              <text:p text:style-name="P58"/>
            </table:table-cell>
          </table:table-row>
          <table:table-row>
            <table:covered-table-cell/>
            <table:table-cell table:style-name="Tabla8.B132" office:value-type="string">
              <text:p text:style-name="P62">Junta De Andalucia</text:p>
            </table:table-cell>
            <table:covered-table-cell/>
            <table:table-cell table:style-name="Tabla8.D144" office:value-type="string">
              <text:p text:style-name="P62">Oracle Tuning Pack - Processor Perpetual</text:p>
            </table:table-cell>
            <table:table-cell table:style-name="Tabla8.E132" office:value-type="float" office:value="37">
              <text:p text:style-name="P58">37</text:p>
            </table:table-cell>
            <table:table-cell table:style-name="Tabla8.F132" office:value-type="date" office:date-value="2006-01-30">
              <text:p text:style-name="P58">30/01/06</text:p>
            </table:table-cell>
            <table:table-cell table:style-name="Tabla8.G132">
              <text:p text:style-name="P58"/>
            </table:table-cell>
          </table:table-row>
          <table:table-row>
            <table:covered-table-cell/>
            <table:table-cell table:style-name="Tabla8.B133" office:value-type="string">
              <text:p text:style-name="P62">Junta De Andalucia</text:p>
            </table:table-cell>
            <table:covered-table-cell/>
            <table:table-cell table:style-name="Tabla8.D144" office:value-type="string">
              <text:p text:style-name="P62">Oracle Diagnostics Pack - Processor Perpetual</text:p>
            </table:table-cell>
            <table:table-cell table:style-name="Tabla8.E133" office:value-type="float" office:value="37">
              <text:p text:style-name="P58">37</text:p>
            </table:table-cell>
            <table:table-cell table:style-name="Tabla8.F133" office:value-type="date" office:date-value="2006-01-30">
              <text:p text:style-name="P58">30/01/06</text:p>
            </table:table-cell>
            <table:table-cell table:style-name="Tabla8.G133">
              <text:p text:style-name="P58"/>
            </table:table-cell>
          </table:table-row>
          <table:table-row>
            <table:covered-table-cell/>
            <table:table-cell table:style-name="Tabla8.B134" office:value-type="string">
              <text:p text:style-name="P62">Junta De Andalucia</text:p>
            </table:table-cell>
            <table:covered-table-cell/>
            <table:table-cell table:style-name="Tabla8.D144" office:value-type="string">
              <text:p text:style-name="P62">Developer - Named User Single Server</text:p>
            </table:table-cell>
            <table:table-cell table:style-name="Tabla8.E134" office:value-type="float" office:value="164">
              <text:p text:style-name="P58">164</text:p>
            </table:table-cell>
            <table:table-cell table:style-name="Tabla8.F134" office:value-type="date" office:date-value="2006-01-30">
              <text:p text:style-name="P58">30/01/06</text:p>
            </table:table-cell>
            <table:table-cell table:style-name="Tabla8.G134">
              <text:p text:style-name="P58"/>
            </table:table-cell>
          </table:table-row>
          <table:table-row>
            <table:covered-table-cell/>
            <table:table-cell table:style-name="Tabla8.B135" office:value-type="string">
              <text:p text:style-name="P62">Junta De Andalucia</text:p>
            </table:table-cell>
            <table:covered-table-cell/>
            <table:table-cell table:style-name="Tabla8.D144" office:value-type="string">
              <text:p text:style-name="P62">Designer - Nonstandard User</text:p>
            </table:table-cell>
            <table:table-cell table:style-name="Tabla8.E135" office:value-type="float" office:value="57">
              <text:p text:style-name="P58">57</text:p>
            </table:table-cell>
            <table:table-cell table:style-name="Tabla8.F135" office:value-type="date" office:date-value="2006-01-30">
              <text:p text:style-name="P58">30/01/06</text:p>
            </table:table-cell>
            <table:table-cell table:style-name="Tabla8.G135">
              <text:p text:style-name="P58"/>
            </table:table-cell>
          </table:table-row>
          <table:table-row>
            <table:covered-table-cell/>
            <table:table-cell table:style-name="Tabla8.B136" office:value-type="string">
              <text:p text:style-name="P62">Junta De Andalucia</text:p>
            </table:table-cell>
            <table:covered-table-cell/>
            <table:table-cell table:style-name="Tabla8.D144" office:value-type="string">
              <text:p text:style-name="P62">Oracle Tuning Pack - Named User Perpetual</text:p>
            </table:table-cell>
            <table:table-cell table:style-name="Tabla8.E136" office:value-type="float" office:value="40">
              <text:p text:style-name="P58">40</text:p>
            </table:table-cell>
            <table:table-cell table:style-name="Tabla8.F136" office:value-type="date" office:date-value="2006-01-30">
              <text:p text:style-name="P58">30/01/06</text:p>
            </table:table-cell>
            <table:table-cell table:style-name="Tabla8.G136">
              <text:p text:style-name="P58"/>
            </table:table-cell>
          </table:table-row>
          <table:table-row>
            <table:covered-table-cell/>
            <table:table-cell table:style-name="Tabla8.B137" office:value-type="string">
              <text:p text:style-name="P62">Junta De Andalucia</text:p>
            </table:table-cell>
            <table:covered-table-cell/>
            <table:table-cell table:style-name="Tabla8.D144" office:value-type="string">
              <text:p text:style-name="P62">Oracle Diagnostics Pack - Named User Perpetual</text:p>
            </table:table-cell>
            <table:table-cell table:style-name="Tabla8.E137" office:value-type="float" office:value="40">
              <text:p text:style-name="P58">40</text:p>
            </table:table-cell>
            <table:table-cell table:style-name="Tabla8.F137" office:value-type="date" office:date-value="2006-01-30">
              <text:p text:style-name="P58">30/01/06</text:p>
            </table:table-cell>
            <table:table-cell table:style-name="Tabla8.G137">
              <text:p text:style-name="P58"/>
            </table:table-cell>
          </table:table-row>
          <table:table-row>
            <table:covered-table-cell/>
            <table:table-cell table:style-name="Tabla8.B138" office:value-type="string">
              <text:p text:style-name="P62">Junta De Andalucia</text:p>
            </table:table-cell>
            <table:covered-table-cell/>
            <table:table-cell table:style-name="Tabla8.D144" office:value-type="string">
              <text:p text:style-name="P62">Change Management Pack - Named User Perpetual</text:p>
            </table:table-cell>
            <table:table-cell table:style-name="Tabla8.E138" office:value-type="float" office:value="40">
              <text:p text:style-name="P58">40</text:p>
            </table:table-cell>
            <table:table-cell table:style-name="Tabla8.F138" office:value-type="date" office:date-value="2006-01-30">
              <text:p text:style-name="P58">30/01/06</text:p>
            </table:table-cell>
            <table:table-cell table:style-name="Tabla8.G138">
              <text:p text:style-name="P58"/>
            </table:table-cell>
          </table:table-row>
          <table:table-row>
            <table:table-cell table:style-name="Tabla8.A141" table:number-rows-spanned="3" office:value-type="string">
              <text:p text:style-name="P68">Sí</text:p>
            </table:table-cell>
            <table:table-cell table:style-name="Tabla8.B139" office:value-type="string">
              <text:p text:style-name="P62">Junta De Andalucia</text:p>
            </table:table-cell>
            <table:table-cell table:style-name="Tabla8.C139" table:number-rows-spanned="3" office:value-type="float" office:value="14651112">
              <text:p text:style-name="P58">14651112</text:p>
            </table:table-cell>
            <table:table-cell table:style-name="Tabla8.D144" office:value-type="string">
              <text:p text:style-name="P62">Oracle Diagnostics Pack - Processor Perpetual</text:p>
            </table:table-cell>
            <table:table-cell table:style-name="Tabla8.E139" office:value-type="float" office:value="12">
              <text:p text:style-name="P58">12</text:p>
            </table:table-cell>
            <table:table-cell table:style-name="Tabla8.F139" office:value-type="date" office:date-value="2005-11-30">
              <text:p text:style-name="P58">30/11/05</text:p>
            </table:table-cell>
            <table:table-cell table:style-name="Tabla8.G139">
              <text:p text:style-name="P58"/>
            </table:table-cell>
          </table:table-row>
          <table:table-row>
            <table:covered-table-cell/>
            <table:table-cell table:style-name="Tabla8.B140" office:value-type="string">
              <text:p text:style-name="P62">Junta De Andalucia</text:p>
            </table:table-cell>
            <table:covered-table-cell/>
            <table:table-cell table:style-name="Tabla8.D144" office:value-type="string">
              <text:p text:style-name="P62">Oracle Tuning Pack - Processor Perpetual</text:p>
            </table:table-cell>
            <table:table-cell table:style-name="Tabla8.E140" office:value-type="float" office:value="12">
              <text:p text:style-name="P58">12</text:p>
            </table:table-cell>
            <table:table-cell table:style-name="Tabla8.F140" office:value-type="date" office:date-value="2005-11-30">
              <text:p text:style-name="P58">30/11/05</text:p>
            </table:table-cell>
            <table:table-cell table:style-name="Tabla8.G140">
              <text:p text:style-name="P58"/>
            </table:table-cell>
          </table:table-row>
          <table:table-row>
            <table:covered-table-cell/>
            <table:table-cell table:style-name="Tabla8.B141" office:value-type="string">
              <text:p text:style-name="P62">Junta De Andalucia</text:p>
            </table:table-cell>
            <table:covered-table-cell/>
            <table:table-cell table:style-name="Tabla8.D144" office:value-type="string">
              <text:p text:style-name="P62">Oracle Internet Developer Suite - Named User Plus Perpetual</text:p>
            </table:table-cell>
            <table:table-cell table:style-name="Tabla8.E141" office:value-type="float" office:value="7">
              <text:p text:style-name="P58">7</text:p>
            </table:table-cell>
            <table:table-cell table:style-name="Tabla8.F141" office:value-type="date" office:date-value="2005-11-30">
              <text:p text:style-name="P58">30/11/05</text:p>
            </table:table-cell>
            <table:table-cell table:style-name="Tabla8.G141">
              <text:p text:style-name="P58"/>
            </table:table-cell>
          </table:table-row>
          <table:table-row>
            <table:table-cell table:style-name="Tabla8.A142" office:value-type="string">
              <text:p text:style-name="P70">No</text:p>
            </table:table-cell>
            <table:table-cell table:style-name="Tabla8.B142" office:value-type="string">
              <text:p text:style-name="P62">Servicio Andaluz de Empleo</text:p>
            </table:table-cell>
            <table:table-cell table:style-name="Tabla8.C142" office:value-type="float" office:value="15983719">
              <text:p text:style-name="P58">15983719</text:p>
            </table:table-cell>
            <table:table-cell table:style-name="Tabla8.D144" office:value-type="string">
              <text:p text:style-name="P62">BEA Tuxedo - Concurrent User Perpetual</text:p>
            </table:table-cell>
            <table:table-cell table:style-name="Tabla8.E142" office:value-type="float" office:value="52">
              <text:p text:style-name="P58">52</text:p>
            </table:table-cell>
            <table:table-cell table:style-name="Tabla8.F142" office:value-type="date" office:date-value="2010-07-01">
              <text:p text:style-name="P58">01/07/10</text:p>
            </table:table-cell>
            <table:table-cell table:style-name="Tabla8.G142" office:value-type="date" office:date-value="2011-06-30">
              <text:p text:style-name="P58">30/06/11</text:p>
            </table:table-cell>
          </table:table-row>
          <table:table-row>
            <table:table-cell table:style-name="Tabla8.A143" office:value-type="string">
              <text:p text:style-name="P68">Sí</text:p>
            </table:table-cell>
            <table:table-cell table:style-name="Tabla8.B143" office:value-type="string">
              <text:p text:style-name="P62">SERVICIO ANDALUZ DE LA SALUD.(JUAND)</text:p>
            </table:table-cell>
            <table:table-cell table:style-name="Tabla8.C143" office:value-type="float" office:value="16251591">
              <text:p text:style-name="P58">16251591</text:p>
            </table:table-cell>
            <table:table-cell table:style-name="Tabla8.D144" office:value-type="string">
              <text:p text:style-name="P62">Oracle Real Application Clusters - Processor Perpetual</text:p>
            </table:table-cell>
            <table:table-cell table:style-name="Tabla8.E143" office:value-type="float" office:value="460">
              <text:p text:style-name="P58">460</text:p>
            </table:table-cell>
            <table:table-cell table:style-name="Tabla8.F143" office:value-type="date" office:date-value="2009-02-28">
              <text:p text:style-name="P58">28/02/09</text:p>
            </table:table-cell>
            <table:table-cell table:style-name="Tabla8.G143">
              <text:p text:style-name="P58"/>
            </table:table-cell>
          </table:table-row>
          <table:table-row>
            <table:table-cell table:style-name="Tabla8.A145" table:number-rows-spanned="2" office:value-type="string">
              <text:p text:style-name="P68">Sí</text:p>
            </table:table-cell>
            <table:table-cell table:style-name="Tabla8.B144" office:value-type="string">
              <text:p text:style-name="P62">VEIASA</text:p>
            </table:table-cell>
            <table:table-cell table:style-name="Tabla8.C144" table:number-rows-spanned="2" office:value-type="float" office:value="18148136">
              <text:p text:style-name="P58">18148136</text:p>
            </table:table-cell>
            <table:table-cell table:style-name="Tabla8.D144" office:value-type="string">
              <text:p text:style-name="P62">Oracle Real Application Clusters - Processor Perpetual</text:p>
            </table:table-cell>
            <table:table-cell table:style-name="Tabla8.E144" office:value-type="float" office:value="2">
              <text:p text:style-name="P58">2</text:p>
            </table:table-cell>
            <table:table-cell table:style-name="Tabla8.F144" office:value-type="date" office:date-value="2011-07-27">
              <text:p text:style-name="P58">27/07/11</text:p>
            </table:table-cell>
            <table:table-cell table:style-name="Tabla8.G144">
              <text:p text:style-name="P58"/>
            </table:table-cell>
          </table:table-row>
          <table:table-row>
            <table:covered-table-cell/>
            <table:table-cell table:style-name="Tabla8.B145" office:value-type="string">
              <text:p text:style-name="P62">VERIFICACIONES INDUSTRIALES DE ANDALUCIA S.A.</text:p>
            </table:table-cell>
            <table:covered-table-cell/>
            <table:table-cell table:style-name="Tabla8.D145" office:value-type="string">
              <text:p text:style-name="P62">Real Application Clusters - Processor Perpetual</text:p>
            </table:table-cell>
            <table:table-cell table:style-name="Tabla8.E145" office:value-type="float" office:value="2">
              <text:p text:style-name="P58">2</text:p>
            </table:table-cell>
            <table:table-cell table:style-name="Tabla8.F145" office:value-type="date" office:date-value="2011-07-26">
              <text:p text:style-name="P58">26/07/11</text:p>
            </table:table-cell>
            <table:table-cell table:style-name="Tabla8.G145" office:value-type="date" office:date-value="2012-07-25">
              <text:p text:style-name="P58">25/07/12</text:p>
            </table:table-cell>
          </table:table-row>
        </table:table>
        <text:p text:style-name="P38"/>
        <text:h text:style-name="P78" text:outline-level="1">Documentación de referencia</text:h>
        <text:p text:style-name="P42">La información sobre la que nos hemos basado para la realización de este informe es la siguiente:</text:p>
        <text:list xml:id="list1386655626169062727" text:style-name="L3">
          <text:list-item>
            <text:p text:style-name="P81">En Gestdoc:</text:p>
            <text:list>
              <text:list-item>
                <text:p text:style-name="P81"><text:a xlink:type="simple" xlink:href="http://gestdoc.i-administracion.junta-andalucia.es/alfresco/n/showDocDetails/workspace/SpacesStore/a7a4a235-9ee5-4b22-ac26-9504c5d3ba06">Informe Estado SB EEII-JJAA_20120525v2.xls</text:a> (/Empresa/CICE/Oficina Tecnica/Proyectos/ORACLE2/10.GPI-INICIO/00.Expediente/00.Planteamiento inicial/Negociación Oracle 2012/Soporte BASICO y AVANZADO EEII)</text:p>
              </text:list-item>
              <text:list-item>
                <text:p text:style-name="P81">Pliego y oferta del 2008 ( /Empresa/CICE/Oficina Tecnica/Proyectos/ORACLE/010. Expediente).</text:p>
              </text:list-item>
              <text:list-item>
                <text:p text:style-name="P81">Pliego y oferta del 2011 ( Empresa &gt; CICE &gt; Oficina Tecnica &gt; Proyectos &gt; ORACLE2 &gt; 10.GPI-INICIO &gt; 00.Expediente )</text:p>
              </text:list-item>
              <text:list-item>
                <text:p text:style-name="P81">Pliego y oferta del 2012 ( Empresa &gt; CICE &gt; Oficina Tecnica &gt; Proyectos &gt; ORACLE3 &gt; 10.GPI-INICIO &gt; 00.Expediente )</text:p>
              </text:list-item>
              <text:list-item>
                <text:p text:style-name="P81">Pliego y oferda del 2014 (<text:span text:style-name="T26"> Empresa &gt; CICE &gt; Oficina Tecnica &gt; Proyectos &gt; ORACLE4 &gt; 10.GPI-INICIO &gt; 00.Expediente )</text:span></text:p>
              </text:list-item>
              <text:list-item>
                <text:p text:style-name="P82">Documentos del espacio de los CSI ( Empresa &gt; CICE &gt; Oficina Tecnica &gt; Proyectos &gt; ORACLE4 &gt; 10.GPI-INICIO &gt; 40. CSIs )</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DejaVu Sans1" svg:font-family="'DejaVu Sans'"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DD0ADA29.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color="#008000"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color="#008000"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color="#008000"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style:page-number="auto">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1"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color="#4c4c4c"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Tabla10" style:family="table">
      <style:table-properties style:width="25.797cm" fo:margin-left="-0.15cm" table:align="left" style:writing-mode="lr-tb"/>
    </style:style>
    <style:style style:name="Tabla10.A" style:family="table-column">
      <style:table-column-properties style:column-width="3.595cm"/>
    </style:style>
    <style:style style:name="Tabla10.B" style:family="table-column">
      <style:table-column-properties style:column-width="22.202cm"/>
    </style:style>
    <style:style style:name="Tabla10.1" style:family="table-row">
      <style:table-row-properties style:min-row-height="1.111cm" fo:keep-together="always"/>
    </style:style>
    <style:style style:name="Tab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16.503cm" table:align="left" style:writing-mode="lr-tb"/>
    </style:style>
    <style:style style:name="Tabla9.A" style:family="table-column">
      <style:table-column-properties style:column-width="12.002cm"/>
    </style:style>
    <style:style style:name="Tabla9.B" style:family="table-column">
      <style:table-column-properties style:column-width="4.50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9.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officeooo:rsid="00b99277" officeooo:paragraph-rsid="00b99277" style:font-size-asian="9.44999980926514pt" style:font-size-complex="10.8000001907349pt"/>
    </style:style>
    <style:style style:name="MP7" style:family="paragraph" style:parent-style-name="Standard">
      <style:text-properties fo:font-size="6pt" style:font-size-asian="6.30000019073486pt" style:font-size-complex="7.19999980926514pt"/>
    </style:style>
    <style:style style:name="MP8" style:family="paragraph" style:parent-style-name="Header">
      <style:text-properties officeooo:paragraph-rsid="00f42b16"/>
    </style:style>
    <style:style style:name="MP9" style:family="paragraph" style:parent-style-name="Header">
      <style:paragraph-properties fo:text-align="center" style:justify-single-word="false" style:snap-to-layout-grid="false"/>
      <style:text-properties fo:language="zxx" fo:country="none" officeooo:paragraph-rsid="00f42b16"/>
    </style:style>
    <style:style style:name="MP10" style:family="paragraph" style:parent-style-name="Header">
      <style:paragraph-properties fo:text-align="center" style:justify-single-word="false" style:snap-to-layout-grid="false"/>
      <style:text-properties fo:font-size="12pt" fo:font-weight="bold" officeooo:paragraph-rsid="00f42b16" style:font-size-asian="12pt" style:font-weight-asian="bold"/>
    </style:style>
    <style:style style:name="MP11" style:family="paragraph" style:parent-style-name="Standard">
      <style:text-properties officeooo:paragraph-rsid="00f42b16"/>
    </style:style>
    <style:style style:name="MP12" style:family="paragraph" style:parent-style-name="Footer">
      <style:paragraph-properties style:snap-to-layout-grid="false">
        <style:tab-stops>
          <style:tab-stop style:position="7.885cm"/>
        </style:tab-stops>
      </style:paragraph-properties>
      <style:text-properties fo:font-size="8pt" officeooo:paragraph-rsid="00f43e10" style:font-size-asian="8pt"/>
    </style:style>
    <style:style style:name="MP13" style:family="paragraph" style:parent-style-name="Footer">
      <style:paragraph-properties fo:text-align="end" style:justify-single-word="false" style:snap-to-layout-grid="false"/>
      <style:text-properties officeooo:paragraph-rsid="00f43e10"/>
    </style:style>
    <style:style style:name="MP14" style:family="paragraph" style:parent-style-name="Footer">
      <style:paragraph-properties style:snap-to-layout-grid="false"/>
      <style:text-properties fo:font-size="8pt" officeooo:paragraph-rsid="00f43e10" style:font-size-asian="8pt"/>
    </style:style>
    <style:style style:name="MP15" style:family="paragraph" style:parent-style-name="Standard">
      <style:text-properties officeooo:paragraph-rsid="00f43e10"/>
    </style:style>
    <style:style style:name="MT1" style:family="text">
      <style:text-properties fo:font-size="8pt"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1.05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797cm" fo:margin-left="0cm" fo:margin-right="0cm" fo:margin-top="0.499cm"/>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Informe Interno: SI contratados</text:title></text:p>
            </table:table-cell>
          </table:table-row>
          <table:table-row table:style-name="Tabla14.1">
            <table:covered-table-cell/>
            <table:table-cell table:style-name="Tabla14.B1" office:value-type="string">
              <text:p text:style-name="MP2"><text:subject>Contratados por JdA y EEII</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13.3">
            <table:table-cell table:style-name="Tabla13.A2" office:value-type="string">
              <text:p text:style-name="MP5"><text:file-name text:display="name-and-extension">DGPD - Inf. SI contratados por JdA y EEII.odt</text:file-name></text:p>
            </table:table-cell>
            <table:table-cell table:style-name="Tabla13.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Informe Interno: SI contratados</text:title></text:p>
            </table:table-cell>
          </table:table-row>
          <table:table-row table:style-name="Tabla5.1">
            <table:covered-table-cell/>
            <table:table-cell table:style-name="Tabla5.B1" office:value-type="string">
              <text:p text:style-name="MP2"><text:subject>Contratados por JdA y EEII</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15.1">
            <table:table-cell table:style-name="Tabla15.A2" office:value-type="string">
              <text:p text:style-name="MP5"><text:file-name text:display="name-and-extension">DGPD - Inf. SI contratados por JdA y EEII.odt</text:file-name></text:p>
            </table:table-cell>
            <table:table-cell table:style-name="Tabla15.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16"><draw:image xlink:href="Pictures/100002000000037B000001B7D513E56D.png" xlink:type="simple" xlink:show="embed" xlink:actuate="onLoad"/></draw:frame></text:p>
            </table:table-cell>
            <table:table-cell table:style-name="Tabla18.B1" office:value-type="string">
              <text:p text:style-name="MP2"><text:title>Informe Interno: SI contratados</text:title></text:p>
            </table:table-cell>
          </table:table-row>
          <table:table-row table:style-name="Tabla18.1">
            <table:covered-table-cell/>
            <table:table-cell table:style-name="Tabla18.B1" office:value-type="string">
              <text:p text:style-name="MP2"><text:subject>Contratados por JdA y EEII</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17</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17.3">
            <table:table-cell table:style-name="Tabla17.A2" office:value-type="string">
              <text:p text:style-name="MP5"><text:file-name text:display="name-and-extension">DGPD - Inf. SI contratados por JdA y EEII.odt</text:file-name></text:p>
            </table:table-cell>
            <table:table-cell table:style-name="Tabla17.A2" office:value-type="string">
              <text:p text:style-name="MP4"><text:span text:style-name="MT1">Versión: </text:span><text:span text:style-name="MT1"><text:user-defined style:data-style-name="N0" text:name="Versión Documento">&lt;1.0&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Informe Interno: SI contratados</text:title></text:p>
            </table:table-cell>
          </table:table-row>
          <table:table-row table:style-name="Tabla16.1">
            <table:covered-table-cell/>
            <table:table-cell table:style-name="Tabla16.B1" office:value-type="string">
              <text:p text:style-name="MP2"><text:subject>Contratados por JdA y EEII</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19.1">
            <table:table-cell table:style-name="Tabla19.A2" office:value-type="string">
              <text:p text:style-name="MP5"><text:file-name text:display="name-and-extension">DGPD - Inf. SI contratados por JdA y EEII.odt</text:file-name></text:p>
            </table:table-cell>
            <table:table-cell table:style-name="Tabla19.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2"><draw:image xlink:href="Pictures/100002000000037B000001B7D513E56D.png" xlink:type="simple" xlink:show="embed" xlink:actuate="onLoad"/></draw:frame></text:p>
            </table:table-cell>
            <table:table-cell table:style-name="Tabla20.B1" office:value-type="string">
              <text:p text:style-name="MP2"><text:title>Informe Interno: SI contratados</text:title></text:p>
            </table:table-cell>
          </table:table-row>
          <table:table-row table:style-name="Tabla20.1">
            <table:covered-table-cell/>
            <table:table-cell table:style-name="Tabla20.B1" office:value-type="string">
              <text:p text:style-name="MP2"><text:subject>Contratados por JdA y EEII</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21.1">
            <table:table-cell table:style-name="Tabla21.A2" office:value-type="string">
              <text:p text:style-name="MP5">Servicio Corporativo Oracle</text:p>
            </table:table-cell>
            <table:table-cell table:style-name="Tabla21.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21.3">
            <table:table-cell table:style-name="Tabla21.A2" office:value-type="string">
              <text:p text:style-name="MP5"><text:file-name text:display="name-and-extension">DGPD - Inf. SI contratados por JdA y EEII.odt</text:file-name></text:p>
            </table:table-cell>
            <table:table-cell table:style-name="Tabla21.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9"><draw:image xlink:href="Pictures/100002000000037B000001B7D513E56D.png" xlink:type="simple" xlink:show="embed" xlink:actuate="onLoad"/></draw:frame></text:p>
            </table:table-cell>
            <table:table-cell table:style-name="Tabla22.B1" office:value-type="string">
              <text:p text:style-name="MP2"><text:title>Informe Interno: SI contratados</text:title></text:p>
            </table:table-cell>
          </table:table-row>
          <table:table-row table:style-name="Tabla22.1">
            <table:covered-table-cell/>
            <table:table-cell table:style-name="Tabla22.B1" office:value-type="string">
              <text:p text:style-name="MP2"><text:subject>Contratados por JdA y EEII</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18</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31/08/2015</text:user-defined></text:span></text:p>
            </table:table-cell>
          </table:table-row>
          <table:table-row table:style-name="Tabla23.1">
            <table:table-cell table:style-name="Tabla23.A2" office:value-type="string">
              <text:p text:style-name="MP5"><text:file-name text:display="name-and-extension">DGPD - Inf. SI contratados por JdA y EEII.odt</text:file-name></text:p>
            </table:table-cell>
            <table:table-cell table:style-name="Tabla23.A2" office:value-type="string">
              <text:p text:style-name="MP4"><text:span text:style-name="MT1">Versión: </text:span><text:span text:style-name="MT1"><text:user-defined style:data-style-name="N0" text:name="Versión Documento">&lt;1.0&gt;</text:user-defined></text:span></text:p>
            </table:table-cell>
          </table:table-row>
        </table:table>
        <text:p text:style-name="MP7"/>
      </style:footer>
    </style:master-page>
    <style:master-page style:name="HTML" style:page-layout-name="Mpm10"/>
    <style:master-page style:name="Landscape" style:page-layout-name="Mpm11">
      <style:header>
        <text:p text:style-name="MP8"/>
        <table:table table:name="Tabla10" table:style-name="Tabla10">
          <table:table-column table:style-name="Tabla10.A"/>
          <table:table-column table:style-name="Tabla10.B"/>
          <table:table-row table:style-name="Tabla10.1">
            <table:table-cell table:style-name="Tabla10.A1" table:number-rows-spanned="2" office:value-type="string">
              <text:p text:style-name="MP9"><draw:frame draw:style-name="Mfr1" draw:name="Imagen2" text:anchor-type="char" svg:x="0.03cm" svg:y="-0.534cm" svg:width="3.304cm" svg:height="1.61cm" draw:z-index="0"><draw:image xlink:href="Pictures/100002000000037B000001B7D513E56D.png" xlink:type="simple" xlink:show="embed" xlink:actuate="onLoad"/></draw:frame></text:p>
            </table:table-cell>
            <table:table-cell table:style-name="Tabla10.B1" office:value-type="string">
              <text:p text:style-name="MP10"><text:title>Informe Interno: SI contratados</text:title></text:p>
            </table:table-cell>
          </table:table-row>
          <table:table-row table:style-name="Tabla10.1">
            <table:covered-table-cell/>
            <table:table-cell table:style-name="Tabla10.B1" office:value-type="string">
              <text:p text:style-name="MP10"><text:subject>Contratados por JdA y EEII</text:subject></text:p>
            </table:table-cell>
          </table:table-row>
        </table:table>
        <text:p text:style-name="MP11"/>
      </style:header>
      <style:footer>
        <table:table table:name="Tabla9" table:style-name="Tabla9">
          <table:table-column table:style-name="Tabla9.A"/>
          <table:table-column table:style-name="Tabla9.B"/>
          <table:table-row table:style-name="Tabla9.1">
            <table:table-cell table:style-name="Tabla9.A1" office:value-type="string">
              <text:p text:style-name="MP12">Dirección General <text:s/>de Política Digital</text:p>
            </table:table-cell>
            <table:table-cell table:style-name="Tabla9.A1" office:value-type="string">
              <text:p text:style-name="MP13"><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8</text:page-count></text:span></text:span></text:p>
            </table:table-cell>
          </table:table-row>
          <table:table-row table:style-name="Tabla9.1">
            <table:table-cell table:style-name="Tabla9.A2" office:value-type="string">
              <text:p text:style-name="MP14">Servicio de Coord. y Desarrollo de Sistemas Horizontales</text:p>
            </table:table-cell>
            <table:table-cell table:style-name="Tabla9.A2" office:value-type="string">
              <text:p text:style-name="MP13"><text:span text:style-name="MT1">Fecha de actualización: </text:span><text:span text:style-name="MT1"><text:user-defined style:data-style-name="N0" text:name="Fecha Actualización">31/08/2015</text:user-defined></text:span></text:p>
            </table:table-cell>
          </table:table-row>
          <table:table-row table:style-name="Tabla9.1">
            <table:table-cell table:style-name="Tabla9.A2" office:value-type="string">
              <text:p text:style-name="MP14"><text:file-name text:display="name-and-extension">DGPD - Inf. SI contratados por JdA y EEII.odt</text:file-name></text:p>
            </table:table-cell>
            <table:table-cell table:style-name="Tabla9.A2" office:value-type="string">
              <text:p text:style-name="MP13"><text:span text:style-name="MT1">Versión: </text:span><text:span text:style-name="MT1"><text:user-defined style:data-style-name="N0" text:name="Versión Documento">&lt;1.0&gt;</text:user-defined></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Interno: SI contratados</dc:title>
    <dc:subject>Contratados por JdA y EEII</dc:subject>
    <meta:creation-date>2013-07-02T08:40:47</meta:creation-date>
    <meta:editing-cycles>444</meta:editing-cycles>
    <meta:editing-duration>P4DT2H46M58S</meta:editing-duration>
    <meta:generator>LibreOffice/4.2.8.2$Linux_x86 LibreOffice_project/420m0$Build-2</meta:generator>
    <dc:date>2015-07-31T14:16:22.366779897</dc:date>
    <dc:creator>lvarelap </dc:creator>
    <meta:document-statistic meta:table-count="26" meta:image-count="4" meta:object-count="0" meta:page-count="18" meta:paragraph-count="1295" meta:word-count="5090" meta:character-count="34137" meta:non-whitespace-character-count="30357"/>
    <meta:user-defined meta:name="Fecha Actualización">31/08/2015</meta:user-defined>
    <meta:user-defined meta:name="Fecha fin periodo" meta:value-type="date">2015-08-31</meta:user-defined>
    <meta:user-defined meta:name="Fecha inicio periodo " meta:value-type="date">2015-05-30</meta:user-defined>
    <meta:user-defined meta:name="Servicio">Servicio de Coord. y Desarrollo de Sistemas Horizontales</meta:user-defined>
    <meta:user-defined meta:name="Versión Documento" meta:value-type="string">&lt;1.0&gt;</meta:user-defined>
    <meta:user-defined meta:name="Versión Plantilla" meta:value-type="string">1.0</meta:user-defined>
  </office:meta>
</office:document-meta>
</file>